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OURCE" table:style-name="ta1">
        <table:table-column table:style-name="co1" table:default-cell-style-name="ce5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1 Be-Verb. Meet the teachers</text:p>
          </table:table-cell>
          <table:table-cell office:value-type="string" calcext:value-type="string">
            <text:p>https://elllo.org/english/grammar/L1-01-AimeeTodd-Intros-BeVerb.htm</text:p>
          </table:table-cell>
          <table:table-cell office:value-type="string" calcext:value-type="string">
            <text:p>Two teachers make introductions and discuss famiy.</text:p>
          </table:table-cell>
          <table:table-cell/>
          <table:table-cell table:formula="of:=IF([.E1]=&quot;&quot;;&quot;NULL&quot;;CONCATENATE(&quot;'&quot;;[.E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];&quot;,'&quot;;SUBSTITUTE([.B1];&quot;'&quot;;&quot;''&quot;);&quot;','&quot;;SUBSTITUTE([.C1];&quot;'&quot;;&quot;''&quot;);&quot;','&quot;;SUBSTITUTE([.D1];&quot;'&quot;;&quot;''&quot;);&quot;',&quot;;SUBSTITUTE([.F1];&quot;'&quot;;&quot;''&quot;);&quot;,&quot;;[.G1];&quot;,&quot;;[.H1];&quot;,&quot;;[.I1];&quot;,&quot;;[.J1];&quot;,&quot;;[.K1];&quot;,&quot;;[.L1];&quot;,&quot;;[.M1];&quot;);&quot;)" office:value-type="string" office:string-value="INSERT INTO RESOURCE(id_resource, resource, url, description, comments, id_level, active,has_script,has_grammar,has_quiz,has_vocabulary, id_source) VALUES(1,'1.01 Be-Verb. Meet the teachers','https://elllo.org/english/grammar/L1-01-AimeeTodd-Intros-BeVerb.htm','Two teachers make introductions and discuss famiy.',NULL,1,true,true,true,true,false,1);" calcext:value-type="string">
            <text:p>INSERT INTO RESOURCE(id_resource, resource, url, description, comments, id_level, active,has_script,has_grammar,has_quiz,has_vocabulary, id_source) VALUES(1,'1.01 Be-Verb. Meet the teachers','https://elllo.org/english/grammar/L1-01-AimeeTodd-Intros-BeVerb.htm','Two teachers make introductions and discuss famiy.',NULL,1,true,true,true,true,false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02 Likes and Dislikes. Likes and Favorites</text:p>
          </table:table-cell>
          <table:table-cell office:value-type="string" calcext:value-type="string">
            <text:p>https://elllo.org/english/grammar/L1-02-NatTodd-Farorites.htm</text:p>
          </table:table-cell>
          <table:table-cell office:value-type="string" calcext:value-type="string">
            <text:p>Two people talks about thiings they like and dislike.</text:p>
          </table:table-cell>
          <table:table-cell/>
          <table:table-cell table:formula="of:=IF([.E2]=&quot;&quot;;&quot;NULL&quot;;CONCATENATE(&quot;'&quot;;[.E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];&quot;,'&quot;;SUBSTITUTE([.B2];&quot;'&quot;;&quot;''&quot;);&quot;','&quot;;SUBSTITUTE([.C2];&quot;'&quot;;&quot;''&quot;);&quot;','&quot;;SUBSTITUTE([.D2];&quot;'&quot;;&quot;''&quot;);&quot;',&quot;;SUBSTITUTE([.F2];&quot;'&quot;;&quot;''&quot;);&quot;,&quot;;[.G2];&quot;,&quot;;[.H2];&quot;,&quot;;[.I2];&quot;,&quot;;[.J2];&quot;,&quot;;[.K2];&quot;,&quot;;[.L2];&quot;,&quot;;[.M2];&quot;);&quot;)" office:value-type="string" office:string-value="INSERT INTO RESOURCE(id_resource, resource, url, description, comments, id_level, active,has_script,has_grammar,has_quiz,has_vocabulary, id_source) VALUES(2,'1.02 Likes and Dislikes. Likes and Favorites','https://elllo.org/english/grammar/L1-02-NatTodd-Farorites.htm','Two people talks about thiings they like and dislike.',NULL,1,true,true,true,true,false,1);" calcext:value-type="string">
            <text:p>INSERT INTO RESOURCE(id_resource, resource, url, description, comments, id_level, active,has_script,has_grammar,has_quiz,has_vocabulary, id_source) VALUES(2,'1.02 Likes and Dislikes. Likes and Favorites','https://elllo.org/english/grammar/L1-02-NatTodd-Farorites.htm','Two people talks about thiings they like and dislike.',NULL,1,true,true,true,true,false,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3 Basic Verbs. My Weekend</text:p>
          </table:table-cell>
          <table:table-cell office:value-type="string" calcext:value-type="string">
            <text:p>https://elllo.org/english/grammar/L1-03-ShantelTodd-Weekend-BasicVerbs.htm</text:p>
          </table:table-cell>
          <table:table-cell office:value-type="string" calcext:value-type="string">
            <text:p>Two people discuss their weekend routines.</text:p>
          </table:table-cell>
          <table:table-cell/>
          <table:table-cell table:formula="of:=IF([.E3]=&quot;&quot;;&quot;NULL&quot;;CONCATENATE(&quot;'&quot;;[.E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];&quot;,'&quot;;SUBSTITUTE([.B3];&quot;'&quot;;&quot;''&quot;);&quot;','&quot;;SUBSTITUTE([.C3];&quot;'&quot;;&quot;''&quot;);&quot;','&quot;;SUBSTITUTE([.D3];&quot;'&quot;;&quot;''&quot;);&quot;',&quot;;SUBSTITUTE([.F3];&quot;'&quot;;&quot;''&quot;);&quot;,&quot;;[.G3];&quot;,&quot;;[.H3];&quot;,&quot;;[.I3];&quot;,&quot;;[.J3];&quot;,&quot;;[.K3];&quot;,&quot;;[.L3];&quot;,&quot;;[.M3];&quot;);&quot;)" office:value-type="string" office:string-value="INSERT INTO RESOURCE(id_resource, resource, url, description, comments, id_level, active,has_script,has_grammar,has_quiz,has_vocabulary, id_source) VALUES(3,'1.03 Basic Verbs. My Weekend','https://elllo.org/english/grammar/L1-03-ShantelTodd-Weekend-BasicVerbs.htm','Two people discuss their weekend routines.',NULL,1,true,true,true,true,false,1);" calcext:value-type="string">
            <text:p>INSERT INTO RESOURCE(id_resource, resource, url, description, comments, id_level, active,has_script,has_grammar,has_quiz,has_vocabulary, id_source) VALUES(3,'1.03 Basic Verbs. My Weekend','https://elllo.org/english/grammar/L1-03-ShantelTodd-Weekend-BasicVerbs.htm','Two people discuss their weekend routines.',NULL,1,true,true,true,true,false,1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4 Colors</text:p>
          </table:table-cell>
          <table:table-cell office:value-type="string" calcext:value-type="string">
            <text:p>https://elllo.org/english/grammar/L1-04-MegTodd-Colors.htm</text:p>
          </table:table-cell>
          <table:table-cell office:value-type="string" calcext:value-type="string">
            <text:p>Two people discuss colors and things with these colors.</text:p>
          </table:table-cell>
          <table:table-cell/>
          <table:table-cell table:formula="of:=IF([.E4]=&quot;&quot;;&quot;NULL&quot;;CONCATENATE(&quot;'&quot;;[.E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];&quot;,'&quot;;SUBSTITUTE([.B4];&quot;'&quot;;&quot;''&quot;);&quot;','&quot;;SUBSTITUTE([.C4];&quot;'&quot;;&quot;''&quot;);&quot;','&quot;;SUBSTITUTE([.D4];&quot;'&quot;;&quot;''&quot;);&quot;',&quot;;SUBSTITUTE([.F4];&quot;'&quot;;&quot;''&quot;);&quot;,&quot;;[.G4];&quot;,&quot;;[.H4];&quot;,&quot;;[.I4];&quot;,&quot;;[.J4];&quot;,&quot;;[.K4];&quot;,&quot;;[.L4];&quot;,&quot;;[.M4];&quot;);&quot;)" office:value-type="string" office:string-value="INSERT INTO RESOURCE(id_resource, resource, url, description, comments, id_level, active,has_script,has_grammar,has_quiz,has_vocabulary, id_source) VALUES(4,'1.04 Colors','https://elllo.org/english/grammar/L1-04-MegTodd-Colors.htm','Two people discuss colors and things with these colors.',NULL,1,true,true,true,true,false,1);" calcext:value-type="string">
            <text:p>INSERT INTO RESOURCE(id_resource, resource, url, description, comments, id_level, active,has_script,has_grammar,has_quiz,has_vocabulary, id_source) VALUES(4,'1.04 Colors','https://elllo.org/english/grammar/L1-04-MegTodd-Colors.htm','Two people discuss colors and things with these colors.',NULL,1,true,true,true,true,false,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05 Adjectives. My Hometown</text:p>
          </table:table-cell>
          <table:table-cell office:value-type="string" calcext:value-type="string">
            <text:p>https://elllo.org/english/grammar/L1-05-MegTodd-Cities-Adjective.htm</text:p>
          </table:table-cell>
          <table:table-cell office:value-type="string" calcext:value-type="string">
            <text:p>Two people discuss their hometowns.</text:p>
          </table:table-cell>
          <table:table-cell/>
          <table:table-cell table:formula="of:=IF([.E5]=&quot;&quot;;&quot;NULL&quot;;CONCATENATE(&quot;'&quot;;[.E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];&quot;,'&quot;;SUBSTITUTE([.B5];&quot;'&quot;;&quot;''&quot;);&quot;','&quot;;SUBSTITUTE([.C5];&quot;'&quot;;&quot;''&quot;);&quot;','&quot;;SUBSTITUTE([.D5];&quot;'&quot;;&quot;''&quot;);&quot;',&quot;;SUBSTITUTE([.F5];&quot;'&quot;;&quot;''&quot;);&quot;,&quot;;[.G5];&quot;,&quot;;[.H5];&quot;,&quot;;[.I5];&quot;,&quot;;[.J5];&quot;,&quot;;[.K5];&quot;,&quot;;[.L5];&quot;,&quot;;[.M5];&quot;);&quot;)" office:value-type="string" office:string-value="INSERT INTO RESOURCE(id_resource, resource, url, description, comments, id_level, active,has_script,has_grammar,has_quiz,has_vocabulary, id_source) VALUES(5,'1.05 Adjectives. My Hometown','https://elllo.org/english/grammar/L1-05-MegTodd-Cities-Adjective.htm','Two people discuss their hometowns.',NULL,1,true,true,true,true,false,1);" calcext:value-type="string">
            <text:p>INSERT INTO RESOURCE(id_resource, resource, url, description, comments, id_level, active,has_script,has_grammar,has_quiz,has_vocabulary, id_source) VALUES(5,'1.05 Adjectives. My Hometown','https://elllo.org/english/grammar/L1-05-MegTodd-Cities-Adjective.htm','Two people discuss their hometowns.',NULL,1,true,true,true,true,false,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06 Days of the Week</text:p>
          </table:table-cell>
          <table:table-cell office:value-type="string" calcext:value-type="string">
            <text:p>https://elllo.org/english/grammar/L1-06-MegTodd-Days-of-Week-Busy.htm</text:p>
          </table:table-cell>
          <table:table-cell office:value-type="string" calcext:value-type="string">
            <text:p>Two people talk about what they do during the week.</text:p>
          </table:table-cell>
          <table:table-cell/>
          <table:table-cell table:formula="of:=IF([.E6]=&quot;&quot;;&quot;NULL&quot;;CONCATENATE(&quot;'&quot;;[.E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];&quot;,'&quot;;SUBSTITUTE([.B6];&quot;'&quot;;&quot;''&quot;);&quot;','&quot;;SUBSTITUTE([.C6];&quot;'&quot;;&quot;''&quot;);&quot;','&quot;;SUBSTITUTE([.D6];&quot;'&quot;;&quot;''&quot;);&quot;',&quot;;SUBSTITUTE([.F6];&quot;'&quot;;&quot;''&quot;);&quot;,&quot;;[.G6];&quot;,&quot;;[.H6];&quot;,&quot;;[.I6];&quot;,&quot;;[.J6];&quot;,&quot;;[.K6];&quot;,&quot;;[.L6];&quot;,&quot;;[.M6];&quot;);&quot;)" office:value-type="string" office:string-value="INSERT INTO RESOURCE(id_resource, resource, url, description, comments, id_level, active,has_script,has_grammar,has_quiz,has_vocabulary, id_source) VALUES(6,'1.06 Days of the Week','https://elllo.org/english/grammar/L1-06-MegTodd-Days-of-Week-Busy.htm','Two people talk about what they do during the week.',NULL,1,true,true,true,true,false,1);" calcext:value-type="string">
            <text:p>INSERT INTO RESOURCE(id_resource, resource, url, description, comments, id_level, active,has_script,has_grammar,has_quiz,has_vocabulary, id_source) VALUES(6,'1.06 Days of the Week','https://elllo.org/english/grammar/L1-06-MegTodd-Days-of-Week-Busy.htm','Two people talk about what they do during the week.',NULL,1,true,true,true,true,false,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7 Languages. What languages do you speak?</text:p>
          </table:table-cell>
          <table:table-cell office:value-type="string" calcext:value-type="string">
            <text:p>https://elllo.org/english/grammar/L1-07-AbidemiTodd-Languages.htm</text:p>
          </table:table-cell>
          <table:table-cell office:value-type="string" calcext:value-type="string">
            <text:p>Two people discuss languages they speak or want to learn.</text:p>
          </table:table-cell>
          <table:table-cell/>
          <table:table-cell table:formula="of:=IF([.E7]=&quot;&quot;;&quot;NULL&quot;;CONCATENATE(&quot;'&quot;;[.E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];&quot;,'&quot;;SUBSTITUTE([.B7];&quot;'&quot;;&quot;''&quot;);&quot;','&quot;;SUBSTITUTE([.C7];&quot;'&quot;;&quot;''&quot;);&quot;','&quot;;SUBSTITUTE([.D7];&quot;'&quot;;&quot;''&quot;);&quot;',&quot;;SUBSTITUTE([.F7];&quot;'&quot;;&quot;''&quot;);&quot;,&quot;;[.G7];&quot;,&quot;;[.H7];&quot;,&quot;;[.I7];&quot;,&quot;;[.J7];&quot;,&quot;;[.K7];&quot;,&quot;;[.L7];&quot;,&quot;;[.M7];&quot;);&quot;)" office:value-type="string" office:string-value="INSERT INTO RESOURCE(id_resource, resource, url, description, comments, id_level, active,has_script,has_grammar,has_quiz,has_vocabulary, id_source) VALUES(7,'1.07 Languages. What languages do you speak?','https://elllo.org/english/grammar/L1-07-AbidemiTodd-Languages.htm','Two people discuss languages they speak or want to learn.',NULL,1,true,true,true,true,false,1);" calcext:value-type="string">
            <text:p>INSERT INTO RESOURCE(id_resource, resource, url, description, comments, id_level, active,has_script,has_grammar,has_quiz,has_vocabulary, id_source) VALUES(7,'1.07 Languages. What languages do you speak?','https://elllo.org/english/grammar/L1-07-AbidemiTodd-Languages.htm','Two people discuss languages they speak or want to learn.',NULL,1,true,true,true,true,false,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08 Sentece Patterns. What is a typical day for you?.</text:p>
          </table:table-cell>
          <table:table-cell office:value-type="string" calcext:value-type="string">
            <text:p>https://elllo.org/english/grammar/L1-08-NatTodd-Sentence-Patterns-Schedule.htm</text:p>
          </table:table-cell>
          <table:table-cell office:value-type="string" calcext:value-type="string">
            <text:p>Two people discuss their daily routines</text:p>
          </table:table-cell>
          <table:table-cell/>
          <table:table-cell table:formula="of:=IF([.E8]=&quot;&quot;;&quot;NULL&quot;;CONCATENATE(&quot;'&quot;;[.E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];&quot;,'&quot;;SUBSTITUTE([.B8];&quot;'&quot;;&quot;''&quot;);&quot;','&quot;;SUBSTITUTE([.C8];&quot;'&quot;;&quot;''&quot;);&quot;','&quot;;SUBSTITUTE([.D8];&quot;'&quot;;&quot;''&quot;);&quot;',&quot;;SUBSTITUTE([.F8];&quot;'&quot;;&quot;''&quot;);&quot;,&quot;;[.G8];&quot;,&quot;;[.H8];&quot;,&quot;;[.I8];&quot;,&quot;;[.J8];&quot;,&quot;;[.K8];&quot;,&quot;;[.L8];&quot;,&quot;;[.M8];&quot;);&quot;)" office:value-type="string" office:string-value="INSERT INTO RESOURCE(id_resource, resource, url, description, comments, id_level, active,has_script,has_grammar,has_quiz,has_vocabulary, id_source) VALUES(8,'1.08 Sentece Patterns. What is a typical day for you?.','https://elllo.org/english/grammar/L1-08-NatTodd-Sentence-Patterns-Schedule.htm','Two people discuss their daily routines',NULL,1,true,true,true,true,false,1);" calcext:value-type="string">
            <text:p>INSERT INTO RESOURCE(id_resource, resource, url, description, comments, id_level, active,has_script,has_grammar,has_quiz,has_vocabulary, id_source) VALUES(8,'1.08 Sentece Patterns. What is a typical day for you?.','https://elllo.org/english/grammar/L1-08-NatTodd-Sentence-Patterns-Schedule.htm','Two people discuss their daily routines',NULL,1,true,true,true,true,false,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09 Subject Pronouns</text:p>
          </table:table-cell>
          <table:table-cell office:value-type="string" calcext:value-type="string">
            <text:p>https://elllo.org/english/grammar/L1-09-ShantelTodd-Celebrities-SubjectPronoun.htm</text:p>
          </table:table-cell>
          <table:table-cell office:value-type="string" calcext:value-type="string">
            <text:p>Two people try to guess some famous people.</text:p>
          </table:table-cell>
          <table:table-cell/>
          <table:table-cell table:formula="of:=IF([.E9]=&quot;&quot;;&quot;NULL&quot;;CONCATENATE(&quot;'&quot;;[.E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];&quot;,'&quot;;SUBSTITUTE([.B9];&quot;'&quot;;&quot;''&quot;);&quot;','&quot;;SUBSTITUTE([.C9];&quot;'&quot;;&quot;''&quot;);&quot;','&quot;;SUBSTITUTE([.D9];&quot;'&quot;;&quot;''&quot;);&quot;',&quot;;SUBSTITUTE([.F9];&quot;'&quot;;&quot;''&quot;);&quot;,&quot;;[.G9];&quot;,&quot;;[.H9];&quot;,&quot;;[.I9];&quot;,&quot;;[.J9];&quot;,&quot;;[.K9];&quot;,&quot;;[.L9];&quot;,&quot;;[.M9];&quot;);&quot;)" office:value-type="string" office:string-value="INSERT INTO RESOURCE(id_resource, resource, url, description, comments, id_level, active,has_script,has_grammar,has_quiz,has_vocabulary, id_source) VALUES(9,'1.09 Subject Pronouns','https://elllo.org/english/grammar/L1-09-ShantelTodd-Celebrities-SubjectPronoun.htm','Two people try to guess some famous people.',NULL,1,true,true,true,true,false,1);" calcext:value-type="string">
            <text:p>INSERT INTO RESOURCE(id_resource, resource, url, description, comments, id_level, active,has_script,has_grammar,has_quiz,has_vocabulary, id_source) VALUES(9,'1.09 Subject Pronouns','https://elllo.org/english/grammar/L1-09-ShantelTodd-Celebrities-SubjectPronoun.htm','Two people try to guess some famous people.',NULL,1,true,true,true,true,false,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10 Object Pronouns</text:p>
          </table:table-cell>
          <table:table-cell office:value-type="string" calcext:value-type="string">
            <text:p>https://elllo.org/english/grammar/L1-10-ShantelTodd-Family-ObjectPronouns.htm</text:p>
          </table:table-cell>
          <table:table-cell office:value-type="string" calcext:value-type="string">
            <text:p>Two people discuss how often they meet their family.</text:p>
          </table:table-cell>
          <table:table-cell/>
          <table:table-cell table:formula="of:=IF([.E10]=&quot;&quot;;&quot;NULL&quot;;CONCATENATE(&quot;'&quot;;[.E1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];&quot;,'&quot;;SUBSTITUTE([.B10];&quot;'&quot;;&quot;''&quot;);&quot;','&quot;;SUBSTITUTE([.C10];&quot;'&quot;;&quot;''&quot;);&quot;','&quot;;SUBSTITUTE([.D10];&quot;'&quot;;&quot;''&quot;);&quot;',&quot;;SUBSTITUTE([.F10];&quot;'&quot;;&quot;''&quot;);&quot;,&quot;;[.G10];&quot;,&quot;;[.H10];&quot;,&quot;;[.I10];&quot;,&quot;;[.J10];&quot;,&quot;;[.K10];&quot;,&quot;;[.L10];&quot;,&quot;;[.M10];&quot;);&quot;)" office:value-type="string" office:string-value="INSERT INTO RESOURCE(id_resource, resource, url, description, comments, id_level, active,has_script,has_grammar,has_quiz,has_vocabulary, id_source) VALUES(10,'1.10 Object Pronouns','https://elllo.org/english/grammar/L1-10-ShantelTodd-Family-ObjectPronouns.htm','Two people discuss how often they meet their family.',NULL,1,true,true,true,true,false,1);" calcext:value-type="string">
            <text:p>INSERT INTO RESOURCE(id_resource, resource, url, description, comments, id_level, active,has_script,has_grammar,has_quiz,has_vocabulary, id_source) VALUES(10,'1.10 Object Pronouns','https://elllo.org/english/grammar/L1-10-ShantelTodd-Family-ObjectPronouns.htm','Two people discuss how often they meet their family.',NULL,1,true,true,true,true,false,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11 This, That, Those, These. I like that and those!</text:p>
          </table:table-cell>
          <table:table-cell office:value-type="string" calcext:value-type="string">
            <text:p>https://elllo.org/english/grammar/L1-11-NatTodd-This-That-3.htm</text:p>
          </table:table-cell>
          <table:table-cell office:value-type="string" calcext:value-type="string">
            <text:p>Two people talk about some clothes and their watches.</text:p>
          </table:table-cell>
          <table:table-cell/>
          <table:table-cell table:formula="of:=IF([.E11]=&quot;&quot;;&quot;NULL&quot;;CONCATENATE(&quot;'&quot;;[.E1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];&quot;,'&quot;;SUBSTITUTE([.B11];&quot;'&quot;;&quot;''&quot;);&quot;','&quot;;SUBSTITUTE([.C11];&quot;'&quot;;&quot;''&quot;);&quot;','&quot;;SUBSTITUTE([.D11];&quot;'&quot;;&quot;''&quot;);&quot;',&quot;;SUBSTITUTE([.F11];&quot;'&quot;;&quot;''&quot;);&quot;,&quot;;[.G11];&quot;,&quot;;[.H11];&quot;,&quot;;[.I11];&quot;,&quot;;[.J11];&quot;,&quot;;[.K11];&quot;,&quot;;[.L11];&quot;,&quot;;[.M11];&quot;);&quot;)" office:value-type="string" office:string-value="INSERT INTO RESOURCE(id_resource, resource, url, description, comments, id_level, active,has_script,has_grammar,has_quiz,has_vocabulary, id_source) VALUES(11,'1.11 This, That, Those, These. I like that and those!','https://elllo.org/english/grammar/L1-11-NatTodd-This-That-3.htm','Two people talk about some clothes and their watches.',NULL,1,true,true,true,true,false,1);" calcext:value-type="string">
            <text:p>INSERT INTO RESOURCE(id_resource, resource, url, description, comments, id_level, active,has_script,has_grammar,has_quiz,has_vocabulary, id_source) VALUES(11,'1.11 This, That, Those, These. I like that and those!','https://elllo.org/english/grammar/L1-11-NatTodd-This-That-3.htm','Two people talk about some clothes and their watches.',NULL,1,true,true,true,true,false,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2 Adverbs of Intensity. Japan vs. Thailand</text:p>
          </table:table-cell>
          <table:table-cell office:value-type="string" calcext:value-type="string">
            <text:p>https://elllo.org/english/grammar/L1-12-NatTodd-Adjectives.htm</text:p>
          </table:table-cell>
          <table:table-cell office:value-type="string" calcext:value-type="string">
            <text:p>Todd and Natalie talk about living in Japan and Thailand.</text:p>
          </table:table-cell>
          <table:table-cell/>
          <table:table-cell table:formula="of:=IF([.E12]=&quot;&quot;;&quot;NULL&quot;;CONCATENATE(&quot;'&quot;;[.E1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];&quot;,'&quot;;SUBSTITUTE([.B12];&quot;'&quot;;&quot;''&quot;);&quot;','&quot;;SUBSTITUTE([.C12];&quot;'&quot;;&quot;''&quot;);&quot;','&quot;;SUBSTITUTE([.D12];&quot;'&quot;;&quot;''&quot;);&quot;',&quot;;SUBSTITUTE([.F12];&quot;'&quot;;&quot;''&quot;);&quot;,&quot;;[.G12];&quot;,&quot;;[.H12];&quot;,&quot;;[.I12];&quot;,&quot;;[.J12];&quot;,&quot;;[.K12];&quot;,&quot;;[.L12];&quot;,&quot;;[.M12];&quot;);&quot;)" office:value-type="string" office:string-value="INSERT INTO RESOURCE(id_resource, resource, url, description, comments, id_level, active,has_script,has_grammar,has_quiz,has_vocabulary, id_source) VALUES(12,'1.12 Adverbs of Intensity. Japan vs. Thailand','https://elllo.org/english/grammar/L1-12-NatTodd-Adjectives.htm','Todd and Natalie talk about living in Japan and Thailand.',NULL,1,true,true,true,true,false,1);" calcext:value-type="string">
            <text:p>INSERT INTO RESOURCE(id_resource, resource, url, description, comments, id_level, active,has_script,has_grammar,has_quiz,has_vocabulary, id_source) VALUES(12,'1.12 Adverbs of Intensity. Japan vs. Thailand','https://elllo.org/english/grammar/L1-12-NatTodd-Adjectives.htm','Todd and Natalie talk about living in Japan and Thailand.',NULL,1,true,true,true,true,false,1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3 Months and Holidays</text:p>
          </table:table-cell>
          <table:table-cell office:value-type="string" calcext:value-type="string">
            <text:p>https://elllo.org/english/grammar/L1-13-MegTodd-Holidays.htm</text:p>
          </table:table-cell>
          <table:table-cell office:value-type="string" calcext:value-type="string">
            <text:p>Meg and Todd talk about American holidays.</text:p>
          </table:table-cell>
          <table:table-cell/>
          <table:table-cell table:formula="of:=IF([.E13]=&quot;&quot;;&quot;NULL&quot;;CONCATENATE(&quot;'&quot;;[.E1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];&quot;,'&quot;;SUBSTITUTE([.B13];&quot;'&quot;;&quot;''&quot;);&quot;','&quot;;SUBSTITUTE([.C13];&quot;'&quot;;&quot;''&quot;);&quot;','&quot;;SUBSTITUTE([.D13];&quot;'&quot;;&quot;''&quot;);&quot;',&quot;;SUBSTITUTE([.F13];&quot;'&quot;;&quot;''&quot;);&quot;,&quot;;[.G13];&quot;,&quot;;[.H13];&quot;,&quot;;[.I13];&quot;,&quot;;[.J13];&quot;,&quot;;[.K13];&quot;,&quot;;[.L13];&quot;,&quot;;[.M13];&quot;);&quot;)" office:value-type="string" office:string-value="INSERT INTO RESOURCE(id_resource, resource, url, description, comments, id_level, active,has_script,has_grammar,has_quiz,has_vocabulary, id_source) VALUES(13,'1.13 Months and Holidays','https://elllo.org/english/grammar/L1-13-MegTodd-Holidays.htm','Meg and Todd talk about American holidays.',NULL,1,true,true,true,true,false,1);" calcext:value-type="string">
            <text:p>INSERT INTO RESOURCE(id_resource, resource, url, description, comments, id_level, active,has_script,has_grammar,has_quiz,has_vocabulary, id_source) VALUES(13,'1.13 Months and Holidays','https://elllo.org/english/grammar/L1-13-MegTodd-Holidays.htm','Meg and Todd talk about American holidays.',NULL,1,true,true,true,true,false,1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14 Ordinals. Class Schedule</text:p>
          </table:table-cell>
          <table:table-cell office:value-type="string" calcext:value-type="string">
            <text:p>https://elllo.org/english/grammar/L1-14Todd-Nat-Ordinals.htm</text:p>
          </table:table-cell>
          <table:table-cell office:value-type="string" calcext:value-type="string">
            <text:p>Two teachers talk about their school schedule.</text:p>
          </table:table-cell>
          <table:table-cell/>
          <table:table-cell table:formula="of:=IF([.E14]=&quot;&quot;;&quot;NULL&quot;;CONCATENATE(&quot;'&quot;;[.E1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];&quot;,'&quot;;SUBSTITUTE([.B14];&quot;'&quot;;&quot;''&quot;);&quot;','&quot;;SUBSTITUTE([.C14];&quot;'&quot;;&quot;''&quot;);&quot;','&quot;;SUBSTITUTE([.D14];&quot;'&quot;;&quot;''&quot;);&quot;',&quot;;SUBSTITUTE([.F14];&quot;'&quot;;&quot;''&quot;);&quot;,&quot;;[.G14];&quot;,&quot;;[.H14];&quot;,&quot;;[.I14];&quot;,&quot;;[.J14];&quot;,&quot;;[.K14];&quot;,&quot;;[.L14];&quot;,&quot;;[.M14];&quot;);&quot;)" office:value-type="string" office:string-value="INSERT INTO RESOURCE(id_resource, resource, url, description, comments, id_level, active,has_script,has_grammar,has_quiz,has_vocabulary, id_source) VALUES(14,'1.14 Ordinals. Class Schedule','https://elllo.org/english/grammar/L1-14Todd-Nat-Ordinals.htm','Two teachers talk about their school schedule.',NULL,1,true,true,true,true,false,1);" calcext:value-type="string">
            <text:p>INSERT INTO RESOURCE(id_resource, resource, url, description, comments, id_level, active,has_script,has_grammar,has_quiz,has_vocabulary, id_source) VALUES(14,'1.14 Ordinals. Class Schedule','https://elllo.org/english/grammar/L1-14Todd-Nat-Ordinals.htm','Two teachers talk about their school schedule.',NULL,1,true,true,true,true,false,1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15 Telling Time</text:p>
          </table:table-cell>
          <table:table-cell office:value-type="string" calcext:value-type="string">
            <text:p>http://soundgrammar.com/learn/L1-CEFR-A1/L1-15-telling-time.htm</text:p>
          </table:table-cell>
          <table:table-cell office:value-type="string" calcext:value-type="string">
            <text:p>Four talks about time.</text:p>
          </table:table-cell>
          <table:table-cell/>
          <table:table-cell table:formula="of:=IF([.E15]=&quot;&quot;;&quot;NULL&quot;;CONCATENATE(&quot;'&quot;;[.E1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];&quot;,'&quot;;SUBSTITUTE([.B15];&quot;'&quot;;&quot;''&quot;);&quot;','&quot;;SUBSTITUTE([.C15];&quot;'&quot;;&quot;''&quot;);&quot;','&quot;;SUBSTITUTE([.D15];&quot;'&quot;;&quot;''&quot;);&quot;',&quot;;SUBSTITUTE([.F15];&quot;'&quot;;&quot;''&quot;);&quot;,&quot;;[.G15];&quot;,&quot;;[.H15];&quot;,&quot;;[.I15];&quot;,&quot;;[.J15];&quot;,&quot;;[.K15];&quot;,&quot;;[.L15];&quot;,&quot;;[.M15];&quot;);&quot;)" office:value-type="string" office:string-value="INSERT INTO RESOURCE(id_resource, resource, url, description, comments, id_level, active,has_script,has_grammar,has_quiz,has_vocabulary, id_source) VALUES(15,'1.15 Telling Time','http://soundgrammar.com/learn/L1-CEFR-A1/L1-15-telling-time.htm','Four talks about time.',NULL,1,true,true,true,true,false,1);" calcext:value-type="string">
            <text:p>INSERT INTO RESOURCE(id_resource, resource, url, description, comments, id_level, active,has_script,has_grammar,has_quiz,has_vocabulary, id_source) VALUES(15,'1.15 Telling Time','http://soundgrammar.com/learn/L1-CEFR-A1/L1-15-telling-time.htm','Four talks about time.',NULL,1,true,true,true,true,false,1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01 Be - Present Simple. Favorites</text:p>
          </table:table-cell>
          <table:table-cell office:value-type="string" calcext:value-type="string">
            <text:p>https://elllo.org/english/grammar/L2-01-AimeeTodd-Intros-BeVerb.htm</text:p>
          </table:table-cell>
          <table:table-cell office:value-type="string" calcext:value-type="string">
            <text:p>Aimee and Todd talk about their favorite things.</text:p>
          </table:table-cell>
          <table:table-cell/>
          <table:table-cell table:formula="of:=IF([.E16]=&quot;&quot;;&quot;NULL&quot;;CONCATENATE(&quot;'&quot;;[.E1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];&quot;,'&quot;;SUBSTITUTE([.B16];&quot;'&quot;;&quot;''&quot;);&quot;','&quot;;SUBSTITUTE([.C16];&quot;'&quot;;&quot;''&quot;);&quot;','&quot;;SUBSTITUTE([.D16];&quot;'&quot;;&quot;''&quot;);&quot;',&quot;;SUBSTITUTE([.F16];&quot;'&quot;;&quot;''&quot;);&quot;,&quot;;[.G16];&quot;,&quot;;[.H16];&quot;,&quot;;[.I16];&quot;,&quot;;[.J16];&quot;,&quot;;[.K16];&quot;,&quot;;[.L16];&quot;,&quot;;[.M16];&quot;);&quot;)" office:value-type="string" office:string-value="INSERT INTO RESOURCE(id_resource, resource, url, description, comments, id_level, active,has_script,has_grammar,has_quiz,has_vocabulary, id_source) VALUES(16,'2.01 Be - Present Simple. Favorites','https://elllo.org/english/grammar/L2-01-AimeeTodd-Intros-BeVerb.htm','Aimee and Todd talk about their favorite things.',NULL,2,true,true,true,true,false,1);" calcext:value-type="string">
            <text:p>INSERT INTO RESOURCE(id_resource, resource, url, description, comments, id_level, active,has_script,has_grammar,has_quiz,has_vocabulary, id_source) VALUES(16,'2.01 Be - Present Simple. Favorites','https://elllo.org/english/grammar/L2-01-AimeeTodd-Intros-BeVerb.htm','Aimee and Todd talk about their favorite things.',NULL,2,true,true,true,true,false,1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2 Present Simple. Morning Routine</text:p>
          </table:table-cell>
          <table:table-cell office:value-type="string" calcext:value-type="string">
            <text:p>https://elllo.org/english/grammar/L2-02-JohnSarah-PresentSimple-Routine.htm</text:p>
          </table:table-cell>
          <table:table-cell office:value-type="string" calcext:value-type="string">
            <text:p>John and Sarah discuss what they do in the morning.</text:p>
          </table:table-cell>
          <table:table-cell/>
          <table:table-cell table:formula="of:=IF([.E17]=&quot;&quot;;&quot;NULL&quot;;CONCATENATE(&quot;'&quot;;[.E1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];&quot;,'&quot;;SUBSTITUTE([.B17];&quot;'&quot;;&quot;''&quot;);&quot;','&quot;;SUBSTITUTE([.C17];&quot;'&quot;;&quot;''&quot;);&quot;','&quot;;SUBSTITUTE([.D17];&quot;'&quot;;&quot;''&quot;);&quot;',&quot;;SUBSTITUTE([.F17];&quot;'&quot;;&quot;''&quot;);&quot;,&quot;;[.G17];&quot;,&quot;;[.H17];&quot;,&quot;;[.I17];&quot;,&quot;;[.J17];&quot;,&quot;;[.K17];&quot;,&quot;;[.L17];&quot;,&quot;;[.M17];&quot;);&quot;)" office:value-type="string" office:string-value="INSERT INTO RESOURCE(id_resource, resource, url, description, comments, id_level, active,has_script,has_grammar,has_quiz,has_vocabulary, id_source) VALUES(17,'2.02 Present Simple. Morning Routine','https://elllo.org/english/grammar/L2-02-JohnSarah-PresentSimple-Routine.htm','John and Sarah discuss what they do in the morning.',NULL,2,true,true,true,true,false,1);" calcext:value-type="string">
            <text:p>INSERT INTO RESOURCE(id_resource, resource, url, description, comments, id_level, active,has_script,has_grammar,has_quiz,has_vocabulary, id_source) VALUES(17,'2.02 Present Simple. Morning Routine','https://elllo.org/english/grammar/L2-02-JohnSarah-PresentSimple-Routine.htm','John and Sarah discuss what they do in the morning.',NULL,2,true,true,true,true,false,1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03 Imperatives. Sandwich!</text:p>
          </table:table-cell>
          <table:table-cell office:value-type="string" calcext:value-type="string">
            <text:p>https://elllo.org/english/grammar/L2-03-MegTodd-Sandwich.htm</text:p>
          </table:table-cell>
          <table:table-cell office:value-type="string" calcext:value-type="string">
            <text:p>Meg and Todd share how to make their favorite sandwiches.</text:p>
          </table:table-cell>
          <table:table-cell/>
          <table:table-cell table:formula="of:=IF([.E18]=&quot;&quot;;&quot;NULL&quot;;CONCATENATE(&quot;'&quot;;[.E1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];&quot;,'&quot;;SUBSTITUTE([.B18];&quot;'&quot;;&quot;''&quot;);&quot;','&quot;;SUBSTITUTE([.C18];&quot;'&quot;;&quot;''&quot;);&quot;','&quot;;SUBSTITUTE([.D18];&quot;'&quot;;&quot;''&quot;);&quot;',&quot;;SUBSTITUTE([.F18];&quot;'&quot;;&quot;''&quot;);&quot;,&quot;;[.G18];&quot;,&quot;;[.H18];&quot;,&quot;;[.I18];&quot;,&quot;;[.J18];&quot;,&quot;;[.K18];&quot;,&quot;;[.L18];&quot;,&quot;;[.M18];&quot;);&quot;)" office:value-type="string" office:string-value="INSERT INTO RESOURCE(id_resource, resource, url, description, comments, id_level, active,has_script,has_grammar,has_quiz,has_vocabulary, id_source) VALUES(18,'2.03 Imperatives. Sandwich!','https://elllo.org/english/grammar/L2-03-MegTodd-Sandwich.htm','Meg and Todd share how to make their favorite sandwiches.',NULL,2,true,true,true,true,false,1);" calcext:value-type="string">
            <text:p>INSERT INTO RESOURCE(id_resource, resource, url, description, comments, id_level, active,has_script,has_grammar,has_quiz,has_vocabulary, id_source) VALUES(18,'2.03 Imperatives. Sandwich!','https://elllo.org/english/grammar/L2-03-MegTodd-Sandwich.htm','Meg and Todd share how to make their favorite sandwiches.',NULL,2,true,true,true,true,false,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4 Singular / Plural Nouns. House and Things</text:p>
          </table:table-cell>
          <table:table-cell office:value-type="string" calcext:value-type="string">
            <text:p>https://elllo.org/english/grammar/L2-04-AimeeTodd-House-HowMuch-many.htm</text:p>
          </table:table-cell>
          <table:table-cell office:value-type="string" calcext:value-type="string">
            <text:p>Aimee and Todd talk about all the stuff they have in their homes.</text:p>
          </table:table-cell>
          <table:table-cell/>
          <table:table-cell table:formula="of:=IF([.E19]=&quot;&quot;;&quot;NULL&quot;;CONCATENATE(&quot;'&quot;;[.E1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];&quot;,'&quot;;SUBSTITUTE([.B19];&quot;'&quot;;&quot;''&quot;);&quot;','&quot;;SUBSTITUTE([.C19];&quot;'&quot;;&quot;''&quot;);&quot;','&quot;;SUBSTITUTE([.D19];&quot;'&quot;;&quot;''&quot;);&quot;',&quot;;SUBSTITUTE([.F19];&quot;'&quot;;&quot;''&quot;);&quot;,&quot;;[.G19];&quot;,&quot;;[.H19];&quot;,&quot;;[.I19];&quot;,&quot;;[.J19];&quot;,&quot;;[.K19];&quot;,&quot;;[.L19];&quot;,&quot;;[.M19];&quot;);&quot;)" office:value-type="string" office:string-value="INSERT INTO RESOURCE(id_resource, resource, url, description, comments, id_level, active,has_script,has_grammar,has_quiz,has_vocabulary, id_source) VALUES(19,'2.04 Singular / Plural Nouns. House and Things','https://elllo.org/english/grammar/L2-04-AimeeTodd-House-HowMuch-many.htm','Aimee and Todd talk about all the stuff they have in their homes.',NULL,2,true,true,true,true,false,1);" calcext:value-type="string">
            <text:p>INSERT INTO RESOURCE(id_resource, resource, url, description, comments, id_level, active,has_script,has_grammar,has_quiz,has_vocabulary, id_source) VALUES(19,'2.04 Singular / Plural Nouns. House and Things','https://elllo.org/english/grammar/L2-04-AimeeTodd-House-HowMuch-many.htm','Aimee and Todd talk about all the stuff they have in their homes.',NULL,2,true,true,true,true,false,1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05 Adverbs of Frequency. Eating Habits</text:p>
          </table:table-cell>
          <table:table-cell office:value-type="string" calcext:value-type="string">
            <text:p>https://elllo.org/english/grammar/L2-05-DanielHana-Cooking-Adverbs-Frequency.htm</text:p>
          </table:table-cell>
          <table:table-cell office:value-type="string" calcext:value-type="string">
            <text:p>Daniel and Hana discuss their eating and cooking habits.</text:p>
          </table:table-cell>
          <table:table-cell/>
          <table:table-cell table:formula="of:=IF([.E20]=&quot;&quot;;&quot;NULL&quot;;CONCATENATE(&quot;'&quot;;[.E2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];&quot;,'&quot;;SUBSTITUTE([.B20];&quot;'&quot;;&quot;''&quot;);&quot;','&quot;;SUBSTITUTE([.C20];&quot;'&quot;;&quot;''&quot;);&quot;','&quot;;SUBSTITUTE([.D20];&quot;'&quot;;&quot;''&quot;);&quot;',&quot;;SUBSTITUTE([.F20];&quot;'&quot;;&quot;''&quot;);&quot;,&quot;;[.G20];&quot;,&quot;;[.H20];&quot;,&quot;;[.I20];&quot;,&quot;;[.J20];&quot;,&quot;;[.K20];&quot;,&quot;;[.L20];&quot;,&quot;;[.M20];&quot;);&quot;)" office:value-type="string" office:string-value="INSERT INTO RESOURCE(id_resource, resource, url, description, comments, id_level, active,has_script,has_grammar,has_quiz,has_vocabulary, id_source) VALUES(20,'2.05 Adverbs of Frequency. Eating Habits','https://elllo.org/english/grammar/L2-05-DanielHana-Cooking-Adverbs-Frequency.htm','Daniel and Hana discuss their eating and cooking habits.',NULL,2,true,true,true,true,false,1);" calcext:value-type="string">
            <text:p>INSERT INTO RESOURCE(id_resource, resource, url, description, comments, id_level, active,has_script,has_grammar,has_quiz,has_vocabulary, id_source) VALUES(20,'2.05 Adverbs of Frequency. Eating Habits','https://elllo.org/english/grammar/L2-05-DanielHana-Cooking-Adverbs-Frequency.htm','Daniel and Hana discuss their eating and cooking habits.',NULL,2,true,true,true,true,false,1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06 Can - Abilities. My Abilities</text:p>
          </table:table-cell>
          <table:table-cell office:value-type="string" calcext:value-type="string">
            <text:p>https://elllo.org/english/grammar/L2-06-Abidemi-Ability.htm</text:p>
          </table:table-cell>
          <table:table-cell office:value-type="string" calcext:value-type="string">
            <text:p>Abidemi talks about things she can and cannot do.</text:p>
          </table:table-cell>
          <table:table-cell/>
          <table:table-cell table:formula="of:=IF([.E21]=&quot;&quot;;&quot;NULL&quot;;CONCATENATE(&quot;'&quot;;[.E21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];&quot;,'&quot;;SUBSTITUTE([.B21];&quot;'&quot;;&quot;''&quot;);&quot;','&quot;;SUBSTITUTE([.C21];&quot;'&quot;;&quot;''&quot;);&quot;','&quot;;SUBSTITUTE([.D21];&quot;'&quot;;&quot;''&quot;);&quot;',&quot;;SUBSTITUTE([.F21];&quot;'&quot;;&quot;''&quot;);&quot;,&quot;;[.G21];&quot;,&quot;;[.H21];&quot;,&quot;;[.I21];&quot;,&quot;;[.J21];&quot;,&quot;;[.K21];&quot;,&quot;;[.L21];&quot;,&quot;;[.M21];&quot;);&quot;)" office:value-type="string" office:string-value="INSERT INTO RESOURCE(id_resource, resource, url, description, comments, id_level, active,has_script,has_grammar,has_quiz,has_vocabulary, id_source) VALUES(21,'2.06 Can - Abilities. My Abilities','https://elllo.org/english/grammar/L2-06-Abidemi-Ability.htm','Abidemi talks about things she can and cannot do.',NULL,2,true,true,true,true,false,1);" calcext:value-type="string">
            <text:p>INSERT INTO RESOURCE(id_resource, resource, url, description, comments, id_level, active,has_script,has_grammar,has_quiz,has_vocabulary, id_source) VALUES(21,'2.06 Can - Abilities. My Abilities','https://elllo.org/english/grammar/L2-06-Abidemi-Ability.htm','Abidemi talks about things she can and cannot do.',NULL,2,true,true,true,true,false,1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07 Be - Was / Were. Life History</text:p>
          </table:table-cell>
          <table:table-cell office:value-type="string" calcext:value-type="string">
            <text:p>https://elllo.org/english/grammar/L2-07-Meg-Was-Were.htm</text:p>
          </table:table-cell>
          <table:table-cell office:value-type="string" calcext:value-type="string">
            <text:p>Meg and Todd talk about times in their lives.</text:p>
          </table:table-cell>
          <table:table-cell/>
          <table:table-cell table:formula="of:=IF([.E22]=&quot;&quot;;&quot;NULL&quot;;CONCATENATE(&quot;'&quot;;[.E22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];&quot;,'&quot;;SUBSTITUTE([.B22];&quot;'&quot;;&quot;''&quot;);&quot;','&quot;;SUBSTITUTE([.C22];&quot;'&quot;;&quot;''&quot;);&quot;','&quot;;SUBSTITUTE([.D22];&quot;'&quot;;&quot;''&quot;);&quot;',&quot;;SUBSTITUTE([.F22];&quot;'&quot;;&quot;''&quot;);&quot;,&quot;;[.G22];&quot;,&quot;;[.H22];&quot;,&quot;;[.I22];&quot;,&quot;;[.J22];&quot;,&quot;;[.K22];&quot;,&quot;;[.L22];&quot;,&quot;;[.M22];&quot;);&quot;)" office:value-type="string" office:string-value="INSERT INTO RESOURCE(id_resource, resource, url, description, comments, id_level, active,has_script,has_grammar,has_quiz,has_vocabulary, id_source) VALUES(22,'2.07 Be - Was / Were. Life History','https://elllo.org/english/grammar/L2-07-Meg-Was-Were.htm','Meg and Todd talk about times in their lives.',NULL,2,true,true,true,true,false,1);" calcext:value-type="string">
            <text:p>INSERT INTO RESOURCE(id_resource, resource, url, description, comments, id_level, active,has_script,has_grammar,has_quiz,has_vocabulary, id_source) VALUES(22,'2.07 Be - Was / Were. Life History','https://elllo.org/english/grammar/L2-07-Meg-Was-Were.htm','Meg and Todd talk about times in their lives.',NULL,2,true,true,true,true,false,1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08 Transitive Verbs. Fruity Fans</text:p>
          </table:table-cell>
          <table:table-cell office:value-type="string" calcext:value-type="string">
            <text:p>https://elllo.org/english/grammar/L2-08-Transitive-Verbs.htm</text:p>
          </table:table-cell>
          <table:table-cell office:value-type="string" calcext:value-type="string">
            <text:p>Meg talks about eating right and the foods she loves to eat.</text:p>
          </table:table-cell>
          <table:table-cell/>
          <table:table-cell table:formula="of:=IF([.E23]=&quot;&quot;;&quot;NULL&quot;;CONCATENATE(&quot;'&quot;;[.E23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];&quot;,'&quot;;SUBSTITUTE([.B23];&quot;'&quot;;&quot;''&quot;);&quot;','&quot;;SUBSTITUTE([.C23];&quot;'&quot;;&quot;''&quot;);&quot;','&quot;;SUBSTITUTE([.D23];&quot;'&quot;;&quot;''&quot;);&quot;',&quot;;SUBSTITUTE([.F23];&quot;'&quot;;&quot;''&quot;);&quot;,&quot;;[.G23];&quot;,&quot;;[.H23];&quot;,&quot;;[.I23];&quot;,&quot;;[.J23];&quot;,&quot;;[.K23];&quot;,&quot;;[.L23];&quot;,&quot;;[.M23];&quot;);&quot;)" office:value-type="string" office:string-value="INSERT INTO RESOURCE(id_resource, resource, url, description, comments, id_level, active,has_script,has_grammar,has_quiz,has_vocabulary, id_source) VALUES(23,'2.08 Transitive Verbs. Fruity Fans','https://elllo.org/english/grammar/L2-08-Transitive-Verbs.htm','Meg talks about eating right and the foods she loves to eat.',NULL,2,true,true,true,true,false,1);" calcext:value-type="string">
            <text:p>INSERT INTO RESOURCE(id_resource, resource, url, description, comments, id_level, active,has_script,has_grammar,has_quiz,has_vocabulary, id_source) VALUES(23,'2.08 Transitive Verbs. Fruity Fans','https://elllo.org/english/grammar/L2-08-Transitive-Verbs.htm','Meg talks about eating right and the foods she loves to eat.',NULL,2,true,true,true,true,false,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09 Stative Verbs. What looks good? What tastes goods?</text:p>
          </table:table-cell>
          <table:table-cell office:value-type="string" calcext:value-type="string">
            <text:p>https://elllo.org/english/grammar/L2-09-Stative-Verbs.htm</text:p>
          </table:table-cell>
          <table:table-cell office:value-type="string" calcext:value-type="string">
            <text:p>Two people talk about things they like using stative verbs.</text:p>
          </table:table-cell>
          <table:table-cell/>
          <table:table-cell table:formula="of:=IF([.E24]=&quot;&quot;;&quot;NULL&quot;;CONCATENATE(&quot;'&quot;;[.E24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];&quot;,'&quot;;SUBSTITUTE([.B24];&quot;'&quot;;&quot;''&quot;);&quot;','&quot;;SUBSTITUTE([.C24];&quot;'&quot;;&quot;''&quot;);&quot;','&quot;;SUBSTITUTE([.D24];&quot;'&quot;;&quot;''&quot;);&quot;',&quot;;SUBSTITUTE([.F24];&quot;'&quot;;&quot;''&quot;);&quot;,&quot;;[.G24];&quot;,&quot;;[.H24];&quot;,&quot;;[.I24];&quot;,&quot;;[.J24];&quot;,&quot;;[.K24];&quot;,&quot;;[.L24];&quot;,&quot;;[.M24];&quot;);&quot;)" office:value-type="string" office:string-value="INSERT INTO RESOURCE(id_resource, resource, url, description, comments, id_level, active,has_script,has_grammar,has_quiz,has_vocabulary, id_source) VALUES(24,'2.09 Stative Verbs. What looks good? What tastes goods?','https://elllo.org/english/grammar/L2-09-Stative-Verbs.htm','Two people talk about things they like using stative verbs.',NULL,2,true,true,true,true,false,1);" calcext:value-type="string">
            <text:p>INSERT INTO RESOURCE(id_resource, resource, url, description, comments, id_level, active,has_script,has_grammar,has_quiz,has_vocabulary, id_source) VALUES(24,'2.09 Stative Verbs. What looks good? What tastes goods?','https://elllo.org/english/grammar/L2-09-Stative-Verbs.htm','Two people talk about things they like using stative verbs.',NULL,2,true,true,true,true,false,1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10 There is / There are. My Hometown</text:p>
          </table:table-cell>
          <table:table-cell office:value-type="string" calcext:value-type="string">
            <text:p>https://elllo.org/english/grammar/L2-10-SarahJohn-Towns-There-is-are.htm</text:p>
          </table:table-cell>
          <table:table-cell office:value-type="string" calcext:value-type="string">
            <text:p>Sarah and John talk about their hometowns in America.</text:p>
          </table:table-cell>
          <table:table-cell/>
          <table:table-cell table:formula="of:=IF([.E25]=&quot;&quot;;&quot;NULL&quot;;CONCATENATE(&quot;'&quot;;[.E25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];&quot;,'&quot;;SUBSTITUTE([.B25];&quot;'&quot;;&quot;''&quot;);&quot;','&quot;;SUBSTITUTE([.C25];&quot;'&quot;;&quot;''&quot;);&quot;','&quot;;SUBSTITUTE([.D25];&quot;'&quot;;&quot;''&quot;);&quot;',&quot;;SUBSTITUTE([.F25];&quot;'&quot;;&quot;''&quot;);&quot;,&quot;;[.G25];&quot;,&quot;;[.H25];&quot;,&quot;;[.I25];&quot;,&quot;;[.J25];&quot;,&quot;;[.K25];&quot;,&quot;;[.L25];&quot;,&quot;;[.M25];&quot;);&quot;)" office:value-type="string" office:string-value="INSERT INTO RESOURCE(id_resource, resource, url, description, comments, id_level, active,has_script,has_grammar,has_quiz,has_vocabulary, id_source) VALUES(25,'2.10 There is / There are. My Hometown','https://elllo.org/english/grammar/L2-10-SarahJohn-Towns-There-is-are.htm','Sarah and John talk about their hometowns in America.',NULL,2,true,true,true,true,false,1);" calcext:value-type="string">
            <text:p>INSERT INTO RESOURCE(id_resource, resource, url, description, comments, id_level, active,has_script,has_grammar,has_quiz,has_vocabulary, id_source) VALUES(25,'2.10 There is / There are. My Hometown','https://elllo.org/english/grammar/L2-10-SarahJohn-Towns-There-is-are.htm','Sarah and John talk about their hometowns in America.',NULL,2,true,true,true,true,false,1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11 Past Tense. Weekend Talk</text:p>
          </table:table-cell>
          <table:table-cell office:value-type="string" calcext:value-type="string">
            <text:p>https://elllo.org/english/grammar/L2-11-KatieTodd-Weekend-PastTense.htm</text:p>
          </table:table-cell>
          <table:table-cell office:value-type="string" calcext:value-type="string">
            <text:p>Katie talks about what she did over the weekend.</text:p>
          </table:table-cell>
          <table:table-cell/>
          <table:table-cell table:formula="of:=IF([.E26]=&quot;&quot;;&quot;NULL&quot;;CONCATENATE(&quot;'&quot;;[.E2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];&quot;,'&quot;;SUBSTITUTE([.B26];&quot;'&quot;;&quot;''&quot;);&quot;','&quot;;SUBSTITUTE([.C26];&quot;'&quot;;&quot;''&quot;);&quot;','&quot;;SUBSTITUTE([.D26];&quot;'&quot;;&quot;''&quot;);&quot;',&quot;;SUBSTITUTE([.F26];&quot;'&quot;;&quot;''&quot;);&quot;,&quot;;[.G26];&quot;,&quot;;[.H26];&quot;,&quot;;[.I26];&quot;,&quot;;[.J26];&quot;,&quot;;[.K26];&quot;,&quot;;[.L26];&quot;,&quot;;[.M26];&quot;);&quot;)" office:value-type="string" office:string-value="INSERT INTO RESOURCE(id_resource, resource, url, description, comments, id_level, active,has_script,has_grammar,has_quiz,has_vocabulary, id_source) VALUES(26,'2.11 Past Tense. Weekend Talk','https://elllo.org/english/grammar/L2-11-KatieTodd-Weekend-PastTense.htm','Katie talks about what she did over the weekend.',NULL,2,true,true,true,true,false,1);" calcext:value-type="string">
            <text:p>INSERT INTO RESOURCE(id_resource, resource, url, description, comments, id_level, active,has_script,has_grammar,has_quiz,has_vocabulary, id_source) VALUES(26,'2.11 Past Tense. Weekend Talk','https://elllo.org/english/grammar/L2-11-KatieTodd-Weekend-PastTense.htm','Katie talks about what she did over the weekend.',NULL,2,true,true,true,true,false,1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12 3rd Person Singular. Family Habits</text:p>
          </table:table-cell>
          <table:table-cell office:value-type="string" calcext:value-type="string">
            <text:p>https://elllo.org/english/grammar/L2-12-KatieTodd-Habits-Family.htm</text:p>
          </table:table-cell>
          <table:table-cell office:value-type="string" calcext:value-type="string">
            <text:p>Katies talks about her family and what they often do.</text:p>
          </table:table-cell>
          <table:table-cell/>
          <table:table-cell table:formula="of:=IF([.E27]=&quot;&quot;;&quot;NULL&quot;;CONCATENATE(&quot;'&quot;;[.E2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];&quot;,'&quot;;SUBSTITUTE([.B27];&quot;'&quot;;&quot;''&quot;);&quot;','&quot;;SUBSTITUTE([.C27];&quot;'&quot;;&quot;''&quot;);&quot;','&quot;;SUBSTITUTE([.D27];&quot;'&quot;;&quot;''&quot;);&quot;',&quot;;SUBSTITUTE([.F27];&quot;'&quot;;&quot;''&quot;);&quot;,&quot;;[.G27];&quot;,&quot;;[.H27];&quot;,&quot;;[.I27];&quot;,&quot;;[.J27];&quot;,&quot;;[.K27];&quot;,&quot;;[.L27];&quot;,&quot;;[.M27];&quot;);&quot;)" office:value-type="string" office:string-value="INSERT INTO RESOURCE(id_resource, resource, url, description, comments, id_level, active,has_script,has_grammar,has_quiz,has_vocabulary, id_source) VALUES(27,'2.12 3rd Person Singular. Family Habits','https://elllo.org/english/grammar/L2-12-KatieTodd-Habits-Family.htm','Katies talks about her family and what they often do.',NULL,2,true,true,true,true,false,1);" calcext:value-type="string">
            <text:p>INSERT INTO RESOURCE(id_resource, resource, url, description, comments, id_level, active,has_script,has_grammar,has_quiz,has_vocabulary, id_source) VALUES(27,'2.12 3rd Person Singular. Family Habits','https://elllo.org/english/grammar/L2-12-KatieTodd-Habits-Family.htm','Katies talks about her family and what they often do.',NULL,2,true,true,true,true,false,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 Any / Some / Enough. Making Breakfast</text:p>
          </table:table-cell>
          <table:table-cell office:value-type="string" calcext:value-type="string">
            <text:p>https://elllo.org/english/grammar/L2-13-KatieTodd-Breakfast-Any-Some.htm</text:p>
          </table:table-cell>
          <table:table-cell office:value-type="string" calcext:value-type="string">
            <text:p>Katie and Todd discuss what they need to make breakfast.</text:p>
          </table:table-cell>
          <table:table-cell/>
          <table:table-cell table:formula="of:=IF([.E28]=&quot;&quot;;&quot;NULL&quot;;CONCATENATE(&quot;'&quot;;[.E2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];&quot;,'&quot;;SUBSTITUTE([.B28];&quot;'&quot;;&quot;''&quot;);&quot;','&quot;;SUBSTITUTE([.C28];&quot;'&quot;;&quot;''&quot;);&quot;','&quot;;SUBSTITUTE([.D28];&quot;'&quot;;&quot;''&quot;);&quot;',&quot;;SUBSTITUTE([.F28];&quot;'&quot;;&quot;''&quot;);&quot;,&quot;;[.G28];&quot;,&quot;;[.H28];&quot;,&quot;;[.I28];&quot;,&quot;;[.J28];&quot;,&quot;;[.K28];&quot;,&quot;;[.L28];&quot;,&quot;;[.M28];&quot;);&quot;)" office:value-type="string" office:string-value="INSERT INTO RESOURCE(id_resource, resource, url, description, comments, id_level, active,has_script,has_grammar,has_quiz,has_vocabulary, id_source) VALUES(28,'2.13 Any / Some / Enough. Making Breakfast','https://elllo.org/english/grammar/L2-13-KatieTodd-Breakfast-Any-Some.htm','Katie and Todd discuss what they need to make breakfast.',NULL,2,true,true,true,true,false,1);" calcext:value-type="string">
            <text:p>INSERT INTO RESOURCE(id_resource, resource, url, description, comments, id_level, active,has_script,has_grammar,has_quiz,has_vocabulary, id_source) VALUES(28,'2.13 Any / Some / Enough. Making Breakfast','https://elllo.org/english/grammar/L2-13-KatieTodd-Breakfast-Any-Some.htm','Katie and Todd discuss what they need to make breakfast.',NULL,2,true,true,true,true,false,1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14 Can - Requests</text:p>
          </table:table-cell>
          <table:table-cell office:value-type="string" calcext:value-type="string">
            <text:p>http://soundgrammar.com/learn/L2-CEFR-A1/L2-14-Can-Requests.htm</text:p>
          </table:table-cell>
          <table:table-cell office:value-type="string" calcext:value-type="string">
            <text:p>Katie asks Todd about staying at his house.</text:p>
          </table:table-cell>
          <table:table-cell/>
          <table:table-cell table:formula="of:=IF([.E29]=&quot;&quot;;&quot;NULL&quot;;CONCATENATE(&quot;'&quot;;[.E2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];&quot;,'&quot;;SUBSTITUTE([.B29];&quot;'&quot;;&quot;''&quot;);&quot;','&quot;;SUBSTITUTE([.C29];&quot;'&quot;;&quot;''&quot;);&quot;','&quot;;SUBSTITUTE([.D29];&quot;'&quot;;&quot;''&quot;);&quot;',&quot;;SUBSTITUTE([.F29];&quot;'&quot;;&quot;''&quot;);&quot;,&quot;;[.G29];&quot;,&quot;;[.H29];&quot;,&quot;;[.I29];&quot;,&quot;;[.J29];&quot;,&quot;;[.K29];&quot;,&quot;;[.L29];&quot;,&quot;;[.M29];&quot;);&quot;)" office:value-type="string" office:string-value="INSERT INTO RESOURCE(id_resource, resource, url, description, comments, id_level, active,has_script,has_grammar,has_quiz,has_vocabulary, id_source) VALUES(29,'2.14 Can - Requests','http://soundgrammar.com/learn/L2-CEFR-A1/L2-14-Can-Requests.htm','Katie asks Todd about staying at his house.',NULL,2,true,true,true,true,false,1);" calcext:value-type="string">
            <text:p>INSERT INTO RESOURCE(id_resource, resource, url, description, comments, id_level, active,has_script,has_grammar,has_quiz,has_vocabulary, id_source) VALUES(29,'2.14 Can - Requests','http://soundgrammar.com/learn/L2-CEFR-A1/L2-14-Can-Requests.htm','Katie asks Todd about staying at his house.',NULL,2,true,true,true,true,false,1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15 Would Like - Ordering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Akane orders dinner at a restaurant.</text:p>
          </table:table-cell>
          <table:table-cell/>
          <table:table-cell table:formula="of:=IF([.E30]=&quot;&quot;;&quot;NULL&quot;;CONCATENATE(&quot;'&quot;;[.E3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];&quot;,'&quot;;SUBSTITUTE([.B30];&quot;'&quot;;&quot;''&quot;);&quot;','&quot;;SUBSTITUTE([.C30];&quot;'&quot;;&quot;''&quot;);&quot;','&quot;;SUBSTITUTE([.D30];&quot;'&quot;;&quot;''&quot;);&quot;',&quot;;SUBSTITUTE([.F30];&quot;'&quot;;&quot;''&quot;);&quot;,&quot;;[.G30];&quot;,&quot;;[.H30];&quot;,&quot;;[.I30];&quot;,&quot;;[.J30];&quot;,&quot;;[.K30];&quot;,&quot;;[.L30];&quot;,&quot;;[.M30];&quot;);&quot;)" office:value-type="string" office:string-value="INSERT INTO RESOURCE(id_resource, resource, url, description, comments, id_level, active,has_script,has_grammar,has_quiz,has_vocabulary, id_source) VALUES(30,'2.15 Would Like - Ordering','http://soundgrammar.com/learn/L2-CEFR-A1/L2-15-Adverbs-Frequency.htm','Akane orders dinner at a restaurant.',NULL,2,true,true,true,true,false,1);" calcext:value-type="string">
            <text:p>INSERT INTO RESOURCE(id_resource, resource, url, description, comments, id_level, active,has_script,has_grammar,has_quiz,has_vocabulary, id_source) VALUES(30,'2.15 Would Like - Ordering','http://soundgrammar.com/learn/L2-CEFR-A1/L2-15-Adverbs-Frequency.htm','Akane orders dinner at a restaurant.',NULL,2,true,true,true,true,false,1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01 Present Simple. Saving Money</text:p>
          </table:table-cell>
          <table:table-cell office:value-type="string" calcext:value-type="string">
            <text:p>https://elllo.org/english/grammar/L3-01-present-simple.htm</text:p>
          </table:table-cell>
          <table:table-cell office:value-type="string" calcext:value-type="string">
            <text:p>Two people talk about their spending habits.</text:p>
          </table:table-cell>
          <table:table-cell/>
          <table:table-cell table:formula="of:=IF([.E31]=&quot;&quot;;&quot;NULL&quot;;CONCATENATE(&quot;'&quot;;[.E3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];&quot;,'&quot;;SUBSTITUTE([.B31];&quot;'&quot;;&quot;''&quot;);&quot;','&quot;;SUBSTITUTE([.C31];&quot;'&quot;;&quot;''&quot;);&quot;','&quot;;SUBSTITUTE([.D31];&quot;'&quot;;&quot;''&quot;);&quot;',&quot;;SUBSTITUTE([.F31];&quot;'&quot;;&quot;''&quot;);&quot;,&quot;;[.G31];&quot;,&quot;;[.H31];&quot;,&quot;;[.I31];&quot;,&quot;;[.J31];&quot;,&quot;;[.K31];&quot;,&quot;;[.L31];&quot;,&quot;;[.M31];&quot;);&quot;)" office:value-type="string" office:string-value="INSERT INTO RESOURCE(id_resource, resource, url, description, comments, id_level, active,has_script,has_grammar,has_quiz,has_vocabulary, id_source) VALUES(31,'3.01 Present Simple. Saving Money','https://elllo.org/english/grammar/L3-01-present-simple.htm','Two people talk about their spending habits.',NULL,3,true,true,true,true,false,1);" calcext:value-type="string">
            <text:p>INSERT INTO RESOURCE(id_resource, resource, url, description, comments, id_level, active,has_script,has_grammar,has_quiz,has_vocabulary, id_source) VALUES(31,'3.01 Present Simple. Saving Money','https://elllo.org/english/grammar/L3-01-present-simple.htm','Two people talk about their spending habits.',NULL,3,true,true,true,true,false,1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02 3rd Person Singular. Fit Girlfriend</text:p>
          </table:table-cell>
          <table:table-cell office:value-type="string" calcext:value-type="string">
            <text:p>https://elllo.org/english/grammar/L3-02-third-person-singular.htm</text:p>
          </table:table-cell>
          <table:table-cell office:value-type="string" calcext:value-type="string">
            <text:p>Listen about a man talk about how his girlfriend is very fit.</text:p>
          </table:table-cell>
          <table:table-cell/>
          <table:table-cell table:formula="of:=IF([.E32]=&quot;&quot;;&quot;NULL&quot;;CONCATENATE(&quot;'&quot;;[.E3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2];&quot;,'&quot;;SUBSTITUTE([.B32];&quot;'&quot;;&quot;''&quot;);&quot;','&quot;;SUBSTITUTE([.C32];&quot;'&quot;;&quot;''&quot;);&quot;','&quot;;SUBSTITUTE([.D32];&quot;'&quot;;&quot;''&quot;);&quot;',&quot;;SUBSTITUTE([.F32];&quot;'&quot;;&quot;''&quot;);&quot;,&quot;;[.G32];&quot;,&quot;;[.H32];&quot;,&quot;;[.I32];&quot;,&quot;;[.J32];&quot;,&quot;;[.K32];&quot;,&quot;;[.L32];&quot;,&quot;;[.M32];&quot;);&quot;)" office:value-type="string" office:string-value="INSERT INTO RESOURCE(id_resource, resource, url, description, comments, id_level, active,has_script,has_grammar,has_quiz,has_vocabulary, id_source) VALUES(32,'3.02 3rd Person Singular. Fit Girlfriend','https://elllo.org/english/grammar/L3-02-third-person-singular.htm','Listen about a man talk about how his girlfriend is very fit.',NULL,3,true,true,true,true,false,1);" calcext:value-type="string">
            <text:p>INSERT INTO RESOURCE(id_resource, resource, url, description, comments, id_level, active,has_script,has_grammar,has_quiz,has_vocabulary, id_source) VALUES(32,'3.02 3rd Person Singular. Fit Girlfriend','https://elllo.org/english/grammar/L3-02-third-person-singular.htm','Listen about a man talk about how his girlfriend is very fit.',NULL,3,true,true,true,true,false,1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03 Present Continuous. Where is everyone?</text:p>
          </table:table-cell>
          <table:table-cell office:value-type="string" calcext:value-type="string">
            <text:p>https://elllo.org/english/grammar/L3-03-present-continuous.htm</text:p>
          </table:table-cell>
          <table:table-cell office:value-type="string" calcext:value-type="string">
            <text:p>Two people discuss what their family is doing at the moment.</text:p>
          </table:table-cell>
          <table:table-cell/>
          <table:table-cell table:formula="of:=IF([.E33]=&quot;&quot;;&quot;NULL&quot;;CONCATENATE(&quot;'&quot;;[.E3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3];&quot;,'&quot;;SUBSTITUTE([.B33];&quot;'&quot;;&quot;''&quot;);&quot;','&quot;;SUBSTITUTE([.C33];&quot;'&quot;;&quot;''&quot;);&quot;','&quot;;SUBSTITUTE([.D33];&quot;'&quot;;&quot;''&quot;);&quot;',&quot;;SUBSTITUTE([.F33];&quot;'&quot;;&quot;''&quot;);&quot;,&quot;;[.G33];&quot;,&quot;;[.H33];&quot;,&quot;;[.I33];&quot;,&quot;;[.J33];&quot;,&quot;;[.K33];&quot;,&quot;;[.L33];&quot;,&quot;;[.M33];&quot;);&quot;)" office:value-type="string" office:string-value="INSERT INTO RESOURCE(id_resource, resource, url, description, comments, id_level, active,has_script,has_grammar,has_quiz,has_vocabulary, id_source) VALUES(33,'3.03 Present Continuous. Where is everyone?','https://elllo.org/english/grammar/L3-03-present-continuous.htm','Two people discuss what their family is doing at the moment.',NULL,3,true,true,true,true,false,1);" calcext:value-type="string">
            <text:p>INSERT INTO RESOURCE(id_resource, resource, url, description, comments, id_level, active,has_script,has_grammar,has_quiz,has_vocabulary, id_source) VALUES(33,'3.03 Present Continuous. Where is everyone?','https://elllo.org/english/grammar/L3-03-present-continuous.htm','Two people discuss what their family is doing at the moment.',NULL,3,true,true,true,true,false,1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04 Will - Future Tense. Holiday Plans</text:p>
          </table:table-cell>
          <table:table-cell office:value-type="string" calcext:value-type="string">
            <text:p>https://elllo.org/english/grammar/L3-04-Future-Will.htm</text:p>
          </table:table-cell>
          <table:table-cell office:value-type="string" calcext:value-type="string">
            <text:p>Sarah and Todd share plans for the holiday break.</text:p>
          </table:table-cell>
          <table:table-cell/>
          <table:table-cell table:formula="of:=IF([.E34]=&quot;&quot;;&quot;NULL&quot;;CONCATENATE(&quot;'&quot;;[.E3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4];&quot;,'&quot;;SUBSTITUTE([.B34];&quot;'&quot;;&quot;''&quot;);&quot;','&quot;;SUBSTITUTE([.C34];&quot;'&quot;;&quot;''&quot;);&quot;','&quot;;SUBSTITUTE([.D34];&quot;'&quot;;&quot;''&quot;);&quot;',&quot;;SUBSTITUTE([.F34];&quot;'&quot;;&quot;''&quot;);&quot;,&quot;;[.G34];&quot;,&quot;;[.H34];&quot;,&quot;;[.I34];&quot;,&quot;;[.J34];&quot;,&quot;;[.K34];&quot;,&quot;;[.L34];&quot;,&quot;;[.M34];&quot;);&quot;)" office:value-type="string" office:string-value="INSERT INTO RESOURCE(id_resource, resource, url, description, comments, id_level, active,has_script,has_grammar,has_quiz,has_vocabulary, id_source) VALUES(34,'3.04 Will - Future Tense. Holiday Plans','https://elllo.org/english/grammar/L3-04-Future-Will.htm','Sarah and Todd share plans for the holiday break.',NULL,3,true,true,true,true,false,1);" calcext:value-type="string">
            <text:p>INSERT INTO RESOURCE(id_resource, resource, url, description, comments, id_level, active,has_script,has_grammar,has_quiz,has_vocabulary, id_source) VALUES(34,'3.04 Will - Future Tense. Holiday Plans','https://elllo.org/english/grammar/L3-04-Future-Will.htm','Sarah and Todd share plans for the holiday break.',NULL,3,true,true,true,true,false,1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.05 Going to. Plans for the Weekend</text:p>
          </table:table-cell>
          <table:table-cell office:value-type="string" calcext:value-type="string">
            <text:p>https://elllo.org/english/grammar/L3-05-GoingTo-Spain.htm</text:p>
          </table:table-cell>
          <table:table-cell office:value-type="string" calcext:value-type="string">
            <text:p>Two people talk about their plans for the weekend.</text:p>
          </table:table-cell>
          <table:table-cell/>
          <table:table-cell table:formula="of:=IF([.E35]=&quot;&quot;;&quot;NULL&quot;;CONCATENATE(&quot;'&quot;;[.E3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5];&quot;,'&quot;;SUBSTITUTE([.B35];&quot;'&quot;;&quot;''&quot;);&quot;','&quot;;SUBSTITUTE([.C35];&quot;'&quot;;&quot;''&quot;);&quot;','&quot;;SUBSTITUTE([.D35];&quot;'&quot;;&quot;''&quot;);&quot;',&quot;;SUBSTITUTE([.F35];&quot;'&quot;;&quot;''&quot;);&quot;,&quot;;[.G35];&quot;,&quot;;[.H35];&quot;,&quot;;[.I35];&quot;,&quot;;[.J35];&quot;,&quot;;[.K35];&quot;,&quot;;[.L35];&quot;,&quot;;[.M35];&quot;);&quot;)" office:value-type="string" office:string-value="INSERT INTO RESOURCE(id_resource, resource, url, description, comments, id_level, active,has_script,has_grammar,has_quiz,has_vocabulary, id_source) VALUES(35,'3.05 Going to. Plans for the Weekend','https://elllo.org/english/grammar/L3-05-GoingTo-Spain.htm','Two people talk about their plans for the weekend.',NULL,3,true,true,true,true,false,1);" calcext:value-type="string">
            <text:p>INSERT INTO RESOURCE(id_resource, resource, url, description, comments, id_level, active,has_script,has_grammar,has_quiz,has_vocabulary, id_source) VALUES(35,'3.05 Going to. Plans for the Weekend','https://elllo.org/english/grammar/L3-05-GoingTo-Spain.htm','Two people talk about their plans for the weekend.',NULL,3,true,true,true,true,false,1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.06 Simple Past Tense</text:p>
          </table:table-cell>
          <table:table-cell office:value-type="string" calcext:value-type="string">
            <text:p>http://soundgrammar.com/learn/L3-CEFR-A2/L3-06-PastTense.htm</text:p>
          </table:table-cell>
          <table:table-cell office:value-type="string" calcext:value-type="string">
            <text:p>Katie talks about what she did on her day off. This lesson looks at the past tense.</text:p>
          </table:table-cell>
          <table:table-cell/>
          <table:table-cell table:formula="of:=IF([.E36]=&quot;&quot;;&quot;NULL&quot;;CONCATENATE(&quot;'&quot;;[.E3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6];&quot;,'&quot;;SUBSTITUTE([.B36];&quot;'&quot;;&quot;''&quot;);&quot;','&quot;;SUBSTITUTE([.C36];&quot;'&quot;;&quot;''&quot;);&quot;','&quot;;SUBSTITUTE([.D36];&quot;'&quot;;&quot;''&quot;);&quot;',&quot;;SUBSTITUTE([.F36];&quot;'&quot;;&quot;''&quot;);&quot;,&quot;;[.G36];&quot;,&quot;;[.H36];&quot;,&quot;;[.I36];&quot;,&quot;;[.J36];&quot;,&quot;;[.K36];&quot;,&quot;;[.L36];&quot;,&quot;;[.M36];&quot;);&quot;)" office:value-type="string" office:string-value="INSERT INTO RESOURCE(id_resource, resource, url, description, comments, id_level, active,has_script,has_grammar,has_quiz,has_vocabulary, id_source) VALUES(36,'3.06 Simple Past Tense','http://soundgrammar.com/learn/L3-CEFR-A2/L3-06-PastTense.htm','Katie talks about what she did on her day off. This lesson looks at the past tense.',NULL,3,true,true,true,true,false,1);" calcext:value-type="string">
            <text:p>INSERT INTO RESOURCE(id_resource, resource, url, description, comments, id_level, active,has_script,has_grammar,has_quiz,has_vocabulary, id_source) VALUES(36,'3.06 Simple Past Tense','http://soundgrammar.com/learn/L3-CEFR-A2/L3-06-PastTense.htm','Katie talks about what she did on her day off. This lesson looks at the past tense.',NULL,3,true,true,true,true,false,1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.07 Past Tense - Irregular. Winter Vacation</text:p>
          </table:table-cell>
          <table:table-cell office:value-type="string" calcext:value-type="string">
            <text:p>https://elllo.org/english/grammar/L3-07-Past-Tense-.htm</text:p>
          </table:table-cell>
          <table:table-cell office:value-type="string" calcext:value-type="string">
            <text:p>Listen to two people talk about their vacation.</text:p>
          </table:table-cell>
          <table:table-cell/>
          <table:table-cell table:formula="of:=IF([.E37]=&quot;&quot;;&quot;NULL&quot;;CONCATENATE(&quot;'&quot;;[.E3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7];&quot;,'&quot;;SUBSTITUTE([.B37];&quot;'&quot;;&quot;''&quot;);&quot;','&quot;;SUBSTITUTE([.C37];&quot;'&quot;;&quot;''&quot;);&quot;','&quot;;SUBSTITUTE([.D37];&quot;'&quot;;&quot;''&quot;);&quot;',&quot;;SUBSTITUTE([.F37];&quot;'&quot;;&quot;''&quot;);&quot;,&quot;;[.G37];&quot;,&quot;;[.H37];&quot;,&quot;;[.I37];&quot;,&quot;;[.J37];&quot;,&quot;;[.K37];&quot;,&quot;;[.L37];&quot;,&quot;;[.M37];&quot;);&quot;)" office:value-type="string" office:string-value="INSERT INTO RESOURCE(id_resource, resource, url, description, comments, id_level, active,has_script,has_grammar,has_quiz,has_vocabulary, id_source) VALUES(37,'3.07 Past Tense - Irregular. Winter Vacation','https://elllo.org/english/grammar/L3-07-Past-Tense-.htm','Listen to two people talk about their vacation.',NULL,3,true,true,true,true,false,1);" calcext:value-type="string">
            <text:p>INSERT INTO RESOURCE(id_resource, resource, url, description, comments, id_level, active,has_script,has_grammar,has_quiz,has_vocabulary, id_source) VALUES(37,'3.07 Past Tense - Irregular. Winter Vacation','https://elllo.org/english/grammar/L3-07-Past-Tense-.htm','Listen to two people talk about their vacation.',NULL,3,true,true,true,true,false,1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.08 Adjectives</text:p>
          </table:table-cell>
          <table:table-cell office:value-type="string" calcext:value-type="string">
            <text:p>https://elllo.org/english/grammar/L3-08-Adjectives.htm</text:p>
          </table:table-cell>
          <table:table-cell office:value-type="string" calcext:value-type="string">
            <text:p>Abidemi and Todd play a word association game.</text:p>
          </table:table-cell>
          <table:table-cell/>
          <table:table-cell table:formula="of:=IF([.E38]=&quot;&quot;;&quot;NULL&quot;;CONCATENATE(&quot;'&quot;;[.E3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8];&quot;,'&quot;;SUBSTITUTE([.B38];&quot;'&quot;;&quot;''&quot;);&quot;','&quot;;SUBSTITUTE([.C38];&quot;'&quot;;&quot;''&quot;);&quot;','&quot;;SUBSTITUTE([.D38];&quot;'&quot;;&quot;''&quot;);&quot;',&quot;;SUBSTITUTE([.F38];&quot;'&quot;;&quot;''&quot;);&quot;,&quot;;[.G38];&quot;,&quot;;[.H38];&quot;,&quot;;[.I38];&quot;,&quot;;[.J38];&quot;,&quot;;[.K38];&quot;,&quot;;[.L38];&quot;,&quot;;[.M38];&quot;);&quot;)" office:value-type="string" office:string-value="INSERT INTO RESOURCE(id_resource, resource, url, description, comments, id_level, active,has_script,has_grammar,has_quiz,has_vocabulary, id_source) VALUES(38,'3.08 Adjectives','https://elllo.org/english/grammar/L3-08-Adjectives.htm','Abidemi and Todd play a word association game.',NULL,3,true,true,true,true,false,1);" calcext:value-type="string">
            <text:p>INSERT INTO RESOURCE(id_resource, resource, url, description, comments, id_level, active,has_script,has_grammar,has_quiz,has_vocabulary, id_source) VALUES(38,'3.08 Adjectives','https://elllo.org/english/grammar/L3-08-Adjectives.htm','Abidemi and Todd play a word association game.',NULL,3,true,true,true,true,false,1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.09 Comparatives</text:p>
          </table:table-cell>
          <table:table-cell office:value-type="string" calcext:value-type="string">
            <text:p>https://elllo.org/english/grammar/L3-09-Comparatives.htm</text:p>
          </table:table-cell>
          <table:table-cell office:value-type="string" calcext:value-type="string">
            <text:p>Listen to someone compare two famous cities in California.</text:p>
          </table:table-cell>
          <table:table-cell/>
          <table:table-cell table:formula="of:=IF([.E39]=&quot;&quot;;&quot;NULL&quot;;CONCATENATE(&quot;'&quot;;[.E3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9];&quot;,'&quot;;SUBSTITUTE([.B39];&quot;'&quot;;&quot;''&quot;);&quot;','&quot;;SUBSTITUTE([.C39];&quot;'&quot;;&quot;''&quot;);&quot;','&quot;;SUBSTITUTE([.D39];&quot;'&quot;;&quot;''&quot;);&quot;',&quot;;SUBSTITUTE([.F39];&quot;'&quot;;&quot;''&quot;);&quot;,&quot;;[.G39];&quot;,&quot;;[.H39];&quot;,&quot;;[.I39];&quot;,&quot;;[.J39];&quot;,&quot;;[.K39];&quot;,&quot;;[.L39];&quot;,&quot;;[.M39];&quot;);&quot;)" office:value-type="string" office:string-value="INSERT INTO RESOURCE(id_resource, resource, url, description, comments, id_level, active,has_script,has_grammar,has_quiz,has_vocabulary, id_source) VALUES(39,'3.09 Comparatives','https://elllo.org/english/grammar/L3-09-Comparatives.htm','Listen to someone compare two famous cities in California.',NULL,3,true,true,true,true,false,1);" calcext:value-type="string">
            <text:p>INSERT INTO RESOURCE(id_resource, resource, url, description, comments, id_level, active,has_script,has_grammar,has_quiz,has_vocabulary, id_source) VALUES(39,'3.09 Comparatives','https://elllo.org/english/grammar/L3-09-Comparatives.htm','Listen to someone compare two famous cities in California.',NULL,3,true,true,true,true,false,1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10 Superlatives</text:p>
          </table:table-cell>
          <table:table-cell office:value-type="string" calcext:value-type="string">
            <text:p>https://elllo.org/english/grammar/L3-10-Superlatives.htm</text:p>
          </table:table-cell>
          <table:table-cell office:value-type="string" calcext:value-type="string">
            <text:p>Todd talks about the best and worst of his hometown.</text:p>
          </table:table-cell>
          <table:table-cell/>
          <table:table-cell table:formula="of:=IF([.E40]=&quot;&quot;;&quot;NULL&quot;;CONCATENATE(&quot;'&quot;;[.E4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0];&quot;,'&quot;;SUBSTITUTE([.B40];&quot;'&quot;;&quot;''&quot;);&quot;','&quot;;SUBSTITUTE([.C40];&quot;'&quot;;&quot;''&quot;);&quot;','&quot;;SUBSTITUTE([.D40];&quot;'&quot;;&quot;''&quot;);&quot;',&quot;;SUBSTITUTE([.F40];&quot;'&quot;;&quot;''&quot;);&quot;,&quot;;[.G40];&quot;,&quot;;[.H40];&quot;,&quot;;[.I40];&quot;,&quot;;[.J40];&quot;,&quot;;[.K40];&quot;,&quot;;[.L40];&quot;,&quot;;[.M40];&quot;);&quot;)" office:value-type="string" office:string-value="INSERT INTO RESOURCE(id_resource, resource, url, description, comments, id_level, active,has_script,has_grammar,has_quiz,has_vocabulary, id_source) VALUES(40,'3.10 Superlatives','https://elllo.org/english/grammar/L3-10-Superlatives.htm','Todd talks about the best and worst of his hometown.',NULL,3,true,true,true,true,false,1);" calcext:value-type="string">
            <text:p>INSERT INTO RESOURCE(id_resource, resource, url, description, comments, id_level, active,has_script,has_grammar,has_quiz,has_vocabulary, id_source) VALUES(40,'3.10 Superlatives','https://elllo.org/english/grammar/L3-10-Superlatives.htm','Todd talks about the best and worst of his hometown.',NULL,3,true,true,true,true,false,1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.11 Pronouns. Family portrait</text:p>
          </table:table-cell>
          <table:table-cell office:value-type="string" calcext:value-type="string">
            <text:p>https://elllo.org/english/grammar/L3-11-JohnSarah-Family-Pronouns.htm</text:p>
          </table:table-cell>
          <table:table-cell office:value-type="string" calcext:value-type="string">
            <text:p>John talks about his family and how they are unique.</text:p>
          </table:table-cell>
          <table:table-cell/>
          <table:table-cell table:formula="of:=IF([.E41]=&quot;&quot;;&quot;NULL&quot;;CONCATENATE(&quot;'&quot;;[.E4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1];&quot;,'&quot;;SUBSTITUTE([.B41];&quot;'&quot;;&quot;''&quot;);&quot;','&quot;;SUBSTITUTE([.C41];&quot;'&quot;;&quot;''&quot;);&quot;','&quot;;SUBSTITUTE([.D41];&quot;'&quot;;&quot;''&quot;);&quot;',&quot;;SUBSTITUTE([.F41];&quot;'&quot;;&quot;''&quot;);&quot;,&quot;;[.G41];&quot;,&quot;;[.H41];&quot;,&quot;;[.I41];&quot;,&quot;;[.J41];&quot;,&quot;;[.K41];&quot;,&quot;;[.L41];&quot;,&quot;;[.M41];&quot;);&quot;)" office:value-type="string" office:string-value="INSERT INTO RESOURCE(id_resource, resource, url, description, comments, id_level, active,has_script,has_grammar,has_quiz,has_vocabulary, id_source) VALUES(41,'3.11 Pronouns. Family portrait','https://elllo.org/english/grammar/L3-11-JohnSarah-Family-Pronouns.htm','John talks about his family and how they are unique.',NULL,3,true,true,true,true,false,1);" calcext:value-type="string">
            <text:p>INSERT INTO RESOURCE(id_resource, resource, url, description, comments, id_level, active,has_script,has_grammar,has_quiz,has_vocabulary, id_source) VALUES(41,'3.11 Pronouns. Family portrait','https://elllo.org/english/grammar/L3-11-JohnSarah-Family-Pronouns.htm','John talks about his family and how they are unique.',NULL,3,true,true,true,true,false,1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.12 Can for Permission. House Guest</text:p>
          </table:table-cell>
          <table:table-cell office:value-type="string" calcext:value-type="string">
            <text:p>https://elllo.org/english/grammar/L3-12-KatieTodd-RentHouse-Permission.htm</text:p>
          </table:table-cell>
          <table:table-cell office:value-type="string" calcext:value-type="string">
            <text:p>Listen to two people use the grammar in natural conversation.</text:p>
          </table:table-cell>
          <table:table-cell/>
          <table:table-cell table:formula="of:=IF([.E42]=&quot;&quot;;&quot;NULL&quot;;CONCATENATE(&quot;'&quot;;[.E4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2];&quot;,'&quot;;SUBSTITUTE([.B42];&quot;'&quot;;&quot;''&quot;);&quot;','&quot;;SUBSTITUTE([.C42];&quot;'&quot;;&quot;''&quot;);&quot;','&quot;;SUBSTITUTE([.D42];&quot;'&quot;;&quot;''&quot;);&quot;',&quot;;SUBSTITUTE([.F42];&quot;'&quot;;&quot;''&quot;);&quot;,&quot;;[.G42];&quot;,&quot;;[.H42];&quot;,&quot;;[.I42];&quot;,&quot;;[.J42];&quot;,&quot;;[.K42];&quot;,&quot;;[.L42];&quot;,&quot;;[.M42];&quot;);&quot;)" office:value-type="string" office:string-value="INSERT INTO RESOURCE(id_resource, resource, url, description, comments, id_level, active,has_script,has_grammar,has_quiz,has_vocabulary, id_source) VALUES(42,'3.12 Can for Permission. House Guest','https://elllo.org/english/grammar/L3-12-KatieTodd-RentHouse-Permission.htm','Listen to two people use the grammar in natural conversation.',NULL,3,true,true,true,true,false,1);" calcext:value-type="string">
            <text:p>INSERT INTO RESOURCE(id_resource, resource, url, description, comments, id_level, active,has_script,has_grammar,has_quiz,has_vocabulary, id_source) VALUES(42,'3.12 Can for Permission. House Guest','https://elllo.org/english/grammar/L3-12-KatieTodd-RentHouse-Permission.htm','Listen to two people use the grammar in natural conversation.',NULL,3,true,true,true,true,false,1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.13 Connectors. Clothes by Season</text:p>
          </table:table-cell>
          <table:table-cell office:value-type="string" calcext:value-type="string">
            <text:p>https://elllo.org/english/grammar/L3-13-Connectors.htm</text:p>
          </table:table-cell>
          <table:table-cell office:value-type="string" calcext:value-type="string">
            <text:p>Meg talks about her clothes that she wears each season.</text:p>
          </table:table-cell>
          <table:table-cell/>
          <table:table-cell table:formula="of:=IF([.E43]=&quot;&quot;;&quot;NULL&quot;;CONCATENATE(&quot;'&quot;;[.E4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3];&quot;,'&quot;;SUBSTITUTE([.B43];&quot;'&quot;;&quot;''&quot;);&quot;','&quot;;SUBSTITUTE([.C43];&quot;'&quot;;&quot;''&quot;);&quot;','&quot;;SUBSTITUTE([.D43];&quot;'&quot;;&quot;''&quot;);&quot;',&quot;;SUBSTITUTE([.F43];&quot;'&quot;;&quot;''&quot;);&quot;,&quot;;[.G43];&quot;,&quot;;[.H43];&quot;,&quot;;[.I43];&quot;,&quot;;[.J43];&quot;,&quot;;[.K43];&quot;,&quot;;[.L43];&quot;,&quot;;[.M43];&quot;);&quot;)" office:value-type="string" office:string-value="INSERT INTO RESOURCE(id_resource, resource, url, description, comments, id_level, active,has_script,has_grammar,has_quiz,has_vocabulary, id_source) VALUES(43,'3.13 Connectors. Clothes by Season','https://elllo.org/english/grammar/L3-13-Connectors.htm','Meg talks about her clothes that she wears each season.',NULL,3,true,true,true,true,false,1);" calcext:value-type="string">
            <text:p>INSERT INTO RESOURCE(id_resource, resource, url, description, comments, id_level, active,has_script,has_grammar,has_quiz,has_vocabulary, id_source) VALUES(43,'3.13 Connectors. Clothes by Season','https://elllo.org/english/grammar/L3-13-Connectors.htm','Meg talks about her clothes that she wears each season.',NULL,3,true,true,true,true,false,1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.14 Present Continuous. Plans for the Weekend</text:p>
          </table:table-cell>
          <table:table-cell office:value-type="string" calcext:value-type="string">
            <text:p>https://elllo.org/english/grammar/L3-14-Present-Continuous-Future.htm</text:p>
          </table:table-cell>
          <table:table-cell office:value-type="string" calcext:value-type="string">
            <text:p>Two people discuss their plans for Saturday and Sunday.</text:p>
          </table:table-cell>
          <table:table-cell/>
          <table:table-cell table:formula="of:=IF([.E44]=&quot;&quot;;&quot;NULL&quot;;CONCATENATE(&quot;'&quot;;[.E4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4];&quot;,'&quot;;SUBSTITUTE([.B44];&quot;'&quot;;&quot;''&quot;);&quot;','&quot;;SUBSTITUTE([.C44];&quot;'&quot;;&quot;''&quot;);&quot;','&quot;;SUBSTITUTE([.D44];&quot;'&quot;;&quot;''&quot;);&quot;',&quot;;SUBSTITUTE([.F44];&quot;'&quot;;&quot;''&quot;);&quot;,&quot;;[.G44];&quot;,&quot;;[.H44];&quot;,&quot;;[.I44];&quot;,&quot;;[.J44];&quot;,&quot;;[.K44];&quot;,&quot;;[.L44];&quot;,&quot;;[.M44];&quot;);&quot;)" office:value-type="string" office:string-value="INSERT INTO RESOURCE(id_resource, resource, url, description, comments, id_level, active,has_script,has_grammar,has_quiz,has_vocabulary, id_source) VALUES(44,'3.14 Present Continuous. Plans for the Weekend','https://elllo.org/english/grammar/L3-14-Present-Continuous-Future.htm','Two people discuss their plans for Saturday and Sunday.',NULL,3,true,true,true,true,false,1);" calcext:value-type="string">
            <text:p>INSERT INTO RESOURCE(id_resource, resource, url, description, comments, id_level, active,has_script,has_grammar,has_quiz,has_vocabulary, id_source) VALUES(44,'3.14 Present Continuous. Plans for the Weekend','https://elllo.org/english/grammar/L3-14-Present-Continuous-Future.htm','Two people discuss their plans for Saturday and Sunday.',NULL,3,true,true,true,true,false,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.15 Much / Many. Adverbs of Frequency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Meg and Todd discuss if they are pack rats</text:p>
          </table:table-cell>
          <table:table-cell/>
          <table:table-cell table:formula="of:=IF([.E45]=&quot;&quot;;&quot;NULL&quot;;CONCATENATE(&quot;'&quot;;[.E4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5];&quot;,'&quot;;SUBSTITUTE([.B45];&quot;'&quot;;&quot;''&quot;);&quot;','&quot;;SUBSTITUTE([.C45];&quot;'&quot;;&quot;''&quot;);&quot;','&quot;;SUBSTITUTE([.D45];&quot;'&quot;;&quot;''&quot;);&quot;',&quot;;SUBSTITUTE([.F45];&quot;'&quot;;&quot;''&quot;);&quot;,&quot;;[.G45];&quot;,&quot;;[.H45];&quot;,&quot;;[.I45];&quot;,&quot;;[.J45];&quot;,&quot;;[.K45];&quot;,&quot;;[.L45];&quot;,&quot;;[.M45];&quot;);&quot;)" office:value-type="string" office:string-value="INSERT INTO RESOURCE(id_resource, resource, url, description, comments, id_level, active,has_script,has_grammar,has_quiz,has_vocabulary, id_source) VALUES(45,'3.15 Much / Many. Adverbs of Frequency','http://soundgrammar.com/learn/L2-CEFR-A1/L2-15-Adverbs-Frequency.htm','Meg and Todd discuss if they are pack rats',NULL,3,true,true,true,true,false,1);" calcext:value-type="string">
            <text:p>INSERT INTO RESOURCE(id_resource, resource, url, description, comments, id_level, active,has_script,has_grammar,has_quiz,has_vocabulary, id_source) VALUES(45,'3.15 Much / Many. Adverbs of Frequency','http://soundgrammar.com/learn/L2-CEFR-A1/L2-15-Adverbs-Frequency.htm','Meg and Todd discuss if they are pack rats',NULL,3,true,true,true,true,false,1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503 Saving Money</text:p>
          </table:table-cell>
          <table:table-cell office:value-type="string" calcext:value-type="string">
            <text:p>https://elllo.org/english/1501/1503-Abidemi-SavingMoney.htm</text:p>
          </table:table-cell>
          <table:table-cell office:value-type="string" calcext:value-type="string">
            <text:p>Abidemi and Todd discuss spending and money.</text:p>
          </table:table-cell>
          <table:table-cell/>
          <table:table-cell table:formula="of:=IF([.E46]=&quot;&quot;;&quot;NULL&quot;;CONCATENATE(&quot;'&quot;;[.E4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6];&quot;,'&quot;;SUBSTITUTE([.B46];&quot;'&quot;;&quot;''&quot;);&quot;','&quot;;SUBSTITUTE([.C46];&quot;'&quot;;&quot;''&quot;);&quot;','&quot;;SUBSTITUTE([.D46];&quot;'&quot;;&quot;''&quot;);&quot;',&quot;;SUBSTITUTE([.F46];&quot;'&quot;;&quot;''&quot;);&quot;,&quot;;[.G46];&quot;,&quot;;[.H46];&quot;,&quot;;[.I46];&quot;,&quot;;[.J46];&quot;,&quot;;[.K46];&quot;,&quot;;[.L46];&quot;,&quot;;[.M46];&quot;);&quot;)" office:value-type="string" office:string-value="INSERT INTO RESOURCE(id_resource, resource, url, description, comments, id_level, active,has_script,has_grammar,has_quiz,has_vocabulary, id_source) VALUES(46,'1503 Saving Money','https://elllo.org/english/1501/1503-Abidemi-SavingMoney.htm','Abidemi and Todd discuss spending and money.',NULL,3,true,true,false,true,true,1);" calcext:value-type="string">
            <text:p>INSERT INTO RESOURCE(id_resource, resource, url, description, comments, id_level, active,has_script,has_grammar,has_quiz,has_vocabulary, id_source) VALUES(46,'1503 Saving Money','https://elllo.org/english/1501/1503-Abidemi-SavingMoney.htm','Abidemi and Todd discuss spending and money.',NULL,3,true,true,false,true,true,1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468 My English Town</text:p>
          </table:table-cell>
          <table:table-cell office:value-type="string" calcext:value-type="string">
            <text:p>https://elllo.org/english/1451/1468-Katie-Torquay.htm</text:p>
          </table:table-cell>
          <table:table-cell office:value-type="string" calcext:value-type="string">
            <text:p>Katie talks about her town in England.</text:p>
          </table:table-cell>
          <table:table-cell/>
          <table:table-cell table:formula="of:=IF([.E47]=&quot;&quot;;&quot;NULL&quot;;CONCATENATE(&quot;'&quot;;[.E4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7];&quot;,'&quot;;SUBSTITUTE([.B47];&quot;'&quot;;&quot;''&quot;);&quot;','&quot;;SUBSTITUTE([.C47];&quot;'&quot;;&quot;''&quot;);&quot;','&quot;;SUBSTITUTE([.D47];&quot;'&quot;;&quot;''&quot;);&quot;',&quot;;SUBSTITUTE([.F47];&quot;'&quot;;&quot;''&quot;);&quot;,&quot;;[.G47];&quot;,&quot;;[.H47];&quot;,&quot;;[.I47];&quot;,&quot;;[.J47];&quot;,&quot;;[.K47];&quot;,&quot;;[.L47];&quot;,&quot;;[.M47];&quot;);&quot;)" office:value-type="string" office:string-value="INSERT INTO RESOURCE(id_resource, resource, url, description, comments, id_level, active,has_script,has_grammar,has_quiz,has_vocabulary, id_source) VALUES(47,'1468 My English Town','https://elllo.org/english/1451/1468-Katie-Torquay.htm','Katie talks about her town in England.',NULL,3,true,true,false,true,true,1);" calcext:value-type="string">
            <text:p>INSERT INTO RESOURCE(id_resource, resource, url, description, comments, id_level, active,has_script,has_grammar,has_quiz,has_vocabulary, id_source) VALUES(47,'1468 My English Town','https://elllo.org/english/1451/1468-Katie-Torquay.htm','Katie talks about her town in England.',NULL,3,true,true,false,true,true,1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467 My English Family</text:p>
          </table:table-cell>
          <table:table-cell office:value-type="string" calcext:value-type="string">
            <text:p>https://elllo.org/english/1451/1467-Katie-Family.htm</text:p>
          </table:table-cell>
          <table:table-cell office:value-type="string" calcext:value-type="string">
            <text:p>Katie talks about her family.</text:p>
          </table:table-cell>
          <table:table-cell/>
          <table:table-cell table:formula="of:=IF([.E48]=&quot;&quot;;&quot;NULL&quot;;CONCATENATE(&quot;'&quot;;[.E4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8];&quot;,'&quot;;SUBSTITUTE([.B48];&quot;'&quot;;&quot;''&quot;);&quot;','&quot;;SUBSTITUTE([.C48];&quot;'&quot;;&quot;''&quot;);&quot;','&quot;;SUBSTITUTE([.D48];&quot;'&quot;;&quot;''&quot;);&quot;',&quot;;SUBSTITUTE([.F48];&quot;'&quot;;&quot;''&quot;);&quot;,&quot;;[.G48];&quot;,&quot;;[.H48];&quot;,&quot;;[.I48];&quot;,&quot;;[.J48];&quot;,&quot;;[.K48];&quot;,&quot;;[.L48];&quot;,&quot;;[.M48];&quot;);&quot;)" office:value-type="string" office:string-value="INSERT INTO RESOURCE(id_resource, resource, url, description, comments, id_level, active,has_script,has_grammar,has_quiz,has_vocabulary, id_source) VALUES(48,'1467 My English Family','https://elllo.org/english/1451/1467-Katie-Family.htm','Katie talks about her family.',NULL,3,true,true,false,true,true,1);" calcext:value-type="string">
            <text:p>INSERT INTO RESOURCE(id_resource, resource, url, description, comments, id_level, active,has_script,has_grammar,has_quiz,has_vocabulary, id_source) VALUES(48,'1467 My English Family','https://elllo.org/english/1451/1467-Katie-Family.htm','Katie talks about her family.',NULL,3,true,true,false,true,true,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504 Love it / Hate it</text:p>
          </table:table-cell>
          <table:table-cell office:value-type="string" calcext:value-type="string">
            <text:p>https://elllo.org/english/1501/1504-MegTodd-FreeTime-Gerunds.htm</text:p>
          </table:table-cell>
          <table:table-cell office:value-type="string" calcext:value-type="string">
            <text:p>Meg and Todd talk about things they like doing.</text:p>
          </table:table-cell>
          <table:table-cell/>
          <table:table-cell table:formula="of:=IF([.E49]=&quot;&quot;;&quot;NULL&quot;;CONCATENATE(&quot;'&quot;;[.E4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49];&quot;,'&quot;;SUBSTITUTE([.B49];&quot;'&quot;;&quot;''&quot;);&quot;','&quot;;SUBSTITUTE([.C49];&quot;'&quot;;&quot;''&quot;);&quot;','&quot;;SUBSTITUTE([.D49];&quot;'&quot;;&quot;''&quot;);&quot;',&quot;;SUBSTITUTE([.F49];&quot;'&quot;;&quot;''&quot;);&quot;,&quot;;[.G49];&quot;,&quot;;[.H49];&quot;,&quot;;[.I49];&quot;,&quot;;[.J49];&quot;,&quot;;[.K49];&quot;,&quot;;[.L49];&quot;,&quot;;[.M49];&quot;);&quot;)" office:value-type="string" office:string-value="INSERT INTO RESOURCE(id_resource, resource, url, description, comments, id_level, active,has_script,has_grammar,has_quiz,has_vocabulary, id_source) VALUES(49,'1504 Love it / Hate it','https://elllo.org/english/1501/1504-MegTodd-FreeTime-Gerunds.htm','Meg and Todd talk about things they like doing.',NULL,3,true,true,false,true,true,1);" calcext:value-type="string">
            <text:p>INSERT INTO RESOURCE(id_resource, resource, url, description, comments, id_level, active,has_script,has_grammar,has_quiz,has_vocabulary, id_source) VALUES(49,'1504 Love it / Hate it','https://elllo.org/english/1501/1504-MegTodd-FreeTime-Gerunds.htm','Meg and Todd talk about things they like doing.',NULL,3,true,true,false,true,true,1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02 Pack Rat</text:p>
          </table:table-cell>
          <table:table-cell office:value-type="string" calcext:value-type="string">
            <text:p>https://elllo.org/english/1501/1502-Meg-PackRat-Many-Much.htm</text:p>
          </table:table-cell>
          <table:table-cell office:value-type="string" calcext:value-type="string">
            <text:p>Keeping and throwing away things.</text:p>
          </table:table-cell>
          <table:table-cell/>
          <table:table-cell table:formula="of:=IF([.E50]=&quot;&quot;;&quot;NULL&quot;;CONCATENATE(&quot;'&quot;;[.E5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0];&quot;,'&quot;;SUBSTITUTE([.B50];&quot;'&quot;;&quot;''&quot;);&quot;','&quot;;SUBSTITUTE([.C50];&quot;'&quot;;&quot;''&quot;);&quot;','&quot;;SUBSTITUTE([.D50];&quot;'&quot;;&quot;''&quot;);&quot;',&quot;;SUBSTITUTE([.F50];&quot;'&quot;;&quot;''&quot;);&quot;,&quot;;[.G50];&quot;,&quot;;[.H50];&quot;,&quot;;[.I50];&quot;,&quot;;[.J50];&quot;,&quot;;[.K50];&quot;,&quot;;[.L50];&quot;,&quot;;[.M50];&quot;);&quot;)" office:value-type="string" office:string-value="INSERT INTO RESOURCE(id_resource, resource, url, description, comments, id_level, active,has_script,has_grammar,has_quiz,has_vocabulary, id_source) VALUES(50,'1502 Pack Rat','https://elllo.org/english/1501/1502-Meg-PackRat-Many-Much.htm','Keeping and throwing away things.',NULL,3,true,true,false,true,true,1);" calcext:value-type="string">
            <text:p>INSERT INTO RESOURCE(id_resource, resource, url, description, comments, id_level, active,has_script,has_grammar,has_quiz,has_vocabulary, id_source) VALUES(50,'1502 Pack Rat','https://elllo.org/english/1501/1502-Meg-PackRat-Many-Much.htm','Keeping and throwing away things.',NULL,3,true,true,false,true,true,1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501 At the Mall</text:p>
          </table:table-cell>
          <table:table-cell office:value-type="string" calcext:value-type="string">
            <text:p>https://elllo.org/english/1501/1501-KatieTodd-MallShops-Places.htm</text:p>
          </table:table-cell>
          <table:table-cell office:value-type="string" calcext:value-type="string">
            <text:p>Katie talks about things at the mall.</text:p>
          </table:table-cell>
          <table:table-cell/>
          <table:table-cell table:formula="of:=IF([.E51]=&quot;&quot;;&quot;NULL&quot;;CONCATENATE(&quot;'&quot;;[.E5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1];&quot;,'&quot;;SUBSTITUTE([.B51];&quot;'&quot;;&quot;''&quot;);&quot;','&quot;;SUBSTITUTE([.C51];&quot;'&quot;;&quot;''&quot;);&quot;','&quot;;SUBSTITUTE([.D51];&quot;'&quot;;&quot;''&quot;);&quot;',&quot;;SUBSTITUTE([.F51];&quot;'&quot;;&quot;''&quot;);&quot;,&quot;;[.G51];&quot;,&quot;;[.H51];&quot;,&quot;;[.I51];&quot;,&quot;;[.J51];&quot;,&quot;;[.K51];&quot;,&quot;;[.L51];&quot;,&quot;;[.M51];&quot;);&quot;)" office:value-type="string" office:string-value="INSERT INTO RESOURCE(id_resource, resource, url, description, comments, id_level, active,has_script,has_grammar,has_quiz,has_vocabulary, id_source) VALUES(51,'1501 At the Mall','https://elllo.org/english/1501/1501-KatieTodd-MallShops-Places.htm','Katie talks about things at the mall.',NULL,3,true,true,false,true,true,1);" calcext:value-type="string">
            <text:p>INSERT INTO RESOURCE(id_resource, resource, url, description, comments, id_level, active,has_script,has_grammar,has_quiz,has_vocabulary, id_source) VALUES(51,'1501 At the Mall','https://elllo.org/english/1501/1501-KatieTodd-MallShops-Places.htm','Katie talks about things at the mall.',NULL,3,true,true,false,true,true,1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64 Vietnam / Myranmar</text:p>
          </table:table-cell>
          <table:table-cell office:value-type="string" calcext:value-type="string">
            <text:p>https://elllo.org/english/1451/1464-AbidemiTodd-SEA2.htm</text:p>
          </table:table-cell>
          <table:table-cell office:value-type="string" calcext:value-type="string">
            <text:p>Abidemi talks about her summer break.</text:p>
          </table:table-cell>
          <table:table-cell/>
          <table:table-cell table:formula="of:=IF([.E52]=&quot;&quot;;&quot;NULL&quot;;CONCATENATE(&quot;'&quot;;[.E5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2];&quot;,'&quot;;SUBSTITUTE([.B52];&quot;'&quot;;&quot;''&quot;);&quot;','&quot;;SUBSTITUTE([.C52];&quot;'&quot;;&quot;''&quot;);&quot;','&quot;;SUBSTITUTE([.D52];&quot;'&quot;;&quot;''&quot;);&quot;',&quot;;SUBSTITUTE([.F52];&quot;'&quot;;&quot;''&quot;);&quot;,&quot;;[.G52];&quot;,&quot;;[.H52];&quot;,&quot;;[.I52];&quot;,&quot;;[.J52];&quot;,&quot;;[.K52];&quot;,&quot;;[.L52];&quot;,&quot;;[.M52];&quot;);&quot;)" office:value-type="string" office:string-value="INSERT INTO RESOURCE(id_resource, resource, url, description, comments, id_level, active,has_script,has_grammar,has_quiz,has_vocabulary, id_source) VALUES(52,'1464 Vietnam / Myranmar','https://elllo.org/english/1451/1464-AbidemiTodd-SEA2.htm','Abidemi talks about her summer break.',NULL,3,true,true,false,true,true,1);" calcext:value-type="string">
            <text:p>INSERT INTO RESOURCE(id_resource, resource, url, description, comments, id_level, active,has_script,has_grammar,has_quiz,has_vocabulary, id_source) VALUES(52,'1464 Vietnam / Myranmar','https://elllo.org/english/1451/1464-AbidemiTodd-SEA2.htm','Abidemi talks about her summer break.',NULL,3,true,true,false,true,true,1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63 Thailand / Laos</text:p>
          </table:table-cell>
          <table:table-cell office:value-type="string" calcext:value-type="string">
            <text:p>https://elllo.org/english/1451/1463-Abidemi-Todd-SEA1.htm</text:p>
          </table:table-cell>
          <table:table-cell office:value-type="string" calcext:value-type="string">
            <text:p>Abidemi talks about travels to Southeast Asia.</text:p>
          </table:table-cell>
          <table:table-cell/>
          <table:table-cell table:formula="of:=IF([.E53]=&quot;&quot;;&quot;NULL&quot;;CONCATENATE(&quot;'&quot;;[.E5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3];&quot;,'&quot;;SUBSTITUTE([.B53];&quot;'&quot;;&quot;''&quot;);&quot;','&quot;;SUBSTITUTE([.C53];&quot;'&quot;;&quot;''&quot;);&quot;','&quot;;SUBSTITUTE([.D53];&quot;'&quot;;&quot;''&quot;);&quot;',&quot;;SUBSTITUTE([.F53];&quot;'&quot;;&quot;''&quot;);&quot;,&quot;;[.G53];&quot;,&quot;;[.H53];&quot;,&quot;;[.I53];&quot;,&quot;;[.J53];&quot;,&quot;;[.K53];&quot;,&quot;;[.L53];&quot;,&quot;;[.M53];&quot;);&quot;)" office:value-type="string" office:string-value="INSERT INTO RESOURCE(id_resource, resource, url, description, comments, id_level, active,has_script,has_grammar,has_quiz,has_vocabulary, id_source) VALUES(53,'1463 Thailand / Laos','https://elllo.org/english/1451/1463-Abidemi-Todd-SEA1.htm','Abidemi talks about travels to Southeast Asia.',NULL,3,true,true,false,true,true,1);" calcext:value-type="string">
            <text:p>INSERT INTO RESOURCE(id_resource, resource, url, description, comments, id_level, active,has_script,has_grammar,has_quiz,has_vocabulary, id_source) VALUES(53,'1463 Thailand / Laos','https://elllo.org/english/1451/1463-Abidemi-Todd-SEA1.htm','Abidemi talks about travels to Southeast Asia.',NULL,3,true,true,false,true,true,1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460 House on Loan</text:p>
          </table:table-cell>
          <table:table-cell office:value-type="string" calcext:value-type="string">
            <text:p>https://elllo.org/english/1451/1460-Katie-RentHouse.htm</text:p>
          </table:table-cell>
          <table:table-cell office:value-type="string" calcext:value-type="string">
            <text:p>Katie asks to stay at Todd's house.</text:p>
          </table:table-cell>
          <table:table-cell/>
          <table:table-cell table:formula="of:=IF([.E54]=&quot;&quot;;&quot;NULL&quot;;CONCATENATE(&quot;'&quot;;[.E5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4];&quot;,'&quot;;SUBSTITUTE([.B54];&quot;'&quot;;&quot;''&quot;);&quot;','&quot;;SUBSTITUTE([.C54];&quot;'&quot;;&quot;''&quot;);&quot;','&quot;;SUBSTITUTE([.D54];&quot;'&quot;;&quot;''&quot;);&quot;',&quot;;SUBSTITUTE([.F54];&quot;'&quot;;&quot;''&quot;);&quot;,&quot;;[.G54];&quot;,&quot;;[.H54];&quot;,&quot;;[.I54];&quot;,&quot;;[.J54];&quot;,&quot;;[.K54];&quot;,&quot;;[.L54];&quot;,&quot;;[.M54];&quot;);&quot;)" office:value-type="string" office:string-value="INSERT INTO RESOURCE(id_resource, resource, url, description, comments, id_level, active,has_script,has_grammar,has_quiz,has_vocabulary, id_source) VALUES(54,'1460 House on Loan','https://elllo.org/english/1451/1460-Katie-RentHouse.htm','Katie asks to stay at Todd''s house.',NULL,3,true,true,false,true,true,1);" calcext:value-type="string">
            <text:p>INSERT INTO RESOURCE(id_resource, resource, url, description, comments, id_level, active,has_script,has_grammar,has_quiz,has_vocabulary, id_source) VALUES(54,'1460 House on Loan','https://elllo.org/english/1451/1460-Katie-RentHouse.htm','Katie asks to stay at Todd''s house.',NULL,3,true,true,false,true,true,1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459 Have to Move</text:p>
          </table:table-cell>
          <table:table-cell office:value-type="string" calcext:value-type="string">
            <text:p>https://elllo.org/english/1451/1459-MegTodd-HaveToMove.htm</text:p>
          </table:table-cell>
          <table:table-cell office:value-type="string" calcext:value-type="string">
            <text:p>Meg talks about moving.</text:p>
          </table:table-cell>
          <table:table-cell/>
          <table:table-cell table:formula="of:=IF([.E55]=&quot;&quot;;&quot;NULL&quot;;CONCATENATE(&quot;'&quot;;[.E5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5];&quot;,'&quot;;SUBSTITUTE([.B55];&quot;'&quot;;&quot;''&quot;);&quot;','&quot;;SUBSTITUTE([.C55];&quot;'&quot;;&quot;''&quot;);&quot;','&quot;;SUBSTITUTE([.D55];&quot;'&quot;;&quot;''&quot;);&quot;',&quot;;SUBSTITUTE([.F55];&quot;'&quot;;&quot;''&quot;);&quot;,&quot;;[.G55];&quot;,&quot;;[.H55];&quot;,&quot;;[.I55];&quot;,&quot;;[.J55];&quot;,&quot;;[.K55];&quot;,&quot;;[.L55];&quot;,&quot;;[.M55];&quot;);&quot;)" office:value-type="string" office:string-value="INSERT INTO RESOURCE(id_resource, resource, url, description, comments, id_level, active,has_script,has_grammar,has_quiz,has_vocabulary, id_source) VALUES(55,'1459 Have to Move','https://elllo.org/english/1451/1459-MegTodd-HaveToMove.htm','Meg talks about moving.',NULL,3,true,true,false,true,true,1);" calcext:value-type="string">
            <text:p>INSERT INTO RESOURCE(id_resource, resource, url, description, comments, id_level, active,has_script,has_grammar,has_quiz,has_vocabulary, id_source) VALUES(55,'1459 Have to Move','https://elllo.org/english/1451/1459-MegTodd-HaveToMove.htm','Meg talks about moving.',NULL,3,true,true,false,true,true,1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457 International Test</text:p>
          </table:table-cell>
          <table:table-cell office:value-type="string" calcext:value-type="string">
            <text:p>https://elllo.org/english/1451/1457-KatieTodd-InternationalTest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56]=&quot;&quot;;&quot;NULL&quot;;CONCATENATE(&quot;'&quot;;[.E5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6];&quot;,'&quot;;SUBSTITUTE([.B56];&quot;'&quot;;&quot;''&quot;);&quot;','&quot;;SUBSTITUTE([.C56];&quot;'&quot;;&quot;''&quot;);&quot;','&quot;;SUBSTITUTE([.D56];&quot;'&quot;;&quot;''&quot;);&quot;',&quot;;SUBSTITUTE([.F56];&quot;'&quot;;&quot;''&quot;);&quot;,&quot;;[.G56];&quot;,&quot;;[.H56];&quot;,&quot;;[.I56];&quot;,&quot;;[.J56];&quot;,&quot;;[.K56];&quot;,&quot;;[.L56];&quot;,&quot;;[.M56];&quot;);&quot;)" office:value-type="string" office:string-value="INSERT INTO RESOURCE(id_resource, resource, url, description, comments, id_level, active,has_script,has_grammar,has_quiz,has_vocabulary, id_source) VALUES(56,'1457 International Test','https://elllo.org/english/1451/1457-KatieTodd-InternationalTest.htm','Katie takes a culture test.',NULL,3,true,true,false,true,true,1);" calcext:value-type="string">
            <text:p>INSERT INTO RESOURCE(id_resource, resource, url, description, comments, id_level, active,has_script,has_grammar,has_quiz,has_vocabulary, id_source) VALUES(56,'1457 International Test','https://elllo.org/english/1451/1457-KatieTodd-InternationalTest.htm','Katie takes a culture test.',NULL,3,true,true,false,true,true,1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46 Eating Healthy</text:p>
          </table:table-cell>
          <table:table-cell office:value-type="string" calcext:value-type="string">
            <text:p>https://elllo.org/english/1401/1446-MegTodd-Health-Vegetables.htm</text:p>
          </table:table-cell>
          <table:table-cell office:value-type="string" calcext:value-type="string">
            <text:p>What fruits and veggies does Todd like?</text:p>
          </table:table-cell>
          <table:table-cell/>
          <table:table-cell table:formula="of:=IF([.E57]=&quot;&quot;;&quot;NULL&quot;;CONCATENATE(&quot;'&quot;;[.E5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7];&quot;,'&quot;;SUBSTITUTE([.B57];&quot;'&quot;;&quot;''&quot;);&quot;','&quot;;SUBSTITUTE([.C57];&quot;'&quot;;&quot;''&quot;);&quot;','&quot;;SUBSTITUTE([.D57];&quot;'&quot;;&quot;''&quot;);&quot;',&quot;;SUBSTITUTE([.F57];&quot;'&quot;;&quot;''&quot;);&quot;,&quot;;[.G57];&quot;,&quot;;[.H57];&quot;,&quot;;[.I57];&quot;,&quot;;[.J57];&quot;,&quot;;[.K57];&quot;,&quot;;[.L57];&quot;,&quot;;[.M57];&quot;);&quot;)" office:value-type="string" office:string-value="INSERT INTO RESOURCE(id_resource, resource, url, description, comments, id_level, active,has_script,has_grammar,has_quiz,has_vocabulary, id_source) VALUES(57,'1446 Eating Healthy','https://elllo.org/english/1401/1446-MegTodd-Health-Vegetables.htm','What fruits and veggies does Todd like?',NULL,3,true,true,false,true,true,1);" calcext:value-type="string">
            <text:p>INSERT INTO RESOURCE(id_resource, resource, url, description, comments, id_level, active,has_script,has_grammar,has_quiz,has_vocabulary, id_source) VALUES(57,'1446 Eating Healthy','https://elllo.org/english/1401/1446-MegTodd-Health-Vegetables.htm','What fruits and veggies does Todd like?',NULL,3,true,true,false,true,true,1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445 Fruits and Veggies</text:p>
          </table:table-cell>
          <table:table-cell office:value-type="string" calcext:value-type="string">
            <text:p>https://elllo.org/english/1401/1445-MegTodd-Health-Fruits.htm</text:p>
          </table:table-cell>
          <table:table-cell office:value-type="string" calcext:value-type="string">
            <text:p>What healthy foods does Meg like?</text:p>
          </table:table-cell>
          <table:table-cell/>
          <table:table-cell table:formula="of:=IF([.E58]=&quot;&quot;;&quot;NULL&quot;;CONCATENATE(&quot;'&quot;;[.E5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8];&quot;,'&quot;;SUBSTITUTE([.B58];&quot;'&quot;;&quot;''&quot;);&quot;','&quot;;SUBSTITUTE([.C58];&quot;'&quot;;&quot;''&quot;);&quot;','&quot;;SUBSTITUTE([.D58];&quot;'&quot;;&quot;''&quot;);&quot;',&quot;;SUBSTITUTE([.F58];&quot;'&quot;;&quot;''&quot;);&quot;,&quot;;[.G58];&quot;,&quot;;[.H58];&quot;,&quot;;[.I58];&quot;,&quot;;[.J58];&quot;,&quot;;[.K58];&quot;,&quot;;[.L58];&quot;,&quot;;[.M58];&quot;);&quot;)" office:value-type="string" office:string-value="INSERT INTO RESOURCE(id_resource, resource, url, description, comments, id_level, active,has_script,has_grammar,has_quiz,has_vocabulary, id_source) VALUES(58,'1445 Fruits and Veggies','https://elllo.org/english/1401/1445-MegTodd-Health-Fruits.htm','What healthy foods does Meg like?',NULL,3,true,true,false,true,true,1);" calcext:value-type="string">
            <text:p>INSERT INTO RESOURCE(id_resource, resource, url, description, comments, id_level, active,has_script,has_grammar,has_quiz,has_vocabulary, id_source) VALUES(58,'1445 Fruits and Veggies','https://elllo.org/english/1401/1445-MegTodd-Health-Fruits.htm','What healthy foods does Meg like?',NULL,3,true,true,false,true,true,1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426 Animals in the Zoo</text:p>
          </table:table-cell>
          <table:table-cell office:value-type="string" calcext:value-type="string">
            <text:p>https://elllo.org/english/1401/1426-MegTodd-Animals-Zoo.htm</text:p>
          </table:table-cell>
          <table:table-cell office:value-type="string" calcext:value-type="string">
            <text:p>Animals we love and fear.</text:p>
          </table:table-cell>
          <table:table-cell/>
          <table:table-cell table:formula="of:=IF([.E59]=&quot;&quot;;&quot;NULL&quot;;CONCATENATE(&quot;'&quot;;[.E5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59];&quot;,'&quot;;SUBSTITUTE([.B59];&quot;'&quot;;&quot;''&quot;);&quot;','&quot;;SUBSTITUTE([.C59];&quot;'&quot;;&quot;''&quot;);&quot;','&quot;;SUBSTITUTE([.D59];&quot;'&quot;;&quot;''&quot;);&quot;',&quot;;SUBSTITUTE([.F59];&quot;'&quot;;&quot;''&quot;);&quot;,&quot;;[.G59];&quot;,&quot;;[.H59];&quot;,&quot;;[.I59];&quot;,&quot;;[.J59];&quot;,&quot;;[.K59];&quot;,&quot;;[.L59];&quot;,&quot;;[.M59];&quot;);&quot;)" office:value-type="string" office:string-value="INSERT INTO RESOURCE(id_resource, resource, url, description, comments, id_level, active,has_script,has_grammar,has_quiz,has_vocabulary, id_source) VALUES(59,'1426 Animals in the Zoo','https://elllo.org/english/1401/1426-MegTodd-Animals-Zoo.htm','Animals we love and fear.',NULL,3,true,true,false,true,true,1);" calcext:value-type="string">
            <text:p>INSERT INTO RESOURCE(id_resource, resource, url, description, comments, id_level, active,has_script,has_grammar,has_quiz,has_vocabulary, id_source) VALUES(59,'1426 Animals in the Zoo','https://elllo.org/english/1401/1426-MegTodd-Animals-Zoo.htm','Animals we love and fear.',NULL,3,true,true,false,true,true,1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425 Animals on the Farm</text:p>
          </table:table-cell>
          <table:table-cell office:value-type="string" calcext:value-type="string">
            <text:p>https://elllo.org/english/1401/1425-MegTodd-Animals-Farm.htm</text:p>
          </table:table-cell>
          <table:table-cell office:value-type="string" calcext:value-type="string">
            <text:p>Learn how some animals are friendly.</text:p>
          </table:table-cell>
          <table:table-cell/>
          <table:table-cell table:formula="of:=IF([.E60]=&quot;&quot;;&quot;NULL&quot;;CONCATENATE(&quot;'&quot;;[.E6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0];&quot;,'&quot;;SUBSTITUTE([.B60];&quot;'&quot;;&quot;''&quot;);&quot;','&quot;;SUBSTITUTE([.C60];&quot;'&quot;;&quot;''&quot;);&quot;','&quot;;SUBSTITUTE([.D60];&quot;'&quot;;&quot;''&quot;);&quot;',&quot;;SUBSTITUTE([.F60];&quot;'&quot;;&quot;''&quot;);&quot;,&quot;;[.G60];&quot;,&quot;;[.H60];&quot;,&quot;;[.I60];&quot;,&quot;;[.J60];&quot;,&quot;;[.K60];&quot;,&quot;;[.L60];&quot;,&quot;;[.M60];&quot;);&quot;)" office:value-type="string" office:string-value="INSERT INTO RESOURCE(id_resource, resource, url, description, comments, id_level, active,has_script,has_grammar,has_quiz,has_vocabulary, id_source) VALUES(60,'1425 Animals on the Farm','https://elllo.org/english/1401/1425-MegTodd-Animals-Farm.htm','Learn how some animals are friendly.',NULL,3,true,true,false,true,true,1);" calcext:value-type="string">
            <text:p>INSERT INTO RESOURCE(id_resource, resource, url, description, comments, id_level, active,has_script,has_grammar,has_quiz,has_vocabulary, id_source) VALUES(60,'1425 Animals on the Farm','https://elllo.org/english/1401/1425-MegTodd-Animals-Farm.htm','Learn how some animals are friendly.',NULL,3,true,true,false,true,true,1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420 The Home of ELLLO</text:p>
          </table:table-cell>
          <table:table-cell office:value-type="string" calcext:value-type="string">
            <text:p>https://elllo.org/english/1401/1420-MegTodd-Places-Apartment.htm</text:p>
          </table:table-cell>
          <table:table-cell office:value-type="string" calcext:value-type="string">
            <text:p>Learn the Todd's house in Japan.</text:p>
          </table:table-cell>
          <table:table-cell/>
          <table:table-cell table:formula="of:=IF([.E61]=&quot;&quot;;&quot;NULL&quot;;CONCATENATE(&quot;'&quot;;[.E6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1];&quot;,'&quot;;SUBSTITUTE([.B61];&quot;'&quot;;&quot;''&quot;);&quot;','&quot;;SUBSTITUTE([.C61];&quot;'&quot;;&quot;''&quot;);&quot;','&quot;;SUBSTITUTE([.D61];&quot;'&quot;;&quot;''&quot;);&quot;',&quot;;SUBSTITUTE([.F61];&quot;'&quot;;&quot;''&quot;);&quot;,&quot;;[.G61];&quot;,&quot;;[.H61];&quot;,&quot;;[.I61];&quot;,&quot;;[.J61];&quot;,&quot;;[.K61];&quot;,&quot;;[.L61];&quot;,&quot;;[.M61];&quot;);&quot;)" office:value-type="string" office:string-value="INSERT INTO RESOURCE(id_resource, resource, url, description, comments, id_level, active,has_script,has_grammar,has_quiz,has_vocabulary, id_source) VALUES(61,'1420 The Home of ELLLO','https://elllo.org/english/1401/1420-MegTodd-Places-Apartment.htm','Learn the Todd''s house in Japan.',NULL,3,true,true,false,true,true,1);" calcext:value-type="string">
            <text:p>INSERT INTO RESOURCE(id_resource, resource, url, description, comments, id_level, active,has_script,has_grammar,has_quiz,has_vocabulary, id_source) VALUES(61,'1420 The Home of ELLLO','https://elllo.org/english/1401/1420-MegTodd-Places-Apartment.htm','Learn the Todd''s house in Japan.',NULL,3,true,true,false,true,true,1)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﻿1419 Meg's Place</text:p>
          </table:table-cell>
          <table:table-cell office:value-type="string" calcext:value-type="string">
            <text:p>https://elllo.org/english/1401/1419-MegTodd-Places-House.htm</text:p>
          </table:table-cell>
          <table:table-cell office:value-type="string" calcext:value-type="string">
            <text:p>Learn the Meg's Apartment.</text:p>
          </table:table-cell>
          <table:table-cell/>
          <table:table-cell table:formula="of:=IF([.E62]=&quot;&quot;;&quot;NULL&quot;;CONCATENATE(&quot;'&quot;;[.E6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2];&quot;,'&quot;;SUBSTITUTE([.B62];&quot;'&quot;;&quot;''&quot;);&quot;','&quot;;SUBSTITUTE([.C62];&quot;'&quot;;&quot;''&quot;);&quot;','&quot;;SUBSTITUTE([.D62];&quot;'&quot;;&quot;''&quot;);&quot;',&quot;;SUBSTITUTE([.F62];&quot;'&quot;;&quot;''&quot;);&quot;,&quot;;[.G62];&quot;,&quot;;[.H62];&quot;,&quot;;[.I62];&quot;,&quot;;[.J62];&quot;,&quot;;[.K62];&quot;,&quot;;[.L62];&quot;,&quot;;[.M62];&quot;);&quot;)" office:value-type="string" office:string-value="INSERT INTO RESOURCE(id_resource, resource, url, description, comments, id_level, active,has_script,has_grammar,has_quiz,has_vocabulary, id_source) VALUES(62,'﻿1419 Meg''s Place','https://elllo.org/english/1401/1419-MegTodd-Places-House.htm','Learn the Meg''s Apartment.',NULL,3,true,true,false,true,true,1);" calcext:value-type="string">
            <text:p>INSERT INTO RESOURCE(id_resource, resource, url, description, comments, id_level, active,has_script,has_grammar,has_quiz,has_vocabulary, id_source) VALUES(62,'﻿1419 Meg''s Place','https://elllo.org/english/1401/1419-MegTodd-Places-House.htm','Learn the Meg''s Apartment.',NULL,3,true,true,false,true,true,1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406 20 Years Abroad</text:p>
          </table:table-cell>
          <table:table-cell office:value-type="string" calcext:value-type="string">
            <text:p>https://elllo.org/english/1401/1406-MegTodd-Travel-Thailand.htm</text:p>
          </table:table-cell>
          <table:table-cell office:value-type="string" calcext:value-type="string">
            <text:p>Todd talks about living overseas.</text:p>
          </table:table-cell>
          <table:table-cell/>
          <table:table-cell table:formula="of:=IF([.E63]=&quot;&quot;;&quot;NULL&quot;;CONCATENATE(&quot;'&quot;;[.E6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3];&quot;,'&quot;;SUBSTITUTE([.B63];&quot;'&quot;;&quot;''&quot;);&quot;','&quot;;SUBSTITUTE([.C63];&quot;'&quot;;&quot;''&quot;);&quot;','&quot;;SUBSTITUTE([.D63];&quot;'&quot;;&quot;''&quot;);&quot;',&quot;;SUBSTITUTE([.F63];&quot;'&quot;;&quot;''&quot;);&quot;,&quot;;[.G63];&quot;,&quot;;[.H63];&quot;,&quot;;[.I63];&quot;,&quot;;[.J63];&quot;,&quot;;[.K63];&quot;,&quot;;[.L63];&quot;,&quot;;[.M63];&quot;);&quot;)" office:value-type="string" office:string-value="INSERT INTO RESOURCE(id_resource, resource, url, description, comments, id_level, active,has_script,has_grammar,has_quiz,has_vocabulary, id_source) VALUES(63,'1406 20 Years Abroad','https://elllo.org/english/1401/1406-MegTodd-Travel-Thailand.htm','Todd talks about living overseas.',NULL,3,true,true,false,true,true,1);" calcext:value-type="string">
            <text:p>INSERT INTO RESOURCE(id_resource, resource, url, description, comments, id_level, active,has_script,has_grammar,has_quiz,has_vocabulary, id_source) VALUES(63,'1406 20 Years Abroad','https://elllo.org/english/1401/1406-MegTodd-Travel-Thailand.htm','Todd talks about living overseas.',NULL,3,true,true,false,true,true,1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405 Meg's Travels</text:p>
          </table:table-cell>
          <table:table-cell office:value-type="string" calcext:value-type="string">
            <text:p>https://elllo.org/english/1401/1405-MegTodd-Travel-Spain.htm</text:p>
          </table:table-cell>
          <table:table-cell office:value-type="string" calcext:value-type="string">
            <text:p>Living in three continents.</text:p>
          </table:table-cell>
          <table:table-cell/>
          <table:table-cell table:formula="of:=IF([.E64]=&quot;&quot;;&quot;NULL&quot;;CONCATENATE(&quot;'&quot;;[.E6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4];&quot;,'&quot;;SUBSTITUTE([.B64];&quot;'&quot;;&quot;''&quot;);&quot;','&quot;;SUBSTITUTE([.C64];&quot;'&quot;;&quot;''&quot;);&quot;','&quot;;SUBSTITUTE([.D64];&quot;'&quot;;&quot;''&quot;);&quot;',&quot;;SUBSTITUTE([.F64];&quot;'&quot;;&quot;''&quot;);&quot;,&quot;;[.G64];&quot;,&quot;;[.H64];&quot;,&quot;;[.I64];&quot;,&quot;;[.J64];&quot;,&quot;;[.K64];&quot;,&quot;;[.L64];&quot;,&quot;;[.M64];&quot;);&quot;)" office:value-type="string" office:string-value="INSERT INTO RESOURCE(id_resource, resource, url, description, comments, id_level, active,has_script,has_grammar,has_quiz,has_vocabulary, id_source) VALUES(64,'1405 Meg''s Travels','https://elllo.org/english/1401/1405-MegTodd-Travel-Spain.htm','Living in three continents.',NULL,3,true,true,false,true,true,1);" calcext:value-type="string">
            <text:p>INSERT INTO RESOURCE(id_resource, resource, url, description, comments, id_level, active,has_script,has_grammar,has_quiz,has_vocabulary, id_source) VALUES(64,'1405 Meg''s Travels','https://elllo.org/english/1401/1405-MegTodd-Travel-Spain.htm','Living in three continents.',NULL,3,true,true,false,true,true,1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402 Disc Golf</text:p>
          </table:table-cell>
          <table:table-cell office:value-type="string" calcext:value-type="string">
            <text:p>https://elllo.org/english/1401/1402-John-Golf.htm</text:p>
          </table:table-cell>
          <table:table-cell office:value-type="string" calcext:value-type="string">
            <text:p>John explains his sport.</text:p>
          </table:table-cell>
          <table:table-cell/>
          <table:table-cell table:formula="of:=IF([.E65]=&quot;&quot;;&quot;NULL&quot;;CONCATENATE(&quot;'&quot;;[.E6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5];&quot;,'&quot;;SUBSTITUTE([.B65];&quot;'&quot;;&quot;''&quot;);&quot;','&quot;;SUBSTITUTE([.C65];&quot;'&quot;;&quot;''&quot;);&quot;','&quot;;SUBSTITUTE([.D65];&quot;'&quot;;&quot;''&quot;);&quot;',&quot;;SUBSTITUTE([.F65];&quot;'&quot;;&quot;''&quot;);&quot;,&quot;;[.G65];&quot;,&quot;;[.H65];&quot;,&quot;;[.I65];&quot;,&quot;;[.J65];&quot;,&quot;;[.K65];&quot;,&quot;;[.L65];&quot;,&quot;;[.M65];&quot;);&quot;)" office:value-type="string" office:string-value="INSERT INTO RESOURCE(id_resource, resource, url, description, comments, id_level, active,has_script,has_grammar,has_quiz,has_vocabulary, id_source) VALUES(65,'1402 Disc Golf','https://elllo.org/english/1401/1402-John-Golf.htm','John explains his sport.',NULL,3,true,true,false,true,true,1);" calcext:value-type="string">
            <text:p>INSERT INTO RESOURCE(id_resource, resource, url, description, comments, id_level, active,has_script,has_grammar,has_quiz,has_vocabulary, id_source) VALUES(65,'1402 Disc Golf','https://elllo.org/english/1401/1402-John-Golf.htm','John explains his sport.',NULL,3,true,true,false,true,true,1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54 Soup for Supper</text:p>
          </table:table-cell>
          <table:table-cell office:value-type="string" calcext:value-type="string">
            <text:p>https://elllo.org/english/1351/T1354-TS-Soup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66]=&quot;&quot;;&quot;NULL&quot;;CONCATENATE(&quot;'&quot;;[.E6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6];&quot;,'&quot;;SUBSTITUTE([.B66];&quot;'&quot;;&quot;''&quot;);&quot;','&quot;;SUBSTITUTE([.C66];&quot;'&quot;;&quot;''&quot;);&quot;','&quot;;SUBSTITUTE([.D66];&quot;'&quot;;&quot;''&quot;);&quot;',&quot;;SUBSTITUTE([.F66];&quot;'&quot;;&quot;''&quot;);&quot;,&quot;;[.G66];&quot;,&quot;;[.H66];&quot;,&quot;;[.I66];&quot;,&quot;;[.J66];&quot;,&quot;;[.K66];&quot;,&quot;;[.L66];&quot;,&quot;;[.M66];&quot;);&quot;)" office:value-type="string" office:string-value="INSERT INTO RESOURCE(id_resource, resource, url, description, comments, id_level, active,has_script,has_grammar,has_quiz,has_vocabulary, id_source) VALUES(66,'1354 Soup for Supper','https://elllo.org/english/1351/T1354-TS-Soup.htm','Sarah talks about making soup.',NULL,3,true,true,false,true,true,1);" calcext:value-type="string">
            <text:p>INSERT INTO RESOURCE(id_resource, resource, url, description, comments, id_level, active,has_script,has_grammar,has_quiz,has_vocabulary, id_source) VALUES(66,'1354 Soup for Supper','https://elllo.org/english/1351/T1354-TS-Soup.htm','Sarah talks about making soup.',NULL,3,true,true,false,true,true,1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53 Super City. City superlatives</text:p>
          </table:table-cell>
          <table:table-cell office:value-type="string" calcext:value-type="string">
            <text:p>https://elllo.org/english/1351/T1353-TS-SanFranciscoSuperlatives.htm</text:p>
          </table:table-cell>
          <table:table-cell office:value-type="string" calcext:value-type="string">
            <text:p>The best and worst of SF.</text:p>
          </table:table-cell>
          <table:table-cell/>
          <table:table-cell table:formula="of:=IF([.E67]=&quot;&quot;;&quot;NULL&quot;;CONCATENATE(&quot;'&quot;;[.E6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7];&quot;,'&quot;;SUBSTITUTE([.B67];&quot;'&quot;;&quot;''&quot;);&quot;','&quot;;SUBSTITUTE([.C67];&quot;'&quot;;&quot;''&quot;);&quot;','&quot;;SUBSTITUTE([.D67];&quot;'&quot;;&quot;''&quot;);&quot;',&quot;;SUBSTITUTE([.F67];&quot;'&quot;;&quot;''&quot;);&quot;,&quot;;[.G67];&quot;,&quot;;[.H67];&quot;,&quot;;[.I67];&quot;,&quot;;[.J67];&quot;,&quot;;[.K67];&quot;,&quot;;[.L67];&quot;,&quot;;[.M67];&quot;);&quot;)" office:value-type="string" office:string-value="INSERT INTO RESOURCE(id_resource, resource, url, description, comments, id_level, active,has_script,has_grammar,has_quiz,has_vocabulary, id_source) VALUES(67,'1353 Super City. City superlatives','https://elllo.org/english/1351/T1353-TS-SanFranciscoSuperlatives.htm','The best and worst of SF.',NULL,3,true,true,false,true,true,1);" calcext:value-type="string">
            <text:p>INSERT INTO RESOURCE(id_resource, resource, url, description, comments, id_level, active,has_script,has_grammar,has_quiz,has_vocabulary, id_source) VALUES(67,'1353 Super City. City superlatives','https://elllo.org/english/1351/T1353-TS-SanFranciscoSuperlatives.htm','The best and worst of SF.',NULL,3,true,true,false,true,true,1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346 City Down Under. Living in Melbourne</text:p>
          </table:table-cell>
          <table:table-cell office:value-type="string" calcext:value-type="string">
            <text:p>https://elllo.org/english/1301/T1346-Shirley-Melbourne.htm</text:p>
          </table:table-cell>
          <table:table-cell office:value-type="string" calcext:value-type="string">
            <text:p>Shirley talks about Melbourne.</text:p>
          </table:table-cell>
          <table:table-cell/>
          <table:table-cell table:formula="of:=IF([.E68]=&quot;&quot;;&quot;NULL&quot;;CONCATENATE(&quot;'&quot;;[.E6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8];&quot;,'&quot;;SUBSTITUTE([.B68];&quot;'&quot;;&quot;''&quot;);&quot;','&quot;;SUBSTITUTE([.C68];&quot;'&quot;;&quot;''&quot;);&quot;','&quot;;SUBSTITUTE([.D68];&quot;'&quot;;&quot;''&quot;);&quot;',&quot;;SUBSTITUTE([.F68];&quot;'&quot;;&quot;''&quot;);&quot;,&quot;;[.G68];&quot;,&quot;;[.H68];&quot;,&quot;;[.I68];&quot;,&quot;;[.J68];&quot;,&quot;;[.K68];&quot;,&quot;;[.L68];&quot;,&quot;;[.M68];&quot;);&quot;)" office:value-type="string" office:string-value="INSERT INTO RESOURCE(id_resource, resource, url, description, comments, id_level, active,has_script,has_grammar,has_quiz,has_vocabulary, id_source) VALUES(68,'1346 City Down Under. Living in Melbourne','https://elllo.org/english/1301/T1346-Shirley-Melbourne.htm','Shirley talks about Melbourne.',NULL,3,true,true,false,true,true,1);" calcext:value-type="string">
            <text:p>INSERT INTO RESOURCE(id_resource, resource, url, description, comments, id_level, active,has_script,has_grammar,has_quiz,has_vocabulary, id_source) VALUES(68,'1346 City Down Under. Living in Melbourne','https://elllo.org/english/1301/T1346-Shirley-Melbourne.htm','Shirley talks about Melbourne.',NULL,3,true,true,false,true,true,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45 The Weekend.Weekend Work, Wildlife, and Art</text:p>
          </table:table-cell>
          <table:table-cell office:value-type="string" calcext:value-type="string">
            <text:p>https://elllo.org/english/1301/T1345-Shirley-Weekend.htm</text:p>
          </table:table-cell>
          <table:table-cell office:value-type="string" calcext:value-type="string">
            <text:p>Shirley talks about her weekend.</text:p>
          </table:table-cell>
          <table:table-cell/>
          <table:table-cell table:formula="of:=IF([.E69]=&quot;&quot;;&quot;NULL&quot;;CONCATENATE(&quot;'&quot;;[.E6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69];&quot;,'&quot;;SUBSTITUTE([.B69];&quot;'&quot;;&quot;''&quot;);&quot;','&quot;;SUBSTITUTE([.C69];&quot;'&quot;;&quot;''&quot;);&quot;','&quot;;SUBSTITUTE([.D69];&quot;'&quot;;&quot;''&quot;);&quot;',&quot;;SUBSTITUTE([.F69];&quot;'&quot;;&quot;''&quot;);&quot;,&quot;;[.G69];&quot;,&quot;;[.H69];&quot;,&quot;;[.I69];&quot;,&quot;;[.J69];&quot;,&quot;;[.K69];&quot;,&quot;;[.L69];&quot;,&quot;;[.M69];&quot;);&quot;)" office:value-type="string" office:string-value="INSERT INTO RESOURCE(id_resource, resource, url, description, comments, id_level, active,has_script,has_grammar,has_quiz,has_vocabulary, id_source) VALUES(69,'1345 The Weekend.Weekend Work, Wildlife, and Art','https://elllo.org/english/1301/T1345-Shirley-Weekend.htm','Shirley talks about her weekend.',NULL,3,true,true,false,true,true,1);" calcext:value-type="string">
            <text:p>INSERT INTO RESOURCE(id_resource, resource, url, description, comments, id_level, active,has_script,has_grammar,has_quiz,has_vocabulary, id_source) VALUES(69,'1345 The Weekend.Weekend Work, Wildlife, and Art','https://elllo.org/english/1301/T1345-Shirley-Weekend.htm','Shirley talks about her weekend.',NULL,3,true,true,false,true,true,1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04 When in Portugal. Travel Tips For Portugal</text:p>
          </table:table-cell>
          <table:table-cell office:value-type="string" calcext:value-type="string">
            <text:p>https://elllo.org/english/1301/T1304-Ana-PortugalTips.htm</text:p>
          </table:table-cell>
          <table:table-cell office:value-type="string" calcext:value-type="string">
            <text:p>Things to do in Portugal.</text:p>
          </table:table-cell>
          <table:table-cell/>
          <table:table-cell table:formula="of:=IF([.E70]=&quot;&quot;;&quot;NULL&quot;;CONCATENATE(&quot;'&quot;;[.E7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0];&quot;,'&quot;;SUBSTITUTE([.B70];&quot;'&quot;;&quot;''&quot;);&quot;','&quot;;SUBSTITUTE([.C70];&quot;'&quot;;&quot;''&quot;);&quot;','&quot;;SUBSTITUTE([.D70];&quot;'&quot;;&quot;''&quot;);&quot;',&quot;;SUBSTITUTE([.F70];&quot;'&quot;;&quot;''&quot;);&quot;,&quot;;[.G70];&quot;,&quot;;[.H70];&quot;,&quot;;[.I70];&quot;,&quot;;[.J70];&quot;,&quot;;[.K70];&quot;,&quot;;[.L70];&quot;,&quot;;[.M70];&quot;);&quot;)" office:value-type="string" office:string-value="INSERT INTO RESOURCE(id_resource, resource, url, description, comments, id_level, active,has_script,has_grammar,has_quiz,has_vocabulary, id_source) VALUES(70,'1304 When in Portugal. Travel Tips For Portugal','https://elllo.org/english/1301/T1304-Ana-PortugalTips.htm','Things to do in Portugal.',NULL,3,true,true,false,true,true,1);" calcext:value-type="string">
            <text:p>INSERT INTO RESOURCE(id_resource, resource, url, description, comments, id_level, active,has_script,has_grammar,has_quiz,has_vocabulary, id_source) VALUES(70,'1304 When in Portugal. Travel Tips For Portugal','https://elllo.org/english/1301/T1304-Ana-PortugalTips.htm','Things to do in Portugal.',NULL,3,true,true,false,true,true,1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303 Life in Portugal</text:p>
          </table:table-cell>
          <table:table-cell office:value-type="string" calcext:value-type="string">
            <text:p>https://elllo.org/english/1301/T1303-Ana-Portugal.htm</text:p>
          </table:table-cell>
          <table:table-cell office:value-type="string" calcext:value-type="string">
            <text:p>Food, life and weather.</text:p>
          </table:table-cell>
          <table:table-cell/>
          <table:table-cell table:formula="of:=IF([.E71]=&quot;&quot;;&quot;NULL&quot;;CONCATENATE(&quot;'&quot;;[.E7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1];&quot;,'&quot;;SUBSTITUTE([.B71];&quot;'&quot;;&quot;''&quot;);&quot;','&quot;;SUBSTITUTE([.C71];&quot;'&quot;;&quot;''&quot;);&quot;','&quot;;SUBSTITUTE([.D71];&quot;'&quot;;&quot;''&quot;);&quot;',&quot;;SUBSTITUTE([.F71];&quot;'&quot;;&quot;''&quot;);&quot;,&quot;;[.G71];&quot;,&quot;;[.H71];&quot;,&quot;;[.I71];&quot;,&quot;;[.J71];&quot;,&quot;;[.K71];&quot;,&quot;;[.L71];&quot;,&quot;;[.M71];&quot;);&quot;)" office:value-type="string" office:string-value="INSERT INTO RESOURCE(id_resource, resource, url, description, comments, id_level, active,has_script,has_grammar,has_quiz,has_vocabulary, id_source) VALUES(71,'1303 Life in Portugal','https://elllo.org/english/1301/T1303-Ana-Portugal.htm','Food, life and weather.',NULL,3,true,true,false,true,true,1);" calcext:value-type="string">
            <text:p>INSERT INTO RESOURCE(id_resource, resource, url, description, comments, id_level, active,has_script,has_grammar,has_quiz,has_vocabulary, id_source) VALUES(71,'1303 Life in Portugal','https://elllo.org/english/1301/T1303-Ana-Portugal.htm','Food, life and weather.',NULL,3,true,true,false,true,true,1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19 Hawaii</text:p>
          </table:table-cell>
          <table:table-cell office:value-type="string" calcext:value-type="string">
            <text:p>https://elllo.org/english/1001/1019-Ron-Hawaii.htm</text:p>
          </table:table-cell>
          <table:table-cell office:value-type="string" calcext:value-type="string">
            <text:p>What makes Hawaii so special.</text:p>
          </table:table-cell>
          <table:table-cell/>
          <table:table-cell table:formula="of:=IF([.E72]=&quot;&quot;;&quot;NULL&quot;;CONCATENATE(&quot;'&quot;;[.E7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2];&quot;,'&quot;;SUBSTITUTE([.B72];&quot;'&quot;;&quot;''&quot;);&quot;','&quot;;SUBSTITUTE([.C72];&quot;'&quot;;&quot;''&quot;);&quot;','&quot;;SUBSTITUTE([.D72];&quot;'&quot;;&quot;''&quot;);&quot;',&quot;;SUBSTITUTE([.F72];&quot;'&quot;;&quot;''&quot;);&quot;,&quot;;[.G72];&quot;,&quot;;[.H72];&quot;,&quot;;[.I72];&quot;,&quot;;[.J72];&quot;,&quot;;[.K72];&quot;,&quot;;[.L72];&quot;,&quot;;[.M72];&quot;);&quot;)" office:value-type="string" office:string-value="INSERT INTO RESOURCE(id_resource, resource, url, description, comments, id_level, active,has_script,has_grammar,has_quiz,has_vocabulary, id_source) VALUES(72,'1019 Hawaii','https://elllo.org/english/1001/1019-Ron-Hawaii.htm','What makes Hawaii so special.',NULL,3,true,true,false,true,true,1);" calcext:value-type="string">
            <text:p>INSERT INTO RESOURCE(id_resource, resource, url, description, comments, id_level, active,has_script,has_grammar,has_quiz,has_vocabulary, id_source) VALUES(72,'1019 Hawaii','https://elllo.org/english/1001/1019-Ron-Hawaii.htm','What makes Hawaii so special.',NULL,3,true,true,false,true,true,1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40 Ron's Favorites Foods</text:p>
          </table:table-cell>
          <table:table-cell office:value-type="string" calcext:value-type="string">
            <text:p>https://elllo.org/english/0901/T940-Ron-Food.htm</text:p>
          </table:table-cell>
          <table:table-cell office:value-type="string" calcext:value-type="string">
            <text:p>Foods Ron loves to eat.</text:p>
          </table:table-cell>
          <table:table-cell/>
          <table:table-cell table:formula="of:=IF([.E73]=&quot;&quot;;&quot;NULL&quot;;CONCATENATE(&quot;'&quot;;[.E7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3];&quot;,'&quot;;SUBSTITUTE([.B73];&quot;'&quot;;&quot;''&quot;);&quot;','&quot;;SUBSTITUTE([.C73];&quot;'&quot;;&quot;''&quot;);&quot;','&quot;;SUBSTITUTE([.D73];&quot;'&quot;;&quot;''&quot;);&quot;',&quot;;SUBSTITUTE([.F73];&quot;'&quot;;&quot;''&quot;);&quot;,&quot;;[.G73];&quot;,&quot;;[.H73];&quot;,&quot;;[.I73];&quot;,&quot;;[.J73];&quot;,&quot;;[.K73];&quot;,&quot;;[.L73];&quot;,&quot;;[.M73];&quot;);&quot;)" office:value-type="string" office:string-value="INSERT INTO RESOURCE(id_resource, resource, url, description, comments, id_level, active,has_script,has_grammar,has_quiz,has_vocabulary, id_source) VALUES(73,'940 Ron''s Favorites Foods','https://elllo.org/english/0901/T940-Ron-Food.htm','Foods Ron loves to eat.',NULL,3,true,true,false,true,true,1);" calcext:value-type="string">
            <text:p>INSERT INTO RESOURCE(id_resource, resource, url, description, comments, id_level, active,has_script,has_grammar,has_quiz,has_vocabulary, id_source) VALUES(73,'940 Ron''s Favorites Foods','https://elllo.org/english/0901/T940-Ron-Food.htm','Foods Ron loves to eat.',NULL,3,true,true,false,true,true,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39 Mari's Favorite Foods</text:p>
          </table:table-cell>
          <table:table-cell office:value-type="string" calcext:value-type="string">
            <text:p>https://elllo.org/english/0901/T939-Mari-Food.htm</text:p>
          </table:table-cell>
          <table:table-cell office:value-type="string" calcext:value-type="string">
            <text:p>Foods Mari loves to eat.</text:p>
          </table:table-cell>
          <table:table-cell/>
          <table:table-cell table:formula="of:=IF([.E74]=&quot;&quot;;&quot;NULL&quot;;CONCATENATE(&quot;'&quot;;[.E7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4];&quot;,'&quot;;SUBSTITUTE([.B74];&quot;'&quot;;&quot;''&quot;);&quot;','&quot;;SUBSTITUTE([.C74];&quot;'&quot;;&quot;''&quot;);&quot;','&quot;;SUBSTITUTE([.D74];&quot;'&quot;;&quot;''&quot;);&quot;',&quot;;SUBSTITUTE([.F74];&quot;'&quot;;&quot;''&quot;);&quot;,&quot;;[.G74];&quot;,&quot;;[.H74];&quot;,&quot;;[.I74];&quot;,&quot;;[.J74];&quot;,&quot;;[.K74];&quot;,&quot;;[.L74];&quot;,&quot;;[.M74];&quot;);&quot;)" office:value-type="string" office:string-value="INSERT INTO RESOURCE(id_resource, resource, url, description, comments, id_level, active,has_script,has_grammar,has_quiz,has_vocabulary, id_source) VALUES(74,'939 Mari''s Favorite Foods','https://elllo.org/english/0901/T939-Mari-Food.htm','Foods Mari loves to eat.',NULL,3,true,true,false,true,true,1);" calcext:value-type="string">
            <text:p>INSERT INTO RESOURCE(id_resource, resource, url, description, comments, id_level, active,has_script,has_grammar,has_quiz,has_vocabulary, id_source) VALUES(74,'939 Mari''s Favorite Foods','https://elllo.org/english/0901/T939-Mari-Food.htm','Foods Mari loves to eat.',NULL,3,true,true,false,true,true,1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31 Middle School</text:p>
          </table:table-cell>
          <table:table-cell office:value-type="string" calcext:value-type="string">
            <text:p>https://elllo.org/english/0901/T931-Naomi-School.htm</text:p>
          </table:table-cell>
          <table:table-cell office:value-type="string" calcext:value-type="string">
            <text:p>Daily life in middle school.</text:p>
          </table:table-cell>
          <table:table-cell/>
          <table:table-cell table:formula="of:=IF([.E75]=&quot;&quot;;&quot;NULL&quot;;CONCATENATE(&quot;'&quot;;[.E7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5];&quot;,'&quot;;SUBSTITUTE([.B75];&quot;'&quot;;&quot;''&quot;);&quot;','&quot;;SUBSTITUTE([.C75];&quot;'&quot;;&quot;''&quot;);&quot;','&quot;;SUBSTITUTE([.D75];&quot;'&quot;;&quot;''&quot;);&quot;',&quot;;SUBSTITUTE([.F75];&quot;'&quot;;&quot;''&quot;);&quot;,&quot;;[.G75];&quot;,&quot;;[.H75];&quot;,&quot;;[.I75];&quot;,&quot;;[.J75];&quot;,&quot;;[.K75];&quot;,&quot;;[.L75];&quot;,&quot;;[.M75];&quot;);&quot;)" office:value-type="string" office:string-value="INSERT INTO RESOURCE(id_resource, resource, url, description, comments, id_level, active,has_script,has_grammar,has_quiz,has_vocabulary, id_source) VALUES(75,'931 Middle School','https://elllo.org/english/0901/T931-Naomi-School.htm','Daily life in middle school.',NULL,3,true,true,false,true,true,1);" calcext:value-type="string">
            <text:p>INSERT INTO RESOURCE(id_resource, resource, url, description, comments, id_level, active,has_script,has_grammar,has_quiz,has_vocabulary, id_source) VALUES(75,'931 Middle School','https://elllo.org/english/0901/T931-Naomi-School.htm','Daily life in middle school.',NULL,3,true,true,false,true,true,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28 Free Time</text:p>
          </table:table-cell>
          <table:table-cell office:value-type="string" calcext:value-type="string">
            <text:p>https://elllo.org/english/0901/T928-Naomi-FreeTime.htm</text:p>
          </table:table-cell>
          <table:table-cell office:value-type="string" calcext:value-type="string">
            <text:p>Naomi's ree time activities.</text:p>
          </table:table-cell>
          <table:table-cell/>
          <table:table-cell table:formula="of:=IF([.E76]=&quot;&quot;;&quot;NULL&quot;;CONCATENATE(&quot;'&quot;;[.E7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6];&quot;,'&quot;;SUBSTITUTE([.B76];&quot;'&quot;;&quot;''&quot;);&quot;','&quot;;SUBSTITUTE([.C76];&quot;'&quot;;&quot;''&quot;);&quot;','&quot;;SUBSTITUTE([.D76];&quot;'&quot;;&quot;''&quot;);&quot;',&quot;;SUBSTITUTE([.F76];&quot;'&quot;;&quot;''&quot;);&quot;,&quot;;[.G76];&quot;,&quot;;[.H76];&quot;,&quot;;[.I76];&quot;,&quot;;[.J76];&quot;,&quot;;[.K76];&quot;,&quot;;[.L76];&quot;,&quot;;[.M76];&quot;);&quot;)" office:value-type="string" office:string-value="INSERT INTO RESOURCE(id_resource, resource, url, description, comments, id_level, active,has_script,has_grammar,has_quiz,has_vocabulary, id_source) VALUES(76,'928 Free Time','https://elllo.org/english/0901/T928-Naomi-FreeTime.htm','Naomi''s ree time activities.',NULL,3,true,true,false,true,true,1);" calcext:value-type="string">
            <text:p>INSERT INTO RESOURCE(id_resource, resource, url, description, comments, id_level, active,has_script,has_grammar,has_quiz,has_vocabulary, id_source) VALUES(76,'928 Free Time','https://elllo.org/english/0901/T928-Naomi-FreeTime.htm','Naomi''s ree time activities.',NULL,3,true,true,false,true,true,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27 Net Ball</text:p>
          </table:table-cell>
          <table:table-cell office:value-type="string" calcext:value-type="string">
            <text:p>https://elllo.org/english/0901/T927-Naomi-Netball.htm</text:p>
          </table:table-cell>
          <table:table-cell office:value-type="string" calcext:value-type="string">
            <text:p>Naomi talks about sport.</text:p>
          </table:table-cell>
          <table:table-cell/>
          <table:table-cell table:formula="of:=IF([.E77]=&quot;&quot;;&quot;NULL&quot;;CONCATENATE(&quot;'&quot;;[.E7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7];&quot;,'&quot;;SUBSTITUTE([.B77];&quot;'&quot;;&quot;''&quot;);&quot;','&quot;;SUBSTITUTE([.C77];&quot;'&quot;;&quot;''&quot;);&quot;','&quot;;SUBSTITUTE([.D77];&quot;'&quot;;&quot;''&quot;);&quot;',&quot;;SUBSTITUTE([.F77];&quot;'&quot;;&quot;''&quot;);&quot;,&quot;;[.G77];&quot;,&quot;;[.H77];&quot;,&quot;;[.I77];&quot;,&quot;;[.J77];&quot;,&quot;;[.K77];&quot;,&quot;;[.L77];&quot;,&quot;;[.M77];&quot;);&quot;)" office:value-type="string" office:string-value="INSERT INTO RESOURCE(id_resource, resource, url, description, comments, id_level, active,has_script,has_grammar,has_quiz,has_vocabulary, id_source) VALUES(77,'927 Net Ball','https://elllo.org/english/0901/T927-Naomi-Netball.htm','Naomi talks about sport.',NULL,3,true,true,false,true,true,1);" calcext:value-type="string">
            <text:p>INSERT INTO RESOURCE(id_resource, resource, url, description, comments, id_level, active,has_script,has_grammar,has_quiz,has_vocabulary, id_source) VALUES(77,'927 Net Ball','https://elllo.org/english/0901/T927-Naomi-Netball.htm','Naomi talks about sport.',NULL,3,true,true,false,true,true,1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﻿918 Mari's Media Choices</text:p>
          </table:table-cell>
          <table:table-cell office:value-type="string" calcext:value-type="string">
            <text:p>https://elllo.org/english/0901/T918-Mari-Media.htm</text:p>
          </table:table-cell>
          <table:table-cell office:value-type="string" calcext:value-type="string">
            <text:p>Mari's talks about media.</text:p>
          </table:table-cell>
          <table:table-cell/>
          <table:table-cell table:formula="of:=IF([.E78]=&quot;&quot;;&quot;NULL&quot;;CONCATENATE(&quot;'&quot;;[.E7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8];&quot;,'&quot;;SUBSTITUTE([.B78];&quot;'&quot;;&quot;''&quot;);&quot;','&quot;;SUBSTITUTE([.C78];&quot;'&quot;;&quot;''&quot;);&quot;','&quot;;SUBSTITUTE([.D78];&quot;'&quot;;&quot;''&quot;);&quot;',&quot;;SUBSTITUTE([.F78];&quot;'&quot;;&quot;''&quot;);&quot;,&quot;;[.G78];&quot;,&quot;;[.H78];&quot;,&quot;;[.I78];&quot;,&quot;;[.J78];&quot;,&quot;;[.K78];&quot;,&quot;;[.L78];&quot;,&quot;;[.M78];&quot;);&quot;)" office:value-type="string" office:string-value="INSERT INTO RESOURCE(id_resource, resource, url, description, comments, id_level, active,has_script,has_grammar,has_quiz,has_vocabulary, id_source) VALUES(78,'﻿918 Mari''s Media Choices','https://elllo.org/english/0901/T918-Mari-Media.htm','Mari''s talks about media.',NULL,3,true,true,false,true,true,1);" calcext:value-type="string">
            <text:p>INSERT INTO RESOURCE(id_resource, resource, url, description, comments, id_level, active,has_script,has_grammar,has_quiz,has_vocabulary, id_source) VALUES(78,'﻿918 Mari''s Media Choices','https://elllo.org/english/0901/T918-Mari-Media.htm','Mari''s talks about media.',NULL,3,true,true,false,true,true,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17 Ron's Media Choices</text:p>
          </table:table-cell>
          <table:table-cell office:value-type="string" calcext:value-type="string">
            <text:p>https://elllo.org/english/0901/T917-Ron-Media.htm</text:p>
          </table:table-cell>
          <table:table-cell office:value-type="string" calcext:value-type="string">
            <text:p>Ron talks about media.</text:p>
          </table:table-cell>
          <table:table-cell/>
          <table:table-cell table:formula="of:=IF([.E79]=&quot;&quot;;&quot;NULL&quot;;CONCATENATE(&quot;'&quot;;[.E7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79];&quot;,'&quot;;SUBSTITUTE([.B79];&quot;'&quot;;&quot;''&quot;);&quot;','&quot;;SUBSTITUTE([.C79];&quot;'&quot;;&quot;''&quot;);&quot;','&quot;;SUBSTITUTE([.D79];&quot;'&quot;;&quot;''&quot;);&quot;',&quot;;SUBSTITUTE([.F79];&quot;'&quot;;&quot;''&quot;);&quot;,&quot;;[.G79];&quot;,&quot;;[.H79];&quot;,&quot;;[.I79];&quot;,&quot;;[.J79];&quot;,&quot;;[.K79];&quot;,&quot;;[.L79];&quot;,&quot;;[.M79];&quot;);&quot;)" office:value-type="string" office:string-value="INSERT INTO RESOURCE(id_resource, resource, url, description, comments, id_level, active,has_script,has_grammar,has_quiz,has_vocabulary, id_source) VALUES(79,'917 Ron''s Media Choices','https://elllo.org/english/0901/T917-Ron-Media.htm','Ron talks about media.',NULL,3,true,true,false,true,true,1);" calcext:value-type="string">
            <text:p>INSERT INTO RESOURCE(id_resource, resource, url, description, comments, id_level, active,has_script,has_grammar,has_quiz,has_vocabulary, id_source) VALUES(79,'917 Ron''s Media Choices','https://elllo.org/english/0901/T917-Ron-Media.htm','Ron talks about media.',NULL,3,true,true,false,true,true,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16 Mari's Abilities</text:p>
          </table:table-cell>
          <table:table-cell office:value-type="string" calcext:value-type="string">
            <text:p>https://elllo.org/english/0901/T916-Mari-Ability.htm</text:p>
          </table:table-cell>
          <table:table-cell office:value-type="string" calcext:value-type="string">
            <text:p>Mari talks about her abilities.</text:p>
          </table:table-cell>
          <table:table-cell/>
          <table:table-cell table:formula="of:=IF([.E80]=&quot;&quot;;&quot;NULL&quot;;CONCATENATE(&quot;'&quot;;[.E8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0];&quot;,'&quot;;SUBSTITUTE([.B80];&quot;'&quot;;&quot;''&quot;);&quot;','&quot;;SUBSTITUTE([.C80];&quot;'&quot;;&quot;''&quot;);&quot;','&quot;;SUBSTITUTE([.D80];&quot;'&quot;;&quot;''&quot;);&quot;',&quot;;SUBSTITUTE([.F80];&quot;'&quot;;&quot;''&quot;);&quot;,&quot;;[.G80];&quot;,&quot;;[.H80];&quot;,&quot;;[.I80];&quot;,&quot;;[.J80];&quot;,&quot;;[.K80];&quot;,&quot;;[.L80];&quot;,&quot;;[.M80];&quot;);&quot;)" office:value-type="string" office:string-value="INSERT INTO RESOURCE(id_resource, resource, url, description, comments, id_level, active,has_script,has_grammar,has_quiz,has_vocabulary, id_source) VALUES(80,'916 Mari''s Abilities','https://elllo.org/english/0901/T916-Mari-Ability.htm','Mari talks about her abilities.',NULL,3,true,true,false,true,true,1);" calcext:value-type="string">
            <text:p>INSERT INTO RESOURCE(id_resource, resource, url, description, comments, id_level, active,has_script,has_grammar,has_quiz,has_vocabulary, id_source) VALUES(80,'916 Mari''s Abilities','https://elllo.org/english/0901/T916-Mari-Ability.htm','Mari talks about her abilities.',NULL,3,true,true,false,true,true,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15 Ron's Abilities</text:p>
          </table:table-cell>
          <table:table-cell office:value-type="string" calcext:value-type="string">
            <text:p>https://elllo.org/english/0901/T915-Ron-Ability.htm</text:p>
          </table:table-cell>
          <table:table-cell office:value-type="string" calcext:value-type="string">
            <text:p>Ron talks about abilities.</text:p>
          </table:table-cell>
          <table:table-cell/>
          <table:table-cell table:formula="of:=IF([.E81]=&quot;&quot;;&quot;NULL&quot;;CONCATENATE(&quot;'&quot;;[.E8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1];&quot;,'&quot;;SUBSTITUTE([.B81];&quot;'&quot;;&quot;''&quot;);&quot;','&quot;;SUBSTITUTE([.C81];&quot;'&quot;;&quot;''&quot;);&quot;','&quot;;SUBSTITUTE([.D81];&quot;'&quot;;&quot;''&quot;);&quot;',&quot;;SUBSTITUTE([.F81];&quot;'&quot;;&quot;''&quot;);&quot;,&quot;;[.G81];&quot;,&quot;;[.H81];&quot;,&quot;;[.I81];&quot;,&quot;;[.J81];&quot;,&quot;;[.K81];&quot;,&quot;;[.L81];&quot;,&quot;;[.M81];&quot;);&quot;)" office:value-type="string" office:string-value="INSERT INTO RESOURCE(id_resource, resource, url, description, comments, id_level, active,has_script,has_grammar,has_quiz,has_vocabulary, id_source) VALUES(81,'915 Ron''s Abilities','https://elllo.org/english/0901/T915-Ron-Ability.htm','Ron talks about abilities.',NULL,3,true,true,false,true,true,1);" calcext:value-type="string">
            <text:p>INSERT INTO RESOURCE(id_resource, resource, url, description, comments, id_level, active,has_script,has_grammar,has_quiz,has_vocabulary, id_source) VALUES(81,'915 Ron''s Abilities','https://elllo.org/english/0901/T915-Ron-Ability.htm','Ron talks about abilities.',NULL,3,true,true,false,true,true,1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01 Do for emphasis. I do speak Spanish!</text:p>
          </table:table-cell>
          <table:table-cell office:value-type="string" calcext:value-type="string">
            <text:p>https://elllo.org/english/grammar/L4-01-Do-Emphasis.htm</text:p>
          </table:table-cell>
          <table:table-cell office:value-type="string" calcext:value-type="string">
            <text:p>Two people share langaues they do and don't speak.</text:p>
          </table:table-cell>
          <table:table-cell/>
          <table:table-cell table:formula="of:=IF([.E82]=&quot;&quot;;&quot;NULL&quot;;CONCATENATE(&quot;'&quot;;[.E8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2];&quot;,'&quot;;SUBSTITUTE([.B82];&quot;'&quot;;&quot;''&quot;);&quot;','&quot;;SUBSTITUTE([.C82];&quot;'&quot;;&quot;''&quot;);&quot;','&quot;;SUBSTITUTE([.D82];&quot;'&quot;;&quot;''&quot;);&quot;',&quot;;SUBSTITUTE([.F82];&quot;'&quot;;&quot;''&quot;);&quot;,&quot;;[.G82];&quot;,&quot;;[.H82];&quot;,&quot;;[.I82];&quot;,&quot;;[.J82];&quot;,&quot;;[.K82];&quot;,&quot;;[.L82];&quot;,&quot;;[.M82];&quot;);&quot;)" office:value-type="string" office:string-value="INSERT INTO RESOURCE(id_resource, resource, url, description, comments, id_level, active,has_script,has_grammar,has_quiz,has_vocabulary, id_source) VALUES(82,'4.01 Do for emphasis. I do speak Spanish!','https://elllo.org/english/grammar/L4-01-Do-Emphasis.htm','Two people share langaues they do and don''t speak.',NULL,4,true,true,true,true,false,1);" calcext:value-type="string">
            <text:p>INSERT INTO RESOURCE(id_resource, resource, url, description, comments, id_level, active,has_script,has_grammar,has_quiz,has_vocabulary, id_source) VALUES(82,'4.01 Do for emphasis. I do speak Spanish!','https://elllo.org/english/grammar/L4-01-Do-Emphasis.htm','Two people share langaues they do and don''t speak.',NULL,4,true,true,true,true,false,1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.02 Causative Verbs. Job Duties</text:p>
          </table:table-cell>
          <table:table-cell office:value-type="string" calcext:value-type="string">
            <text:p>https://elllo.org/english/grammar/L4-02-Causative-Verb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3]=&quot;&quot;;&quot;NULL&quot;;CONCATENATE(&quot;'&quot;;[.E8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3];&quot;,'&quot;;SUBSTITUTE([.B83];&quot;'&quot;;&quot;''&quot;);&quot;','&quot;;SUBSTITUTE([.C83];&quot;'&quot;;&quot;''&quot;);&quot;','&quot;;SUBSTITUTE([.D83];&quot;'&quot;;&quot;''&quot;);&quot;',&quot;;SUBSTITUTE([.F83];&quot;'&quot;;&quot;''&quot;);&quot;,&quot;;[.G83];&quot;,&quot;;[.H83];&quot;,&quot;;[.I83];&quot;,&quot;;[.J83];&quot;,&quot;;[.K83];&quot;,&quot;;[.L83];&quot;,&quot;;[.M83];&quot;);&quot;)" office:value-type="string" office:string-value="INSERT INTO RESOURCE(id_resource, resource, url, description, comments, id_level, active,has_script,has_grammar,has_quiz,has_vocabulary, id_source) VALUES(83,'4.02 Causative Verbs. Job Duties','https://elllo.org/english/grammar/L4-02-Causative-Verbs.htm','Sarah gives job tips for working for the U.S. State Department.',NULL,4,true,true,true,true,false,1);" calcext:value-type="string">
            <text:p>INSERT INTO RESOURCE(id_resource, resource, url, description, comments, id_level, active,has_script,has_grammar,has_quiz,has_vocabulary, id_source) VALUES(83,'4.02 Causative Verbs. Job Duties','https://elllo.org/english/grammar/L4-02-Causative-Verbs.htm','Sarah gives job tips for working for the U.S. State Department.',NULL,4,true,true,true,true,false,1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.03 Used to. Life Way Back When</text:p>
          </table:table-cell>
          <table:table-cell office:value-type="string" calcext:value-type="string">
            <text:p>https://elllo.org/english/grammar/L4-03-Used-To.htm</text:p>
          </table:table-cell>
          <table:table-cell office:value-type="string" calcext:value-type="string">
            <text:p>Two people talk about how life was different not long ago.</text:p>
          </table:table-cell>
          <table:table-cell/>
          <table:table-cell table:formula="of:=IF([.E84]=&quot;&quot;;&quot;NULL&quot;;CONCATENATE(&quot;'&quot;;[.E8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4];&quot;,'&quot;;SUBSTITUTE([.B84];&quot;'&quot;;&quot;''&quot;);&quot;','&quot;;SUBSTITUTE([.C84];&quot;'&quot;;&quot;''&quot;);&quot;','&quot;;SUBSTITUTE([.D84];&quot;'&quot;;&quot;''&quot;);&quot;',&quot;;SUBSTITUTE([.F84];&quot;'&quot;;&quot;''&quot;);&quot;,&quot;;[.G84];&quot;,&quot;;[.H84];&quot;,&quot;;[.I84];&quot;,&quot;;[.J84];&quot;,&quot;;[.K84];&quot;,&quot;;[.L84];&quot;,&quot;;[.M84];&quot;);&quot;)" office:value-type="string" office:string-value="INSERT INTO RESOURCE(id_resource, resource, url, description, comments, id_level, active,has_script,has_grammar,has_quiz,has_vocabulary, id_source) VALUES(84,'4.03 Used to. Life Way Back When','https://elllo.org/english/grammar/L4-03-Used-To.htm','Two people talk about how life was different not long ago.',NULL,4,true,true,true,true,false,1);" calcext:value-type="string">
            <text:p>INSERT INTO RESOURCE(id_resource, resource, url, description, comments, id_level, active,has_script,has_grammar,has_quiz,has_vocabulary, id_source) VALUES(84,'4.03 Used to. Life Way Back When','https://elllo.org/english/grammar/L4-03-Used-To.htm','Two people talk about how life was different not long ago.',NULL,4,true,true,true,true,false,1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.04 Would - Past Tense. Valentine's Day Memories</text:p>
          </table:table-cell>
          <table:table-cell office:value-type="string" calcext:value-type="string">
            <text:p>https://elllo.org/english/grammar/L4-04-Would-Past.htm</text:p>
          </table:table-cell>
          <table:table-cell office:value-type="string" calcext:value-type="string">
            <text:p>Mel and Doron disucss a romantic holiday for kids.</text:p>
          </table:table-cell>
          <table:table-cell/>
          <table:table-cell table:formula="of:=IF([.E85]=&quot;&quot;;&quot;NULL&quot;;CONCATENATE(&quot;'&quot;;[.E8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5];&quot;,'&quot;;SUBSTITUTE([.B85];&quot;'&quot;;&quot;''&quot;);&quot;','&quot;;SUBSTITUTE([.C85];&quot;'&quot;;&quot;''&quot;);&quot;','&quot;;SUBSTITUTE([.D85];&quot;'&quot;;&quot;''&quot;);&quot;',&quot;;SUBSTITUTE([.F85];&quot;'&quot;;&quot;''&quot;);&quot;,&quot;;[.G85];&quot;,&quot;;[.H85];&quot;,&quot;;[.I85];&quot;,&quot;;[.J85];&quot;,&quot;;[.K85];&quot;,&quot;;[.L85];&quot;,&quot;;[.M85];&quot;);&quot;)" office:value-type="string" office:string-value="INSERT INTO RESOURCE(id_resource, resource, url, description, comments, id_level, active,has_script,has_grammar,has_quiz,has_vocabulary, id_source) VALUES(85,'4.04 Would - Past Tense. Valentine''s Day Memories','https://elllo.org/english/grammar/L4-04-Would-Past.htm','Mel and Doron disucss a romantic holiday for kids.',NULL,4,true,true,true,true,false,1);" calcext:value-type="string">
            <text:p>INSERT INTO RESOURCE(id_resource, resource, url, description, comments, id_level, active,has_script,has_grammar,has_quiz,has_vocabulary, id_source) VALUES(85,'4.04 Would - Past Tense. Valentine''s Day Memories','https://elllo.org/english/grammar/L4-04-Would-Past.htm','Mel and Doron disucss a romantic holiday for kids.',NULL,4,true,true,true,true,false,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.05 Should - Suggestions. Getting a Job with Uncle Sam</text:p>
          </table:table-cell>
          <table:table-cell office:value-type="string" calcext:value-type="string">
            <text:p>https://elllo.org/english/grammar/L4-05-Should-Suggestion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6]=&quot;&quot;;&quot;NULL&quot;;CONCATENATE(&quot;'&quot;;[.E8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6];&quot;,'&quot;;SUBSTITUTE([.B86];&quot;'&quot;;&quot;''&quot;);&quot;','&quot;;SUBSTITUTE([.C86];&quot;'&quot;;&quot;''&quot;);&quot;','&quot;;SUBSTITUTE([.D86];&quot;'&quot;;&quot;''&quot;);&quot;',&quot;;SUBSTITUTE([.F86];&quot;'&quot;;&quot;''&quot;);&quot;,&quot;;[.G86];&quot;,&quot;;[.H86];&quot;,&quot;;[.I86];&quot;,&quot;;[.J86];&quot;,&quot;;[.K86];&quot;,&quot;;[.L86];&quot;,&quot;;[.M86];&quot;);&quot;)" office:value-type="string" office:string-value="INSERT INTO RESOURCE(id_resource, resource, url, description, comments, id_level, active,has_script,has_grammar,has_quiz,has_vocabulary, id_source) VALUES(86,'4.05 Should - Suggestions. Getting a Job with Uncle Sam','https://elllo.org/english/grammar/L4-05-Should-Suggestions.htm','Sarah gives job tips for working for the U.S. State Department.',NULL,4,true,true,true,true,false,1);" calcext:value-type="string">
            <text:p>INSERT INTO RESOURCE(id_resource, resource, url, description, comments, id_level, active,has_script,has_grammar,has_quiz,has_vocabulary, id_source) VALUES(86,'4.05 Should - Suggestions. Getting a Job with Uncle Sam','https://elllo.org/english/grammar/L4-05-Should-Suggestions.htm','Sarah gives job tips for working for the U.S. State Department.',NULL,4,true,true,true,true,false,1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.06 Would like / Want to. What would you like to do?</text:p>
          </table:table-cell>
          <table:table-cell office:value-type="string" calcext:value-type="string">
            <text:p>https://elllo.org/english/grammar/L4-06-Would-like-Want.htm</text:p>
          </table:table-cell>
          <table:table-cell office:value-type="string" calcext:value-type="string">
            <text:p>Two people share what they would like to do in their life.</text:p>
          </table:table-cell>
          <table:table-cell/>
          <table:table-cell table:formula="of:=IF([.E87]=&quot;&quot;;&quot;NULL&quot;;CONCATENATE(&quot;'&quot;;[.E8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7];&quot;,'&quot;;SUBSTITUTE([.B87];&quot;'&quot;;&quot;''&quot;);&quot;','&quot;;SUBSTITUTE([.C87];&quot;'&quot;;&quot;''&quot;);&quot;','&quot;;SUBSTITUTE([.D87];&quot;'&quot;;&quot;''&quot;);&quot;',&quot;;SUBSTITUTE([.F87];&quot;'&quot;;&quot;''&quot;);&quot;,&quot;;[.G87];&quot;,&quot;;[.H87];&quot;,&quot;;[.I87];&quot;,&quot;;[.J87];&quot;,&quot;;[.K87];&quot;,&quot;;[.L87];&quot;,&quot;;[.M87];&quot;);&quot;)" office:value-type="string" office:string-value="INSERT INTO RESOURCE(id_resource, resource, url, description, comments, id_level, active,has_script,has_grammar,has_quiz,has_vocabulary, id_source) VALUES(87,'4.06 Would like / Want to. What would you like to do?','https://elllo.org/english/grammar/L4-06-Would-like-Want.htm','Two people share what they would like to do in their life.',NULL,4,true,true,true,true,false,1);" calcext:value-type="string">
            <text:p>INSERT INTO RESOURCE(id_resource, resource, url, description, comments, id_level, active,has_script,has_grammar,has_quiz,has_vocabulary, id_source) VALUES(87,'4.06 Would like / Want to. What would you like to do?','https://elllo.org/english/grammar/L4-06-Would-like-Want.htm','Two people share what they would like to do in their life.',NULL,4,true,true,true,true,false,1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.07 Present Perfect. How International are you?</text:p>
          </table:table-cell>
          <table:table-cell office:value-type="string" calcext:value-type="string">
            <text:p>https://elllo.org/english/grammar/L4-07-Present-Perfect-Experiences.htm</text:p>
          </table:table-cell>
          <table:table-cell office:value-type="string" calcext:value-type="string">
            <text:p>Expereinces with people, food and cultures, movies and more.</text:p>
          </table:table-cell>
          <table:table-cell/>
          <table:table-cell table:formula="of:=IF([.E88]=&quot;&quot;;&quot;NULL&quot;;CONCATENATE(&quot;'&quot;;[.E8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8];&quot;,'&quot;;SUBSTITUTE([.B88];&quot;'&quot;;&quot;''&quot;);&quot;','&quot;;SUBSTITUTE([.C88];&quot;'&quot;;&quot;''&quot;);&quot;','&quot;;SUBSTITUTE([.D88];&quot;'&quot;;&quot;''&quot;);&quot;',&quot;;SUBSTITUTE([.F88];&quot;'&quot;;&quot;''&quot;);&quot;,&quot;;[.G88];&quot;,&quot;;[.H88];&quot;,&quot;;[.I88];&quot;,&quot;;[.J88];&quot;,&quot;;[.K88];&quot;,&quot;;[.L88];&quot;,&quot;;[.M88];&quot;);&quot;)" office:value-type="string" office:string-value="INSERT INTO RESOURCE(id_resource, resource, url, description, comments, id_level, active,has_script,has_grammar,has_quiz,has_vocabulary, id_source) VALUES(88,'4.07 Present Perfect. How International are you?','https://elllo.org/english/grammar/L4-07-Present-Perfect-Experiences.htm','Expereinces with people, food and cultures, movies and more.',NULL,4,true,true,true,true,false,1);" calcext:value-type="string">
            <text:p>INSERT INTO RESOURCE(id_resource, resource, url, description, comments, id_level, active,has_script,has_grammar,has_quiz,has_vocabulary, id_source) VALUES(88,'4.07 Present Perfect. How International are you?','https://elllo.org/english/grammar/L4-07-Present-Perfect-Experiences.htm','Expereinces with people, food and cultures, movies and more.',NULL,4,true,true,true,true,false,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.08 Must, Have to, Need to. Meg has to move</text:p>
          </table:table-cell>
          <table:table-cell office:value-type="string" calcext:value-type="string">
            <text:p>https://elllo.org/english/grammar/L4-08-Modals-Obligation.htm</text:p>
          </table:table-cell>
          <table:table-cell office:value-type="string" calcext:value-type="string">
            <text:p>Meg is moving and talks about all the things she needs to do.</text:p>
          </table:table-cell>
          <table:table-cell/>
          <table:table-cell table:formula="of:=IF([.E89]=&quot;&quot;;&quot;NULL&quot;;CONCATENATE(&quot;'&quot;;[.E8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89];&quot;,'&quot;;SUBSTITUTE([.B89];&quot;'&quot;;&quot;''&quot;);&quot;','&quot;;SUBSTITUTE([.C89];&quot;'&quot;;&quot;''&quot;);&quot;','&quot;;SUBSTITUTE([.D89];&quot;'&quot;;&quot;''&quot;);&quot;',&quot;;SUBSTITUTE([.F89];&quot;'&quot;;&quot;''&quot;);&quot;,&quot;;[.G89];&quot;,&quot;;[.H89];&quot;,&quot;;[.I89];&quot;,&quot;;[.J89];&quot;,&quot;;[.K89];&quot;,&quot;;[.L89];&quot;,&quot;;[.M89];&quot;);&quot;)" office:value-type="string" office:string-value="INSERT INTO RESOURCE(id_resource, resource, url, description, comments, id_level, active,has_script,has_grammar,has_quiz,has_vocabulary, id_source) VALUES(89,'4.08 Must, Have to, Need to. Meg has to move','https://elllo.org/english/grammar/L4-08-Modals-Obligation.htm','Meg is moving and talks about all the things she needs to do.',NULL,4,true,true,true,true,false,1);" calcext:value-type="string">
            <text:p>INSERT INTO RESOURCE(id_resource, resource, url, description, comments, id_level, active,has_script,has_grammar,has_quiz,has_vocabulary, id_source) VALUES(89,'4.08 Must, Have to, Need to. Meg has to move','https://elllo.org/english/grammar/L4-08-Modals-Obligation.htm','Meg is moving and talks about all the things she needs to do.',NULL,4,true,true,true,true,false,1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.09 Zero Conditional. What to do when and if ...</text:p>
          </table:table-cell>
          <table:table-cell office:value-type="string" calcext:value-type="string">
            <text:p>https://elllo.org/english/grammar/L4-09-Zero-Conditionals.htm</text:p>
          </table:table-cell>
          <table:table-cell office:value-type="string" calcext:value-type="string">
            <text:p>Sarah and Todd share what they do in certain situations.</text:p>
          </table:table-cell>
          <table:table-cell/>
          <table:table-cell table:formula="of:=IF([.E90]=&quot;&quot;;&quot;NULL&quot;;CONCATENATE(&quot;'&quot;;[.E9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0];&quot;,'&quot;;SUBSTITUTE([.B90];&quot;'&quot;;&quot;''&quot;);&quot;','&quot;;SUBSTITUTE([.C90];&quot;'&quot;;&quot;''&quot;);&quot;','&quot;;SUBSTITUTE([.D90];&quot;'&quot;;&quot;''&quot;);&quot;',&quot;;SUBSTITUTE([.F90];&quot;'&quot;;&quot;''&quot;);&quot;,&quot;;[.G90];&quot;,&quot;;[.H90];&quot;,&quot;;[.I90];&quot;,&quot;;[.J90];&quot;,&quot;;[.K90];&quot;,&quot;;[.L90];&quot;,&quot;;[.M90];&quot;);&quot;)" office:value-type="string" office:string-value="INSERT INTO RESOURCE(id_resource, resource, url, description, comments, id_level, active,has_script,has_grammar,has_quiz,has_vocabulary, id_source) VALUES(90,'4.09 Zero Conditional. What to do when and if ...','https://elllo.org/english/grammar/L4-09-Zero-Conditionals.htm','Sarah and Todd share what they do in certain situations.',NULL,4,true,true,true,true,false,1);" calcext:value-type="string">
            <text:p>INSERT INTO RESOURCE(id_resource, resource, url, description, comments, id_level, active,has_script,has_grammar,has_quiz,has_vocabulary, id_source) VALUES(90,'4.09 Zero Conditional. What to do when and if ...','https://elllo.org/english/grammar/L4-09-Zero-Conditionals.htm','Sarah and Todd share what they do in certain situations.',NULL,4,true,true,true,true,false,1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.10 First Conditional. Class President</text:p>
          </table:table-cell>
          <table:table-cell office:value-type="string" calcext:value-type="string">
            <text:p>https://elllo.org/english/grammar/L4-10-First-Conditional.htm</text:p>
          </table:table-cell>
          <table:table-cell office:value-type="string" calcext:value-type="string">
            <text:p>Six students share what they will do if they are class president.</text:p>
          </table:table-cell>
          <table:table-cell/>
          <table:table-cell table:formula="of:=IF([.E91]=&quot;&quot;;&quot;NULL&quot;;CONCATENATE(&quot;'&quot;;[.E9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1];&quot;,'&quot;;SUBSTITUTE([.B91];&quot;'&quot;;&quot;''&quot;);&quot;','&quot;;SUBSTITUTE([.C91];&quot;'&quot;;&quot;''&quot;);&quot;','&quot;;SUBSTITUTE([.D91];&quot;'&quot;;&quot;''&quot;);&quot;',&quot;;SUBSTITUTE([.F91];&quot;'&quot;;&quot;''&quot;);&quot;,&quot;;[.G91];&quot;,&quot;;[.H91];&quot;,&quot;;[.I91];&quot;,&quot;;[.J91];&quot;,&quot;;[.K91];&quot;,&quot;;[.L91];&quot;,&quot;;[.M91];&quot;);&quot;)" office:value-type="string" office:string-value="INSERT INTO RESOURCE(id_resource, resource, url, description, comments, id_level, active,has_script,has_grammar,has_quiz,has_vocabulary, id_source) VALUES(91,'4.10 First Conditional. Class President','https://elllo.org/english/grammar/L4-10-First-Conditional.htm','Six students share what they will do if they are class president.',NULL,4,true,true,true,true,false,1);" calcext:value-type="string">
            <text:p>INSERT INTO RESOURCE(id_resource, resource, url, description, comments, id_level, active,has_script,has_grammar,has_quiz,has_vocabulary, id_source) VALUES(91,'4.10 First Conditional. Class President','https://elllo.org/english/grammar/L4-10-First-Conditional.htm','Six students share what they will do if they are class president.',NULL,4,true,true,true,true,false,1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470 Media - Then and Now</text:p>
          </table:table-cell>
          <table:table-cell office:value-type="string" calcext:value-type="string">
            <text:p>https://elllo.org/english/1451/1470-MegTodd-CompareMedia.htm</text:p>
          </table:table-cell>
          <table:table-cell office:value-type="string" calcext:value-type="string">
            <text:p>Comparing movies and news eras.</text:p>
          </table:table-cell>
          <table:table-cell/>
          <table:table-cell table:formula="of:=IF([.E92]=&quot;&quot;;&quot;NULL&quot;;CONCATENATE(&quot;'&quot;;[.E9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2];&quot;,'&quot;;SUBSTITUTE([.B92];&quot;'&quot;;&quot;''&quot;);&quot;','&quot;;SUBSTITUTE([.C92];&quot;'&quot;;&quot;''&quot;);&quot;','&quot;;SUBSTITUTE([.D92];&quot;'&quot;;&quot;''&quot;);&quot;',&quot;;SUBSTITUTE([.F92];&quot;'&quot;;&quot;''&quot;);&quot;,&quot;;[.G92];&quot;,&quot;;[.H92];&quot;,&quot;;[.I92];&quot;,&quot;;[.J92];&quot;,&quot;;[.K92];&quot;,&quot;;[.L92];&quot;,&quot;;[.M92];&quot;);&quot;)" office:value-type="string" office:string-value="INSERT INTO RESOURCE(id_resource, resource, url, description, comments, id_level, active,has_script,has_grammar,has_quiz,has_vocabulary, id_source) VALUES(92,'1470 Media - Then and Now','https://elllo.org/english/1451/1470-MegTodd-CompareMedia.htm','Comparing movies and news eras.',NULL,4,true,true,false,true,true,1);" calcext:value-type="string">
            <text:p>INSERT INTO RESOURCE(id_resource, resource, url, description, comments, id_level, active,has_script,has_grammar,has_quiz,has_vocabulary, id_source) VALUES(92,'1470 Media - Then and Now','https://elllo.org/english/1451/1470-MegTodd-CompareMedia.htm','Comparing movies and news eras.',NULL,4,true,true,false,true,true,1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62 Nepal Travel Tips</text:p>
          </table:table-cell>
          <table:table-cell office:value-type="string" calcext:value-type="string">
            <text:p>https://elllo.org/english/1451/1462-Jin-Nepal-Tips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93]=&quot;&quot;;&quot;NULL&quot;;CONCATENATE(&quot;'&quot;;[.E9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3];&quot;,'&quot;;SUBSTITUTE([.B93];&quot;'&quot;;&quot;''&quot;);&quot;','&quot;;SUBSTITUTE([.C93];&quot;'&quot;;&quot;''&quot;);&quot;','&quot;;SUBSTITUTE([.D93];&quot;'&quot;;&quot;''&quot;);&quot;',&quot;;SUBSTITUTE([.F93];&quot;'&quot;;&quot;''&quot;);&quot;,&quot;;[.G93];&quot;,&quot;;[.H93];&quot;,&quot;;[.I93];&quot;,&quot;;[.J93];&quot;,&quot;;[.K93];&quot;,&quot;;[.L93];&quot;,&quot;;[.M93];&quot;);&quot;)" office:value-type="string" office:string-value="INSERT INTO RESOURCE(id_resource, resource, url, description, comments, id_level, active,has_script,has_grammar,has_quiz,has_vocabulary, id_source) VALUES(93,'1462 Nepal Travel Tips','https://elllo.org/english/1451/1462-Jin-Nepal-Tips.htm','Katie takes a culture test.',NULL,4,true,true,false,true,true,1);" calcext:value-type="string">
            <text:p>INSERT INTO RESOURCE(id_resource, resource, url, description, comments, id_level, active,has_script,has_grammar,has_quiz,has_vocabulary, id_source) VALUES(93,'1462 Nepal Travel Tips','https://elllo.org/english/1451/1462-Jin-Nepal-Tips.htm','Katie takes a culture test.',NULL,4,true,true,false,true,true,1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461 Nepal by Region</text:p>
          </table:table-cell>
          <table:table-cell office:value-type="string" calcext:value-type="string">
            <text:p>https://elllo.org/english/1451/1461-Jin-Nepal.htm</text:p>
          </table:table-cell>
          <table:table-cell office:value-type="string" calcext:value-type="string">
            <text:p>Jin talks about Nepals different areas.</text:p>
          </table:table-cell>
          <table:table-cell/>
          <table:table-cell table:formula="of:=IF([.E94]=&quot;&quot;;&quot;NULL&quot;;CONCATENATE(&quot;'&quot;;[.E9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4];&quot;,'&quot;;SUBSTITUTE([.B94];&quot;'&quot;;&quot;''&quot;);&quot;','&quot;;SUBSTITUTE([.C94];&quot;'&quot;;&quot;''&quot;);&quot;','&quot;;SUBSTITUTE([.D94];&quot;'&quot;;&quot;''&quot;);&quot;',&quot;;SUBSTITUTE([.F94];&quot;'&quot;;&quot;''&quot;);&quot;,&quot;;[.G94];&quot;,&quot;;[.H94];&quot;,&quot;;[.I94];&quot;,&quot;;[.J94];&quot;,&quot;;[.K94];&quot;,&quot;;[.L94];&quot;,&quot;;[.M94];&quot;);&quot;)" office:value-type="string" office:string-value="INSERT INTO RESOURCE(id_resource, resource, url, description, comments, id_level, active,has_script,has_grammar,has_quiz,has_vocabulary, id_source) VALUES(94,'1461 Nepal by Region','https://elllo.org/english/1451/1461-Jin-Nepal.htm','Jin talks about Nepals different areas.',NULL,4,true,true,false,true,true,1);" calcext:value-type="string">
            <text:p>INSERT INTO RESOURCE(id_resource, resource, url, description, comments, id_level, active,has_script,has_grammar,has_quiz,has_vocabulary, id_source) VALUES(94,'1461 Nepal by Region','https://elllo.org/english/1451/1461-Jin-Nepal.htm','Jin talks about Nepals different areas.',NULL,4,true,true,false,true,true,1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448 The Right Age</text:p>
          </table:table-cell>
          <table:table-cell office:value-type="string" calcext:value-type="string">
            <text:p>https://elllo.org/english/1401/1448-Katie-Phone.htm</text:p>
          </table:table-cell>
          <table:table-cell office:value-type="string" calcext:value-type="string">
            <text:p>When should kids get phones?</text:p>
          </table:table-cell>
          <table:table-cell/>
          <table:table-cell table:formula="of:=IF([.E95]=&quot;&quot;;&quot;NULL&quot;;CONCATENATE(&quot;'&quot;;[.E9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5];&quot;,'&quot;;SUBSTITUTE([.B95];&quot;'&quot;;&quot;''&quot;);&quot;','&quot;;SUBSTITUTE([.C95];&quot;'&quot;;&quot;''&quot;);&quot;','&quot;;SUBSTITUTE([.D95];&quot;'&quot;;&quot;''&quot;);&quot;',&quot;;SUBSTITUTE([.F95];&quot;'&quot;;&quot;''&quot;);&quot;,&quot;;[.G95];&quot;,&quot;;[.H95];&quot;,&quot;;[.I95];&quot;,&quot;;[.J95];&quot;,&quot;;[.K95];&quot;,&quot;;[.L95];&quot;,&quot;;[.M95];&quot;);&quot;)" office:value-type="string" office:string-value="INSERT INTO RESOURCE(id_resource, resource, url, description, comments, id_level, active,has_script,has_grammar,has_quiz,has_vocabulary, id_source) VALUES(95,'1448 The Right Age','https://elllo.org/english/1401/1448-Katie-Phone.htm','When should kids get phones?',NULL,4,true,true,false,true,true,1);" calcext:value-type="string">
            <text:p>INSERT INTO RESOURCE(id_resource, resource, url, description, comments, id_level, active,has_script,has_grammar,has_quiz,has_vocabulary, id_source) VALUES(95,'1448 The Right Age','https://elllo.org/english/1401/1448-Katie-Phone.htm','When should kids get phones?',NULL,4,true,true,false,true,true,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437 Homesickness. Missing Home</text:p>
          </table:table-cell>
          <table:table-cell office:value-type="string" calcext:value-type="string">
            <text:p>https://elllo.org/english/1401/1437-Gilda-Homesick.htm</text:p>
          </table:table-cell>
          <table:table-cell office:value-type="string" calcext:value-type="string">
            <text:p>Missing things from home.</text:p>
          </table:table-cell>
          <table:table-cell/>
          <table:table-cell table:formula="of:=IF([.E96]=&quot;&quot;;&quot;NULL&quot;;CONCATENATE(&quot;'&quot;;[.E9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6];&quot;,'&quot;;SUBSTITUTE([.B96];&quot;'&quot;;&quot;''&quot;);&quot;','&quot;;SUBSTITUTE([.C96];&quot;'&quot;;&quot;''&quot;);&quot;','&quot;;SUBSTITUTE([.D96];&quot;'&quot;;&quot;''&quot;);&quot;',&quot;;SUBSTITUTE([.F96];&quot;'&quot;;&quot;''&quot;);&quot;,&quot;;[.G96];&quot;,&quot;;[.H96];&quot;,&quot;;[.I96];&quot;,&quot;;[.J96];&quot;,&quot;;[.K96];&quot;,&quot;;[.L96];&quot;,&quot;;[.M96];&quot;);&quot;)" office:value-type="string" office:string-value="INSERT INTO RESOURCE(id_resource, resource, url, description, comments, id_level, active,has_script,has_grammar,has_quiz,has_vocabulary, id_source) VALUES(96,'1437 Homesickness. Missing Home','https://elllo.org/english/1401/1437-Gilda-Homesick.htm','Missing things from home.',NULL,4,true,true,false,true,true,1);" calcext:value-type="string">
            <text:p>INSERT INTO RESOURCE(id_resource, resource, url, description, comments, id_level, active,has_script,has_grammar,has_quiz,has_vocabulary, id_source) VALUES(96,'1437 Homesickness. Missing Home','https://elllo.org/english/1401/1437-Gilda-Homesick.htm','Missing things from home.',NULL,4,true,true,false,true,true,1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432 Going to Mars</text:p>
          </table:table-cell>
          <table:table-cell office:value-type="string" calcext:value-type="string">
            <text:p>https://elllo.org/english/1401/1432-JohnSarah-Mars.htm</text:p>
          </table:table-cell>
          <table:table-cell office:value-type="string" calcext:value-type="string">
            <text:p>Reasons to go or not go to space</text:p>
          </table:table-cell>
          <table:table-cell/>
          <table:table-cell table:formula="of:=IF([.E97]=&quot;&quot;;&quot;NULL&quot;;CONCATENATE(&quot;'&quot;;[.E9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7];&quot;,'&quot;;SUBSTITUTE([.B97];&quot;'&quot;;&quot;''&quot;);&quot;','&quot;;SUBSTITUTE([.C97];&quot;'&quot;;&quot;''&quot;);&quot;','&quot;;SUBSTITUTE([.D97];&quot;'&quot;;&quot;''&quot;);&quot;',&quot;;SUBSTITUTE([.F97];&quot;'&quot;;&quot;''&quot;);&quot;,&quot;;[.G97];&quot;,&quot;;[.H97];&quot;,&quot;;[.I97];&quot;,&quot;;[.J97];&quot;,&quot;;[.K97];&quot;,&quot;;[.L97];&quot;,&quot;;[.M97];&quot;);&quot;)" office:value-type="string" office:string-value="INSERT INTO RESOURCE(id_resource, resource, url, description, comments, id_level, active,has_script,has_grammar,has_quiz,has_vocabulary, id_source) VALUES(97,'1432 Going to Mars','https://elllo.org/english/1401/1432-JohnSarah-Mars.htm','Reasons to go or not go to space',NULL,4,true,true,false,true,true,1);" calcext:value-type="string">
            <text:p>INSERT INTO RESOURCE(id_resource, resource, url, description, comments, id_level, active,has_script,has_grammar,has_quiz,has_vocabulary, id_source) VALUES(97,'1432 Going to Mars','https://elllo.org/english/1401/1432-JohnSarah-Mars.htm','Reasons to go or not go to space',NULL,4,true,true,false,true,true,1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424 Food We Hate</text:p>
          </table:table-cell>
          <table:table-cell office:value-type="string" calcext:value-type="string">
            <text:p>https://elllo.org/english/1401/1424-KatieGilda-FoodWeHate.htm</text:p>
          </table:table-cell>
          <table:table-cell office:value-type="string" calcext:value-type="string">
            <text:p>Surprising foods people dislike!</text:p>
          </table:table-cell>
          <table:table-cell/>
          <table:table-cell table:formula="of:=IF([.E98]=&quot;&quot;;&quot;NULL&quot;;CONCATENATE(&quot;'&quot;;[.E9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8];&quot;,'&quot;;SUBSTITUTE([.B98];&quot;'&quot;;&quot;''&quot;);&quot;','&quot;;SUBSTITUTE([.C98];&quot;'&quot;;&quot;''&quot;);&quot;','&quot;;SUBSTITUTE([.D98];&quot;'&quot;;&quot;''&quot;);&quot;',&quot;;SUBSTITUTE([.F98];&quot;'&quot;;&quot;''&quot;);&quot;,&quot;;[.G98];&quot;,&quot;;[.H98];&quot;,&quot;;[.I98];&quot;,&quot;;[.J98];&quot;,&quot;;[.K98];&quot;,&quot;;[.L98];&quot;,&quot;;[.M98];&quot;);&quot;)" office:value-type="string" office:string-value="INSERT INTO RESOURCE(id_resource, resource, url, description, comments, id_level, active,has_script,has_grammar,has_quiz,has_vocabulary, id_source) VALUES(98,'1424 Food We Hate','https://elllo.org/english/1401/1424-KatieGilda-FoodWeHate.htm','Surprising foods people dislike!',NULL,4,true,true,false,true,true,1);" calcext:value-type="string">
            <text:p>INSERT INTO RESOURCE(id_resource, resource, url, description, comments, id_level, active,has_script,has_grammar,has_quiz,has_vocabulary, id_source) VALUES(98,'1424 Food We Hate','https://elllo.org/english/1401/1424-KatieGilda-FoodWeHate.htm','Surprising foods people dislike!',NULL,4,true,true,false,true,true,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423 Comfort Food</text:p>
          </table:table-cell>
          <table:table-cell office:value-type="string" calcext:value-type="string">
            <text:p>https://elllo.org/english/1401/1423-KatieWilda-ComfortFood.htm</text:p>
          </table:table-cell>
          <table:table-cell office:value-type="string" calcext:value-type="string">
            <text:p>Food we love!</text:p>
          </table:table-cell>
          <table:table-cell/>
          <table:table-cell table:formula="of:=IF([.E99]=&quot;&quot;;&quot;NULL&quot;;CONCATENATE(&quot;'&quot;;[.E9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99];&quot;,'&quot;;SUBSTITUTE([.B99];&quot;'&quot;;&quot;''&quot;);&quot;','&quot;;SUBSTITUTE([.C99];&quot;'&quot;;&quot;''&quot;);&quot;','&quot;;SUBSTITUTE([.D99];&quot;'&quot;;&quot;''&quot;);&quot;',&quot;;SUBSTITUTE([.F99];&quot;'&quot;;&quot;''&quot;);&quot;,&quot;;[.G99];&quot;,&quot;;[.H99];&quot;,&quot;;[.I99];&quot;,&quot;;[.J99];&quot;,&quot;;[.K99];&quot;,&quot;;[.L99];&quot;,&quot;;[.M99];&quot;);&quot;)" office:value-type="string" office:string-value="INSERT INTO RESOURCE(id_resource, resource, url, description, comments, id_level, active,has_script,has_grammar,has_quiz,has_vocabulary, id_source) VALUES(99,'1423 Comfort Food','https://elllo.org/english/1401/1423-KatieWilda-ComfortFood.htm','Food we love!',NULL,4,true,true,false,true,true,1);" calcext:value-type="string">
            <text:p>INSERT INTO RESOURCE(id_resource, resource, url, description, comments, id_level, active,has_script,has_grammar,has_quiz,has_vocabulary, id_source) VALUES(99,'1423 Comfort Food','https://elllo.org/english/1401/1423-KatieWilda-ComfortFood.htm','Food we love!',NULL,4,true,true,false,true,true,1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01 The Big Game. Super Party</text:p>
          </table:table-cell>
          <table:table-cell office:value-type="string" calcext:value-type="string">
            <text:p>https://elllo.org/english/1401/1401-Katie-SuperBowlParty.htm</text:p>
          </table:table-cell>
          <table:table-cell office:value-type="string" calcext:value-type="string">
            <text:p>Invite to the Super Bowl.</text:p>
          </table:table-cell>
          <table:table-cell/>
          <table:table-cell table:formula="of:=IF([.E100]=&quot;&quot;;&quot;NULL&quot;;CONCATENATE(&quot;'&quot;;[.E10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0];&quot;,'&quot;;SUBSTITUTE([.B100];&quot;'&quot;;&quot;''&quot;);&quot;','&quot;;SUBSTITUTE([.C100];&quot;'&quot;;&quot;''&quot;);&quot;','&quot;;SUBSTITUTE([.D100];&quot;'&quot;;&quot;''&quot;);&quot;',&quot;;SUBSTITUTE([.F100];&quot;'&quot;;&quot;''&quot;);&quot;,&quot;;[.G100];&quot;,&quot;;[.H100];&quot;,&quot;;[.I100];&quot;,&quot;;[.J100];&quot;,&quot;;[.K100];&quot;,&quot;;[.L100];&quot;,&quot;;[.M100];&quot;);&quot;)" office:value-type="string" office:string-value="INSERT INTO RESOURCE(id_resource, resource, url, description, comments, id_level, active,has_script,has_grammar,has_quiz,has_vocabulary, id_source) VALUES(100,'1401 The Big Game. Super Party','https://elllo.org/english/1401/1401-Katie-SuperBowlParty.htm','Invite to the Super Bowl.',NULL,4,true,true,false,true,true,1);" calcext:value-type="string">
            <text:p>INSERT INTO RESOURCE(id_resource, resource, url, description, comments, id_level, active,has_script,has_grammar,has_quiz,has_vocabulary, id_source) VALUES(100,'1401 The Big Game. Super Party','https://elllo.org/english/1401/1401-Katie-SuperBowlParty.htm','Invite to the Super Bowl.',NULL,4,true,true,false,true,true,1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384 Stay-at-home Moms</text:p>
          </table:table-cell>
          <table:table-cell office:value-type="string" calcext:value-type="string">
            <text:p>https://elllo.org/english/1351/T1384-MW-02-HeartFonder.htm</text:p>
          </table:table-cell>
          <table:table-cell office:value-type="string" calcext:value-type="string">
            <text:p>Going from work to home.</text:p>
          </table:table-cell>
          <table:table-cell/>
          <table:table-cell table:formula="of:=IF([.E101]=&quot;&quot;;&quot;NULL&quot;;CONCATENATE(&quot;'&quot;;[.E10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1];&quot;,'&quot;;SUBSTITUTE([.B101];&quot;'&quot;;&quot;''&quot;);&quot;','&quot;;SUBSTITUTE([.C101];&quot;'&quot;;&quot;''&quot;);&quot;','&quot;;SUBSTITUTE([.D101];&quot;'&quot;;&quot;''&quot;);&quot;',&quot;;SUBSTITUTE([.F101];&quot;'&quot;;&quot;''&quot;);&quot;,&quot;;[.G101];&quot;,&quot;;[.H101];&quot;,&quot;;[.I101];&quot;,&quot;;[.J101];&quot;,&quot;;[.K101];&quot;,&quot;;[.L101];&quot;,&quot;;[.M101];&quot;);&quot;)" office:value-type="string" office:string-value="INSERT INTO RESOURCE(id_resource, resource, url, description, comments, id_level, active,has_script,has_grammar,has_quiz,has_vocabulary, id_source) VALUES(101,'1384 Stay-at-home Moms','https://elllo.org/english/1351/T1384-MW-02-HeartFonder.htm','Going from work to home.',NULL,4,true,true,false,true,true,1);" calcext:value-type="string">
            <text:p>INSERT INTO RESOURCE(id_resource, resource, url, description, comments, id_level, active,has_script,has_grammar,has_quiz,has_vocabulary, id_source) VALUES(101,'1384 Stay-at-home Moms','https://elllo.org/english/1351/T1384-MW-02-HeartFonder.htm','Going from work to home.',NULL,4,true,true,false,true,true,1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383 Macho Women</text:p>
          </table:table-cell>
          <table:table-cell office:value-type="string" calcext:value-type="string">
            <text:p>https://elllo.org/english/1351/T1383-MW-01-LoveConcept.htm</text:p>
          </table:table-cell>
          <table:table-cell office:value-type="string" calcext:value-type="string">
            <text:p>Tough gals with tough attitudes.</text:p>
          </table:table-cell>
          <table:table-cell/>
          <table:table-cell table:formula="of:=IF([.E102]=&quot;&quot;;&quot;NULL&quot;;CONCATENATE(&quot;'&quot;;[.E10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2];&quot;,'&quot;;SUBSTITUTE([.B102];&quot;'&quot;;&quot;''&quot;);&quot;','&quot;;SUBSTITUTE([.C102];&quot;'&quot;;&quot;''&quot;);&quot;','&quot;;SUBSTITUTE([.D102];&quot;'&quot;;&quot;''&quot;);&quot;',&quot;;SUBSTITUTE([.F102];&quot;'&quot;;&quot;''&quot;);&quot;,&quot;;[.G102];&quot;,&quot;;[.H102];&quot;,&quot;;[.I102];&quot;,&quot;;[.J102];&quot;,&quot;;[.K102];&quot;,&quot;;[.L102];&quot;,&quot;;[.M102];&quot;);&quot;)" office:value-type="string" office:string-value="INSERT INTO RESOURCE(id_resource, resource, url, description, comments, id_level, active,has_script,has_grammar,has_quiz,has_vocabulary, id_source) VALUES(102,'1383 Macho Women','https://elllo.org/english/1351/T1383-MW-01-LoveConcept.htm','Tough gals with tough attitudes.',NULL,4,true,true,false,true,true,1);" calcext:value-type="string">
            <text:p>INSERT INTO RESOURCE(id_resource, resource, url, description, comments, id_level, active,has_script,has_grammar,has_quiz,has_vocabulary, id_source) VALUES(102,'1383 Macho Women','https://elllo.org/english/1351/T1383-MW-01-LoveConcept.htm','Tough gals with tough attitudes.',NULL,4,true,true,false,true,true,1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382 On the Trail</text:p>
          </table:table-cell>
          <table:table-cell office:value-type="string" calcext:value-type="string">
            <text:p>https://elllo.org/english/1351/T1382-Sarah-Onthetrail.htm</text:p>
          </table:table-cell>
          <table:table-cell office:value-type="string" calcext:value-type="string">
            <text:p>Working with horses on the trail.</text:p>
          </table:table-cell>
          <table:table-cell/>
          <table:table-cell table:formula="of:=IF([.E103]=&quot;&quot;;&quot;NULL&quot;;CONCATENATE(&quot;'&quot;;[.E10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3];&quot;,'&quot;;SUBSTITUTE([.B103];&quot;'&quot;;&quot;''&quot;);&quot;','&quot;;SUBSTITUTE([.C103];&quot;'&quot;;&quot;''&quot;);&quot;','&quot;;SUBSTITUTE([.D103];&quot;'&quot;;&quot;''&quot;);&quot;',&quot;;SUBSTITUTE([.F103];&quot;'&quot;;&quot;''&quot;);&quot;,&quot;;[.G103];&quot;,&quot;;[.H103];&quot;,&quot;;[.I103];&quot;,&quot;;[.J103];&quot;,&quot;;[.K103];&quot;,&quot;;[.L103];&quot;,&quot;;[.M103];&quot;);&quot;)" office:value-type="string" office:string-value="INSERT INTO RESOURCE(id_resource, resource, url, description, comments, id_level, active,has_script,has_grammar,has_quiz,has_vocabulary, id_source) VALUES(103,'1382 On the Trail','https://elllo.org/english/1351/T1382-Sarah-Onthetrail.htm','Working with horses on the trail.',NULL,4,true,true,false,true,true,1);" calcext:value-type="string">
            <text:p>INSERT INTO RESOURCE(id_resource, resource, url, description, comments, id_level, active,has_script,has_grammar,has_quiz,has_vocabulary, id_source) VALUES(103,'1382 On the Trail','https://elllo.org/english/1351/T1382-Sarah-Onthetrail.htm','Working with horses on the trail.',NULL,4,true,true,false,true,true,1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381 Rodeo Rider</text:p>
          </table:table-cell>
          <table:table-cell office:value-type="string" calcext:value-type="string">
            <text:p>https://elllo.org/english/1351/T1381-Sarah-Cowgirl.htm</text:p>
          </table:table-cell>
          <table:table-cell office:value-type="string" calcext:value-type="string">
            <text:p>Being a woman in the rodeo.</text:p>
          </table:table-cell>
          <table:table-cell/>
          <table:table-cell table:formula="of:=IF([.E104]=&quot;&quot;;&quot;NULL&quot;;CONCATENATE(&quot;'&quot;;[.E10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4];&quot;,'&quot;;SUBSTITUTE([.B104];&quot;'&quot;;&quot;''&quot;);&quot;','&quot;;SUBSTITUTE([.C104];&quot;'&quot;;&quot;''&quot;);&quot;','&quot;;SUBSTITUTE([.D104];&quot;'&quot;;&quot;''&quot;);&quot;',&quot;;SUBSTITUTE([.F104];&quot;'&quot;;&quot;''&quot;);&quot;,&quot;;[.G104];&quot;,&quot;;[.H104];&quot;,&quot;;[.I104];&quot;,&quot;;[.J104];&quot;,&quot;;[.K104];&quot;,&quot;;[.L104];&quot;,&quot;;[.M104];&quot;);&quot;)" office:value-type="string" office:string-value="INSERT INTO RESOURCE(id_resource, resource, url, description, comments, id_level, active,has_script,has_grammar,has_quiz,has_vocabulary, id_source) VALUES(104,'1381 Rodeo Rider','https://elllo.org/english/1351/T1381-Sarah-Cowgirl.htm','Being a woman in the rodeo.',NULL,4,true,true,false,true,true,1);" calcext:value-type="string">
            <text:p>INSERT INTO RESOURCE(id_resource, resource, url, description, comments, id_level, active,has_script,has_grammar,has_quiz,has_vocabulary, id_source) VALUES(104,'1381 Rodeo Rider','https://elllo.org/english/1351/T1381-Sarah-Cowgirl.htm','Being a woman in the rodeo.',NULL,4,true,true,false,true,true,1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235 Hotel for Him</text:p>
          </table:table-cell>
          <table:table-cell office:value-type="string" calcext:value-type="string">
            <text:p>https://elllo.org/english/1201/1235-Mike-Hotel.htm</text:p>
          </table:table-cell>
          <table:table-cell office:value-type="string" calcext:value-type="string">
            <text:p>Mike's ideal hotel when traveling.</text:p>
          </table:table-cell>
          <table:table-cell/>
          <table:table-cell table:formula="of:=IF([.E105]=&quot;&quot;;&quot;NULL&quot;;CONCATENATE(&quot;'&quot;;[.E10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5];&quot;,'&quot;;SUBSTITUTE([.B105];&quot;'&quot;;&quot;''&quot;);&quot;','&quot;;SUBSTITUTE([.C105];&quot;'&quot;;&quot;''&quot;);&quot;','&quot;;SUBSTITUTE([.D105];&quot;'&quot;;&quot;''&quot;);&quot;',&quot;;SUBSTITUTE([.F105];&quot;'&quot;;&quot;''&quot;);&quot;,&quot;;[.G105];&quot;,&quot;;[.H105];&quot;,&quot;;[.I105];&quot;,&quot;;[.J105];&quot;,&quot;;[.K105];&quot;,&quot;;[.L105];&quot;,&quot;;[.M105];&quot;);&quot;)" office:value-type="string" office:string-value="INSERT INTO RESOURCE(id_resource, resource, url, description, comments, id_level, active,has_script,has_grammar,has_quiz,has_vocabulary, id_source) VALUES(105,'1235 Hotel for Him','https://elllo.org/english/1201/1235-Mike-Hotel.htm','Mike''s ideal hotel when traveling.',NULL,4,true,true,false,true,true,1);" calcext:value-type="string">
            <text:p>INSERT INTO RESOURCE(id_resource, resource, url, description, comments, id_level, active,has_script,has_grammar,has_quiz,has_vocabulary, id_source) VALUES(105,'1235 Hotel for Him','https://elllo.org/english/1201/1235-Mike-Hotel.htm','Mike''s ideal hotel when traveling.',NULL,4,true,true,false,true,true,1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30 New Gym</text:p>
          </table:table-cell>
          <table:table-cell office:value-type="string" calcext:value-type="string">
            <text:p>https://elllo.org/english/1201/1230-Rebecca-Gym.htm</text:p>
          </table:table-cell>
          <table:table-cell office:value-type="string" calcext:value-type="string">
            <text:p>Rebecca gets info about the new gym.</text:p>
          </table:table-cell>
          <table:table-cell/>
          <table:table-cell table:formula="of:=IF([.E106]=&quot;&quot;;&quot;NULL&quot;;CONCATENATE(&quot;'&quot;;[.E10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6];&quot;,'&quot;;SUBSTITUTE([.B106];&quot;'&quot;;&quot;''&quot;);&quot;','&quot;;SUBSTITUTE([.C106];&quot;'&quot;;&quot;''&quot;);&quot;','&quot;;SUBSTITUTE([.D106];&quot;'&quot;;&quot;''&quot;);&quot;',&quot;;SUBSTITUTE([.F106];&quot;'&quot;;&quot;''&quot;);&quot;,&quot;;[.G106];&quot;,&quot;;[.H106];&quot;,&quot;;[.I106];&quot;,&quot;;[.J106];&quot;,&quot;;[.K106];&quot;,&quot;;[.L106];&quot;,&quot;;[.M106];&quot;);&quot;)" office:value-type="string" office:string-value="INSERT INTO RESOURCE(id_resource, resource, url, description, comments, id_level, active,has_script,has_grammar,has_quiz,has_vocabulary, id_source) VALUES(106,'1230 New Gym','https://elllo.org/english/1201/1230-Rebecca-Gym.htm','Rebecca gets info about the new gym.',NULL,4,true,true,false,true,true,1);" calcext:value-type="string">
            <text:p>INSERT INTO RESOURCE(id_resource, resource, url, description, comments, id_level, active,has_script,has_grammar,has_quiz,has_vocabulary, id_source) VALUES(106,'1230 New Gym','https://elllo.org/english/1201/1230-Rebecca-Gym.htm','Rebecca gets info about the new gym.',NULL,4,true,true,false,true,true,1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122 DJ Host</text:p>
          </table:table-cell>
          <table:table-cell office:value-type="string" calcext:value-type="string">
            <text:p>https://elllo.org/english/1101/1122-Shifani-Host.htm</text:p>
          </table:table-cell>
          <table:table-cell office:value-type="string" calcext:value-type="string">
            <text:p>Shifani talks about being a bilingual DJ.</text:p>
          </table:table-cell>
          <table:table-cell/>
          <table:table-cell table:formula="of:=IF([.E107]=&quot;&quot;;&quot;NULL&quot;;CONCATENATE(&quot;'&quot;;[.E10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7];&quot;,'&quot;;SUBSTITUTE([.B107];&quot;'&quot;;&quot;''&quot;);&quot;','&quot;;SUBSTITUTE([.C107];&quot;'&quot;;&quot;''&quot;);&quot;','&quot;;SUBSTITUTE([.D107];&quot;'&quot;;&quot;''&quot;);&quot;',&quot;;SUBSTITUTE([.F107];&quot;'&quot;;&quot;''&quot;);&quot;,&quot;;[.G107];&quot;,&quot;;[.H107];&quot;,&quot;;[.I107];&quot;,&quot;;[.J107];&quot;,&quot;;[.K107];&quot;,&quot;;[.L107];&quot;,&quot;;[.M107];&quot;);&quot;)" office:value-type="string" office:string-value="INSERT INTO RESOURCE(id_resource, resource, url, description, comments, id_level, active,has_script,has_grammar,has_quiz,has_vocabulary, id_source) VALUES(107,'1122 DJ Host','https://elllo.org/english/1101/1122-Shifani-Host.htm','Shifani talks about being a bilingual DJ.',NULL,4,true,true,false,true,true,1);" calcext:value-type="string">
            <text:p>INSERT INTO RESOURCE(id_resource, resource, url, description, comments, id_level, active,has_script,has_grammar,has_quiz,has_vocabulary, id_source) VALUES(107,'1122 DJ Host','https://elllo.org/english/1101/1122-Shifani-Host.htm','Shifani talks about being a bilingual DJ.',NULL,4,true,true,false,true,true,1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121 Teen Host</text:p>
          </table:table-cell>
          <table:table-cell office:value-type="string" calcext:value-type="string">
            <text:p>https://elllo.org/english/1101/1121-Shifani-Radio.htm</text:p>
          </table:table-cell>
          <table:table-cell office:value-type="string" calcext:value-type="string">
            <text:p>Shifani talks about being a child DJ.</text:p>
          </table:table-cell>
          <table:table-cell/>
          <table:table-cell table:formula="of:=IF([.E108]=&quot;&quot;;&quot;NULL&quot;;CONCATENATE(&quot;'&quot;;[.E10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8];&quot;,'&quot;;SUBSTITUTE([.B108];&quot;'&quot;;&quot;''&quot;);&quot;','&quot;;SUBSTITUTE([.C108];&quot;'&quot;;&quot;''&quot;);&quot;','&quot;;SUBSTITUTE([.D108];&quot;'&quot;;&quot;''&quot;);&quot;',&quot;;SUBSTITUTE([.F108];&quot;'&quot;;&quot;''&quot;);&quot;,&quot;;[.G108];&quot;,&quot;;[.H108];&quot;,&quot;;[.I108];&quot;,&quot;;[.J108];&quot;,&quot;;[.K108];&quot;,&quot;;[.L108];&quot;,&quot;;[.M108];&quot;);&quot;)" office:value-type="string" office:string-value="INSERT INTO RESOURCE(id_resource, resource, url, description, comments, id_level, active,has_script,has_grammar,has_quiz,has_vocabulary, id_source) VALUES(108,'1121 Teen Host','https://elllo.org/english/1101/1121-Shifani-Radio.htm','Shifani talks about being a child DJ.',NULL,4,true,true,false,true,true,1);" calcext:value-type="string">
            <text:p>INSERT INTO RESOURCE(id_resource, resource, url, description, comments, id_level, active,has_script,has_grammar,has_quiz,has_vocabulary, id_source) VALUES(108,'1121 Teen Host','https://elllo.org/english/1101/1121-Shifani-Radio.htm','Shifani talks about being a child DJ.',NULL,4,true,true,false,true,true,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118 His Dreams</text:p>
          </table:table-cell>
          <table:table-cell office:value-type="string" calcext:value-type="string">
            <text:p>https://elllo.org/english/1101/1118-Dream-Warren.htm</text:p>
          </table:table-cell>
          <table:table-cell office:value-type="string" calcext:value-type="string">
            <text:p>Warren talks about his hopes and dreams.</text:p>
          </table:table-cell>
          <table:table-cell/>
          <table:table-cell table:formula="of:=IF([.E109]=&quot;&quot;;&quot;NULL&quot;;CONCATENATE(&quot;'&quot;;[.E10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09];&quot;,'&quot;;SUBSTITUTE([.B109];&quot;'&quot;;&quot;''&quot;);&quot;','&quot;;SUBSTITUTE([.C109];&quot;'&quot;;&quot;''&quot;);&quot;','&quot;;SUBSTITUTE([.D109];&quot;'&quot;;&quot;''&quot;);&quot;',&quot;;SUBSTITUTE([.F109];&quot;'&quot;;&quot;''&quot;);&quot;,&quot;;[.G109];&quot;,&quot;;[.H109];&quot;,&quot;;[.I109];&quot;,&quot;;[.J109];&quot;,&quot;;[.K109];&quot;,&quot;;[.L109];&quot;,&quot;;[.M109];&quot;);&quot;)" office:value-type="string" office:string-value="INSERT INTO RESOURCE(id_resource, resource, url, description, comments, id_level, active,has_script,has_grammar,has_quiz,has_vocabulary, id_source) VALUES(109,'1118 His Dreams','https://elllo.org/english/1101/1118-Dream-Warren.htm','Warren talks about his hopes and dreams.',NULL,4,true,true,false,true,true,1);" calcext:value-type="string">
            <text:p>INSERT INTO RESOURCE(id_resource, resource, url, description, comments, id_level, active,has_script,has_grammar,has_quiz,has_vocabulary, id_source) VALUES(109,'1118 His Dreams','https://elllo.org/english/1101/1118-Dream-Warren.htm','Warren talks about his hopes and dreams.',NULL,4,true,true,false,true,true,1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117 Her Dreams</text:p>
          </table:table-cell>
          <table:table-cell office:value-type="string" calcext:value-type="string">
            <text:p>https://elllo.org/english/1101/1117-Dream-Lindsay.htm</text:p>
          </table:table-cell>
          <table:table-cell office:value-type="string" calcext:value-type="string">
            <text:p>Lindsay talks about what she wanted to be as a child.</text:p>
          </table:table-cell>
          <table:table-cell/>
          <table:table-cell table:formula="of:=IF([.E110]=&quot;&quot;;&quot;NULL&quot;;CONCATENATE(&quot;'&quot;;[.E11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0];&quot;,'&quot;;SUBSTITUTE([.B110];&quot;'&quot;;&quot;''&quot;);&quot;','&quot;;SUBSTITUTE([.C110];&quot;'&quot;;&quot;''&quot;);&quot;','&quot;;SUBSTITUTE([.D110];&quot;'&quot;;&quot;''&quot;);&quot;',&quot;;SUBSTITUTE([.F110];&quot;'&quot;;&quot;''&quot;);&quot;,&quot;;[.G110];&quot;,&quot;;[.H110];&quot;,&quot;;[.I110];&quot;,&quot;;[.J110];&quot;,&quot;;[.K110];&quot;,&quot;;[.L110];&quot;,&quot;;[.M110];&quot;);&quot;)" office:value-type="string" office:string-value="INSERT INTO RESOURCE(id_resource, resource, url, description, comments, id_level, active,has_script,has_grammar,has_quiz,has_vocabulary, id_source) VALUES(110,'1117 Her Dreams','https://elllo.org/english/1101/1117-Dream-Lindsay.htm','Lindsay talks about what she wanted to be as a child.',NULL,4,true,true,false,true,true,1);" calcext:value-type="string">
            <text:p>INSERT INTO RESOURCE(id_resource, resource, url, description, comments, id_level, active,has_script,has_grammar,has_quiz,has_vocabulary, id_source) VALUES(110,'1117 Her Dreams','https://elllo.org/english/1101/1117-Dream-Lindsay.htm','Lindsay talks about what she wanted to be as a child.',NULL,4,true,true,false,true,true,1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08 Boys Camp</text:p>
          </table:table-cell>
          <table:table-cell office:value-type="string" calcext:value-type="string">
            <text:p>https://elllo.org/english/1101/1108-Camp-Warren.htm</text:p>
          </table:table-cell>
          <table:table-cell office:value-type="string" calcext:value-type="string">
            <text:p>Warren talks about his summer camp memories.</text:p>
          </table:table-cell>
          <table:table-cell/>
          <table:table-cell table:formula="of:=IF([.E111]=&quot;&quot;;&quot;NULL&quot;;CONCATENATE(&quot;'&quot;;[.E11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1];&quot;,'&quot;;SUBSTITUTE([.B111];&quot;'&quot;;&quot;''&quot;);&quot;','&quot;;SUBSTITUTE([.C111];&quot;'&quot;;&quot;''&quot;);&quot;','&quot;;SUBSTITUTE([.D111];&quot;'&quot;;&quot;''&quot;);&quot;',&quot;;SUBSTITUTE([.F111];&quot;'&quot;;&quot;''&quot;);&quot;,&quot;;[.G111];&quot;,&quot;;[.H111];&quot;,&quot;;[.I111];&quot;,&quot;;[.J111];&quot;,&quot;;[.K111];&quot;,&quot;;[.L111];&quot;,&quot;;[.M111];&quot;);&quot;)" office:value-type="string" office:string-value="INSERT INTO RESOURCE(id_resource, resource, url, description, comments, id_level, active,has_script,has_grammar,has_quiz,has_vocabulary, id_source) VALUES(111,'1108 Boys Camp','https://elllo.org/english/1101/1108-Camp-Warren.htm','Warren talks about his summer camp memories.',NULL,4,true,true,false,true,true,1);" calcext:value-type="string">
            <text:p>INSERT INTO RESOURCE(id_resource, resource, url, description, comments, id_level, active,has_script,has_grammar,has_quiz,has_vocabulary, id_source) VALUES(111,'1108 Boys Camp','https://elllo.org/english/1101/1108-Camp-Warren.htm','Warren talks about his summer camp memories.',NULL,4,true,true,false,true,true,1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107 Girls Camp</text:p>
          </table:table-cell>
          <table:table-cell office:value-type="string" calcext:value-type="string">
            <text:p>https://elllo.org/english/1101/1107-Camp-Lindsay.htm</text:p>
          </table:table-cell>
          <table:table-cell office:value-type="string" calcext:value-type="string">
            <text:p>Lindsay talks about her summer camp memories.</text:p>
          </table:table-cell>
          <table:table-cell/>
          <table:table-cell table:formula="of:=IF([.E112]=&quot;&quot;;&quot;NULL&quot;;CONCATENATE(&quot;'&quot;;[.E11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2];&quot;,'&quot;;SUBSTITUTE([.B112];&quot;'&quot;;&quot;''&quot;);&quot;','&quot;;SUBSTITUTE([.C112];&quot;'&quot;;&quot;''&quot;);&quot;','&quot;;SUBSTITUTE([.D112];&quot;'&quot;;&quot;''&quot;);&quot;',&quot;;SUBSTITUTE([.F112];&quot;'&quot;;&quot;''&quot;);&quot;,&quot;;[.G112];&quot;,&quot;;[.H112];&quot;,&quot;;[.I112];&quot;,&quot;;[.J112];&quot;,&quot;;[.K112];&quot;,&quot;;[.L112];&quot;,&quot;;[.M112];&quot;);&quot;)" office:value-type="string" office:string-value="INSERT INTO RESOURCE(id_resource, resource, url, description, comments, id_level, active,has_script,has_grammar,has_quiz,has_vocabulary, id_source) VALUES(112,'1107 Girls Camp','https://elllo.org/english/1101/1107-Camp-Lindsay.htm','Lindsay talks about her summer camp memories.',NULL,4,true,true,false,true,true,1);" calcext:value-type="string">
            <text:p>INSERT INTO RESOURCE(id_resource, resource, url, description, comments, id_level, active,has_script,has_grammar,has_quiz,has_vocabulary, id_source) VALUES(112,'1107 Girls Camp','https://elllo.org/english/1101/1107-Camp-Lindsay.htm','Lindsay talks about her summer camp memories.',NULL,4,true,true,false,true,true,1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17 Paul Bunyan</text:p>
          </table:table-cell>
          <table:table-cell office:value-type="string" calcext:value-type="string">
            <text:p>https://elllo.org/english/1001/1017-Jake-Bunyan.htm</text:p>
          </table:table-cell>
          <table:table-cell office:value-type="string" calcext:value-type="string">
            <text:p>Jakes discusses a popular folk hero.</text:p>
          </table:table-cell>
          <table:table-cell/>
          <table:table-cell table:formula="of:=IF([.E113]=&quot;&quot;;&quot;NULL&quot;;CONCATENATE(&quot;'&quot;;[.E11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3];&quot;,'&quot;;SUBSTITUTE([.B113];&quot;'&quot;;&quot;''&quot;);&quot;','&quot;;SUBSTITUTE([.C113];&quot;'&quot;;&quot;''&quot;);&quot;','&quot;;SUBSTITUTE([.D113];&quot;'&quot;;&quot;''&quot;);&quot;',&quot;;SUBSTITUTE([.F113];&quot;'&quot;;&quot;''&quot;);&quot;,&quot;;[.G113];&quot;,&quot;;[.H113];&quot;,&quot;;[.I113];&quot;,&quot;;[.J113];&quot;,&quot;;[.K113];&quot;,&quot;;[.L113];&quot;,&quot;;[.M113];&quot;);&quot;)" office:value-type="string" office:string-value="INSERT INTO RESOURCE(id_resource, resource, url, description, comments, id_level, active,has_script,has_grammar,has_quiz,has_vocabulary, id_source) VALUES(113,'1017 Paul Bunyan','https://elllo.org/english/1001/1017-Jake-Bunyan.htm','Jakes discusses a popular folk hero.',NULL,4,true,true,false,true,true,1);" calcext:value-type="string">
            <text:p>INSERT INTO RESOURCE(id_resource, resource, url, description, comments, id_level, active,has_script,has_grammar,has_quiz,has_vocabulary, id_source) VALUES(113,'1017 Paul Bunyan','https://elllo.org/english/1001/1017-Jake-Bunyan.htm','Jakes discusses a popular folk hero.',NULL,4,true,true,false,true,true,1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04 Touchy Feely</text:p>
          </table:table-cell>
          <table:table-cell office:value-type="string" calcext:value-type="string">
            <text:p>https://elllo.org/english/1001/1004-Touch.htm</text:p>
          </table:table-cell>
          <table:table-cell office:value-type="string" calcext:value-type="string">
            <text:p>Cheryl compares touch in Hong Kong, America, and Guam.</text:p>
          </table:table-cell>
          <table:table-cell/>
          <table:table-cell table:formula="of:=IF([.E114]=&quot;&quot;;&quot;NULL&quot;;CONCATENATE(&quot;'&quot;;[.E11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4];&quot;,'&quot;;SUBSTITUTE([.B114];&quot;'&quot;;&quot;''&quot;);&quot;','&quot;;SUBSTITUTE([.C114];&quot;'&quot;;&quot;''&quot;);&quot;','&quot;;SUBSTITUTE([.D114];&quot;'&quot;;&quot;''&quot;);&quot;',&quot;;SUBSTITUTE([.F114];&quot;'&quot;;&quot;''&quot;);&quot;,&quot;;[.G114];&quot;,&quot;;[.H114];&quot;,&quot;;[.I114];&quot;,&quot;;[.J114];&quot;,&quot;;[.K114];&quot;,&quot;;[.L114];&quot;,&quot;;[.M114];&quot;);&quot;)" office:value-type="string" office:string-value="INSERT INTO RESOURCE(id_resource, resource, url, description, comments, id_level, active,has_script,has_grammar,has_quiz,has_vocabulary, id_source) VALUES(114,'1004 Touchy Feely','https://elllo.org/english/1001/1004-Touch.htm','Cheryl compares touch in Hong Kong, America, and Guam.',NULL,4,true,true,false,true,true,1);" calcext:value-type="string">
            <text:p>INSERT INTO RESOURCE(id_resource, resource, url, description, comments, id_level, active,has_script,has_grammar,has_quiz,has_vocabulary, id_source) VALUES(114,'1004 Touchy Feely','https://elllo.org/english/1001/1004-Touch.htm','Cheryl compares touch in Hong Kong, America, and Guam.',NULL,4,true,true,false,true,true,1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03 Displays of Affection</text:p>
          </table:table-cell>
          <table:table-cell office:value-type="string" calcext:value-type="string">
            <text:p>https://elllo.org/english/1001/1003-Moves.htm</text:p>
          </table:table-cell>
          <table:table-cell office:value-type="string" calcext:value-type="string">
            <text:p>Hugs, kisses and holding hands.</text:p>
          </table:table-cell>
          <table:table-cell/>
          <table:table-cell table:formula="of:=IF([.E115]=&quot;&quot;;&quot;NULL&quot;;CONCATENATE(&quot;'&quot;;[.E11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5];&quot;,'&quot;;SUBSTITUTE([.B115];&quot;'&quot;;&quot;''&quot;);&quot;','&quot;;SUBSTITUTE([.C115];&quot;'&quot;;&quot;''&quot;);&quot;','&quot;;SUBSTITUTE([.D115];&quot;'&quot;;&quot;''&quot;);&quot;',&quot;;SUBSTITUTE([.F115];&quot;'&quot;;&quot;''&quot;);&quot;,&quot;;[.G115];&quot;,&quot;;[.H115];&quot;,&quot;;[.I115];&quot;,&quot;;[.J115];&quot;,&quot;;[.K115];&quot;,&quot;;[.L115];&quot;,&quot;;[.M115];&quot;);&quot;)" office:value-type="string" office:string-value="INSERT INTO RESOURCE(id_resource, resource, url, description, comments, id_level, active,has_script,has_grammar,has_quiz,has_vocabulary, id_source) VALUES(115,'1003 Displays of Affection','https://elllo.org/english/1001/1003-Moves.htm','Hugs, kisses and holding hands.',NULL,4,true,true,false,true,true,1);" calcext:value-type="string">
            <text:p>INSERT INTO RESOURCE(id_resource, resource, url, description, comments, id_level, active,has_script,has_grammar,has_quiz,has_vocabulary, id_source) VALUES(115,'1003 Displays of Affection','https://elllo.org/english/1001/1003-Moves.htm','Hugs, kisses and holding hands.',NULL,4,true,true,false,true,true,1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97 The Prank</text:p>
          </table:table-cell>
          <table:table-cell office:value-type="string" calcext:value-type="string">
            <text:p>https://elllo.org/english/0951/T997-Shirley-Prank.htm</text:p>
          </table:table-cell>
          <table:table-cell office:value-type="string" calcext:value-type="string">
            <text:p>Shirley talks about a prank she did with her brothers.</text:p>
          </table:table-cell>
          <table:table-cell/>
          <table:table-cell table:formula="of:=IF([.E116]=&quot;&quot;;&quot;NULL&quot;;CONCATENATE(&quot;'&quot;;[.E11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6];&quot;,'&quot;;SUBSTITUTE([.B116];&quot;'&quot;;&quot;''&quot;);&quot;','&quot;;SUBSTITUTE([.C116];&quot;'&quot;;&quot;''&quot;);&quot;','&quot;;SUBSTITUTE([.D116];&quot;'&quot;;&quot;''&quot;);&quot;',&quot;;SUBSTITUTE([.F116];&quot;'&quot;;&quot;''&quot;);&quot;,&quot;;[.G116];&quot;,&quot;;[.H116];&quot;,&quot;;[.I116];&quot;,&quot;;[.J116];&quot;,&quot;;[.K116];&quot;,&quot;;[.L116];&quot;,&quot;;[.M116];&quot;);&quot;)" office:value-type="string" office:string-value="INSERT INTO RESOURCE(id_resource, resource, url, description, comments, id_level, active,has_script,has_grammar,has_quiz,has_vocabulary, id_source) VALUES(116,'997 The Prank','https://elllo.org/english/0951/T997-Shirley-Prank.htm','Shirley talks about a prank she did with her brothers.',NULL,4,true,true,false,true,true,1);" calcext:value-type="string">
            <text:p>INSERT INTO RESOURCE(id_resource, resource, url, description, comments, id_level, active,has_script,has_grammar,has_quiz,has_vocabulary, id_source) VALUES(116,'997 The Prank','https://elllo.org/english/0951/T997-Shirley-Prank.htm','Shirley talks about a prank she did with her brothers.',NULL,4,true,true,false,true,true,1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994 Farm Life</text:p>
          </table:table-cell>
          <table:table-cell office:value-type="string" calcext:value-type="string">
            <text:p>https://elllo.org/english/0951/T994-Monica-Farm.htm</text:p>
          </table:table-cell>
          <table:table-cell office:value-type="string" calcext:value-type="string">
            <text:p>Todd and Monica discuss life on the farm.</text:p>
          </table:table-cell>
          <table:table-cell/>
          <table:table-cell table:formula="of:=IF([.E117]=&quot;&quot;;&quot;NULL&quot;;CONCATENATE(&quot;'&quot;;[.E11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7];&quot;,'&quot;;SUBSTITUTE([.B117];&quot;'&quot;;&quot;''&quot;);&quot;','&quot;;SUBSTITUTE([.C117];&quot;'&quot;;&quot;''&quot;);&quot;','&quot;;SUBSTITUTE([.D117];&quot;'&quot;;&quot;''&quot;);&quot;',&quot;;SUBSTITUTE([.F117];&quot;'&quot;;&quot;''&quot;);&quot;,&quot;;[.G117];&quot;,&quot;;[.H117];&quot;,&quot;;[.I117];&quot;,&quot;;[.J117];&quot;,&quot;;[.K117];&quot;,&quot;;[.L117];&quot;,&quot;;[.M117];&quot;);&quot;)" office:value-type="string" office:string-value="INSERT INTO RESOURCE(id_resource, resource, url, description, comments, id_level, active,has_script,has_grammar,has_quiz,has_vocabulary, id_source) VALUES(117,'994 Farm Life','https://elllo.org/english/0951/T994-Monica-Farm.htm','Todd and Monica discuss life on the farm.',NULL,4,true,true,false,true,true,1);" calcext:value-type="string">
            <text:p>INSERT INTO RESOURCE(id_resource, resource, url, description, comments, id_level, active,has_script,has_grammar,has_quiz,has_vocabulary, id_source) VALUES(117,'994 Farm Life','https://elllo.org/english/0951/T994-Monica-Farm.htm','Todd and Monica discuss life on the farm.',NULL,4,true,true,false,true,true,1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993 Kiwi Adventure</text:p>
          </table:table-cell>
          <table:table-cell office:value-type="string" calcext:value-type="string">
            <text:p>https://elllo.org/english/0951/T993-Monica-NZTips.htm</text:p>
          </table:table-cell>
          <table:table-cell office:value-type="string" calcext:value-type="string">
            <text:p>Monica gives some tips about New Zealand.</text:p>
          </table:table-cell>
          <table:table-cell/>
          <table:table-cell table:formula="of:=IF([.E118]=&quot;&quot;;&quot;NULL&quot;;CONCATENATE(&quot;'&quot;;[.E11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8];&quot;,'&quot;;SUBSTITUTE([.B118];&quot;'&quot;;&quot;''&quot;);&quot;','&quot;;SUBSTITUTE([.C118];&quot;'&quot;;&quot;''&quot;);&quot;','&quot;;SUBSTITUTE([.D118];&quot;'&quot;;&quot;''&quot;);&quot;',&quot;;SUBSTITUTE([.F118];&quot;'&quot;;&quot;''&quot;);&quot;,&quot;;[.G118];&quot;,&quot;;[.H118];&quot;,&quot;;[.I118];&quot;,&quot;;[.J118];&quot;,&quot;;[.K118];&quot;,&quot;;[.L118];&quot;,&quot;;[.M118];&quot;);&quot;)" office:value-type="string" office:string-value="INSERT INTO RESOURCE(id_resource, resource, url, description, comments, id_level, active,has_script,has_grammar,has_quiz,has_vocabulary, id_source) VALUES(118,'993 Kiwi Adventure','https://elllo.org/english/0951/T993-Monica-NZTips.htm','Monica gives some tips about New Zealand.',NULL,4,true,true,false,true,true,1);" calcext:value-type="string">
            <text:p>INSERT INTO RESOURCE(id_resource, resource, url, description, comments, id_level, active,has_script,has_grammar,has_quiz,has_vocabulary, id_source) VALUES(118,'993 Kiwi Adventure','https://elllo.org/english/0951/T993-Monica-NZTips.htm','Monica gives some tips about New Zealand.',NULL,4,true,true,false,true,true,1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992 Long Life</text:p>
          </table:table-cell>
          <table:table-cell office:value-type="string" calcext:value-type="string">
            <text:p>https://elllo.org/english/0951/T992-Monica-LongLife.htm</text:p>
          </table:table-cell>
          <table:table-cell office:value-type="string" calcext:value-type="string">
            <text:p>Monica and Todd discuss the secrets of having a long life.</text:p>
          </table:table-cell>
          <table:table-cell/>
          <table:table-cell table:formula="of:=IF([.E119]=&quot;&quot;;&quot;NULL&quot;;CONCATENATE(&quot;'&quot;;[.E11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19];&quot;,'&quot;;SUBSTITUTE([.B119];&quot;'&quot;;&quot;''&quot;);&quot;','&quot;;SUBSTITUTE([.C119];&quot;'&quot;;&quot;''&quot;);&quot;','&quot;;SUBSTITUTE([.D119];&quot;'&quot;;&quot;''&quot;);&quot;',&quot;;SUBSTITUTE([.F119];&quot;'&quot;;&quot;''&quot;);&quot;,&quot;;[.G119];&quot;,&quot;;[.H119];&quot;,&quot;;[.I119];&quot;,&quot;;[.J119];&quot;,&quot;;[.K119];&quot;,&quot;;[.L119];&quot;,&quot;;[.M119];&quot;);&quot;)" office:value-type="string" office:string-value="INSERT INTO RESOURCE(id_resource, resource, url, description, comments, id_level, active,has_script,has_grammar,has_quiz,has_vocabulary, id_source) VALUES(119,'992 Long Life','https://elllo.org/english/0951/T992-Monica-LongLife.htm','Monica and Todd discuss the secrets of having a long life.',NULL,4,true,true,false,true,true,1);" calcext:value-type="string">
            <text:p>INSERT INTO RESOURCE(id_resource, resource, url, description, comments, id_level, active,has_script,has_grammar,has_quiz,has_vocabulary, id_source) VALUES(119,'992 Long Life','https://elllo.org/english/0951/T992-Monica-LongLife.htm','Monica and Todd discuss the secrets of having a long life.',NULL,4,true,true,false,true,true,1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91 Tai Chi</text:p>
          </table:table-cell>
          <table:table-cell office:value-type="string" calcext:value-type="string">
            <text:p>https://elllo.org/english/0951/T991-Monica-TaiChi.htm</text:p>
          </table:table-cell>
          <table:table-cell office:value-type="string" calcext:value-type="string">
            <text:p>Monica talks about the popular exercise of Tai Chi.</text:p>
          </table:table-cell>
          <table:table-cell/>
          <table:table-cell table:formula="of:=IF([.E120]=&quot;&quot;;&quot;NULL&quot;;CONCATENATE(&quot;'&quot;;[.E12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0];&quot;,'&quot;;SUBSTITUTE([.B120];&quot;'&quot;;&quot;''&quot;);&quot;','&quot;;SUBSTITUTE([.C120];&quot;'&quot;;&quot;''&quot;);&quot;','&quot;;SUBSTITUTE([.D120];&quot;'&quot;;&quot;''&quot;);&quot;',&quot;;SUBSTITUTE([.F120];&quot;'&quot;;&quot;''&quot;);&quot;,&quot;;[.G120];&quot;,&quot;;[.H120];&quot;,&quot;;[.I120];&quot;,&quot;;[.J120];&quot;,&quot;;[.K120];&quot;,&quot;;[.L120];&quot;,&quot;;[.M120];&quot;);&quot;)" office:value-type="string" office:string-value="INSERT INTO RESOURCE(id_resource, resource, url, description, comments, id_level, active,has_script,has_grammar,has_quiz,has_vocabulary, id_source) VALUES(120,'991 Tai Chi','https://elllo.org/english/0951/T991-Monica-TaiChi.htm','Monica talks about the popular exercise of Tai Chi.',NULL,4,true,true,false,true,true,1);" calcext:value-type="string">
            <text:p>INSERT INTO RESOURCE(id_resource, resource, url, description, comments, id_level, active,has_script,has_grammar,has_quiz,has_vocabulary, id_source) VALUES(120,'991 Tai Chi','https://elllo.org/english/0951/T991-Monica-TaiChi.htm','Monica talks about the popular exercise of Tai Chi.',NULL,4,true,true,false,true,true,1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454 Life in the Artic</text:p>
          </table:table-cell>
          <table:table-cell office:value-type="string" calcext:value-type="string">
            <text:p>https://elllo.org/english/1451/1454-AbidemiTodd-Innuits.htm</text:p>
          </table:table-cell>
          <table:table-cell office:value-type="string" calcext:value-type="string">
            <text:p>How people live in the Artic!</text:p>
          </table:table-cell>
          <table:table-cell/>
          <table:table-cell table:formula="of:=IF([.E121]=&quot;&quot;;&quot;NULL&quot;;CONCATENATE(&quot;'&quot;;[.E12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1];&quot;,'&quot;;SUBSTITUTE([.B121];&quot;'&quot;;&quot;''&quot;);&quot;','&quot;;SUBSTITUTE([.C121];&quot;'&quot;;&quot;''&quot;);&quot;','&quot;;SUBSTITUTE([.D121];&quot;'&quot;;&quot;''&quot;);&quot;',&quot;;SUBSTITUTE([.F121];&quot;'&quot;;&quot;''&quot;);&quot;,&quot;;[.G121];&quot;,&quot;;[.H121];&quot;,&quot;;[.I121];&quot;,&quot;;[.J121];&quot;,&quot;;[.K121];&quot;,&quot;;[.L121];&quot;,&quot;;[.M121];&quot;);&quot;)" office:value-type="string" office:string-value="INSERT INTO RESOURCE(id_resource, resource, url, description, comments, id_level, active,has_script,has_grammar,has_quiz,has_vocabulary, id_source) VALUES(121,'1454 Life in the Artic','https://elllo.org/english/1451/1454-AbidemiTodd-Innuits.htm','How people live in the Artic!',NULL,4,true,true,false,true,true,1);" calcext:value-type="string">
            <text:p>INSERT INTO RESOURCE(id_resource, resource, url, description, comments, id_level, active,has_script,has_grammar,has_quiz,has_vocabulary, id_source) VALUES(121,'1454 Life in the Artic','https://elllo.org/english/1451/1454-AbidemiTodd-Innuits.htm','How people live in the Artic!',NULL,4,true,true,false,true,true,1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453 Life Happens Up North</text:p>
          </table:table-cell>
          <table:table-cell office:value-type="string" calcext:value-type="string">
            <text:p>https://elllo.org/english/1451/1453-Abidemi-Todd-Innuits.htm</text:p>
          </table:table-cell>
          <table:table-cell office:value-type="string" calcext:value-type="string">
            <text:p>Working and living in the artic.</text:p>
          </table:table-cell>
          <table:table-cell/>
          <table:table-cell table:formula="of:=IF([.E122]=&quot;&quot;;&quot;NULL&quot;;CONCATENATE(&quot;'&quot;;[.E12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2];&quot;,'&quot;;SUBSTITUTE([.B122];&quot;'&quot;;&quot;''&quot;);&quot;','&quot;;SUBSTITUTE([.C122];&quot;'&quot;;&quot;''&quot;);&quot;','&quot;;SUBSTITUTE([.D122];&quot;'&quot;;&quot;''&quot;);&quot;',&quot;;SUBSTITUTE([.F122];&quot;'&quot;;&quot;''&quot;);&quot;,&quot;;[.G122];&quot;,&quot;;[.H122];&quot;,&quot;;[.I122];&quot;,&quot;;[.J122];&quot;,&quot;;[.K122];&quot;,&quot;;[.L122];&quot;,&quot;;[.M122];&quot;);&quot;)" office:value-type="string" office:string-value="INSERT INTO RESOURCE(id_resource, resource, url, description, comments, id_level, active,has_script,has_grammar,has_quiz,has_vocabulary, id_source) VALUES(122,'1453 Life Happens Up North','https://elllo.org/english/1451/1453-Abidemi-Todd-Innuits.htm','Working and living in the artic.',NULL,4,true,true,false,true,true,1);" calcext:value-type="string">
            <text:p>INSERT INTO RESOURCE(id_resource, resource, url, description, comments, id_level, active,has_script,has_grammar,has_quiz,has_vocabulary, id_source) VALUES(122,'1453 Life Happens Up North','https://elllo.org/english/1451/1453-Abidemi-Todd-Innuits.htm','Working and living in the artic.',NULL,4,true,true,false,true,true,1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449 Burger Barn</text:p>
          </table:table-cell>
          <table:table-cell office:value-type="string" calcext:value-type="string">
            <text:p>https://elllo.org/english/1401/1449-Todd-BurgerBarn.htm</text:p>
          </table:table-cell>
          <table:table-cell office:value-type="string" calcext:value-type="string">
            <text:p>Can I take your order?</text:p>
          </table:table-cell>
          <table:table-cell/>
          <table:table-cell table:formula="of:=IF([.E123]=&quot;&quot;;&quot;NULL&quot;;CONCATENATE(&quot;'&quot;;[.E12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3];&quot;,'&quot;;SUBSTITUTE([.B123];&quot;'&quot;;&quot;''&quot;);&quot;','&quot;;SUBSTITUTE([.C123];&quot;'&quot;;&quot;''&quot;);&quot;','&quot;;SUBSTITUTE([.D123];&quot;'&quot;;&quot;''&quot;);&quot;',&quot;;SUBSTITUTE([.F123];&quot;'&quot;;&quot;''&quot;);&quot;,&quot;;[.G123];&quot;,&quot;;[.H123];&quot;,&quot;;[.I123];&quot;,&quot;;[.J123];&quot;,&quot;;[.K123];&quot;,&quot;;[.L123];&quot;,&quot;;[.M123];&quot;);&quot;)" office:value-type="string" office:string-value="INSERT INTO RESOURCE(id_resource, resource, url, description, comments, id_level, active,has_script,has_grammar,has_quiz,has_vocabulary, id_source) VALUES(123,'1449 Burger Barn','https://elllo.org/english/1401/1449-Todd-BurgerBarn.htm','Can I take your order?',NULL,4,true,true,false,true,true,1);" calcext:value-type="string">
            <text:p>INSERT INTO RESOURCE(id_resource, resource, url, description, comments, id_level, active,has_script,has_grammar,has_quiz,has_vocabulary, id_source) VALUES(123,'1449 Burger Barn','https://elllo.org/english/1401/1449-Todd-BurgerBarn.htm','Can I take your order?',NULL,4,true,true,false,true,true,1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236 Hotel for Her</text:p>
          </table:table-cell>
          <table:table-cell office:value-type="string" calcext:value-type="string">
            <text:p>https://elllo.org/english/1201/1236-Erina-Hotel.htm</text:p>
          </table:table-cell>
          <table:table-cell office:value-type="string" calcext:value-type="string">
            <text:p>Erina's ideal hotel when traveling.</text:p>
          </table:table-cell>
          <table:table-cell/>
          <table:table-cell table:formula="of:=IF([.E124]=&quot;&quot;;&quot;NULL&quot;;CONCATENATE(&quot;'&quot;;[.E12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4];&quot;,'&quot;;SUBSTITUTE([.B124];&quot;'&quot;;&quot;''&quot;);&quot;','&quot;;SUBSTITUTE([.C124];&quot;'&quot;;&quot;''&quot;);&quot;','&quot;;SUBSTITUTE([.D124];&quot;'&quot;;&quot;''&quot;);&quot;',&quot;;SUBSTITUTE([.F124];&quot;'&quot;;&quot;''&quot;);&quot;,&quot;;[.G124];&quot;,&quot;;[.H124];&quot;,&quot;;[.I124];&quot;,&quot;;[.J124];&quot;,&quot;;[.K124];&quot;,&quot;;[.L124];&quot;,&quot;;[.M124];&quot;);&quot;)" office:value-type="string" office:string-value="INSERT INTO RESOURCE(id_resource, resource, url, description, comments, id_level, active,has_script,has_grammar,has_quiz,has_vocabulary, id_source) VALUES(124,'1236 Hotel for Her','https://elllo.org/english/1201/1236-Erina-Hotel.htm','Erina''s ideal hotel when traveling.',NULL,4,true,true,false,true,true,1);" calcext:value-type="string">
            <text:p>INSERT INTO RESOURCE(id_resource, resource, url, description, comments, id_level, active,has_script,has_grammar,has_quiz,has_vocabulary, id_source) VALUES(124,'1236 Hotel for Her','https://elllo.org/english/1201/1236-Erina-Hotel.htm','Erina''s ideal hotel when traveling.',NULL,4,true,true,false,true,true,1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988 The Break Up</text:p>
          </table:table-cell>
          <table:table-cell office:value-type="string" calcext:value-type="string">
            <text:p>https://elllo.org/english/0951/T988-George-BreakUp.htm</text:p>
          </table:table-cell>
          <table:table-cell office:value-type="string" calcext:value-type="string">
            <text:p>Crystal gives advice on how to break up.</text:p>
          </table:table-cell>
          <table:table-cell/>
          <table:table-cell table:formula="of:=IF([.E125]=&quot;&quot;;&quot;NULL&quot;;CONCATENATE(&quot;'&quot;;[.E12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5];&quot;,'&quot;;SUBSTITUTE([.B125];&quot;'&quot;;&quot;''&quot;);&quot;','&quot;;SUBSTITUTE([.C125];&quot;'&quot;;&quot;''&quot;);&quot;','&quot;;SUBSTITUTE([.D125];&quot;'&quot;;&quot;''&quot;);&quot;',&quot;;SUBSTITUTE([.F125];&quot;'&quot;;&quot;''&quot;);&quot;,&quot;;[.G125];&quot;,&quot;;[.H125];&quot;,&quot;;[.I125];&quot;,&quot;;[.J125];&quot;,&quot;;[.K125];&quot;,&quot;;[.L125];&quot;,&quot;;[.M125];&quot;);&quot;)" office:value-type="string" office:string-value="INSERT INTO RESOURCE(id_resource, resource, url, description, comments, id_level, active,has_script,has_grammar,has_quiz,has_vocabulary, id_source) VALUES(125,'988 The Break Up','https://elllo.org/english/0951/T988-George-BreakUp.htm','Crystal gives advice on how to break up.',NULL,4,true,true,false,true,true,1);" calcext:value-type="string">
            <text:p>INSERT INTO RESOURCE(id_resource, resource, url, description, comments, id_level, active,has_script,has_grammar,has_quiz,has_vocabulary, id_source) VALUES(125,'988 The Break Up','https://elllo.org/english/0951/T988-George-BreakUp.htm','Crystal gives advice on how to break up.',NULL,4,true,true,false,true,true,1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987 Class Crush</text:p>
          </table:table-cell>
          <table:table-cell office:value-type="string" calcext:value-type="string">
            <text:p>https://elllo.org/english/0951/T987-George-Crush.htm</text:p>
          </table:table-cell>
          <table:table-cell office:value-type="string" calcext:value-type="string">
            <text:p>Crystal gives George female advice on women.</text:p>
          </table:table-cell>
          <table:table-cell/>
          <table:table-cell table:formula="of:=IF([.E126]=&quot;&quot;;&quot;NULL&quot;;CONCATENATE(&quot;'&quot;;[.E12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6];&quot;,'&quot;;SUBSTITUTE([.B126];&quot;'&quot;;&quot;''&quot;);&quot;','&quot;;SUBSTITUTE([.C126];&quot;'&quot;;&quot;''&quot;);&quot;','&quot;;SUBSTITUTE([.D126];&quot;'&quot;;&quot;''&quot;);&quot;',&quot;;SUBSTITUTE([.F126];&quot;'&quot;;&quot;''&quot;);&quot;,&quot;;[.G126];&quot;,&quot;;[.H126];&quot;,&quot;;[.I126];&quot;,&quot;;[.J126];&quot;,&quot;;[.K126];&quot;,&quot;;[.L126];&quot;,&quot;;[.M126];&quot;);&quot;)" office:value-type="string" office:string-value="INSERT INTO RESOURCE(id_resource, resource, url, description, comments, id_level, active,has_script,has_grammar,has_quiz,has_vocabulary, id_source) VALUES(126,'987 Class Crush','https://elllo.org/english/0951/T987-George-Crush.htm','Crystal gives George female advice on women.',NULL,4,true,true,false,true,true,1);" calcext:value-type="string">
            <text:p>INSERT INTO RESOURCE(id_resource, resource, url, description, comments, id_level, active,has_script,has_grammar,has_quiz,has_vocabulary, id_source) VALUES(126,'987 Class Crush','https://elllo.org/english/0951/T987-George-Crush.htm','Crystal gives George female advice on women.',NULL,4,true,true,false,true,true,1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.04 Subordinating Conjunctions - Condition. Party at the Park</text:p>
          </table:table-cell>
          <table:table-cell office:value-type="string" calcext:value-type="string">
            <text:p>https://elllo.org/english/grammar/L5-04-SubCo-Condition.htm</text:p>
          </table:table-cell>
          <table:table-cell office:value-type="string" calcext:value-type="string">
            <text:p>Todd asks Darcy to a party.</text:p>
          </table:table-cell>
          <table:table-cell/>
          <table:table-cell table:formula="of:=IF([.E127]=&quot;&quot;;&quot;NULL&quot;;CONCATENATE(&quot;'&quot;;[.E12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7];&quot;,'&quot;;SUBSTITUTE([.B127];&quot;'&quot;;&quot;''&quot;);&quot;','&quot;;SUBSTITUTE([.C127];&quot;'&quot;;&quot;''&quot;);&quot;','&quot;;SUBSTITUTE([.D127];&quot;'&quot;;&quot;''&quot;);&quot;',&quot;;SUBSTITUTE([.F127];&quot;'&quot;;&quot;''&quot;);&quot;,&quot;;[.G127];&quot;,&quot;;[.H127];&quot;,&quot;;[.I127];&quot;,&quot;;[.J127];&quot;,&quot;;[.K127];&quot;,&quot;;[.L127];&quot;,&quot;;[.M127];&quot;);&quot;)" office:value-type="string" office:string-value="INSERT INTO RESOURCE(id_resource, resource, url, description, comments, id_level, active,has_script,has_grammar,has_quiz,has_vocabulary, id_source) VALUES(127,'5.04 Subordinating Conjunctions - Condition. Party at the Park','https://elllo.org/english/grammar/L5-04-SubCo-Condition.htm','Todd asks Darcy to a party.',NULL,5,true,true,true,true,false,1);" calcext:value-type="string">
            <text:p>INSERT INTO RESOURCE(id_resource, resource, url, description, comments, id_level, active,has_script,has_grammar,has_quiz,has_vocabulary, id_source) VALUES(127,'5.04 Subordinating Conjunctions - Condition. Party at the Park','https://elllo.org/english/grammar/L5-04-SubCo-Condition.htm','Todd asks Darcy to a party.',NULL,5,true,true,true,true,false,1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05 Second Conditional. Dream On</text:p>
          </table:table-cell>
          <table:table-cell office:value-type="string" calcext:value-type="string">
            <text:p>https://elllo.org/english/grammar/L5-05-Second-Conditional.htm</text:p>
          </table:table-cell>
          <table:table-cell office:value-type="string" calcext:value-type="string">
            <text:p>What would you do if you were rich? Six people share thoughts.</text:p>
          </table:table-cell>
          <table:table-cell/>
          <table:table-cell table:formula="of:=IF([.E128]=&quot;&quot;;&quot;NULL&quot;;CONCATENATE(&quot;'&quot;;[.E12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8];&quot;,'&quot;;SUBSTITUTE([.B128];&quot;'&quot;;&quot;''&quot;);&quot;','&quot;;SUBSTITUTE([.C128];&quot;'&quot;;&quot;''&quot;);&quot;','&quot;;SUBSTITUTE([.D128];&quot;'&quot;;&quot;''&quot;);&quot;',&quot;;SUBSTITUTE([.F128];&quot;'&quot;;&quot;''&quot;);&quot;,&quot;;[.G128];&quot;,&quot;;[.H128];&quot;,&quot;;[.I128];&quot;,&quot;;[.J128];&quot;,&quot;;[.K128];&quot;,&quot;;[.L128];&quot;,&quot;;[.M128];&quot;);&quot;)" office:value-type="string" office:string-value="INSERT INTO RESOURCE(id_resource, resource, url, description, comments, id_level, active,has_script,has_grammar,has_quiz,has_vocabulary, id_source) VALUES(128,'5.05 Second Conditional. Dream On','https://elllo.org/english/grammar/L5-05-Second-Conditional.htm','What would you do if you were rich? Six people share thoughts.',NULL,5,true,true,true,true,false,1);" calcext:value-type="string">
            <text:p>INSERT INTO RESOURCE(id_resource, resource, url, description, comments, id_level, active,has_script,has_grammar,has_quiz,has_vocabulary, id_source) VALUES(128,'5.05 Second Conditional. Dream On','https://elllo.org/english/grammar/L5-05-Second-Conditional.htm','What would you do if you were rich? Six people share thoughts.',NULL,5,true,true,true,true,false,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5.06 Adjective Clause. Live Long and Be Heathy</text:p>
          </table:table-cell>
          <table:table-cell office:value-type="string" calcext:value-type="string">
            <text:p>https://elllo.org/english/grammar/L5-06-Adjective-Clause.htm</text:p>
          </table:table-cell>
          <table:table-cell office:value-type="string" calcext:value-type="string">
            <text:p>Monica talks about living a healthy life.</text:p>
          </table:table-cell>
          <table:table-cell/>
          <table:table-cell table:formula="of:=IF([.E129]=&quot;&quot;;&quot;NULL&quot;;CONCATENATE(&quot;'&quot;;[.E12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29];&quot;,'&quot;;SUBSTITUTE([.B129];&quot;'&quot;;&quot;''&quot;);&quot;','&quot;;SUBSTITUTE([.C129];&quot;'&quot;;&quot;''&quot;);&quot;','&quot;;SUBSTITUTE([.D129];&quot;'&quot;;&quot;''&quot;);&quot;',&quot;;SUBSTITUTE([.F129];&quot;'&quot;;&quot;''&quot;);&quot;,&quot;;[.G129];&quot;,&quot;;[.H129];&quot;,&quot;;[.I129];&quot;,&quot;;[.J129];&quot;,&quot;;[.K129];&quot;,&quot;;[.L129];&quot;,&quot;;[.M129];&quot;);&quot;)" office:value-type="string" office:string-value="INSERT INTO RESOURCE(id_resource, resource, url, description, comments, id_level, active,has_script,has_grammar,has_quiz,has_vocabulary, id_source) VALUES(129,'5.06 Adjective Clause. Live Long and Be Heathy','https://elllo.org/english/grammar/L5-06-Adjective-Clause.htm','Monica talks about living a healthy life.',NULL,5,true,true,true,true,false,1);" calcext:value-type="string">
            <text:p>INSERT INTO RESOURCE(id_resource, resource, url, description, comments, id_level, active,has_script,has_grammar,has_quiz,has_vocabulary, id_source) VALUES(129,'5.06 Adjective Clause. Live Long and Be Heathy','https://elllo.org/english/grammar/L5-06-Adjective-Clause.htm','Monica talks about living a healthy life.',NULL,5,true,true,true,true,false,1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5.07 Noun Clause. It is what it is!</text:p>
          </table:table-cell>
          <table:table-cell office:value-type="string" calcext:value-type="string">
            <text:p>https://elllo.org/english/grammar/L5-07B-Noun-Cllause.htm</text:p>
          </table:table-cell>
          <table:table-cell office:value-type="string" calcext:value-type="string">
            <text:p>Common phrases with a noun clause. It is what it is!</text:p>
          </table:table-cell>
          <table:table-cell/>
          <table:table-cell table:formula="of:=IF([.E130]=&quot;&quot;;&quot;NULL&quot;;CONCATENATE(&quot;'&quot;;[.E13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0];&quot;,'&quot;;SUBSTITUTE([.B130];&quot;'&quot;;&quot;''&quot;);&quot;','&quot;;SUBSTITUTE([.C130];&quot;'&quot;;&quot;''&quot;);&quot;','&quot;;SUBSTITUTE([.D130];&quot;'&quot;;&quot;''&quot;);&quot;',&quot;;SUBSTITUTE([.F130];&quot;'&quot;;&quot;''&quot;);&quot;,&quot;;[.G130];&quot;,&quot;;[.H130];&quot;,&quot;;[.I130];&quot;,&quot;;[.J130];&quot;,&quot;;[.K130];&quot;,&quot;;[.L130];&quot;,&quot;;[.M130];&quot;);&quot;)" office:value-type="string" office:string-value="INSERT INTO RESOURCE(id_resource, resource, url, description, comments, id_level, active,has_script,has_grammar,has_quiz,has_vocabulary, id_source) VALUES(130,'5.07 Noun Clause. It is what it is!','https://elllo.org/english/grammar/L5-07B-Noun-Cllause.htm','Common phrases with a noun clause. It is what it is!',NULL,5,true,true,true,true,false,1);" calcext:value-type="string">
            <text:p>INSERT INTO RESOURCE(id_resource, resource, url, description, comments, id_level, active,has_script,has_grammar,has_quiz,has_vocabulary, id_source) VALUES(130,'5.07 Noun Clause. It is what it is!','https://elllo.org/english/grammar/L5-07B-Noun-Cllause.htm','Common phrases with a noun clause. It is what it is!',NULL,5,true,true,true,true,false,1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.01 Coordinating Conjunction- Fanboys. Collecting Computers</text:p>
          </table:table-cell>
          <table:table-cell office:value-type="string" calcext:value-type="string">
            <text:p>https://elllo.org/english/grammar/L5-01-Fanboys.htm</text:p>
          </table:table-cell>
          <table:table-cell office:value-type="string" calcext:value-type="string">
            <text:p>Why Todd has many computers.</text:p>
          </table:table-cell>
          <table:table-cell/>
          <table:table-cell table:formula="of:=IF([.E131]=&quot;&quot;;&quot;NULL&quot;;CONCATENATE(&quot;'&quot;;[.E13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1];&quot;,'&quot;;SUBSTITUTE([.B131];&quot;'&quot;;&quot;''&quot;);&quot;','&quot;;SUBSTITUTE([.C131];&quot;'&quot;;&quot;''&quot;);&quot;','&quot;;SUBSTITUTE([.D131];&quot;'&quot;;&quot;''&quot;);&quot;',&quot;;SUBSTITUTE([.F131];&quot;'&quot;;&quot;''&quot;);&quot;,&quot;;[.G131];&quot;,&quot;;[.H131];&quot;,&quot;;[.I131];&quot;,&quot;;[.J131];&quot;,&quot;;[.K131];&quot;,&quot;;[.L131];&quot;,&quot;;[.M131];&quot;);&quot;)" office:value-type="string" office:string-value="INSERT INTO RESOURCE(id_resource, resource, url, description, comments, id_level, active,has_script,has_grammar,has_quiz,has_vocabulary, id_source) VALUES(131,'5.01 Coordinating Conjunction- Fanboys. Collecting Computers','https://elllo.org/english/grammar/L5-01-Fanboys.htm','Why Todd has many computers.',NULL,5,true,true,true,true,false,1);" calcext:value-type="string">
            <text:p>INSERT INTO RESOURCE(id_resource, resource, url, description, comments, id_level, active,has_script,has_grammar,has_quiz,has_vocabulary, id_source) VALUES(131,'5.01 Coordinating Conjunction- Fanboys. Collecting Computers','https://elllo.org/english/grammar/L5-01-Fanboys.htm','Why Todd has many computers.',NULL,5,true,true,true,true,false,1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.02 Subordinating Conjunctions - Time. Soup for Supper</text:p>
          </table:table-cell>
          <table:table-cell office:value-type="string" calcext:value-type="string">
            <text:p>https://elllo.org/english/grammar/L5-02-SubCo-Time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132]=&quot;&quot;;&quot;NULL&quot;;CONCATENATE(&quot;'&quot;;[.E13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2];&quot;,'&quot;;SUBSTITUTE([.B132];&quot;'&quot;;&quot;''&quot;);&quot;','&quot;;SUBSTITUTE([.C132];&quot;'&quot;;&quot;''&quot;);&quot;','&quot;;SUBSTITUTE([.D132];&quot;'&quot;;&quot;''&quot;);&quot;',&quot;;SUBSTITUTE([.F132];&quot;'&quot;;&quot;''&quot;);&quot;,&quot;;[.G132];&quot;,&quot;;[.H132];&quot;,&quot;;[.I132];&quot;,&quot;;[.J132];&quot;,&quot;;[.K132];&quot;,&quot;;[.L132];&quot;,&quot;;[.M132];&quot;);&quot;)" office:value-type="string" office:string-value="INSERT INTO RESOURCE(id_resource, resource, url, description, comments, id_level, active,has_script,has_grammar,has_quiz,has_vocabulary, id_source) VALUES(132,'5.02 Subordinating Conjunctions - Time. Soup for Supper','https://elllo.org/english/grammar/L5-02-SubCo-Time.htm','Sarah talks about making soup.',NULL,5,true,true,true,true,false,1);" calcext:value-type="string">
            <text:p>INSERT INTO RESOURCE(id_resource, resource, url, description, comments, id_level, active,has_script,has_grammar,has_quiz,has_vocabulary, id_source) VALUES(132,'5.02 Subordinating Conjunctions - Time. Soup for Supper','https://elllo.org/english/grammar/L5-02-SubCo-Time.htm','Sarah talks about making soup.',NULL,5,true,true,true,true,false,1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.03 Subordinating Conjunctions - Reason. Housing and Transportation</text:p>
          </table:table-cell>
          <table:table-cell office:value-type="string" calcext:value-type="string">
            <text:p>https://elllo.org/english/grammar/L5-03-SubCo-Reason.htm</text:p>
          </table:table-cell>
          <table:table-cell office:value-type="string" calcext:value-type="string">
            <text:p>6 people discuss their housing.</text:p>
          </table:table-cell>
          <table:table-cell/>
          <table:table-cell table:formula="of:=IF([.E133]=&quot;&quot;;&quot;NULL&quot;;CONCATENATE(&quot;'&quot;;[.E13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3];&quot;,'&quot;;SUBSTITUTE([.B133];&quot;'&quot;;&quot;''&quot;);&quot;','&quot;;SUBSTITUTE([.C133];&quot;'&quot;;&quot;''&quot;);&quot;','&quot;;SUBSTITUTE([.D133];&quot;'&quot;;&quot;''&quot;);&quot;',&quot;;SUBSTITUTE([.F133];&quot;'&quot;;&quot;''&quot;);&quot;,&quot;;[.G133];&quot;,&quot;;[.H133];&quot;,&quot;;[.I133];&quot;,&quot;;[.J133];&quot;,&quot;;[.K133];&quot;,&quot;;[.L133];&quot;,&quot;;[.M133];&quot;);&quot;)" office:value-type="string" office:string-value="INSERT INTO RESOURCE(id_resource, resource, url, description, comments, id_level, active,has_script,has_grammar,has_quiz,has_vocabulary, id_source) VALUES(133,'5.03 Subordinating Conjunctions - Reason. Housing and Transportation','https://elllo.org/english/grammar/L5-03-SubCo-Reason.htm','6 people discuss their housing.',NULL,5,true,true,true,true,false,1);" calcext:value-type="string">
            <text:p>INSERT INTO RESOURCE(id_resource, resource, url, description, comments, id_level, active,has_script,has_grammar,has_quiz,has_vocabulary, id_source) VALUES(133,'5.03 Subordinating Conjunctions - Reason. Housing and Transportation','https://elllo.org/english/grammar/L5-03-SubCo-Reason.htm','6 people discuss their housing.',NULL,5,true,true,true,true,false,1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5.08 Projected Speech. Talent Wish</text:p>
          </table:table-cell>
          <table:table-cell office:value-type="string" calcext:value-type="string">
            <text:p>https://elllo.org/english/grammar/L5-08-Projected-Speech.htm</text:p>
          </table:table-cell>
          <table:table-cell office:value-type="string" calcext:value-type="string">
            <text:p>Two college students share what talents they wish they had.</text:p>
          </table:table-cell>
          <table:table-cell/>
          <table:table-cell table:formula="of:=IF([.E134]=&quot;&quot;;&quot;NULL&quot;;CONCATENATE(&quot;'&quot;;[.E13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4];&quot;,'&quot;;SUBSTITUTE([.B134];&quot;'&quot;;&quot;''&quot;);&quot;','&quot;;SUBSTITUTE([.C134];&quot;'&quot;;&quot;''&quot;);&quot;','&quot;;SUBSTITUTE([.D134];&quot;'&quot;;&quot;''&quot;);&quot;',&quot;;SUBSTITUTE([.F134];&quot;'&quot;;&quot;''&quot;);&quot;,&quot;;[.G134];&quot;,&quot;;[.H134];&quot;,&quot;;[.I134];&quot;,&quot;;[.J134];&quot;,&quot;;[.K134];&quot;,&quot;;[.L134];&quot;,&quot;;[.M134];&quot;);&quot;)" office:value-type="string" office:string-value="INSERT INTO RESOURCE(id_resource, resource, url, description, comments, id_level, active,has_script,has_grammar,has_quiz,has_vocabulary, id_source) VALUES(134,'5.08 Projected Speech. Talent Wish','https://elllo.org/english/grammar/L5-08-Projected-Speech.htm','Two college students share what talents they wish they had.',NULL,5,true,true,true,true,false,1);" calcext:value-type="string">
            <text:p>INSERT INTO RESOURCE(id_resource, resource, url, description, comments, id_level, active,has_script,has_grammar,has_quiz,has_vocabulary, id_source) VALUES(134,'5.08 Projected Speech. Talent Wish','https://elllo.org/english/grammar/L5-08-Projected-Speech.htm','Two college students share what talents they wish they had.',NULL,5,true,true,true,true,false,1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.09 Present Perfect. Wedding Plans</text:p>
          </table:table-cell>
          <table:table-cell office:value-type="string" calcext:value-type="string">
            <text:p>https://elllo.org/english/grammar/L5-09-Present-Perfect-Recent.htm</text:p>
          </table:table-cell>
          <table:table-cell office:value-type="string" calcext:value-type="string">
            <text:p>Meg talks about what she needs to do for her wedding.</text:p>
          </table:table-cell>
          <table:table-cell/>
          <table:table-cell table:formula="of:=IF([.E135]=&quot;&quot;;&quot;NULL&quot;;CONCATENATE(&quot;'&quot;;[.E13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5];&quot;,'&quot;;SUBSTITUTE([.B135];&quot;'&quot;;&quot;''&quot;);&quot;','&quot;;SUBSTITUTE([.C135];&quot;'&quot;;&quot;''&quot;);&quot;','&quot;;SUBSTITUTE([.D135];&quot;'&quot;;&quot;''&quot;);&quot;',&quot;;SUBSTITUTE([.F135];&quot;'&quot;;&quot;''&quot;);&quot;,&quot;;[.G135];&quot;,&quot;;[.H135];&quot;,&quot;;[.I135];&quot;,&quot;;[.J135];&quot;,&quot;;[.K135];&quot;,&quot;;[.L135];&quot;,&quot;;[.M135];&quot;);&quot;)" office:value-type="string" office:string-value="INSERT INTO RESOURCE(id_resource, resource, url, description, comments, id_level, active,has_script,has_grammar,has_quiz,has_vocabulary, id_source) VALUES(135,'5.09 Present Perfect. Wedding Plans','https://elllo.org/english/grammar/L5-09-Present-Perfect-Recent.htm','Meg talks about what she needs to do for her wedding.',NULL,5,true,true,true,true,false,1);" calcext:value-type="string">
            <text:p>INSERT INTO RESOURCE(id_resource, resource, url, description, comments, id_level, active,has_script,has_grammar,has_quiz,has_vocabulary, id_source) VALUES(135,'5.09 Present Perfect. Wedding Plans','https://elllo.org/english/grammar/L5-09-Present-Perfect-Recent.htm','Meg talks about what she needs to do for her wedding.',NULL,5,true,true,true,true,false,1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5.10 Past Conditional. Do Over</text:p>
          </table:table-cell>
          <table:table-cell office:value-type="string" calcext:value-type="string">
            <text:p>https://elllo.org/english/grammar/L5-10-Past-Conditional.htm</text:p>
          </table:table-cell>
          <table:table-cell office:value-type="string" calcext:value-type="string">
            <text:p>Two people share what they'd like to do over in their life.</text:p>
          </table:table-cell>
          <table:table-cell/>
          <table:table-cell table:formula="of:=IF([.E136]=&quot;&quot;;&quot;NULL&quot;;CONCATENATE(&quot;'&quot;;[.E13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6];&quot;,'&quot;;SUBSTITUTE([.B136];&quot;'&quot;;&quot;''&quot;);&quot;','&quot;;SUBSTITUTE([.C136];&quot;'&quot;;&quot;''&quot;);&quot;','&quot;;SUBSTITUTE([.D136];&quot;'&quot;;&quot;''&quot;);&quot;',&quot;;SUBSTITUTE([.F136];&quot;'&quot;;&quot;''&quot;);&quot;,&quot;;[.G136];&quot;,&quot;;[.H136];&quot;,&quot;;[.I136];&quot;,&quot;;[.J136];&quot;,&quot;;[.K136];&quot;,&quot;;[.L136];&quot;,&quot;;[.M136];&quot;);&quot;)" office:value-type="string" office:string-value="INSERT INTO RESOURCE(id_resource, resource, url, description, comments, id_level, active,has_script,has_grammar,has_quiz,has_vocabulary, id_source) VALUES(136,'5.10 Past Conditional. Do Over','https://elllo.org/english/grammar/L5-10-Past-Conditional.htm','Two people share what they''d like to do over in their life.',NULL,5,true,true,true,true,false,1);" calcext:value-type="string">
            <text:p>INSERT INTO RESOURCE(id_resource, resource, url, description, comments, id_level, active,has_script,has_grammar,has_quiz,has_vocabulary, id_source) VALUES(136,'5.10 Past Conditional. Do Over','https://elllo.org/english/grammar/L5-10-Past-Conditional.htm','Two people share what they''d like to do over in their life.',NULL,5,true,true,true,true,false,1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520 Bangkok Shopping</text:p>
          </table:table-cell>
          <table:table-cell office:value-type="string" calcext:value-type="string">
            <text:p>https://elllo.org/english/1501/1520-Jerri-Fashion.htm</text:p>
          </table:table-cell>
          <table:table-cell office:value-type="string" calcext:value-type="string">
            <text:p>Jerri shares shopping options in Bangkok.</text:p>
          </table:table-cell>
          <table:table-cell/>
          <table:table-cell table:formula="of:=IF([.E137]=&quot;&quot;;&quot;NULL&quot;;CONCATENATE(&quot;'&quot;;[.E13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7];&quot;,'&quot;;SUBSTITUTE([.B137];&quot;'&quot;;&quot;''&quot;);&quot;','&quot;;SUBSTITUTE([.C137];&quot;'&quot;;&quot;''&quot;);&quot;','&quot;;SUBSTITUTE([.D137];&quot;'&quot;;&quot;''&quot;);&quot;',&quot;;SUBSTITUTE([.F137];&quot;'&quot;;&quot;''&quot;);&quot;,&quot;;[.G137];&quot;,&quot;;[.H137];&quot;,&quot;;[.I137];&quot;,&quot;;[.J137];&quot;,&quot;;[.K137];&quot;,&quot;;[.L137];&quot;,&quot;;[.M137];&quot;);&quot;)" office:value-type="string" office:string-value="INSERT INTO RESOURCE(id_resource, resource, url, description, comments, id_level, active,has_script,has_grammar,has_quiz,has_vocabulary, id_source) VALUES(137,'1520 Bangkok Shopping','https://elllo.org/english/1501/1520-Jerri-Fashion.htm','Jerri shares shopping options in Bangkok.',NULL,5,true,true,false,true,true,1);" calcext:value-type="string">
            <text:p>INSERT INTO RESOURCE(id_resource, resource, url, description, comments, id_level, active,has_script,has_grammar,has_quiz,has_vocabulary, id_source) VALUES(137,'1520 Bangkok Shopping','https://elllo.org/english/1501/1520-Jerri-Fashion.htm','Jerri shares shopping options in Bangkok.',NULL,5,true,true,false,true,true,1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519 Bangkok Transportation - Part 2</text:p>
          </table:table-cell>
          <table:table-cell office:value-type="string" calcext:value-type="string">
            <text:p>https://elllo.org/english/1501/1519-Jerri-Transportation.htm</text:p>
          </table:table-cell>
          <table:table-cell office:value-type="string" calcext:value-type="string">
            <text:p>More ways to get around in Bangkok.</text:p>
          </table:table-cell>
          <table:table-cell/>
          <table:table-cell table:formula="of:=IF([.E138]=&quot;&quot;;&quot;NULL&quot;;CONCATENATE(&quot;'&quot;;[.E13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8];&quot;,'&quot;;SUBSTITUTE([.B138];&quot;'&quot;;&quot;''&quot;);&quot;','&quot;;SUBSTITUTE([.C138];&quot;'&quot;;&quot;''&quot;);&quot;','&quot;;SUBSTITUTE([.D138];&quot;'&quot;;&quot;''&quot;);&quot;',&quot;;SUBSTITUTE([.F138];&quot;'&quot;;&quot;''&quot;);&quot;,&quot;;[.G138];&quot;,&quot;;[.H138];&quot;,&quot;;[.I138];&quot;,&quot;;[.J138];&quot;,&quot;;[.K138];&quot;,&quot;;[.L138];&quot;,&quot;;[.M138];&quot;);&quot;)" office:value-type="string" office:string-value="INSERT INTO RESOURCE(id_resource, resource, url, description, comments, id_level, active,has_script,has_grammar,has_quiz,has_vocabulary, id_source) VALUES(138,'1519 Bangkok Transportation - Part 2','https://elllo.org/english/1501/1519-Jerri-Transportation.htm','More ways to get around in Bangkok.',NULL,5,true,true,false,true,true,1);" calcext:value-type="string">
            <text:p>INSERT INTO RESOURCE(id_resource, resource, url, description, comments, id_level, active,has_script,has_grammar,has_quiz,has_vocabulary, id_source) VALUES(138,'1519 Bangkok Transportation - Part 2','https://elllo.org/english/1501/1519-Jerri-Transportation.htm','More ways to get around in Bangkok.',NULL,5,true,true,false,true,true,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518 Bangkok Transportation - Part 1</text:p>
          </table:table-cell>
          <table:table-cell office:value-type="string" calcext:value-type="string">
            <text:p>https://elllo.org/english/1501/1518-Jerri-Transportation.htm</text:p>
          </table:table-cell>
          <table:table-cell office:value-type="string" calcext:value-type="string">
            <text:p>Getting around in Bangkok.</text:p>
          </table:table-cell>
          <table:table-cell/>
          <table:table-cell table:formula="of:=IF([.E139]=&quot;&quot;;&quot;NULL&quot;;CONCATENATE(&quot;'&quot;;[.E13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39];&quot;,'&quot;;SUBSTITUTE([.B139];&quot;'&quot;;&quot;''&quot;);&quot;','&quot;;SUBSTITUTE([.C139];&quot;'&quot;;&quot;''&quot;);&quot;','&quot;;SUBSTITUTE([.D139];&quot;'&quot;;&quot;''&quot;);&quot;',&quot;;SUBSTITUTE([.F139];&quot;'&quot;;&quot;''&quot;);&quot;,&quot;;[.G139];&quot;,&quot;;[.H139];&quot;,&quot;;[.I139];&quot;,&quot;;[.J139];&quot;,&quot;;[.K139];&quot;,&quot;;[.L139];&quot;,&quot;;[.M139];&quot;);&quot;)" office:value-type="string" office:string-value="INSERT INTO RESOURCE(id_resource, resource, url, description, comments, id_level, active,has_script,has_grammar,has_quiz,has_vocabulary, id_source) VALUES(139,'1518 Bangkok Transportation - Part 1','https://elllo.org/english/1501/1518-Jerri-Transportation.htm','Getting around in Bangkok.',NULL,5,true,true,false,true,true,1);" calcext:value-type="string">
            <text:p>INSERT INTO RESOURCE(id_resource, resource, url, description, comments, id_level, active,has_script,has_grammar,has_quiz,has_vocabulary, id_source) VALUES(139,'1518 Bangkok Transportation - Part 1','https://elllo.org/english/1501/1518-Jerri-Transportation.htm','Getting around in Bangkok.',NULL,5,true,true,false,true,true,1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517 Island Stress</text:p>
          </table:table-cell>
          <table:table-cell office:value-type="string" calcext:value-type="string">
            <text:p>https://elllo.org/english/1501/1517-Jerri-Island-Stress.htm</text:p>
          </table:table-cell>
          <table:table-cell office:value-type="string" calcext:value-type="string">
            <text:p>Problems facing Thailand's islands.</text:p>
          </table:table-cell>
          <table:table-cell/>
          <table:table-cell table:formula="of:=IF([.E140]=&quot;&quot;;&quot;NULL&quot;;CONCATENATE(&quot;'&quot;;[.E14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0];&quot;,'&quot;;SUBSTITUTE([.B140];&quot;'&quot;;&quot;''&quot;);&quot;','&quot;;SUBSTITUTE([.C140];&quot;'&quot;;&quot;''&quot;);&quot;','&quot;;SUBSTITUTE([.D140];&quot;'&quot;;&quot;''&quot;);&quot;',&quot;;SUBSTITUTE([.F140];&quot;'&quot;;&quot;''&quot;);&quot;,&quot;;[.G140];&quot;,&quot;;[.H140];&quot;,&quot;;[.I140];&quot;,&quot;;[.J140];&quot;,&quot;;[.K140];&quot;,&quot;;[.L140];&quot;,&quot;;[.M140];&quot;);&quot;)" office:value-type="string" office:string-value="INSERT INTO RESOURCE(id_resource, resource, url, description, comments, id_level, active,has_script,has_grammar,has_quiz,has_vocabulary, id_source) VALUES(140,'1517 Island Stress','https://elllo.org/english/1501/1517-Jerri-Island-Stress.htm','Problems facing Thailand''s islands.',NULL,5,true,true,false,true,true,1);" calcext:value-type="string">
            <text:p>INSERT INTO RESOURCE(id_resource, resource, url, description, comments, id_level, active,has_script,has_grammar,has_quiz,has_vocabulary, id_source) VALUES(140,'1517 Island Stress','https://elllo.org/english/1501/1517-Jerri-Island-Stress.htm','Problems facing Thailand''s islands.',NULL,5,true,true,false,true,true,1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516 Thai Island Life</text:p>
          </table:table-cell>
          <table:table-cell office:value-type="string" calcext:value-type="string">
            <text:p>https://elllo.org/english/1501/1516-Jerri-Islands.htm</text:p>
          </table:table-cell>
          <table:table-cell office:value-type="string" calcext:value-type="string">
            <text:p>The wonderful features of Thailand's islands.</text:p>
          </table:table-cell>
          <table:table-cell/>
          <table:table-cell table:formula="of:=IF([.E141]=&quot;&quot;;&quot;NULL&quot;;CONCATENATE(&quot;'&quot;;[.E14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1];&quot;,'&quot;;SUBSTITUTE([.B141];&quot;'&quot;;&quot;''&quot;);&quot;','&quot;;SUBSTITUTE([.C141];&quot;'&quot;;&quot;''&quot;);&quot;','&quot;;SUBSTITUTE([.D141];&quot;'&quot;;&quot;''&quot;);&quot;',&quot;;SUBSTITUTE([.F141];&quot;'&quot;;&quot;''&quot;);&quot;,&quot;;[.G141];&quot;,&quot;;[.H141];&quot;,&quot;;[.I141];&quot;,&quot;;[.J141];&quot;,&quot;;[.K141];&quot;,&quot;;[.L141];&quot;,&quot;;[.M141];&quot;);&quot;)" office:value-type="string" office:string-value="INSERT INTO RESOURCE(id_resource, resource, url, description, comments, id_level, active,has_script,has_grammar,has_quiz,has_vocabulary, id_source) VALUES(141,'1516 Thai Island Life','https://elllo.org/english/1501/1516-Jerri-Islands.htm','The wonderful features of Thailand''s islands.',NULL,5,true,true,false,true,true,1);" calcext:value-type="string">
            <text:p>INSERT INTO RESOURCE(id_resource, resource, url, description, comments, id_level, active,has_script,has_grammar,has_quiz,has_vocabulary, id_source) VALUES(141,'1516 Thai Island Life','https://elllo.org/english/1501/1516-Jerri-Islands.htm','The wonderful features of Thailand''s islands.',NULL,5,true,true,false,true,true,1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515 Kids and Boredom</text:p>
          </table:table-cell>
          <table:table-cell office:value-type="string" calcext:value-type="string">
            <text:p>https://elllo.org/english/1501/1515-Angela-Kids-and-Boredom.htm</text:p>
          </table:table-cell>
          <table:table-cell office:value-type="string" calcext:value-type="string">
            <text:p>Is life too fun for kids?</text:p>
          </table:table-cell>
          <table:table-cell/>
          <table:table-cell table:formula="of:=IF([.E142]=&quot;&quot;;&quot;NULL&quot;;CONCATENATE(&quot;'&quot;;[.E14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2];&quot;,'&quot;;SUBSTITUTE([.B142];&quot;'&quot;;&quot;''&quot;);&quot;','&quot;;SUBSTITUTE([.C142];&quot;'&quot;;&quot;''&quot;);&quot;','&quot;;SUBSTITUTE([.D142];&quot;'&quot;;&quot;''&quot;);&quot;',&quot;;SUBSTITUTE([.F142];&quot;'&quot;;&quot;''&quot;);&quot;,&quot;;[.G142];&quot;,&quot;;[.H142];&quot;,&quot;;[.I142];&quot;,&quot;;[.J142];&quot;,&quot;;[.K142];&quot;,&quot;;[.L142];&quot;,&quot;;[.M142];&quot;);&quot;)" office:value-type="string" office:string-value="INSERT INTO RESOURCE(id_resource, resource, url, description, comments, id_level, active,has_script,has_grammar,has_quiz,has_vocabulary, id_source) VALUES(142,'1515 Kids and Boredom','https://elllo.org/english/1501/1515-Angela-Kids-and-Boredom.htm','Is life too fun for kids?',NULL,5,true,true,false,true,true,1);" calcext:value-type="string">
            <text:p>INSERT INTO RESOURCE(id_resource, resource, url, description, comments, id_level, active,has_script,has_grammar,has_quiz,has_vocabulary, id_source) VALUES(142,'1515 Kids and Boredom','https://elllo.org/english/1501/1515-Angela-Kids-and-Boredom.htm','Is life too fun for kids?',NULL,5,true,true,false,true,true,1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514 Family Money Flow</text:p>
          </table:table-cell>
          <table:table-cell office:value-type="string" calcext:value-type="string">
            <text:p>https://elllo.org/english/1501/1514-Angela-MoneyFlow.htm</text:p>
          </table:table-cell>
          <table:table-cell office:value-type="string" calcext:value-type="string">
            <text:p>How families and money differ worldwide.</text:p>
          </table:table-cell>
          <table:table-cell/>
          <table:table-cell table:formula="of:=IF([.E143]=&quot;&quot;;&quot;NULL&quot;;CONCATENATE(&quot;'&quot;;[.E14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3];&quot;,'&quot;;SUBSTITUTE([.B143];&quot;'&quot;;&quot;''&quot;);&quot;','&quot;;SUBSTITUTE([.C143];&quot;'&quot;;&quot;''&quot;);&quot;','&quot;;SUBSTITUTE([.D143];&quot;'&quot;;&quot;''&quot;);&quot;',&quot;;SUBSTITUTE([.F143];&quot;'&quot;;&quot;''&quot;);&quot;,&quot;;[.G143];&quot;,&quot;;[.H143];&quot;,&quot;;[.I143];&quot;,&quot;;[.J143];&quot;,&quot;;[.K143];&quot;,&quot;;[.L143];&quot;,&quot;;[.M143];&quot;);&quot;)" office:value-type="string" office:string-value="INSERT INTO RESOURCE(id_resource, resource, url, description, comments, id_level, active,has_script,has_grammar,has_quiz,has_vocabulary, id_source) VALUES(143,'1514 Family Money Flow','https://elllo.org/english/1501/1514-Angela-MoneyFlow.htm','How families and money differ worldwide.',NULL,5,true,true,false,true,true,1);" calcext:value-type="string">
            <text:p>INSERT INTO RESOURCE(id_resource, resource, url, description, comments, id_level, active,has_script,has_grammar,has_quiz,has_vocabulary, id_source) VALUES(143,'1514 Family Money Flow','https://elllo.org/english/1501/1514-Angela-MoneyFlow.htm','How families and money differ worldwide.',NULL,5,true,true,false,true,true,1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513 The Empty Nest</text:p>
          </table:table-cell>
          <table:table-cell office:value-type="string" calcext:value-type="string">
            <text:p>https://elllo.org/english/1501/1513-Angela-Families.htm</text:p>
          </table:table-cell>
          <table:table-cell office:value-type="string" calcext:value-type="string">
            <text:p>Life after the kids grow up.</text:p>
          </table:table-cell>
          <table:table-cell/>
          <table:table-cell table:formula="of:=IF([.E144]=&quot;&quot;;&quot;NULL&quot;;CONCATENATE(&quot;'&quot;;[.E14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4];&quot;,'&quot;;SUBSTITUTE([.B144];&quot;'&quot;;&quot;''&quot;);&quot;','&quot;;SUBSTITUTE([.C144];&quot;'&quot;;&quot;''&quot;);&quot;','&quot;;SUBSTITUTE([.D144];&quot;'&quot;;&quot;''&quot;);&quot;',&quot;;SUBSTITUTE([.F144];&quot;'&quot;;&quot;''&quot;);&quot;,&quot;;[.G144];&quot;,&quot;;[.H144];&quot;,&quot;;[.I144];&quot;,&quot;;[.J144];&quot;,&quot;;[.K144];&quot;,&quot;;[.L144];&quot;,&quot;;[.M144];&quot;);&quot;)" office:value-type="string" office:string-value="INSERT INTO RESOURCE(id_resource, resource, url, description, comments, id_level, active,has_script,has_grammar,has_quiz,has_vocabulary, id_source) VALUES(144,'1513 The Empty Nest','https://elllo.org/english/1501/1513-Angela-Families.htm','Life after the kids grow up.',NULL,5,true,true,false,true,true,1);" calcext:value-type="string">
            <text:p>INSERT INTO RESOURCE(id_resource, resource, url, description, comments, id_level, active,has_script,has_grammar,has_quiz,has_vocabulary, id_source) VALUES(144,'1513 The Empty Nest','https://elllo.org/english/1501/1513-Angela-Families.htm','Life after the kids grow up.',NULL,5,true,true,false,true,true,1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490 Music and Money. The Music Industry</text:p>
          </table:table-cell>
          <table:table-cell office:value-type="string" calcext:value-type="string">
            <text:p>https://elllo.org/english/1451/1490-Ben-Hanna-Music-Business.htm</text:p>
          </table:table-cell>
          <table:table-cell office:value-type="string" calcext:value-type="string">
            <text:p>Ben and Hanna discuss the music industry.</text:p>
          </table:table-cell>
          <table:table-cell/>
          <table:table-cell table:formula="of:=IF([.E145]=&quot;&quot;;&quot;NULL&quot;;CONCATENATE(&quot;'&quot;;[.E14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5];&quot;,'&quot;;SUBSTITUTE([.B145];&quot;'&quot;;&quot;''&quot;);&quot;','&quot;;SUBSTITUTE([.C145];&quot;'&quot;;&quot;''&quot;);&quot;','&quot;;SUBSTITUTE([.D145];&quot;'&quot;;&quot;''&quot;);&quot;',&quot;;SUBSTITUTE([.F145];&quot;'&quot;;&quot;''&quot;);&quot;,&quot;;[.G145];&quot;,&quot;;[.H145];&quot;,&quot;;[.I145];&quot;,&quot;;[.J145];&quot;,&quot;;[.K145];&quot;,&quot;;[.L145];&quot;,&quot;;[.M145];&quot;);&quot;)" office:value-type="string" office:string-value="INSERT INTO RESOURCE(id_resource, resource, url, description, comments, id_level, active,has_script,has_grammar,has_quiz,has_vocabulary, id_source) VALUES(145,'1490 Music and Money. The Music Industry','https://elllo.org/english/1451/1490-Ben-Hanna-Music-Business.htm','Ben and Hanna discuss the music industry.',NULL,5,true,true,false,true,true,1);" calcext:value-type="string">
            <text:p>INSERT INTO RESOURCE(id_resource, resource, url, description, comments, id_level, active,has_script,has_grammar,has_quiz,has_vocabulary, id_source) VALUES(145,'1490 Music and Money. The Music Industry','https://elllo.org/english/1451/1490-Ben-Hanna-Music-Business.htm','Ben and Hanna discuss the music industry.',NULL,5,true,true,false,true,true,1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489 High School Band</text:p>
          </table:table-cell>
          <table:table-cell office:value-type="string" calcext:value-type="string">
            <text:p>https://elllo.org/english/1451/1489-Ben-Hanna-HIghSchoolBabd.htm</text:p>
          </table:table-cell>
          <table:table-cell office:value-type="string" calcext:value-type="string">
            <text:p>Ben talks about being a rock band in high school.</text:p>
          </table:table-cell>
          <table:table-cell/>
          <table:table-cell table:formula="of:=IF([.E146]=&quot;&quot;;&quot;NULL&quot;;CONCATENATE(&quot;'&quot;;[.E14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6];&quot;,'&quot;;SUBSTITUTE([.B146];&quot;'&quot;;&quot;''&quot;);&quot;','&quot;;SUBSTITUTE([.C146];&quot;'&quot;;&quot;''&quot;);&quot;','&quot;;SUBSTITUTE([.D146];&quot;'&quot;;&quot;''&quot;);&quot;',&quot;;SUBSTITUTE([.F146];&quot;'&quot;;&quot;''&quot;);&quot;,&quot;;[.G146];&quot;,&quot;;[.H146];&quot;,&quot;;[.I146];&quot;,&quot;;[.J146];&quot;,&quot;;[.K146];&quot;,&quot;;[.L146];&quot;,&quot;;[.M146];&quot;);&quot;)" office:value-type="string" office:string-value="INSERT INTO RESOURCE(id_resource, resource, url, description, comments, id_level, active,has_script,has_grammar,has_quiz,has_vocabulary, id_source) VALUES(146,'1489 High School Band','https://elllo.org/english/1451/1489-Ben-Hanna-HIghSchoolBabd.htm','Ben talks about being a rock band in high school.',NULL,5,true,true,false,true,true,1);" calcext:value-type="string">
            <text:p>INSERT INTO RESOURCE(id_resource, resource, url, description, comments, id_level, active,has_script,has_grammar,has_quiz,has_vocabulary, id_source) VALUES(146,'1489 High School Band','https://elllo.org/english/1451/1489-Ben-Hanna-HIghSchoolBabd.htm','Ben talks about being a rock band in high school.',NULL,5,true,true,false,true,true,1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88 Super Hero Skills</text:p>
          </table:table-cell>
          <table:table-cell office:value-type="string" calcext:value-type="string">
            <text:p>https://elllo.org/english/1451/1488-Gyri-Viyasan-Superhero-Abilities.htm</text:p>
          </table:table-cell>
          <table:table-cell office:value-type="string" calcext:value-type="string">
            <text:p>What skill would you like to have?</text:p>
          </table:table-cell>
          <table:table-cell/>
          <table:table-cell table:formula="of:=IF([.E147]=&quot;&quot;;&quot;NULL&quot;;CONCATENATE(&quot;'&quot;;[.E14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7];&quot;,'&quot;;SUBSTITUTE([.B147];&quot;'&quot;;&quot;''&quot;);&quot;','&quot;;SUBSTITUTE([.C147];&quot;'&quot;;&quot;''&quot;);&quot;','&quot;;SUBSTITUTE([.D147];&quot;'&quot;;&quot;''&quot;);&quot;',&quot;;SUBSTITUTE([.F147];&quot;'&quot;;&quot;''&quot;);&quot;,&quot;;[.G147];&quot;,&quot;;[.H147];&quot;,&quot;;[.I147];&quot;,&quot;;[.J147];&quot;,&quot;;[.K147];&quot;,&quot;;[.L147];&quot;,&quot;;[.M147];&quot;);&quot;)" office:value-type="string" office:string-value="INSERT INTO RESOURCE(id_resource, resource, url, description, comments, id_level, active,has_script,has_grammar,has_quiz,has_vocabulary, id_source) VALUES(147,'1488 Super Hero Skills','https://elllo.org/english/1451/1488-Gyri-Viyasan-Superhero-Abilities.htm','What skill would you like to have?',NULL,5,true,true,false,true,true,1);" calcext:value-type="string">
            <text:p>INSERT INTO RESOURCE(id_resource, resource, url, description, comments, id_level, active,has_script,has_grammar,has_quiz,has_vocabulary, id_source) VALUES(147,'1488 Super Hero Skills','https://elllo.org/english/1451/1488-Gyri-Viyasan-Superhero-Abilities.htm','What skill would you like to have?',NULL,5,true,true,false,true,true,1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87 Hard Work vs Talent.</text:p>
          </table:table-cell>
          <table:table-cell office:value-type="string" calcext:value-type="string">
            <text:p>https://elllo.org/english/1451/1487-Gyri-Viyasan-HardWork-Talent.htm</text:p>
          </table:table-cell>
          <table:table-cell office:value-type="string" calcext:value-type="string">
            <text:p>What trait is more important to success?</text:p>
          </table:table-cell>
          <table:table-cell/>
          <table:table-cell table:formula="of:=IF([.E148]=&quot;&quot;;&quot;NULL&quot;;CONCATENATE(&quot;'&quot;;[.E14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8];&quot;,'&quot;;SUBSTITUTE([.B148];&quot;'&quot;;&quot;''&quot;);&quot;','&quot;;SUBSTITUTE([.C148];&quot;'&quot;;&quot;''&quot;);&quot;','&quot;;SUBSTITUTE([.D148];&quot;'&quot;;&quot;''&quot;);&quot;',&quot;;SUBSTITUTE([.F148];&quot;'&quot;;&quot;''&quot;);&quot;,&quot;;[.G148];&quot;,&quot;;[.H148];&quot;,&quot;;[.I148];&quot;,&quot;;[.J148];&quot;,&quot;;[.K148];&quot;,&quot;;[.L148];&quot;,&quot;;[.M148];&quot;);&quot;)" office:value-type="string" office:string-value="INSERT INTO RESOURCE(id_resource, resource, url, description, comments, id_level, active,has_script,has_grammar,has_quiz,has_vocabulary, id_source) VALUES(148,'1487 Hard Work vs Talent.','https://elllo.org/english/1451/1487-Gyri-Viyasan-HardWork-Talent.htm','What trait is more important to success?',NULL,5,true,true,false,true,true,1);" calcext:value-type="string">
            <text:p>INSERT INTO RESOURCE(id_resource, resource, url, description, comments, id_level, active,has_script,has_grammar,has_quiz,has_vocabulary, id_source) VALUES(148,'1487 Hard Work vs Talent.','https://elllo.org/english/1451/1487-Gyri-Viyasan-HardWork-Talent.htm','What trait is more important to success?',NULL,5,true,true,false,true,true,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482 Phone Addictions</text:p>
          </table:table-cell>
          <table:table-cell office:value-type="string" calcext:value-type="string">
            <text:p>https://elllo.org/english/1451/1482-Jen-SocialMedia.htm</text:p>
          </table:table-cell>
          <table:table-cell office:value-type="string" calcext:value-type="string">
            <text:p>Can you live without your phone?</text:p>
          </table:table-cell>
          <table:table-cell/>
          <table:table-cell table:formula="of:=IF([.E149]=&quot;&quot;;&quot;NULL&quot;;CONCATENATE(&quot;'&quot;;[.E14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49];&quot;,'&quot;;SUBSTITUTE([.B149];&quot;'&quot;;&quot;''&quot;);&quot;','&quot;;SUBSTITUTE([.C149];&quot;'&quot;;&quot;''&quot;);&quot;','&quot;;SUBSTITUTE([.D149];&quot;'&quot;;&quot;''&quot;);&quot;',&quot;;SUBSTITUTE([.F149];&quot;'&quot;;&quot;''&quot;);&quot;,&quot;;[.G149];&quot;,&quot;;[.H149];&quot;,&quot;;[.I149];&quot;,&quot;;[.J149];&quot;,&quot;;[.K149];&quot;,&quot;;[.L149];&quot;,&quot;;[.M149];&quot;);&quot;)" office:value-type="string" office:string-value="INSERT INTO RESOURCE(id_resource, resource, url, description, comments, id_level, active,has_script,has_grammar,has_quiz,has_vocabulary, id_source) VALUES(149,'1482 Phone Addictions','https://elllo.org/english/1451/1482-Jen-SocialMedia.htm','Can you live without your phone?',NULL,5,true,true,false,true,true,1);" calcext:value-type="string">
            <text:p>INSERT INTO RESOURCE(id_resource, resource, url, description, comments, id_level, active,has_script,has_grammar,has_quiz,has_vocabulary, id_source) VALUES(149,'1482 Phone Addictions','https://elllo.org/english/1451/1482-Jen-SocialMedia.htm','Can you live without your phone?',NULL,5,true,true,false,true,true,1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478 Burgers and Baseball</text:p>
          </table:table-cell>
          <table:table-cell office:value-type="string" calcext:value-type="string">
            <text:p>https://elllo.org/english/1451/1478-Shantel-Burgers.htm</text:p>
          </table:table-cell>
          <table:table-cell office:value-type="string" calcext:value-type="string">
            <text:p>Food and sport stereotypes.</text:p>
          </table:table-cell>
          <table:table-cell/>
          <table:table-cell table:formula="of:=IF([.E150]=&quot;&quot;;&quot;NULL&quot;;CONCATENATE(&quot;'&quot;;[.E15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0];&quot;,'&quot;;SUBSTITUTE([.B150];&quot;'&quot;;&quot;''&quot;);&quot;','&quot;;SUBSTITUTE([.C150];&quot;'&quot;;&quot;''&quot;);&quot;','&quot;;SUBSTITUTE([.D150];&quot;'&quot;;&quot;''&quot;);&quot;',&quot;;SUBSTITUTE([.F150];&quot;'&quot;;&quot;''&quot;);&quot;,&quot;;[.G150];&quot;,&quot;;[.H150];&quot;,&quot;;[.I150];&quot;,&quot;;[.J150];&quot;,&quot;;[.K150];&quot;,&quot;;[.L150];&quot;,&quot;;[.M150];&quot;);&quot;)" office:value-type="string" office:string-value="INSERT INTO RESOURCE(id_resource, resource, url, description, comments, id_level, active,has_script,has_grammar,has_quiz,has_vocabulary, id_source) VALUES(150,'1478 Burgers and Baseball','https://elllo.org/english/1451/1478-Shantel-Burgers.htm','Food and sport stereotypes.',NULL,5,true,true,false,true,true,1);" calcext:value-type="string">
            <text:p>INSERT INTO RESOURCE(id_resource, resource, url, description, comments, id_level, active,has_script,has_grammar,has_quiz,has_vocabulary, id_source) VALUES(150,'1478 Burgers and Baseball','https://elllo.org/english/1451/1478-Shantel-Burgers.htm','Food and sport stereotypes.',NULL,5,true,true,false,true,true,1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380 Truffle Time</text:p>
          </table:table-cell>
          <table:table-cell office:value-type="string" calcext:value-type="string">
            <text:p>https://elllo.org/english/1351/T1380-Meg-04-Truffle.htm</text:p>
          </table:table-cell>
          <table:table-cell office:value-type="string" calcext:value-type="string">
            <text:p>How to make these chocolate goodies.</text:p>
          </table:table-cell>
          <table:table-cell/>
          <table:table-cell table:formula="of:=IF([.E151]=&quot;&quot;;&quot;NULL&quot;;CONCATENATE(&quot;'&quot;;[.E15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1];&quot;,'&quot;;SUBSTITUTE([.B151];&quot;'&quot;;&quot;''&quot;);&quot;','&quot;;SUBSTITUTE([.C151];&quot;'&quot;;&quot;''&quot;);&quot;','&quot;;SUBSTITUTE([.D151];&quot;'&quot;;&quot;''&quot;);&quot;',&quot;;SUBSTITUTE([.F151];&quot;'&quot;;&quot;''&quot;);&quot;,&quot;;[.G151];&quot;,&quot;;[.H151];&quot;,&quot;;[.I151];&quot;,&quot;;[.J151];&quot;,&quot;;[.K151];&quot;,&quot;;[.L151];&quot;,&quot;;[.M151];&quot;);&quot;)" office:value-type="string" office:string-value="INSERT INTO RESOURCE(id_resource, resource, url, description, comments, id_level, active,has_script,has_grammar,has_quiz,has_vocabulary, id_source) VALUES(151,'1380 Truffle Time','https://elllo.org/english/1351/T1380-Meg-04-Truffle.htm','How to make these chocolate goodies.',NULL,5,true,true,false,true,true,1);" calcext:value-type="string">
            <text:p>INSERT INTO RESOURCE(id_resource, resource, url, description, comments, id_level, active,has_script,has_grammar,has_quiz,has_vocabulary, id_source) VALUES(151,'1380 Truffle Time','https://elllo.org/english/1351/T1380-Meg-04-Truffle.htm','How to make these chocolate goodies.',NULL,5,true,true,false,true,true,1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79 Baking Cake Pops</text:p>
          </table:table-cell>
          <table:table-cell office:value-type="string" calcext:value-type="string">
            <text:p>https://elllo.org/english/1351/T1379-Meg-03-Baking.htm</text:p>
          </table:table-cell>
          <table:table-cell office:value-type="string" calcext:value-type="string">
            <text:p>New trends in baking.</text:p>
          </table:table-cell>
          <table:table-cell/>
          <table:table-cell table:formula="of:=IF([.E152]=&quot;&quot;;&quot;NULL&quot;;CONCATENATE(&quot;'&quot;;[.E15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2];&quot;,'&quot;;SUBSTITUTE([.B152];&quot;'&quot;;&quot;''&quot;);&quot;','&quot;;SUBSTITUTE([.C152];&quot;'&quot;;&quot;''&quot;);&quot;','&quot;;SUBSTITUTE([.D152];&quot;'&quot;;&quot;''&quot;);&quot;',&quot;;SUBSTITUTE([.F152];&quot;'&quot;;&quot;''&quot;);&quot;,&quot;;[.G152];&quot;,&quot;;[.H152];&quot;,&quot;;[.I152];&quot;,&quot;;[.J152];&quot;,&quot;;[.K152];&quot;,&quot;;[.L152];&quot;,&quot;;[.M152];&quot;);&quot;)" office:value-type="string" office:string-value="INSERT INTO RESOURCE(id_resource, resource, url, description, comments, id_level, active,has_script,has_grammar,has_quiz,has_vocabulary, id_source) VALUES(152,'1379 Baking Cake Pops','https://elllo.org/english/1351/T1379-Meg-03-Baking.htm','New trends in baking.',NULL,5,true,true,false,true,true,1);" calcext:value-type="string">
            <text:p>INSERT INTO RESOURCE(id_resource, resource, url, description, comments, id_level, active,has_script,has_grammar,has_quiz,has_vocabulary, id_source) VALUES(152,'1379 Baking Cake Pops','https://elllo.org/english/1351/T1379-Meg-03-Baking.htm','New trends in baking.',NULL,5,true,true,false,true,true,1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28 Ocean Encounters</text:p>
          </table:table-cell>
          <table:table-cell office:value-type="string" calcext:value-type="string">
            <text:p>https://elllo.org/english/1301/T1328-Sorie-FishStory.htm</text:p>
          </table:table-cell>
          <table:table-cell office:value-type="string" calcext:value-type="string">
            <text:p>Sorie and Mark talk about meeting sealife.</text:p>
          </table:table-cell>
          <table:table-cell/>
          <table:table-cell table:formula="of:=IF([.E153]=&quot;&quot;;&quot;NULL&quot;;CONCATENATE(&quot;'&quot;;[.E15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3];&quot;,'&quot;;SUBSTITUTE([.B153];&quot;'&quot;;&quot;''&quot;);&quot;','&quot;;SUBSTITUTE([.C153];&quot;'&quot;;&quot;''&quot;);&quot;','&quot;;SUBSTITUTE([.D153];&quot;'&quot;;&quot;''&quot;);&quot;',&quot;;SUBSTITUTE([.F153];&quot;'&quot;;&quot;''&quot;);&quot;,&quot;;[.G153];&quot;,&quot;;[.H153];&quot;,&quot;;[.I153];&quot;,&quot;;[.J153];&quot;,&quot;;[.K153];&quot;,&quot;;[.L153];&quot;,&quot;;[.M153];&quot;);&quot;)" office:value-type="string" office:string-value="INSERT INTO RESOURCE(id_resource, resource, url, description, comments, id_level, active,has_script,has_grammar,has_quiz,has_vocabulary, id_source) VALUES(153,'1328 Ocean Encounters','https://elllo.org/english/1301/T1328-Sorie-FishStory.htm','Sorie and Mark talk about meeting sealife.',NULL,5,true,true,false,true,true,1);" calcext:value-type="string">
            <text:p>INSERT INTO RESOURCE(id_resource, resource, url, description, comments, id_level, active,has_script,has_grammar,has_quiz,has_vocabulary, id_source) VALUES(153,'1328 Ocean Encounters','https://elllo.org/english/1301/T1328-Sorie-FishStory.htm','Sorie and Mark talk about meeting sealife.',NULL,5,true,true,false,true,true,1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37 Freaks and Animals</text:p>
          </table:table-cell>
          <table:table-cell office:value-type="string" calcext:value-type="string">
            <text:p>https://elllo.org/english/1201/1237-Julia-Types.htm</text:p>
          </table:table-cell>
          <table:table-cell office:value-type="string" calcext:value-type="string">
            <text:p>Julia and Todd discuss certain lifestyles.</text:p>
          </table:table-cell>
          <table:table-cell/>
          <table:table-cell table:formula="of:=IF([.E154]=&quot;&quot;;&quot;NULL&quot;;CONCATENATE(&quot;'&quot;;[.E15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4];&quot;,'&quot;;SUBSTITUTE([.B154];&quot;'&quot;;&quot;''&quot;);&quot;','&quot;;SUBSTITUTE([.C154];&quot;'&quot;;&quot;''&quot;);&quot;','&quot;;SUBSTITUTE([.D154];&quot;'&quot;;&quot;''&quot;);&quot;',&quot;;SUBSTITUTE([.F154];&quot;'&quot;;&quot;''&quot;);&quot;,&quot;;[.G154];&quot;,&quot;;[.H154];&quot;,&quot;;[.I154];&quot;,&quot;;[.J154];&quot;,&quot;;[.K154];&quot;,&quot;;[.L154];&quot;,&quot;;[.M154];&quot;);&quot;)" office:value-type="string" office:string-value="INSERT INTO RESOURCE(id_resource, resource, url, description, comments, id_level, active,has_script,has_grammar,has_quiz,has_vocabulary, id_source) VALUES(154,'1237 Freaks and Animals','https://elllo.org/english/1201/1237-Julia-Types.htm','Julia and Todd discuss certain lifestyles.',NULL,5,true,true,false,true,true,1);" calcext:value-type="string">
            <text:p>INSERT INTO RESOURCE(id_resource, resource, url, description, comments, id_level, active,has_script,has_grammar,has_quiz,has_vocabulary, id_source) VALUES(154,'1237 Freaks and Animals','https://elllo.org/english/1201/1237-Julia-Types.htm','Julia and Todd discuss certain lifestyles.',NULL,5,true,true,false,true,true,1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24 More Moms</text:p>
          </table:table-cell>
          <table:table-cell office:value-type="string" calcext:value-type="string">
            <text:p>https://elllo.org/english/1201/1224-Todd-Tigermom.htm</text:p>
          </table:table-cell>
          <table:table-cell office:value-type="string" calcext:value-type="string">
            <text:p>Tiger Moms and Helicopter Parents.</text:p>
          </table:table-cell>
          <table:table-cell/>
          <table:table-cell table:formula="of:=IF([.E155]=&quot;&quot;;&quot;NULL&quot;;CONCATENATE(&quot;'&quot;;[.E15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5];&quot;,'&quot;;SUBSTITUTE([.B155];&quot;'&quot;;&quot;''&quot;);&quot;','&quot;;SUBSTITUTE([.C155];&quot;'&quot;;&quot;''&quot;);&quot;','&quot;;SUBSTITUTE([.D155];&quot;'&quot;;&quot;''&quot;);&quot;',&quot;;SUBSTITUTE([.F155];&quot;'&quot;;&quot;''&quot;);&quot;,&quot;;[.G155];&quot;,&quot;;[.H155];&quot;,&quot;;[.I155];&quot;,&quot;;[.J155];&quot;,&quot;;[.K155];&quot;,&quot;;[.L155];&quot;,&quot;;[.M155];&quot;);&quot;)" office:value-type="string" office:string-value="INSERT INTO RESOURCE(id_resource, resource, url, description, comments, id_level, active,has_script,has_grammar,has_quiz,has_vocabulary, id_source) VALUES(155,'1224 More Moms','https://elllo.org/english/1201/1224-Todd-Tigermom.htm','Tiger Moms and Helicopter Parents.',NULL,5,true,true,false,true,true,1);" calcext:value-type="string">
            <text:p>INSERT INTO RESOURCE(id_resource, resource, url, description, comments, id_level, active,has_script,has_grammar,has_quiz,has_vocabulary, id_source) VALUES(155,'1224 More Moms','https://elllo.org/english/1201/1224-Todd-Tigermom.htm','Tiger Moms and Helicopter Parents.',NULL,5,true,true,false,true,true,1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23 Soccer Moms</text:p>
          </table:table-cell>
          <table:table-cell office:value-type="string" calcext:value-type="string">
            <text:p>https://elllo.org/english/1201/1223-Todd-SoccerMom.htm</text:p>
          </table:table-cell>
          <table:table-cell office:value-type="string" calcext:value-type="string">
            <text:p>Soccer Moms and Nascar Dads.</text:p>
          </table:table-cell>
          <table:table-cell/>
          <table:table-cell table:formula="of:=IF([.E156]=&quot;&quot;;&quot;NULL&quot;;CONCATENATE(&quot;'&quot;;[.E15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6];&quot;,'&quot;;SUBSTITUTE([.B156];&quot;'&quot;;&quot;''&quot;);&quot;','&quot;;SUBSTITUTE([.C156];&quot;'&quot;;&quot;''&quot;);&quot;','&quot;;SUBSTITUTE([.D156];&quot;'&quot;;&quot;''&quot;);&quot;',&quot;;SUBSTITUTE([.F156];&quot;'&quot;;&quot;''&quot;);&quot;,&quot;;[.G156];&quot;,&quot;;[.H156];&quot;,&quot;;[.I156];&quot;,&quot;;[.J156];&quot;,&quot;;[.K156];&quot;,&quot;;[.L156];&quot;,&quot;;[.M156];&quot;);&quot;)" office:value-type="string" office:string-value="INSERT INTO RESOURCE(id_resource, resource, url, description, comments, id_level, active,has_script,has_grammar,has_quiz,has_vocabulary, id_source) VALUES(156,'1223 Soccer Moms','https://elllo.org/english/1201/1223-Todd-SoccerMom.htm','Soccer Moms and Nascar Dads.',NULL,5,true,true,false,true,true,1);" calcext:value-type="string">
            <text:p>INSERT INTO RESOURCE(id_resource, resource, url, description, comments, id_level, active,has_script,has_grammar,has_quiz,has_vocabulary, id_source) VALUES(156,'1223 Soccer Moms','https://elllo.org/english/1201/1223-Todd-SoccerMom.htm','Soccer Moms and Nascar Dads.',NULL,5,true,true,false,true,true,1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00 Born to Run</text:p>
          </table:table-cell>
          <table:table-cell office:value-type="string" calcext:value-type="string">
            <text:p>https://elllo.org/english/1151/T1200-Julia-Sport.htm</text:p>
          </table:table-cell>
          <table:table-cell office:value-type="string" calcext:value-type="string">
            <text:p>Julia talks about people who run long distances.</text:p>
          </table:table-cell>
          <table:table-cell/>
          <table:table-cell table:formula="of:=IF([.E157]=&quot;&quot;;&quot;NULL&quot;;CONCATENATE(&quot;'&quot;;[.E15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7];&quot;,'&quot;;SUBSTITUTE([.B157];&quot;'&quot;;&quot;''&quot;);&quot;','&quot;;SUBSTITUTE([.C157];&quot;'&quot;;&quot;''&quot;);&quot;','&quot;;SUBSTITUTE([.D157];&quot;'&quot;;&quot;''&quot;);&quot;',&quot;;SUBSTITUTE([.F157];&quot;'&quot;;&quot;''&quot;);&quot;,&quot;;[.G157];&quot;,&quot;;[.H157];&quot;,&quot;;[.I157];&quot;,&quot;;[.J157];&quot;,&quot;;[.K157];&quot;,&quot;;[.L157];&quot;,&quot;;[.M157];&quot;);&quot;)" office:value-type="string" office:string-value="INSERT INTO RESOURCE(id_resource, resource, url, description, comments, id_level, active,has_script,has_grammar,has_quiz,has_vocabulary, id_source) VALUES(157,'1200 Born to Run','https://elllo.org/english/1151/T1200-Julia-Sport.htm','Julia talks about people who run long distances.',NULL,5,true,true,false,true,true,1);" calcext:value-type="string">
            <text:p>INSERT INTO RESOURCE(id_resource, resource, url, description, comments, id_level, active,has_script,has_grammar,has_quiz,has_vocabulary, id_source) VALUES(157,'1200 Born to Run','https://elllo.org/english/1151/T1200-Julia-Sport.htm','Julia talks about people who run long distances.',NULL,5,true,true,false,true,true,1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198 Alternative Exercise</text:p>
          </table:table-cell>
          <table:table-cell office:value-type="string" calcext:value-type="string">
            <text:p>https://elllo.org/english/1151/T1198-Julia-Sport.html</text:p>
          </table:table-cell>
          <table:table-cell office:value-type="string" calcext:value-type="string">
            <text:p>New ways people stay in shape.</text:p>
          </table:table-cell>
          <table:table-cell/>
          <table:table-cell table:formula="of:=IF([.E158]=&quot;&quot;;&quot;NULL&quot;;CONCATENATE(&quot;'&quot;;[.E15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8];&quot;,'&quot;;SUBSTITUTE([.B158];&quot;'&quot;;&quot;''&quot;);&quot;','&quot;;SUBSTITUTE([.C158];&quot;'&quot;;&quot;''&quot;);&quot;','&quot;;SUBSTITUTE([.D158];&quot;'&quot;;&quot;''&quot;);&quot;',&quot;;SUBSTITUTE([.F158];&quot;'&quot;;&quot;''&quot;);&quot;,&quot;;[.G158];&quot;,&quot;;[.H158];&quot;,&quot;;[.I158];&quot;,&quot;;[.J158];&quot;,&quot;;[.K158];&quot;,&quot;;[.L158];&quot;,&quot;;[.M158];&quot;);&quot;)" office:value-type="string" office:string-value="INSERT INTO RESOURCE(id_resource, resource, url, description, comments, id_level, active,has_script,has_grammar,has_quiz,has_vocabulary, id_source) VALUES(158,'1198 Alternative Exercise','https://elllo.org/english/1151/T1198-Julia-Sport.html','New ways people stay in shape.',NULL,5,true,true,false,true,true,1);" calcext:value-type="string">
            <text:p>INSERT INTO RESOURCE(id_resource, resource, url, description, comments, id_level, active,has_script,has_grammar,has_quiz,has_vocabulary, id_source) VALUES(158,'1198 Alternative Exercise','https://elllo.org/english/1151/T1198-Julia-Sport.html','New ways people stay in shape.',NULL,5,true,true,false,true,true,1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184 Character Changes</text:p>
          </table:table-cell>
          <table:table-cell office:value-type="string" calcext:value-type="string">
            <text:p>https://elllo.org/english/1151/T1184-Maria-Peronsality.html</text:p>
          </table:table-cell>
          <table:table-cell office:value-type="string" calcext:value-type="string">
            <text:p>Maria talks about her personality.</text:p>
          </table:table-cell>
          <table:table-cell/>
          <table:table-cell table:formula="of:=IF([.E159]=&quot;&quot;;&quot;NULL&quot;;CONCATENATE(&quot;'&quot;;[.E15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59];&quot;,'&quot;;SUBSTITUTE([.B159];&quot;'&quot;;&quot;''&quot;);&quot;','&quot;;SUBSTITUTE([.C159];&quot;'&quot;;&quot;''&quot;);&quot;','&quot;;SUBSTITUTE([.D159];&quot;'&quot;;&quot;''&quot;);&quot;',&quot;;SUBSTITUTE([.F159];&quot;'&quot;;&quot;''&quot;);&quot;,&quot;;[.G159];&quot;,&quot;;[.H159];&quot;,&quot;;[.I159];&quot;,&quot;;[.J159];&quot;,&quot;;[.K159];&quot;,&quot;;[.L159];&quot;,&quot;;[.M159];&quot;);&quot;)" office:value-type="string" office:string-value="INSERT INTO RESOURCE(id_resource, resource, url, description, comments, id_level, active,has_script,has_grammar,has_quiz,has_vocabulary, id_source) VALUES(159,'1184 Character Changes','https://elllo.org/english/1151/T1184-Maria-Peronsality.html','Maria talks about her personality.',NULL,5,true,true,false,true,true,1);" calcext:value-type="string">
            <text:p>INSERT INTO RESOURCE(id_resource, resource, url, description, comments, id_level, active,has_script,has_grammar,has_quiz,has_vocabulary, id_source) VALUES(159,'1184 Character Changes','https://elllo.org/english/1151/T1184-Maria-Peronsality.html','Maria talks about her personality.',NULL,5,true,true,false,true,true,1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183 Changes in Appearance</text:p>
          </table:table-cell>
          <table:table-cell office:value-type="string" calcext:value-type="string">
            <text:p>https://elllo.org/english/1151/T1183-Maria-Appearance.html</text:p>
          </table:table-cell>
          <table:table-cell office:value-type="string" calcext:value-type="string">
            <text:p>Maria talks about changing her appearance.</text:p>
          </table:table-cell>
          <table:table-cell/>
          <table:table-cell table:formula="of:=IF([.E160]=&quot;&quot;;&quot;NULL&quot;;CONCATENATE(&quot;'&quot;;[.E16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0];&quot;,'&quot;;SUBSTITUTE([.B160];&quot;'&quot;;&quot;''&quot;);&quot;','&quot;;SUBSTITUTE([.C160];&quot;'&quot;;&quot;''&quot;);&quot;','&quot;;SUBSTITUTE([.D160];&quot;'&quot;;&quot;''&quot;);&quot;',&quot;;SUBSTITUTE([.F160];&quot;'&quot;;&quot;''&quot;);&quot;,&quot;;[.G160];&quot;,&quot;;[.H160];&quot;,&quot;;[.I160];&quot;,&quot;;[.J160];&quot;,&quot;;[.K160];&quot;,&quot;;[.L160];&quot;,&quot;;[.M160];&quot;);&quot;)" office:value-type="string" office:string-value="INSERT INTO RESOURCE(id_resource, resource, url, description, comments, id_level, active,has_script,has_grammar,has_quiz,has_vocabulary, id_source) VALUES(160,'1183 Changes in Appearance','https://elllo.org/english/1151/T1183-Maria-Appearance.html','Maria talks about changing her appearance.',NULL,5,true,true,false,true,true,1);" calcext:value-type="string">
            <text:p>INSERT INTO RESOURCE(id_resource, resource, url, description, comments, id_level, active,has_script,has_grammar,has_quiz,has_vocabulary, id_source) VALUES(160,'1183 Changes in Appearance','https://elllo.org/english/1151/T1183-Maria-Appearance.html','Maria talks about changing her appearance.',NULL,5,true,true,false,true,true,1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088 Make-up</text:p>
          </table:table-cell>
          <table:table-cell office:value-type="string" calcext:value-type="string">
            <text:p>https://elllo.org/english/1051/1088-Rebecca-Make-up.htm</text:p>
          </table:table-cell>
          <table:table-cell office:value-type="string" calcext:value-type="string">
            <text:p>Rebecca talks about being introduced to make-up.</text:p>
          </table:table-cell>
          <table:table-cell/>
          <table:table-cell table:formula="of:=IF([.E161]=&quot;&quot;;&quot;NULL&quot;;CONCATENATE(&quot;'&quot;;[.E16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1];&quot;,'&quot;;SUBSTITUTE([.B161];&quot;'&quot;;&quot;''&quot;);&quot;','&quot;;SUBSTITUTE([.C161];&quot;'&quot;;&quot;''&quot;);&quot;','&quot;;SUBSTITUTE([.D161];&quot;'&quot;;&quot;''&quot;);&quot;',&quot;;SUBSTITUTE([.F161];&quot;'&quot;;&quot;''&quot;);&quot;,&quot;;[.G161];&quot;,&quot;;[.H161];&quot;,&quot;;[.I161];&quot;,&quot;;[.J161];&quot;,&quot;;[.K161];&quot;,&quot;;[.L161];&quot;,&quot;;[.M161];&quot;);&quot;)" office:value-type="string" office:string-value="INSERT INTO RESOURCE(id_resource, resource, url, description, comments, id_level, active,has_script,has_grammar,has_quiz,has_vocabulary, id_source) VALUES(161,'1088 Make-up','https://elllo.org/english/1051/1088-Rebecca-Make-up.htm','Rebecca talks about being introduced to make-up.',NULL,5,true,true,false,true,true,1);" calcext:value-type="string">
            <text:p>INSERT INTO RESOURCE(id_resource, resource, url, description, comments, id_level, active,has_script,has_grammar,has_quiz,has_vocabulary, id_source) VALUES(161,'1088 Make-up','https://elllo.org/english/1051/1088-Rebecca-Make-up.htm','Rebecca talks about being introduced to make-up.',NULL,5,true,true,false,true,true,1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087 Tomboy</text:p>
          </table:table-cell>
          <table:table-cell office:value-type="string" calcext:value-type="string">
            <text:p>https://elllo.org/english/1051/1087-Rebecca-Tomboy.htm</text:p>
          </table:table-cell>
          <table:table-cell office:value-type="string" calcext:value-type="string">
            <text:p>Rebecca talks about growing up as a tomboy.</text:p>
          </table:table-cell>
          <table:table-cell/>
          <table:table-cell table:formula="of:=IF([.E162]=&quot;&quot;;&quot;NULL&quot;;CONCATENATE(&quot;'&quot;;[.E16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2];&quot;,'&quot;;SUBSTITUTE([.B162];&quot;'&quot;;&quot;''&quot;);&quot;','&quot;;SUBSTITUTE([.C162];&quot;'&quot;;&quot;''&quot;);&quot;','&quot;;SUBSTITUTE([.D162];&quot;'&quot;;&quot;''&quot;);&quot;',&quot;;SUBSTITUTE([.F162];&quot;'&quot;;&quot;''&quot;);&quot;,&quot;;[.G162];&quot;,&quot;;[.H162];&quot;,&quot;;[.I162];&quot;,&quot;;[.J162];&quot;,&quot;;[.K162];&quot;,&quot;;[.L162];&quot;,&quot;;[.M162];&quot;);&quot;)" office:value-type="string" office:string-value="INSERT INTO RESOURCE(id_resource, resource, url, description, comments, id_level, active,has_script,has_grammar,has_quiz,has_vocabulary, id_source) VALUES(162,'1087 Tomboy','https://elllo.org/english/1051/1087-Rebecca-Tomboy.htm','Rebecca talks about growing up as a tomboy.',NULL,5,true,true,false,true,true,1);" calcext:value-type="string">
            <text:p>INSERT INTO RESOURCE(id_resource, resource, url, description, comments, id_level, active,has_script,has_grammar,has_quiz,has_vocabulary, id_source) VALUES(162,'1087 Tomboy','https://elllo.org/english/1051/1087-Rebecca-Tomboy.htm','Rebecca talks about growing up as a tomboy.',NULL,5,true,true,false,true,true,1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044 Ginger Snacks</text:p>
          </table:table-cell>
          <table:table-cell office:value-type="string" calcext:value-type="string">
            <text:p>https://elllo.org/english/1001/1044-Ginger-Dip.htm</text:p>
          </table:table-cell>
          <table:table-cell office:value-type="string" calcext:value-type="string">
            <text:p>Ginger can make pumpkin dip and fruit smoothies.</text:p>
          </table:table-cell>
          <table:table-cell/>
          <table:table-cell table:formula="of:=IF([.E163]=&quot;&quot;;&quot;NULL&quot;;CONCATENATE(&quot;'&quot;;[.E16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3];&quot;,'&quot;;SUBSTITUTE([.B163];&quot;'&quot;;&quot;''&quot;);&quot;','&quot;;SUBSTITUTE([.C163];&quot;'&quot;;&quot;''&quot;);&quot;','&quot;;SUBSTITUTE([.D163];&quot;'&quot;;&quot;''&quot;);&quot;',&quot;;SUBSTITUTE([.F163];&quot;'&quot;;&quot;''&quot;);&quot;,&quot;;[.G163];&quot;,&quot;;[.H163];&quot;,&quot;;[.I163];&quot;,&quot;;[.J163];&quot;,&quot;;[.K163];&quot;,&quot;;[.L163];&quot;,&quot;;[.M163];&quot;);&quot;)" office:value-type="string" office:string-value="INSERT INTO RESOURCE(id_resource, resource, url, description, comments, id_level, active,has_script,has_grammar,has_quiz,has_vocabulary, id_source) VALUES(163,'1044 Ginger Snacks','https://elllo.org/english/1001/1044-Ginger-Dip.htm','Ginger can make pumpkin dip and fruit smoothies.',NULL,5,true,true,false,true,true,1);" calcext:value-type="string">
            <text:p>INSERT INTO RESOURCE(id_resource, resource, url, description, comments, id_level, active,has_script,has_grammar,has_quiz,has_vocabulary, id_source) VALUES(163,'1044 Ginger Snacks','https://elllo.org/english/1001/1044-Ginger-Dip.htm','Ginger can make pumpkin dip and fruit smoothies.',NULL,5,true,true,false,true,true,1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43 Eggplant Curry</text:p>
          </table:table-cell>
          <table:table-cell office:value-type="string" calcext:value-type="string">
            <text:p>https://elllo.org/english/1001/1043-Nabil-Curry.htm</text:p>
          </table:table-cell>
          <table:table-cell office:value-type="string" calcext:value-type="string">
            <text:p>Nabil shares the secret for his eggplant curry.</text:p>
          </table:table-cell>
          <table:table-cell/>
          <table:table-cell table:formula="of:=IF([.E164]=&quot;&quot;;&quot;NULL&quot;;CONCATENATE(&quot;'&quot;;[.E16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4];&quot;,'&quot;;SUBSTITUTE([.B164];&quot;'&quot;;&quot;''&quot;);&quot;','&quot;;SUBSTITUTE([.C164];&quot;'&quot;;&quot;''&quot;);&quot;','&quot;;SUBSTITUTE([.D164];&quot;'&quot;;&quot;''&quot;);&quot;',&quot;;SUBSTITUTE([.F164];&quot;'&quot;;&quot;''&quot;);&quot;,&quot;;[.G164];&quot;,&quot;;[.H164];&quot;,&quot;;[.I164];&quot;,&quot;;[.J164];&quot;,&quot;;[.K164];&quot;,&quot;;[.L164];&quot;,&quot;;[.M164];&quot;);&quot;)" office:value-type="string" office:string-value="INSERT INTO RESOURCE(id_resource, resource, url, description, comments, id_level, active,has_script,has_grammar,has_quiz,has_vocabulary, id_source) VALUES(164,'1043 Eggplant Curry','https://elllo.org/english/1001/1043-Nabil-Curry.htm','Nabil shares the secret for his eggplant curry.',NULL,5,true,true,false,true,true,1);" calcext:value-type="string">
            <text:p>INSERT INTO RESOURCE(id_resource, resource, url, description, comments, id_level, active,has_script,has_grammar,has_quiz,has_vocabulary, id_source) VALUES(164,'1043 Eggplant Curry','https://elllo.org/english/1001/1043-Nabil-Curry.htm','Nabil shares the secret for his eggplant curry.',NULL,5,true,true,false,true,true,1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042 Nabeel's Place</text:p>
          </table:table-cell>
          <table:table-cell office:value-type="string" calcext:value-type="string">
            <text:p>https://elllo.org/english/1001/1042-Nabil-Apartment.htm</text:p>
          </table:table-cell>
          <table:table-cell office:value-type="string" calcext:value-type="string">
            <text:p>Nabeel talks about his apartment and neighbors.</text:p>
          </table:table-cell>
          <table:table-cell/>
          <table:table-cell table:formula="of:=IF([.E165]=&quot;&quot;;&quot;NULL&quot;;CONCATENATE(&quot;'&quot;;[.E16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5];&quot;,'&quot;;SUBSTITUTE([.B165];&quot;'&quot;;&quot;''&quot;);&quot;','&quot;;SUBSTITUTE([.C165];&quot;'&quot;;&quot;''&quot;);&quot;','&quot;;SUBSTITUTE([.D165];&quot;'&quot;;&quot;''&quot;);&quot;',&quot;;SUBSTITUTE([.F165];&quot;'&quot;;&quot;''&quot;);&quot;,&quot;;[.G165];&quot;,&quot;;[.H165];&quot;,&quot;;[.I165];&quot;,&quot;;[.J165];&quot;,&quot;;[.K165];&quot;,&quot;;[.L165];&quot;,&quot;;[.M165];&quot;);&quot;)" office:value-type="string" office:string-value="INSERT INTO RESOURCE(id_resource, resource, url, description, comments, id_level, active,has_script,has_grammar,has_quiz,has_vocabulary, id_source) VALUES(165,'1042 Nabeel''s Place','https://elllo.org/english/1001/1042-Nabil-Apartment.htm','Nabeel talks about his apartment and neighbors.',NULL,5,true,true,false,true,true,1);" calcext:value-type="string">
            <text:p>INSERT INTO RESOURCE(id_resource, resource, url, description, comments, id_level, active,has_script,has_grammar,has_quiz,has_vocabulary, id_source) VALUES(165,'1042 Nabeel''s Place','https://elllo.org/english/1001/1042-Nabil-Apartment.htm','Nabeel talks about his apartment and neighbors.',NULL,5,true,true,false,true,true,1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041 Ginger's Place</text:p>
          </table:table-cell>
          <table:table-cell office:value-type="string" calcext:value-type="string">
            <text:p>https://elllo.org/english/1001/1041-Ginger-Apartment.htm</text:p>
          </table:table-cell>
          <table:table-cell office:value-type="string" calcext:value-type="string">
            <text:p>Ginger shares why she lives where she does.</text:p>
          </table:table-cell>
          <table:table-cell/>
          <table:table-cell table:formula="of:=IF([.E166]=&quot;&quot;;&quot;NULL&quot;;CONCATENATE(&quot;'&quot;;[.E16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6];&quot;,'&quot;;SUBSTITUTE([.B166];&quot;'&quot;;&quot;''&quot;);&quot;','&quot;;SUBSTITUTE([.C166];&quot;'&quot;;&quot;''&quot;);&quot;','&quot;;SUBSTITUTE([.D166];&quot;'&quot;;&quot;''&quot;);&quot;',&quot;;SUBSTITUTE([.F166];&quot;'&quot;;&quot;''&quot;);&quot;,&quot;;[.G166];&quot;,&quot;;[.H166];&quot;,&quot;;[.I166];&quot;,&quot;;[.J166];&quot;,&quot;;[.K166];&quot;,&quot;;[.L166];&quot;,&quot;;[.M166];&quot;);&quot;)" office:value-type="string" office:string-value="INSERT INTO RESOURCE(id_resource, resource, url, description, comments, id_level, active,has_script,has_grammar,has_quiz,has_vocabulary, id_source) VALUES(166,'1041 Ginger''s Place','https://elllo.org/english/1001/1041-Ginger-Apartment.htm','Ginger shares why she lives where she does.',NULL,5,true,true,false,true,true,1);" calcext:value-type="string">
            <text:p>INSERT INTO RESOURCE(id_resource, resource, url, description, comments, id_level, active,has_script,has_grammar,has_quiz,has_vocabulary, id_source) VALUES(166,'1041 Ginger''s Place','https://elllo.org/english/1001/1041-Ginger-Apartment.htm','Ginger shares why she lives where she does.',NULL,5,true,true,false,true,true,1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027 Countries United</text:p>
          </table:table-cell>
          <table:table-cell office:value-type="string" calcext:value-type="string">
            <text:p>https://elllo.org/english/1001/1027-Shirley-UK.htm</text:p>
          </table:table-cell>
          <table:table-cell office:value-type="string" calcext:value-type="string">
            <text:p>Shirley explains the United Kingdom and Great Britain.</text:p>
          </table:table-cell>
          <table:table-cell/>
          <table:table-cell table:formula="of:=IF([.E167]=&quot;&quot;;&quot;NULL&quot;;CONCATENATE(&quot;'&quot;;[.E16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7];&quot;,'&quot;;SUBSTITUTE([.B167];&quot;'&quot;;&quot;''&quot;);&quot;','&quot;;SUBSTITUTE([.C167];&quot;'&quot;;&quot;''&quot;);&quot;','&quot;;SUBSTITUTE([.D167];&quot;'&quot;;&quot;''&quot;);&quot;',&quot;;SUBSTITUTE([.F167];&quot;'&quot;;&quot;''&quot;);&quot;,&quot;;[.G167];&quot;,&quot;;[.H167];&quot;,&quot;;[.I167];&quot;,&quot;;[.J167];&quot;,&quot;;[.K167];&quot;,&quot;;[.L167];&quot;,&quot;;[.M167];&quot;);&quot;)" office:value-type="string" office:string-value="INSERT INTO RESOURCE(id_resource, resource, url, description, comments, id_level, active,has_script,has_grammar,has_quiz,has_vocabulary, id_source) VALUES(167,'1027 Countries United','https://elllo.org/english/1001/1027-Shirley-UK.htm','Shirley explains the United Kingdom and Great Britain.',NULL,5,true,true,false,true,true,1);" calcext:value-type="string">
            <text:p>INSERT INTO RESOURCE(id_resource, resource, url, description, comments, id_level, active,has_script,has_grammar,has_quiz,has_vocabulary, id_source) VALUES(167,'1027 Countries United','https://elllo.org/english/1001/1027-Shirley-UK.htm','Shirley explains the United Kingdom and Great Britain.',NULL,5,true,true,false,true,true,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022 Island Invasion</text:p>
          </table:table-cell>
          <table:table-cell office:value-type="string" calcext:value-type="string">
            <text:p>https://elllo.org/english/1001/1022-Cheryl-Danger.htm</text:p>
          </table:table-cell>
          <table:table-cell office:value-type="string" calcext:value-type="string">
            <text:p>Cheryl talks about serious problems on her island.</text:p>
          </table:table-cell>
          <table:table-cell/>
          <table:table-cell table:formula="of:=IF([.E168]=&quot;&quot;;&quot;NULL&quot;;CONCATENATE(&quot;'&quot;;[.E16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8];&quot;,'&quot;;SUBSTITUTE([.B168];&quot;'&quot;;&quot;''&quot;);&quot;','&quot;;SUBSTITUTE([.C168];&quot;'&quot;;&quot;''&quot;);&quot;','&quot;;SUBSTITUTE([.D168];&quot;'&quot;;&quot;''&quot;);&quot;',&quot;;SUBSTITUTE([.F168];&quot;'&quot;;&quot;''&quot;);&quot;,&quot;;[.G168];&quot;,&quot;;[.H168];&quot;,&quot;;[.I168];&quot;,&quot;;[.J168];&quot;,&quot;;[.K168];&quot;,&quot;;[.L168];&quot;,&quot;;[.M168];&quot;);&quot;)" office:value-type="string" office:string-value="INSERT INTO RESOURCE(id_resource, resource, url, description, comments, id_level, active,has_script,has_grammar,has_quiz,has_vocabulary, id_source) VALUES(168,'1022 Island Invasion','https://elllo.org/english/1001/1022-Cheryl-Danger.htm','Cheryl talks about serious problems on her island.',NULL,5,true,true,false,true,true,1);" calcext:value-type="string">
            <text:p>INSERT INTO RESOURCE(id_resource, resource, url, description, comments, id_level, active,has_script,has_grammar,has_quiz,has_vocabulary, id_source) VALUES(168,'1022 Island Invasion','https://elllo.org/english/1001/1022-Cheryl-Danger.htm','Cheryl talks about serious problems on her island.',NULL,5,true,true,false,true,true,1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021 Island Dangers</text:p>
          </table:table-cell>
          <table:table-cell office:value-type="string" calcext:value-type="string">
            <text:p>https://elllo.org/english/1001/1021-Cheryl-Danger.htm</text:p>
          </table:table-cell>
          <table:table-cell office:value-type="string" calcext:value-type="string">
            <text:p>Cheryl talks about dangerous things on her island.</text:p>
          </table:table-cell>
          <table:table-cell/>
          <table:table-cell table:formula="of:=IF([.E169]=&quot;&quot;;&quot;NULL&quot;;CONCATENATE(&quot;'&quot;;[.E16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69];&quot;,'&quot;;SUBSTITUTE([.B169];&quot;'&quot;;&quot;''&quot;);&quot;','&quot;;SUBSTITUTE([.C169];&quot;'&quot;;&quot;''&quot;);&quot;','&quot;;SUBSTITUTE([.D169];&quot;'&quot;;&quot;''&quot;);&quot;',&quot;;SUBSTITUTE([.F169];&quot;'&quot;;&quot;''&quot;);&quot;,&quot;;[.G169];&quot;,&quot;;[.H169];&quot;,&quot;;[.I169];&quot;,&quot;;[.J169];&quot;,&quot;;[.K169];&quot;,&quot;;[.L169];&quot;,&quot;;[.M169];&quot;);&quot;)" office:value-type="string" office:string-value="INSERT INTO RESOURCE(id_resource, resource, url, description, comments, id_level, active,has_script,has_grammar,has_quiz,has_vocabulary, id_source) VALUES(169,'1021 Island Dangers','https://elllo.org/english/1001/1021-Cheryl-Danger.htm','Cheryl talks about dangerous things on her island.',NULL,5,true,true,false,true,true,1);" calcext:value-type="string">
            <text:p>INSERT INTO RESOURCE(id_resource, resource, url, description, comments, id_level, active,has_script,has_grammar,has_quiz,has_vocabulary, id_source) VALUES(169,'1021 Island Dangers','https://elllo.org/english/1001/1021-Cheryl-Danger.htm','Cheryl talks about dangerous things on her island.',NULL,5,true,true,false,true,true,1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015 The Big Mix</text:p>
          </table:table-cell>
          <table:table-cell office:value-type="string" calcext:value-type="string">
            <text:p>https://elllo.org/english/1001/1015-MixPop.htm</text:p>
          </table:table-cell>
          <table:table-cell office:value-type="string" calcext:value-type="string">
            <text:p>CleAnn talks about her very multicultural country.</text:p>
          </table:table-cell>
          <table:table-cell/>
          <table:table-cell table:formula="of:=IF([.E170]=&quot;&quot;;&quot;NULL&quot;;CONCATENATE(&quot;'&quot;;[.E17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0];&quot;,'&quot;;SUBSTITUTE([.B170];&quot;'&quot;;&quot;''&quot;);&quot;','&quot;;SUBSTITUTE([.C170];&quot;'&quot;;&quot;''&quot;);&quot;','&quot;;SUBSTITUTE([.D170];&quot;'&quot;;&quot;''&quot;);&quot;',&quot;;SUBSTITUTE([.F170];&quot;'&quot;;&quot;''&quot;);&quot;,&quot;;[.G170];&quot;,&quot;;[.H170];&quot;,&quot;;[.I170];&quot;,&quot;;[.J170];&quot;,&quot;;[.K170];&quot;,&quot;;[.L170];&quot;,&quot;;[.M170];&quot;);&quot;)" office:value-type="string" office:string-value="INSERT INTO RESOURCE(id_resource, resource, url, description, comments, id_level, active,has_script,has_grammar,has_quiz,has_vocabulary, id_source) VALUES(170,'1015 The Big Mix','https://elllo.org/english/1001/1015-MixPop.htm','CleAnn talks about her very multicultural country.',NULL,5,true,true,false,true,true,1);" calcext:value-type="string">
            <text:p>INSERT INTO RESOURCE(id_resource, resource, url, description, comments, id_level, active,has_script,has_grammar,has_quiz,has_vocabulary, id_source) VALUES(170,'1015 The Big Mix','https://elllo.org/english/1001/1015-MixPop.htm','CleAnn talks about her very multicultural country.',NULL,5,true,true,false,true,true,1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510 Student Life in China Part 2</text:p>
          </table:table-cell>
          <table:table-cell office:value-type="string" calcext:value-type="string">
            <text:p>https://elllo.org/english/1501/1510-Rufei-ChinaStudents.htm</text:p>
          </table:table-cell>
          <table:table-cell office:value-type="string" calcext:value-type="string">
            <text:p>Hear about life for students in China.</text:p>
          </table:table-cell>
          <table:table-cell/>
          <table:table-cell table:formula="of:=IF([.E171]=&quot;&quot;;&quot;NULL&quot;;CONCATENATE(&quot;'&quot;;[.E17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1];&quot;,'&quot;;SUBSTITUTE([.B171];&quot;'&quot;;&quot;''&quot;);&quot;','&quot;;SUBSTITUTE([.C171];&quot;'&quot;;&quot;''&quot;);&quot;','&quot;;SUBSTITUTE([.D171];&quot;'&quot;;&quot;''&quot;);&quot;',&quot;;SUBSTITUTE([.F171];&quot;'&quot;;&quot;''&quot;);&quot;,&quot;;[.G171];&quot;,&quot;;[.H171];&quot;,&quot;;[.I171];&quot;,&quot;;[.J171];&quot;,&quot;;[.K171];&quot;,&quot;;[.L171];&quot;,&quot;;[.M171];&quot;);&quot;)" office:value-type="string" office:string-value="INSERT INTO RESOURCE(id_resource, resource, url, description, comments, id_level, active,has_script,has_grammar,has_quiz,has_vocabulary, id_source) VALUES(171,'1510 Student Life in China Part 2','https://elllo.org/english/1501/1510-Rufei-ChinaStudents.htm','Hear about life for students in China.',NULL,5,true,true,false,true,true,1);" calcext:value-type="string">
            <text:p>INSERT INTO RESOURCE(id_resource, resource, url, description, comments, id_level, active,has_script,has_grammar,has_quiz,has_vocabulary, id_source) VALUES(171,'1510 Student Life in China Part 2','https://elllo.org/english/1501/1510-Rufei-ChinaStudents.htm','Hear about life for students in China.',NULL,5,true,true,false,true,true,1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509 Student Life in China Part 1</text:p>
          </table:table-cell>
          <table:table-cell office:value-type="string" calcext:value-type="string">
            <text:p>https://elllo.org/english/1501/1509-Rufei-ChinaStudents.htm</text:p>
          </table:table-cell>
          <table:table-cell office:value-type="string" calcext:value-type="string">
            <text:p>Hear how school in China is very competitive.</text:p>
          </table:table-cell>
          <table:table-cell/>
          <table:table-cell table:formula="of:=IF([.E172]=&quot;&quot;;&quot;NULL&quot;;CONCATENATE(&quot;'&quot;;[.E17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2];&quot;,'&quot;;SUBSTITUTE([.B172];&quot;'&quot;;&quot;''&quot;);&quot;','&quot;;SUBSTITUTE([.C172];&quot;'&quot;;&quot;''&quot;);&quot;','&quot;;SUBSTITUTE([.D172];&quot;'&quot;;&quot;''&quot;);&quot;',&quot;;SUBSTITUTE([.F172];&quot;'&quot;;&quot;''&quot;);&quot;,&quot;;[.G172];&quot;,&quot;;[.H172];&quot;,&quot;;[.I172];&quot;,&quot;;[.J172];&quot;,&quot;;[.K172];&quot;,&quot;;[.L172];&quot;,&quot;;[.M172];&quot;);&quot;)" office:value-type="string" office:string-value="INSERT INTO RESOURCE(id_resource, resource, url, description, comments, id_level, active,has_script,has_grammar,has_quiz,has_vocabulary, id_source) VALUES(172,'1509 Student Life in China Part 1','https://elllo.org/english/1501/1509-Rufei-ChinaStudents.htm','Hear how school in China is very competitive.',NULL,5,true,true,false,true,true,1);" calcext:value-type="string">
            <text:p>INSERT INTO RESOURCE(id_resource, resource, url, description, comments, id_level, active,has_script,has_grammar,has_quiz,has_vocabulary, id_source) VALUES(172,'1509 Student Life in China Part 1','https://elllo.org/english/1501/1509-Rufei-ChinaStudents.htm','Hear how school in China is very competitive.',NULL,5,true,true,false,true,true,1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506 Favorite Celebrities</text:p>
          </table:table-cell>
          <table:table-cell office:value-type="string" calcext:value-type="string">
            <text:p>https://elllo.org/english/1501/1506-Ben-Hanna-Celebrity.htm</text:p>
          </table:table-cell>
          <table:table-cell office:value-type="string" calcext:value-type="string">
            <text:p>Hana and Ben discuss famous people they like.</text:p>
          </table:table-cell>
          <table:table-cell/>
          <table:table-cell table:formula="of:=IF([.E173]=&quot;&quot;;&quot;NULL&quot;;CONCATENATE(&quot;'&quot;;[.E17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3];&quot;,'&quot;;SUBSTITUTE([.B173];&quot;'&quot;;&quot;''&quot;);&quot;','&quot;;SUBSTITUTE([.C173];&quot;'&quot;;&quot;''&quot;);&quot;','&quot;;SUBSTITUTE([.D173];&quot;'&quot;;&quot;''&quot;);&quot;',&quot;;SUBSTITUTE([.F173];&quot;'&quot;;&quot;''&quot;);&quot;,&quot;;[.G173];&quot;,&quot;;[.H173];&quot;,&quot;;[.I173];&quot;,&quot;;[.J173];&quot;,&quot;;[.K173];&quot;,&quot;;[.L173];&quot;,&quot;;[.M173];&quot;);&quot;)" office:value-type="string" office:string-value="INSERT INTO RESOURCE(id_resource, resource, url, description, comments, id_level, active,has_script,has_grammar,has_quiz,has_vocabulary, id_source) VALUES(173,'1506 Favorite Celebrities','https://elllo.org/english/1501/1506-Ben-Hanna-Celebrity.htm','Hana and Ben discuss famous people they like.',NULL,5,true,true,false,true,true,1);" calcext:value-type="string">
            <text:p>INSERT INTO RESOURCE(id_resource, resource, url, description, comments, id_level, active,has_script,has_grammar,has_quiz,has_vocabulary, id_source) VALUES(173,'1506 Favorite Celebrities','https://elllo.org/english/1501/1506-Ben-Hanna-Celebrity.htm','Hana and Ben discuss famous people they like.',NULL,5,true,true,false,true,true,1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505 Movie Take</text:p>
          </table:table-cell>
          <table:table-cell office:value-type="string" calcext:value-type="string">
            <text:p>https://elllo.org/english/1501/1505-Ben-Hanna-Movie.htm</text:p>
          </table:table-cell>
          <table:table-cell office:value-type="string" calcext:value-type="string">
            <text:p>Ben talks about two movies he saw recently.</text:p>
          </table:table-cell>
          <table:table-cell/>
          <table:table-cell table:formula="of:=IF([.E174]=&quot;&quot;;&quot;NULL&quot;;CONCATENATE(&quot;'&quot;;[.E17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4];&quot;,'&quot;;SUBSTITUTE([.B174];&quot;'&quot;;&quot;''&quot;);&quot;','&quot;;SUBSTITUTE([.C174];&quot;'&quot;;&quot;''&quot;);&quot;','&quot;;SUBSTITUTE([.D174];&quot;'&quot;;&quot;''&quot;);&quot;',&quot;;SUBSTITUTE([.F174];&quot;'&quot;;&quot;''&quot;);&quot;,&quot;;[.G174];&quot;,&quot;;[.H174];&quot;,&quot;;[.I174];&quot;,&quot;;[.J174];&quot;,&quot;;[.K174];&quot;,&quot;;[.L174];&quot;,&quot;;[.M174];&quot;);&quot;)" office:value-type="string" office:string-value="INSERT INTO RESOURCE(id_resource, resource, url, description, comments, id_level, active,has_script,has_grammar,has_quiz,has_vocabulary, id_source) VALUES(174,'1505 Movie Take','https://elllo.org/english/1501/1505-Ben-Hanna-Movie.htm','Ben talks about two movies he saw recently.',NULL,5,true,true,false,true,true,1);" calcext:value-type="string">
            <text:p>INSERT INTO RESOURCE(id_resource, resource, url, description, comments, id_level, active,has_script,has_grammar,has_quiz,has_vocabulary, id_source) VALUES(174,'1505 Movie Take','https://elllo.org/english/1501/1505-Ben-Hanna-Movie.htm','Ben talks about two movies he saw recently.',NULL,5,true,true,false,true,true,1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00 Learning with TV</text:p>
          </table:table-cell>
          <table:table-cell office:value-type="string" calcext:value-type="string">
            <text:p>https://elllo.org/english/1451/1500-Ben-Hana-TV-Shows.htm</text:p>
          </table:table-cell>
          <table:table-cell office:value-type="string" calcext:value-type="string">
            <text:p>Good shows to learn English.</text:p>
          </table:table-cell>
          <table:table-cell/>
          <table:table-cell table:formula="of:=IF([.E175]=&quot;&quot;;&quot;NULL&quot;;CONCATENATE(&quot;'&quot;;[.E17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5];&quot;,'&quot;;SUBSTITUTE([.B175];&quot;'&quot;;&quot;''&quot;);&quot;','&quot;;SUBSTITUTE([.C175];&quot;'&quot;;&quot;''&quot;);&quot;','&quot;;SUBSTITUTE([.D175];&quot;'&quot;;&quot;''&quot;);&quot;',&quot;;SUBSTITUTE([.F175];&quot;'&quot;;&quot;''&quot;);&quot;,&quot;;[.G175];&quot;,&quot;;[.H175];&quot;,&quot;;[.I175];&quot;,&quot;;[.J175];&quot;,&quot;;[.K175];&quot;,&quot;;[.L175];&quot;,&quot;;[.M175];&quot;);&quot;)" office:value-type="string" office:string-value="INSERT INTO RESOURCE(id_resource, resource, url, description, comments, id_level, active,has_script,has_grammar,has_quiz,has_vocabulary, id_source) VALUES(175,'1500 Learning with TV','https://elllo.org/english/1451/1500-Ben-Hana-TV-Shows.htm','Good shows to learn English.',NULL,5,true,true,false,true,true,1);" calcext:value-type="string">
            <text:p>INSERT INTO RESOURCE(id_resource, resource, url, description, comments, id_level, active,has_script,has_grammar,has_quiz,has_vocabulary, id_source) VALUES(175,'1500 Learning with TV','https://elllo.org/english/1451/1500-Ben-Hana-TV-Shows.htm','Good shows to learn English.',NULL,5,true,true,false,true,true,1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499 Learning English. Tips for Learning English</text:p>
          </table:table-cell>
          <table:table-cell office:value-type="string" calcext:value-type="string">
            <text:p>https://elllo.org/english/1451/1499-Ben-Hana-English-Tips.htm</text:p>
          </table:table-cell>
          <table:table-cell office:value-type="string" calcext:value-type="string">
            <text:p>Learn tips to learn English.</text:p>
          </table:table-cell>
          <table:table-cell/>
          <table:table-cell table:formula="of:=IF([.E176]=&quot;&quot;;&quot;NULL&quot;;CONCATENATE(&quot;'&quot;;[.E17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6];&quot;,'&quot;;SUBSTITUTE([.B176];&quot;'&quot;;&quot;''&quot;);&quot;','&quot;;SUBSTITUTE([.C176];&quot;'&quot;;&quot;''&quot;);&quot;','&quot;;SUBSTITUTE([.D176];&quot;'&quot;;&quot;''&quot;);&quot;',&quot;;SUBSTITUTE([.F176];&quot;'&quot;;&quot;''&quot;);&quot;,&quot;;[.G176];&quot;,&quot;;[.H176];&quot;,&quot;;[.I176];&quot;,&quot;;[.J176];&quot;,&quot;;[.K176];&quot;,&quot;;[.L176];&quot;,&quot;;[.M176];&quot;);&quot;)" office:value-type="string" office:string-value="INSERT INTO RESOURCE(id_resource, resource, url, description, comments, id_level, active,has_script,has_grammar,has_quiz,has_vocabulary, id_source) VALUES(176,'1499 Learning English. Tips for Learning English','https://elllo.org/english/1451/1499-Ben-Hana-English-Tips.htm','Learn tips to learn English.',NULL,5,true,true,false,true,true,1);" calcext:value-type="string">
            <text:p>INSERT INTO RESOURCE(id_resource, resource, url, description, comments, id_level, active,has_script,has_grammar,has_quiz,has_vocabulary, id_source) VALUES(176,'1499 Learning English. Tips for Learning English','https://elllo.org/english/1451/1499-Ben-Hana-English-Tips.htm','Learn tips to learn English.',NULL,5,true,true,false,true,true,1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238 More Freaks</text:p>
          </table:table-cell>
          <table:table-cell office:value-type="string" calcext:value-type="string">
            <text:p>https://elllo.org/english/1201/1238-Julia-Types.htm</text:p>
          </table:table-cell>
          <table:table-cell office:value-type="string" calcext:value-type="string">
            <text:p>Julia and Todd discuss certain traits.</text:p>
          </table:table-cell>
          <table:table-cell/>
          <table:table-cell table:formula="of:=IF([.E177]=&quot;&quot;;&quot;NULL&quot;;CONCATENATE(&quot;'&quot;;[.E17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7];&quot;,'&quot;;SUBSTITUTE([.B177];&quot;'&quot;;&quot;''&quot;);&quot;','&quot;;SUBSTITUTE([.C177];&quot;'&quot;;&quot;''&quot;);&quot;','&quot;;SUBSTITUTE([.D177];&quot;'&quot;;&quot;''&quot;);&quot;',&quot;;SUBSTITUTE([.F177];&quot;'&quot;;&quot;''&quot;);&quot;,&quot;;[.G177];&quot;,&quot;;[.H177];&quot;,&quot;;[.I177];&quot;,&quot;;[.J177];&quot;,&quot;;[.K177];&quot;,&quot;;[.L177];&quot;,&quot;;[.M177];&quot;);&quot;)" office:value-type="string" office:string-value="INSERT INTO RESOURCE(id_resource, resource, url, description, comments, id_level, active,has_script,has_grammar,has_quiz,has_vocabulary, id_source) VALUES(177,'1238 More Freaks','https://elllo.org/english/1201/1238-Julia-Types.htm','Julia and Todd discuss certain traits.',NULL,5,true,true,false,true,true,1);" calcext:value-type="string">
            <text:p>INSERT INTO RESOURCE(id_resource, resource, url, description, comments, id_level, active,has_script,has_grammar,has_quiz,has_vocabulary, id_source) VALUES(177,'1238 More Freaks','https://elllo.org/english/1201/1238-Julia-Types.htm','Julia and Todd discuss certain traits.',NULL,5,true,true,false,true,true,1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28 Sports Divided</text:p>
          </table:table-cell>
          <table:table-cell office:value-type="string" calcext:value-type="string">
            <text:p>https://elllo.org/english/1001/1028-Shirley-UK.htm</text:p>
          </table:table-cell>
          <table:table-cell office:value-type="string" calcext:value-type="string">
            <text:p>Shirley talks about two rival teams in Scotland.</text:p>
          </table:table-cell>
          <table:table-cell/>
          <table:table-cell table:formula="of:=IF([.E178]=&quot;&quot;;&quot;NULL&quot;;CONCATENATE(&quot;'&quot;;[.E17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8];&quot;,'&quot;;SUBSTITUTE([.B178];&quot;'&quot;;&quot;''&quot;);&quot;','&quot;;SUBSTITUTE([.C178];&quot;'&quot;;&quot;''&quot;);&quot;','&quot;;SUBSTITUTE([.D178];&quot;'&quot;;&quot;''&quot;);&quot;',&quot;;SUBSTITUTE([.F178];&quot;'&quot;;&quot;''&quot;);&quot;,&quot;;[.G178];&quot;,&quot;;[.H178];&quot;,&quot;;[.I178];&quot;,&quot;;[.J178];&quot;,&quot;;[.K178];&quot;,&quot;;[.L178];&quot;,&quot;;[.M178];&quot;);&quot;)" office:value-type="string" office:string-value="INSERT INTO RESOURCE(id_resource, resource, url, description, comments, id_level, active,has_script,has_grammar,has_quiz,has_vocabulary, id_source) VALUES(178,'1028 Sports Divided','https://elllo.org/english/1001/1028-Shirley-UK.htm','Shirley talks about two rival teams in Scotland.',NULL,5,true,true,false,true,true,1);" calcext:value-type="string">
            <text:p>INSERT INTO RESOURCE(id_resource, resource, url, description, comments, id_level, active,has_script,has_grammar,has_quiz,has_vocabulary, id_source) VALUES(178,'1028 Sports Divided','https://elllo.org/english/1001/1028-Shirley-UK.htm','Shirley talks about two rival teams in Scotland.',NULL,5,true,true,false,true,true,1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006 Winning</text:p>
          </table:table-cell>
          <table:table-cell office:value-type="string" calcext:value-type="string">
            <text:p>https://elllo.org/english/1001/1006-Winning.htm</text:p>
          </table:table-cell>
          <table:table-cell office:value-type="string" calcext:value-type="string">
            <text:p>Monica and Todd debate winning and teen sports.</text:p>
          </table:table-cell>
          <table:table-cell/>
          <table:table-cell table:formula="of:=IF([.E179]=&quot;&quot;;&quot;NULL&quot;;CONCATENATE(&quot;'&quot;;[.E17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79];&quot;,'&quot;;SUBSTITUTE([.B179];&quot;'&quot;;&quot;''&quot;);&quot;','&quot;;SUBSTITUTE([.C179];&quot;'&quot;;&quot;''&quot;);&quot;','&quot;;SUBSTITUTE([.D179];&quot;'&quot;;&quot;''&quot;);&quot;',&quot;;SUBSTITUTE([.F179];&quot;'&quot;;&quot;''&quot;);&quot;,&quot;;[.G179];&quot;,&quot;;[.H179];&quot;,&quot;;[.I179];&quot;,&quot;;[.J179];&quot;,&quot;;[.K179];&quot;,&quot;;[.L179];&quot;,&quot;;[.M179];&quot;);&quot;)" office:value-type="string" office:string-value="INSERT INTO RESOURCE(id_resource, resource, url, description, comments, id_level, active,has_script,has_grammar,has_quiz,has_vocabulary, id_source) VALUES(179,'1006 Winning','https://elllo.org/english/1001/1006-Winning.htm','Monica and Todd debate winning and teen sports.',NULL,5,true,true,false,true,true,1);" calcext:value-type="string">
            <text:p>INSERT INTO RESOURCE(id_resource, resource, url, description, comments, id_level, active,has_script,has_grammar,has_quiz,has_vocabulary, id_source) VALUES(179,'1006 Winning','https://elllo.org/english/1001/1006-Winning.htm','Monica and Todd debate winning and teen sports.',NULL,5,true,true,false,true,true,1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05 Physical Education</text:p>
          </table:table-cell>
          <table:table-cell office:value-type="string" calcext:value-type="string">
            <text:p>https://elllo.org/english/1001/1005-PE.htm</text:p>
          </table:table-cell>
          <table:table-cell office:value-type="string" calcext:value-type="string">
            <text:p>Monica and Todd discuss students taking P.E. classes.</text:p>
          </table:table-cell>
          <table:table-cell/>
          <table:table-cell table:formula="of:=IF([.E180]=&quot;&quot;;&quot;NULL&quot;;CONCATENATE(&quot;'&quot;;[.E18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0];&quot;,'&quot;;SUBSTITUTE([.B180];&quot;'&quot;;&quot;''&quot;);&quot;','&quot;;SUBSTITUTE([.C180];&quot;'&quot;;&quot;''&quot;);&quot;','&quot;;SUBSTITUTE([.D180];&quot;'&quot;;&quot;''&quot;);&quot;',&quot;;SUBSTITUTE([.F180];&quot;'&quot;;&quot;''&quot;);&quot;,&quot;;[.G180];&quot;,&quot;;[.H180];&quot;,&quot;;[.I180];&quot;,&quot;;[.J180];&quot;,&quot;;[.K180];&quot;,&quot;;[.L180];&quot;,&quot;;[.M180];&quot;);&quot;)" office:value-type="string" office:string-value="INSERT INTO RESOURCE(id_resource, resource, url, description, comments, id_level, active,has_script,has_grammar,has_quiz,has_vocabulary, id_source) VALUES(180,'1005 Physical Education','https://elllo.org/english/1001/1005-PE.htm','Monica and Todd discuss students taking P.E. classes.',NULL,5,true,true,false,true,true,1);" calcext:value-type="string">
            <text:p>INSERT INTO RESOURCE(id_resource, resource, url, description, comments, id_level, active,has_script,has_grammar,has_quiz,has_vocabulary, id_source) VALUES(180,'1005 Physical Education','https://elllo.org/english/1001/1005-PE.htm','Monica and Todd discuss students taking P.E. classes.',NULL,5,true,true,false,true,true,1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512 Bangkok Street Food</text:p>
          </table:table-cell>
          <table:table-cell office:value-type="string" calcext:value-type="string">
            <text:p>https://elllo.org/english/1501/1512-Natalie-StreetFood.htm</text:p>
          </table:table-cell>
          <table:table-cell office:value-type="string" calcext:value-type="string">
            <text:p>Natalie talks about street cuisine.</text:p>
          </table:table-cell>
          <table:table-cell/>
          <table:table-cell table:formula="of:=IF([.E181]=&quot;&quot;;&quot;NULL&quot;;CONCATENATE(&quot;'&quot;;[.E18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1];&quot;,'&quot;;SUBSTITUTE([.B181];&quot;'&quot;;&quot;''&quot;);&quot;','&quot;;SUBSTITUTE([.C181];&quot;'&quot;;&quot;''&quot;);&quot;','&quot;;SUBSTITUTE([.D181];&quot;'&quot;;&quot;''&quot;);&quot;',&quot;;SUBSTITUTE([.F181];&quot;'&quot;;&quot;''&quot;);&quot;,&quot;;[.G181];&quot;,&quot;;[.H181];&quot;,&quot;;[.I181];&quot;,&quot;;[.J181];&quot;,&quot;;[.K181];&quot;,&quot;;[.L181];&quot;,&quot;;[.M181];&quot;);&quot;)" office:value-type="string" office:string-value="INSERT INTO RESOURCE(id_resource, resource, url, description, comments, id_level, active,has_script,has_grammar,has_quiz,has_vocabulary, id_source) VALUES(181,'1512 Bangkok Street Food','https://elllo.org/english/1501/1512-Natalie-StreetFood.htm','Natalie talks about street cuisine.',NULL,6,true,true,false,true,true,1);" calcext:value-type="string">
            <text:p>INSERT INTO RESOURCE(id_resource, resource, url, description, comments, id_level, active,has_script,has_grammar,has_quiz,has_vocabulary, id_source) VALUES(181,'1512 Bangkok Street Food','https://elllo.org/english/1501/1512-Natalie-StreetFood.htm','Natalie talks about street cuisine.',NULL,6,true,true,false,true,true,1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494 Expiration Dates</text:p>
          </table:table-cell>
          <table:table-cell office:value-type="string" calcext:value-type="string">
            <text:p>https://elllo.org/english/1451/1494-Rachel-Todd-Shelf-Life.htm</text:p>
          </table:table-cell>
          <table:table-cell office:value-type="string" calcext:value-type="string">
            <text:p>Talking about best buy dates.</text:p>
          </table:table-cell>
          <table:table-cell/>
          <table:table-cell table:formula="of:=IF([.E182]=&quot;&quot;;&quot;NULL&quot;;CONCATENATE(&quot;'&quot;;[.E18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2];&quot;,'&quot;;SUBSTITUTE([.B182];&quot;'&quot;;&quot;''&quot;);&quot;','&quot;;SUBSTITUTE([.C182];&quot;'&quot;;&quot;''&quot;);&quot;','&quot;;SUBSTITUTE([.D182];&quot;'&quot;;&quot;''&quot;);&quot;',&quot;;SUBSTITUTE([.F182];&quot;'&quot;;&quot;''&quot;);&quot;,&quot;;[.G182];&quot;,&quot;;[.H182];&quot;,&quot;;[.I182];&quot;,&quot;;[.J182];&quot;,&quot;;[.K182];&quot;,&quot;;[.L182];&quot;,&quot;;[.M182];&quot;);&quot;)" office:value-type="string" office:string-value="INSERT INTO RESOURCE(id_resource, resource, url, description, comments, id_level, active,has_script,has_grammar,has_quiz,has_vocabulary, id_source) VALUES(182,'1494 Expiration Dates','https://elllo.org/english/1451/1494-Rachel-Todd-Shelf-Life.htm','Talking about best buy dates.',NULL,6,true,true,false,true,true,1);" calcext:value-type="string">
            <text:p>INSERT INTO RESOURCE(id_resource, resource, url, description, comments, id_level, active,has_script,has_grammar,has_quiz,has_vocabulary, id_source) VALUES(182,'1494 Expiration Dates','https://elllo.org/english/1451/1494-Rachel-Todd-Shelf-Life.htm','Talking about best buy dates.',NULL,6,true,true,false,true,true,1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93 Throw it out!</text:p>
          </table:table-cell>
          <table:table-cell office:value-type="string" calcext:value-type="string">
            <text:p>https://elllo.org/english/1451/1493-Rachel-Todd-Expiration.htm</text:p>
          </table:table-cell>
          <table:table-cell office:value-type="string" calcext:value-type="string">
            <text:p>When do people toss away thing?</text:p>
          </table:table-cell>
          <table:table-cell/>
          <table:table-cell table:formula="of:=IF([.E183]=&quot;&quot;;&quot;NULL&quot;;CONCATENATE(&quot;'&quot;;[.E18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3];&quot;,'&quot;;SUBSTITUTE([.B183];&quot;'&quot;;&quot;''&quot;);&quot;','&quot;;SUBSTITUTE([.C183];&quot;'&quot;;&quot;''&quot;);&quot;','&quot;;SUBSTITUTE([.D183];&quot;'&quot;;&quot;''&quot;);&quot;',&quot;;SUBSTITUTE([.F183];&quot;'&quot;;&quot;''&quot;);&quot;,&quot;;[.G183];&quot;,&quot;;[.H183];&quot;,&quot;;[.I183];&quot;,&quot;;[.J183];&quot;,&quot;;[.K183];&quot;,&quot;;[.L183];&quot;,&quot;;[.M183];&quot;);&quot;)" office:value-type="string" office:string-value="INSERT INTO RESOURCE(id_resource, resource, url, description, comments, id_level, active,has_script,has_grammar,has_quiz,has_vocabulary, id_source) VALUES(183,'1493 Throw it out!','https://elllo.org/english/1451/1493-Rachel-Todd-Expiration.htm','When do people toss away thing?',NULL,6,true,true,false,true,true,1);" calcext:value-type="string">
            <text:p>INSERT INTO RESOURCE(id_resource, resource, url, description, comments, id_level, active,has_script,has_grammar,has_quiz,has_vocabulary, id_source) VALUES(183,'1493 Throw it out!','https://elllo.org/english/1451/1493-Rachel-Todd-Expiration.htm','When do people toss away thing?',NULL,6,true,true,false,true,true,1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485 Birds Don't Fly.</text:p>
          </table:table-cell>
          <table:table-cell office:value-type="string" calcext:value-type="string">
            <text:p>https://elllo.org/english/1451/1485-Rachel-Birds.htm</text:p>
          </table:table-cell>
          <table:table-cell office:value-type="string" calcext:value-type="string">
            <text:p>The birds of New Zealand.</text:p>
          </table:table-cell>
          <table:table-cell/>
          <table:table-cell table:formula="of:=IF([.E184]=&quot;&quot;;&quot;NULL&quot;;CONCATENATE(&quot;'&quot;;[.E18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4];&quot;,'&quot;;SUBSTITUTE([.B184];&quot;'&quot;;&quot;''&quot;);&quot;','&quot;;SUBSTITUTE([.C184];&quot;'&quot;;&quot;''&quot;);&quot;','&quot;;SUBSTITUTE([.D184];&quot;'&quot;;&quot;''&quot;);&quot;',&quot;;SUBSTITUTE([.F184];&quot;'&quot;;&quot;''&quot;);&quot;,&quot;;[.G184];&quot;,&quot;;[.H184];&quot;,&quot;;[.I184];&quot;,&quot;;[.J184];&quot;,&quot;;[.K184];&quot;,&quot;;[.L184];&quot;,&quot;;[.M184];&quot;);&quot;)" office:value-type="string" office:string-value="INSERT INTO RESOURCE(id_resource, resource, url, description, comments, id_level, active,has_script,has_grammar,has_quiz,has_vocabulary, id_source) VALUES(184,'1485 Birds Don''t Fly.','https://elllo.org/english/1451/1485-Rachel-Birds.htm','The birds of New Zealand.',NULL,6,true,true,false,true,true,1);" calcext:value-type="string">
            <text:p>INSERT INTO RESOURCE(id_resource, resource, url, description, comments, id_level, active,has_script,has_grammar,has_quiz,has_vocabulary, id_source) VALUES(184,'1485 Birds Don''t Fly.','https://elllo.org/english/1451/1485-Rachel-Birds.htm','The birds of New Zealand.',NULL,6,true,true,false,true,true,1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484 Pests and Predators.</text:p>
          </table:table-cell>
          <table:table-cell office:value-type="string" calcext:value-type="string">
            <text:p>https://elllo.org/english/1451/1484-Rachel-Predators.htm</text:p>
          </table:table-cell>
          <table:table-cell office:value-type="string" calcext:value-type="string">
            <text:p>An animal issue in New Zealand.</text:p>
          </table:table-cell>
          <table:table-cell/>
          <table:table-cell table:formula="of:=IF([.E185]=&quot;&quot;;&quot;NULL&quot;;CONCATENATE(&quot;'&quot;;[.E18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5];&quot;,'&quot;;SUBSTITUTE([.B185];&quot;'&quot;;&quot;''&quot;);&quot;','&quot;;SUBSTITUTE([.C185];&quot;'&quot;;&quot;''&quot;);&quot;','&quot;;SUBSTITUTE([.D185];&quot;'&quot;;&quot;''&quot;);&quot;',&quot;;SUBSTITUTE([.F185];&quot;'&quot;;&quot;''&quot;);&quot;,&quot;;[.G185];&quot;,&quot;;[.H185];&quot;,&quot;;[.I185];&quot;,&quot;;[.J185];&quot;,&quot;;[.K185];&quot;,&quot;;[.L185];&quot;,&quot;;[.M185];&quot;);&quot;)" office:value-type="string" office:string-value="INSERT INTO RESOURCE(id_resource, resource, url, description, comments, id_level, active,has_script,has_grammar,has_quiz,has_vocabulary, id_source) VALUES(185,'1484 Pests and Predators.','https://elllo.org/english/1451/1484-Rachel-Predators.htm','An animal issue in New Zealand.',NULL,6,true,true,false,true,true,1);" calcext:value-type="string">
            <text:p>INSERT INTO RESOURCE(id_resource, resource, url, description, comments, id_level, active,has_script,has_grammar,has_quiz,has_vocabulary, id_source) VALUES(185,'1484 Pests and Predators.','https://elllo.org/english/1451/1484-Rachel-Predators.htm','An animal issue in New Zealand.',NULL,6,true,true,false,true,true,1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472 Giving Gifts</text:p>
          </table:table-cell>
          <table:table-cell office:value-type="string" calcext:value-type="string">
            <text:p>https://elllo.org/english/1451/1472-Aimee-Give-Gifts.htm</text:p>
          </table:table-cell>
          <table:table-cell office:value-type="string" calcext:value-type="string">
            <text:p>The hassle of buying presents.</text:p>
          </table:table-cell>
          <table:table-cell/>
          <table:table-cell table:formula="of:=IF([.E186]=&quot;&quot;;&quot;NULL&quot;;CONCATENATE(&quot;'&quot;;[.E18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6];&quot;,'&quot;;SUBSTITUTE([.B186];&quot;'&quot;;&quot;''&quot;);&quot;','&quot;;SUBSTITUTE([.C186];&quot;'&quot;;&quot;''&quot;);&quot;','&quot;;SUBSTITUTE([.D186];&quot;'&quot;;&quot;''&quot;);&quot;',&quot;;SUBSTITUTE([.F186];&quot;'&quot;;&quot;''&quot;);&quot;,&quot;;[.G186];&quot;,&quot;;[.H186];&quot;,&quot;;[.I186];&quot;,&quot;;[.J186];&quot;,&quot;;[.K186];&quot;,&quot;;[.L186];&quot;,&quot;;[.M186];&quot;);&quot;)" office:value-type="string" office:string-value="INSERT INTO RESOURCE(id_resource, resource, url, description, comments, id_level, active,has_script,has_grammar,has_quiz,has_vocabulary, id_source) VALUES(186,'1472 Giving Gifts','https://elllo.org/english/1451/1472-Aimee-Give-Gifts.htm','The hassle of buying presents.',NULL,6,true,true,false,true,true,1);" calcext:value-type="string">
            <text:p>INSERT INTO RESOURCE(id_resource, resource, url, description, comments, id_level, active,has_script,has_grammar,has_quiz,has_vocabulary, id_source) VALUES(186,'1472 Giving Gifts','https://elllo.org/english/1451/1472-Aimee-Give-Gifts.htm','The hassle of buying presents.',NULL,6,true,true,false,true,true,1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471 Black Friday.</text:p>
          </table:table-cell>
          <table:table-cell office:value-type="string" calcext:value-type="string">
            <text:p>https://elllo.org/english/1451/1471-Aimee-BlackFriday.htm</text:p>
          </table:table-cell>
          <table:table-cell office:value-type="string" calcext:value-type="string">
            <text:p>Learn about this popular shopping day.</text:p>
          </table:table-cell>
          <table:table-cell/>
          <table:table-cell table:formula="of:=IF([.E187]=&quot;&quot;;&quot;NULL&quot;;CONCATENATE(&quot;'&quot;;[.E18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7];&quot;,'&quot;;SUBSTITUTE([.B187];&quot;'&quot;;&quot;''&quot;);&quot;','&quot;;SUBSTITUTE([.C187];&quot;'&quot;;&quot;''&quot;);&quot;','&quot;;SUBSTITUTE([.D187];&quot;'&quot;;&quot;''&quot;);&quot;',&quot;;SUBSTITUTE([.F187];&quot;'&quot;;&quot;''&quot;);&quot;,&quot;;[.G187];&quot;,&quot;;[.H187];&quot;,&quot;;[.I187];&quot;,&quot;;[.J187];&quot;,&quot;;[.K187];&quot;,&quot;;[.L187];&quot;,&quot;;[.M187];&quot;);&quot;)" office:value-type="string" office:string-value="INSERT INTO RESOURCE(id_resource, resource, url, description, comments, id_level, active,has_script,has_grammar,has_quiz,has_vocabulary, id_source) VALUES(187,'1471 Black Friday.','https://elllo.org/english/1451/1471-Aimee-BlackFriday.htm','Learn about this popular shopping day.',NULL,6,true,true,false,true,true,1);" calcext:value-type="string">
            <text:p>INSERT INTO RESOURCE(id_resource, resource, url, description, comments, id_level, active,has_script,has_grammar,has_quiz,has_vocabulary, id_source) VALUES(187,'1471 Black Friday.','https://elllo.org/english/1451/1471-Aimee-BlackFriday.htm','Learn about this popular shopping day.',NULL,6,true,true,false,true,true,1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466 Body Idioms Part 2.</text:p>
          </table:table-cell>
          <table:table-cell office:value-type="string" calcext:value-type="string">
            <text:p>https://elllo.org/english/1451/1466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8]=&quot;&quot;;&quot;NULL&quot;;CONCATENATE(&quot;'&quot;;[.E18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8];&quot;,'&quot;;SUBSTITUTE([.B188];&quot;'&quot;;&quot;''&quot;);&quot;','&quot;;SUBSTITUTE([.C188];&quot;'&quot;;&quot;''&quot;);&quot;','&quot;;SUBSTITUTE([.D188];&quot;'&quot;;&quot;''&quot;);&quot;',&quot;;SUBSTITUTE([.F188];&quot;'&quot;;&quot;''&quot;);&quot;,&quot;;[.G188];&quot;,&quot;;[.H188];&quot;,&quot;;[.I188];&quot;,&quot;;[.J188];&quot;,&quot;;[.K188];&quot;,&quot;;[.L188];&quot;,&quot;;[.M188];&quot;);&quot;)" office:value-type="string" office:string-value="INSERT INTO RESOURCE(id_resource, resource, url, description, comments, id_level, active,has_script,has_grammar,has_quiz,has_vocabulary, id_source) VALUES(188,'1466 Body Idioms Part 2.','https://elllo.org/english/1451/1466-MegTodd-BodyIdioms.htm','Meg and Todd discuss common idioms.',NULL,6,true,true,false,true,true,1);" calcext:value-type="string">
            <text:p>INSERT INTO RESOURCE(id_resource, resource, url, description, comments, id_level, active,has_script,has_grammar,has_quiz,has_vocabulary, id_source) VALUES(188,'1466 Body Idioms Part 2.','https://elllo.org/english/1451/1466-MegTodd-BodyIdioms.htm','Meg and Todd discuss common idioms.',NULL,6,true,true,false,true,true,1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465 Body Idioms Part 1.</text:p>
          </table:table-cell>
          <table:table-cell office:value-type="string" calcext:value-type="string">
            <text:p>https://elllo.org/english/1451/1465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9]=&quot;&quot;;&quot;NULL&quot;;CONCATENATE(&quot;'&quot;;[.E18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89];&quot;,'&quot;;SUBSTITUTE([.B189];&quot;'&quot;;&quot;''&quot;);&quot;','&quot;;SUBSTITUTE([.C189];&quot;'&quot;;&quot;''&quot;);&quot;','&quot;;SUBSTITUTE([.D189];&quot;'&quot;;&quot;''&quot;);&quot;',&quot;;SUBSTITUTE([.F189];&quot;'&quot;;&quot;''&quot;);&quot;,&quot;;[.G189];&quot;,&quot;;[.H189];&quot;,&quot;;[.I189];&quot;,&quot;;[.J189];&quot;,&quot;;[.K189];&quot;,&quot;;[.L189];&quot;,&quot;;[.M189];&quot;);&quot;)" office:value-type="string" office:string-value="INSERT INTO RESOURCE(id_resource, resource, url, description, comments, id_level, active,has_script,has_grammar,has_quiz,has_vocabulary, id_source) VALUES(189,'1465 Body Idioms Part 1.','https://elllo.org/english/1451/1465-MegTodd-BodyIdioms.htm','Meg and Todd discuss common idioms.',NULL,6,true,true,false,true,true,1);" calcext:value-type="string">
            <text:p>INSERT INTO RESOURCE(id_resource, resource, url, description, comments, id_level, active,has_script,has_grammar,has_quiz,has_vocabulary, id_source) VALUES(189,'1465 Body Idioms Part 1.','https://elllo.org/english/1451/1465-MegTodd-BodyIdioms.htm','Meg and Todd discuss common idioms.',NULL,6,true,true,false,true,true,1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456 Brain Drain.</text:p>
          </table:table-cell>
          <table:table-cell office:value-type="string" calcext:value-type="string">
            <text:p>https://elllo.org/english/1451/1456-Pernais-BrainDrain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0]=&quot;&quot;;&quot;NULL&quot;;CONCATENATE(&quot;'&quot;;[.E19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0];&quot;,'&quot;;SUBSTITUTE([.B190];&quot;'&quot;;&quot;''&quot;);&quot;','&quot;;SUBSTITUTE([.C190];&quot;'&quot;;&quot;''&quot;);&quot;','&quot;;SUBSTITUTE([.D190];&quot;'&quot;;&quot;''&quot;);&quot;',&quot;;SUBSTITUTE([.F190];&quot;'&quot;;&quot;''&quot;);&quot;,&quot;;[.G190];&quot;,&quot;;[.H190];&quot;,&quot;;[.I190];&quot;,&quot;;[.J190];&quot;,&quot;;[.K190];&quot;,&quot;;[.L190];&quot;,&quot;;[.M190];&quot;);&quot;)" office:value-type="string" office:string-value="INSERT INTO RESOURCE(id_resource, resource, url, description, comments, id_level, active,has_script,has_grammar,has_quiz,has_vocabulary, id_source) VALUES(190,'1456 Brain Drain.','https://elllo.org/english/1451/1456-Pernais-BrainDrain.htm','Pernais talks about Jamaica.',NULL,6,true,true,false,true,true,1);" calcext:value-type="string">
            <text:p>INSERT INTO RESOURCE(id_resource, resource, url, description, comments, id_level, active,has_script,has_grammar,has_quiz,has_vocabulary, id_source) VALUES(190,'1456 Brain Drain.','https://elllo.org/english/1451/1456-Pernais-BrainDrain.htm','Pernais talks about Jamaica.',NULL,6,true,true,false,true,true,1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55 Out of Country.</text:p>
          </table:table-cell>
          <table:table-cell office:value-type="string" calcext:value-type="string">
            <text:p>https://elllo.org/english/1451/1455-Pernais-OutOfCountry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1]=&quot;&quot;;&quot;NULL&quot;;CONCATENATE(&quot;'&quot;;[.E19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1];&quot;,'&quot;;SUBSTITUTE([.B191];&quot;'&quot;;&quot;''&quot;);&quot;','&quot;;SUBSTITUTE([.C191];&quot;'&quot;;&quot;''&quot;);&quot;','&quot;;SUBSTITUTE([.D191];&quot;'&quot;;&quot;''&quot;);&quot;',&quot;;SUBSTITUTE([.F191];&quot;'&quot;;&quot;''&quot;);&quot;,&quot;;[.G191];&quot;,&quot;;[.H191];&quot;,&quot;;[.I191];&quot;,&quot;;[.J191];&quot;,&quot;;[.K191];&quot;,&quot;;[.L191];&quot;,&quot;;[.M191];&quot;);&quot;)" office:value-type="string" office:string-value="INSERT INTO RESOURCE(id_resource, resource, url, description, comments, id_level, active,has_script,has_grammar,has_quiz,has_vocabulary, id_source) VALUES(191,'1455 Out of Country.','https://elllo.org/english/1451/1455-Pernais-OutOfCountry.htm','Pernais talks about Jamaica.',NULL,6,true,true,false,true,true,1);" calcext:value-type="string">
            <text:p>INSERT INTO RESOURCE(id_resource, resource, url, description, comments, id_level, active,has_script,has_grammar,has_quiz,has_vocabulary, id_source) VALUES(191,'1455 Out of Country.','https://elllo.org/english/1451/1455-Pernais-OutOfCountry.htm','Pernais talks about Jamaica.',NULL,6,true,true,false,true,true,1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400 Brush and Shave.</text:p>
          </table:table-cell>
          <table:table-cell office:value-type="string" calcext:value-type="string">
            <text:p>https://elllo.org/english/1351/T1400-Meg-08-Teeth.htm</text:p>
          </table:table-cell>
          <table:table-cell office:value-type="string" calcext:value-type="string">
            <text:p>Do you brush and shave every day?</text:p>
          </table:table-cell>
          <table:table-cell/>
          <table:table-cell table:formula="of:=IF([.E192]=&quot;&quot;;&quot;NULL&quot;;CONCATENATE(&quot;'&quot;;[.E19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2];&quot;,'&quot;;SUBSTITUTE([.B192];&quot;'&quot;;&quot;''&quot;);&quot;','&quot;;SUBSTITUTE([.C192];&quot;'&quot;;&quot;''&quot;);&quot;','&quot;;SUBSTITUTE([.D192];&quot;'&quot;;&quot;''&quot;);&quot;',&quot;;SUBSTITUTE([.F192];&quot;'&quot;;&quot;''&quot;);&quot;,&quot;;[.G192];&quot;,&quot;;[.H192];&quot;,&quot;;[.I192];&quot;,&quot;;[.J192];&quot;,&quot;;[.K192];&quot;,&quot;;[.L192];&quot;,&quot;;[.M192];&quot;);&quot;)" office:value-type="string" office:string-value="INSERT INTO RESOURCE(id_resource, resource, url, description, comments, id_level, active,has_script,has_grammar,has_quiz,has_vocabulary, id_source) VALUES(192,'1400 Brush and Shave.','https://elllo.org/english/1351/T1400-Meg-08-Teeth.htm','Do you brush and shave every day?',NULL,6,true,true,false,true,true,1);" calcext:value-type="string">
            <text:p>INSERT INTO RESOURCE(id_resource, resource, url, description, comments, id_level, active,has_script,has_grammar,has_quiz,has_vocabulary, id_source) VALUES(192,'1400 Brush and Shave.','https://elllo.org/english/1351/T1400-Meg-08-Teeth.htm','Do you brush and shave every day?',NULL,6,true,true,false,true,true,1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99 Shower Schedule.</text:p>
          </table:table-cell>
          <table:table-cell office:value-type="string" calcext:value-type="string">
            <text:p>https://elllo.org/english/1351/T1399-Meg-07-Bathing.htm</text:p>
          </table:table-cell>
          <table:table-cell office:value-type="string" calcext:value-type="string">
            <text:p>How often do you shower?</text:p>
          </table:table-cell>
          <table:table-cell/>
          <table:table-cell table:formula="of:=IF([.E193]=&quot;&quot;;&quot;NULL&quot;;CONCATENATE(&quot;'&quot;;[.E19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3];&quot;,'&quot;;SUBSTITUTE([.B193];&quot;'&quot;;&quot;''&quot;);&quot;','&quot;;SUBSTITUTE([.C193];&quot;'&quot;;&quot;''&quot;);&quot;','&quot;;SUBSTITUTE([.D193];&quot;'&quot;;&quot;''&quot;);&quot;',&quot;;SUBSTITUTE([.F193];&quot;'&quot;;&quot;''&quot;);&quot;,&quot;;[.G193];&quot;,&quot;;[.H193];&quot;,&quot;;[.I193];&quot;,&quot;;[.J193];&quot;,&quot;;[.K193];&quot;,&quot;;[.L193];&quot;,&quot;;[.M193];&quot;);&quot;)" office:value-type="string" office:string-value="INSERT INTO RESOURCE(id_resource, resource, url, description, comments, id_level, active,has_script,has_grammar,has_quiz,has_vocabulary, id_source) VALUES(193,'1399 Shower Schedule.','https://elllo.org/english/1351/T1399-Meg-07-Bathing.htm','How often do you shower?',NULL,6,true,true,false,true,true,1);" calcext:value-type="string">
            <text:p>INSERT INTO RESOURCE(id_resource, resource, url, description, comments, id_level, active,has_script,has_grammar,has_quiz,has_vocabulary, id_source) VALUES(193,'1399 Shower Schedule.','https://elllo.org/english/1351/T1399-Meg-07-Bathing.htm','How often do you shower?',NULL,6,true,true,false,true,true,1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98 Power of Personality.</text:p>
          </table:table-cell>
          <table:table-cell office:value-type="string" calcext:value-type="string">
            <text:p>https://elllo.org/english/1351/T1398-AbidemiRory-02-Personality.htm</text:p>
          </table:table-cell>
          <table:table-cell office:value-type="string" calcext:value-type="string">
            <text:p>What kind of person are you?</text:p>
          </table:table-cell>
          <table:table-cell/>
          <table:table-cell table:formula="of:=IF([.E194]=&quot;&quot;;&quot;NULL&quot;;CONCATENATE(&quot;'&quot;;[.E19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4];&quot;,'&quot;;SUBSTITUTE([.B194];&quot;'&quot;;&quot;''&quot;);&quot;','&quot;;SUBSTITUTE([.C194];&quot;'&quot;;&quot;''&quot;);&quot;','&quot;;SUBSTITUTE([.D194];&quot;'&quot;;&quot;''&quot;);&quot;',&quot;;SUBSTITUTE([.F194];&quot;'&quot;;&quot;''&quot;);&quot;,&quot;;[.G194];&quot;,&quot;;[.H194];&quot;,&quot;;[.I194];&quot;,&quot;;[.J194];&quot;,&quot;;[.K194];&quot;,&quot;;[.L194];&quot;,&quot;;[.M194];&quot;);&quot;)" office:value-type="string" office:string-value="INSERT INTO RESOURCE(id_resource, resource, url, description, comments, id_level, active,has_script,has_grammar,has_quiz,has_vocabulary, id_source) VALUES(194,'1398 Power of Personality.','https://elllo.org/english/1351/T1398-AbidemiRory-02-Personality.htm','What kind of person are you?',NULL,6,true,true,false,true,true,1);" calcext:value-type="string">
            <text:p>INSERT INTO RESOURCE(id_resource, resource, url, description, comments, id_level, active,has_script,has_grammar,has_quiz,has_vocabulary, id_source) VALUES(194,'1398 Power of Personality.','https://elllo.org/english/1351/T1398-AbidemiRory-02-Personality.htm','What kind of person are you?',NULL,6,true,true,false,true,true,1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97 Introverts and Extroverts.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195]=&quot;&quot;;&quot;NULL&quot;;CONCATENATE(&quot;'&quot;;[.E19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5];&quot;,'&quot;;SUBSTITUTE([.B195];&quot;'&quot;;&quot;''&quot;);&quot;','&quot;;SUBSTITUTE([.C195];&quot;'&quot;;&quot;''&quot;);&quot;','&quot;;SUBSTITUTE([.D195];&quot;'&quot;;&quot;''&quot;);&quot;',&quot;;SUBSTITUTE([.F195];&quot;'&quot;;&quot;''&quot;);&quot;,&quot;;[.G195];&quot;,&quot;;[.H195];&quot;,&quot;;[.I195];&quot;,&quot;;[.J195];&quot;,&quot;;[.K195];&quot;,&quot;;[.L195];&quot;,&quot;;[.M195];&quot;);&quot;)" office:value-type="string" office:string-value="INSERT INTO RESOURCE(id_resource, resource, url, description, comments, id_level, active,has_script,has_grammar,has_quiz,has_vocabulary, id_source) VALUES(195,'1397 Introverts and Extroverts.','https://elllo.org/english/1351/T1397-AbidemiRory-01-Personality.htm','Are you outgoing?',NULL,6,true,true,false,true,true,1);" calcext:value-type="string">
            <text:p>INSERT INTO RESOURCE(id_resource, resource, url, description, comments, id_level, active,has_script,has_grammar,has_quiz,has_vocabulary, id_source) VALUES(195,'1397 Introverts and Extroverts.','https://elllo.org/english/1351/T1397-AbidemiRory-01-Personality.htm','Are you outgoing?',NULL,6,true,true,false,true,true,1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76 Living for today not tomorrow.</text:p>
          </table:table-cell>
          <table:table-cell office:value-type="string" calcext:value-type="string">
            <text:p>https://elllo.org/english/1351/T1376-AdamSarah-04-BucketList.htm</text:p>
          </table:table-cell>
          <table:table-cell office:value-type="string" calcext:value-type="string">
            <text:p>Life with no regrets.</text:p>
          </table:table-cell>
          <table:table-cell/>
          <table:table-cell table:formula="of:=IF([.E196]=&quot;&quot;;&quot;NULL&quot;;CONCATENATE(&quot;'&quot;;[.E19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6];&quot;,'&quot;;SUBSTITUTE([.B196];&quot;'&quot;;&quot;''&quot;);&quot;','&quot;;SUBSTITUTE([.C196];&quot;'&quot;;&quot;''&quot;);&quot;','&quot;;SUBSTITUTE([.D196];&quot;'&quot;;&quot;''&quot;);&quot;',&quot;;SUBSTITUTE([.F196];&quot;'&quot;;&quot;''&quot;);&quot;,&quot;;[.G196];&quot;,&quot;;[.H196];&quot;,&quot;;[.I196];&quot;,&quot;;[.J196];&quot;,&quot;;[.K196];&quot;,&quot;;[.L196];&quot;,&quot;;[.M196];&quot;);&quot;)" office:value-type="string" office:string-value="INSERT INTO RESOURCE(id_resource, resource, url, description, comments, id_level, active,has_script,has_grammar,has_quiz,has_vocabulary, id_source) VALUES(196,'1376 Living for today not tomorrow.','https://elllo.org/english/1351/T1376-AdamSarah-04-BucketList.htm','Life with no regrets.',NULL,6,true,true,false,true,true,1);" calcext:value-type="string">
            <text:p>INSERT INTO RESOURCE(id_resource, resource, url, description, comments, id_level, active,has_script,has_grammar,has_quiz,has_vocabulary, id_source) VALUES(196,'1376 Living for today not tomorrow.','https://elllo.org/english/1351/T1376-AdamSarah-04-BucketList.htm','Life with no regrets.',NULL,6,true,true,false,true,true,1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75 Bucket List.</text:p>
          </table:table-cell>
          <table:table-cell office:value-type="string" calcext:value-type="string">
            <text:p>https://elllo.org/english/1351/T1375-AdamSarah-03-BucketList.htm</text:p>
          </table:table-cell>
          <table:table-cell office:value-type="string" calcext:value-type="string">
            <text:p>Thing people would like to do in life.</text:p>
          </table:table-cell>
          <table:table-cell/>
          <table:table-cell table:formula="of:=IF([.E197]=&quot;&quot;;&quot;NULL&quot;;CONCATENATE(&quot;'&quot;;[.E19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7];&quot;,'&quot;;SUBSTITUTE([.B197];&quot;'&quot;;&quot;''&quot;);&quot;','&quot;;SUBSTITUTE([.C197];&quot;'&quot;;&quot;''&quot;);&quot;','&quot;;SUBSTITUTE([.D197];&quot;'&quot;;&quot;''&quot;);&quot;',&quot;;SUBSTITUTE([.F197];&quot;'&quot;;&quot;''&quot;);&quot;,&quot;;[.G197];&quot;,&quot;;[.H197];&quot;,&quot;;[.I197];&quot;,&quot;;[.J197];&quot;,&quot;;[.K197];&quot;,&quot;;[.L197];&quot;,&quot;;[.M197];&quot;);&quot;)" office:value-type="string" office:string-value="INSERT INTO RESOURCE(id_resource, resource, url, description, comments, id_level, active,has_script,has_grammar,has_quiz,has_vocabulary, id_source) VALUES(197,'1375 Bucket List.','https://elllo.org/english/1351/T1375-AdamSarah-03-BucketList.htm','Thing people would like to do in life.',NULL,6,true,true,false,true,true,1);" calcext:value-type="string">
            <text:p>INSERT INTO RESOURCE(id_resource, resource, url, description, comments, id_level, active,has_script,has_grammar,has_quiz,has_vocabulary, id_source) VALUES(197,'1375 Bucket List.','https://elllo.org/english/1351/T1375-AdamSarah-03-BucketList.htm','Thing people would like to do in life.',NULL,6,true,true,false,true,true,1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74 Dream Time.</text:p>
          </table:table-cell>
          <table:table-cell office:value-type="string" calcext:value-type="string">
            <text:p>https://elllo.org/english/1351/T1374-SarahTodd-02-Dream.htm</text:p>
          </table:table-cell>
          <table:table-cell office:value-type="string" calcext:value-type="string">
            <text:p>Sarah and Todd discuss having dreams.</text:p>
          </table:table-cell>
          <table:table-cell/>
          <table:table-cell table:formula="of:=IF([.E198]=&quot;&quot;;&quot;NULL&quot;;CONCATENATE(&quot;'&quot;;[.E19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8];&quot;,'&quot;;SUBSTITUTE([.B198];&quot;'&quot;;&quot;''&quot;);&quot;','&quot;;SUBSTITUTE([.C198];&quot;'&quot;;&quot;''&quot;);&quot;','&quot;;SUBSTITUTE([.D198];&quot;'&quot;;&quot;''&quot;);&quot;',&quot;;SUBSTITUTE([.F198];&quot;'&quot;;&quot;''&quot;);&quot;,&quot;;[.G198];&quot;,&quot;;[.H198];&quot;,&quot;;[.I198];&quot;,&quot;;[.J198];&quot;,&quot;;[.K198];&quot;,&quot;;[.L198];&quot;,&quot;;[.M198];&quot;);&quot;)" office:value-type="string" office:string-value="INSERT INTO RESOURCE(id_resource, resource, url, description, comments, id_level, active,has_script,has_grammar,has_quiz,has_vocabulary, id_source) VALUES(198,'1374 Dream Time.','https://elllo.org/english/1351/T1374-SarahTodd-02-Dream.htm','Sarah and Todd discuss having dreams.',NULL,6,true,true,false,true,true,1);" calcext:value-type="string">
            <text:p>INSERT INTO RESOURCE(id_resource, resource, url, description, comments, id_level, active,has_script,has_grammar,has_quiz,has_vocabulary, id_source) VALUES(198,'1374 Dream Time.','https://elllo.org/english/1351/T1374-SarahTodd-02-Dream.htm','Sarah and Todd discuss having dreams.',NULL,6,true,true,false,true,true,1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73 Sleeping Patterns.</text:p>
          </table:table-cell>
          <table:table-cell office:value-type="string" calcext:value-type="string">
            <text:p>https://elllo.org/english/1351/T1373-SarahTodd-01-Sleep.htm</text:p>
          </table:table-cell>
          <table:table-cell office:value-type="string" calcext:value-type="string">
            <text:p>How much sleep do we need?</text:p>
          </table:table-cell>
          <table:table-cell/>
          <table:table-cell table:formula="of:=IF([.E199]=&quot;&quot;;&quot;NULL&quot;;CONCATENATE(&quot;'&quot;;[.E19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199];&quot;,'&quot;;SUBSTITUTE([.B199];&quot;'&quot;;&quot;''&quot;);&quot;','&quot;;SUBSTITUTE([.C199];&quot;'&quot;;&quot;''&quot;);&quot;','&quot;;SUBSTITUTE([.D199];&quot;'&quot;;&quot;''&quot;);&quot;',&quot;;SUBSTITUTE([.F199];&quot;'&quot;;&quot;''&quot;);&quot;,&quot;;[.G199];&quot;,&quot;;[.H199];&quot;,&quot;;[.I199];&quot;,&quot;;[.J199];&quot;,&quot;;[.K199];&quot;,&quot;;[.L199];&quot;,&quot;;[.M199];&quot;);&quot;)" office:value-type="string" office:string-value="INSERT INTO RESOURCE(id_resource, resource, url, description, comments, id_level, active,has_script,has_grammar,has_quiz,has_vocabulary, id_source) VALUES(199,'1373 Sleeping Patterns.','https://elllo.org/english/1351/T1373-SarahTodd-01-Sleep.htm','How much sleep do we need?',NULL,6,true,true,false,true,true,1);" calcext:value-type="string">
            <text:p>INSERT INTO RESOURCE(id_resource, resource, url, description, comments, id_level, active,has_script,has_grammar,has_quiz,has_vocabulary, id_source) VALUES(199,'1373 Sleeping Patterns.','https://elllo.org/english/1351/T1373-SarahTodd-01-Sleep.htm','How much sleep do we need?',NULL,6,true,true,false,true,true,1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66 Her DoOver.</text:p>
          </table:table-cell>
          <table:table-cell office:value-type="string" calcext:value-type="string">
            <text:p>https://elllo.org/english/1351/T1366-AdamSarah-02-DoOver.htm</text:p>
          </table:table-cell>
          <table:table-cell office:value-type="string" calcext:value-type="string">
            <text:p>What would Sarah do over in her life?</text:p>
          </table:table-cell>
          <table:table-cell/>
          <table:table-cell table:formula="of:=IF([.E200]=&quot;&quot;;&quot;NULL&quot;;CONCATENATE(&quot;'&quot;;[.E20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0];&quot;,'&quot;;SUBSTITUTE([.B200];&quot;'&quot;;&quot;''&quot;);&quot;','&quot;;SUBSTITUTE([.C200];&quot;'&quot;;&quot;''&quot;);&quot;','&quot;;SUBSTITUTE([.D200];&quot;'&quot;;&quot;''&quot;);&quot;',&quot;;SUBSTITUTE([.F200];&quot;'&quot;;&quot;''&quot;);&quot;,&quot;;[.G200];&quot;,&quot;;[.H200];&quot;,&quot;;[.I200];&quot;,&quot;;[.J200];&quot;,&quot;;[.K200];&quot;,&quot;;[.L200];&quot;,&quot;;[.M200];&quot;);&quot;)" office:value-type="string" office:string-value="INSERT INTO RESOURCE(id_resource, resource, url, description, comments, id_level, active,has_script,has_grammar,has_quiz,has_vocabulary, id_source) VALUES(200,'1366 Her DoOver.','https://elllo.org/english/1351/T1366-AdamSarah-02-DoOver.htm','What would Sarah do over in her life?',NULL,6,true,true,false,true,true,1);" calcext:value-type="string">
            <text:p>INSERT INTO RESOURCE(id_resource, resource, url, description, comments, id_level, active,has_script,has_grammar,has_quiz,has_vocabulary, id_source) VALUES(200,'1366 Her DoOver.','https://elllo.org/english/1351/T1366-AdamSarah-02-DoOver.htm','What would Sarah do over in her life?',NULL,6,true,true,false,true,true,1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365 His DoOver.</text:p>
          </table:table-cell>
          <table:table-cell office:value-type="string" calcext:value-type="string">
            <text:p>https://elllo.org/english/1351/T1365-AdamSarah-01-DoOver.htm</text:p>
          </table:table-cell>
          <table:table-cell office:value-type="string" calcext:value-type="string">
            <text:p>What woudl Adam change about his life?</text:p>
          </table:table-cell>
          <table:table-cell/>
          <table:table-cell table:formula="of:=IF([.E201]=&quot;&quot;;&quot;NULL&quot;;CONCATENATE(&quot;'&quot;;[.E20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1];&quot;,'&quot;;SUBSTITUTE([.B201];&quot;'&quot;;&quot;''&quot;);&quot;','&quot;;SUBSTITUTE([.C201];&quot;'&quot;;&quot;''&quot;);&quot;','&quot;;SUBSTITUTE([.D201];&quot;'&quot;;&quot;''&quot;);&quot;',&quot;;SUBSTITUTE([.F201];&quot;'&quot;;&quot;''&quot;);&quot;,&quot;;[.G201];&quot;,&quot;;[.H201];&quot;,&quot;;[.I201];&quot;,&quot;;[.J201];&quot;,&quot;;[.K201];&quot;,&quot;;[.L201];&quot;,&quot;;[.M201];&quot;);&quot;)" office:value-type="string" office:string-value="INSERT INTO RESOURCE(id_resource, resource, url, description, comments, id_level, active,has_script,has_grammar,has_quiz,has_vocabulary, id_source) VALUES(201,'1365 His DoOver.','https://elllo.org/english/1351/T1365-AdamSarah-01-DoOver.htm','What woudl Adam change about his life?',NULL,6,true,true,false,true,true,1);" calcext:value-type="string">
            <text:p>INSERT INTO RESOURCE(id_resource, resource, url, description, comments, id_level, active,has_script,has_grammar,has_quiz,has_vocabulary, id_source) VALUES(201,'1365 His DoOver.','https://elllo.org/english/1351/T1365-AdamSarah-01-DoOver.htm','What woudl Adam change about his life?',NULL,6,true,true,false,true,true,1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364 New York Sports.</text:p>
          </table:table-cell>
          <table:table-cell office:value-type="string" calcext:value-type="string">
            <text:p>https://elllo.org/english/1351/T1364-Warren-Sports.htm</text:p>
          </table:table-cell>
          <table:table-cell office:value-type="string" calcext:value-type="string">
            <text:p>Tourist tips for New York.</text:p>
          </table:table-cell>
          <table:table-cell/>
          <table:table-cell table:formula="of:=IF([.E202]=&quot;&quot;;&quot;NULL&quot;;CONCATENATE(&quot;'&quot;;[.E20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2];&quot;,'&quot;;SUBSTITUTE([.B202];&quot;'&quot;;&quot;''&quot;);&quot;','&quot;;SUBSTITUTE([.C202];&quot;'&quot;;&quot;''&quot;);&quot;','&quot;;SUBSTITUTE([.D202];&quot;'&quot;;&quot;''&quot;);&quot;',&quot;;SUBSTITUTE([.F202];&quot;'&quot;;&quot;''&quot;);&quot;,&quot;;[.G202];&quot;,&quot;;[.H202];&quot;,&quot;;[.I202];&quot;,&quot;;[.J202];&quot;,&quot;;[.K202];&quot;,&quot;;[.L202];&quot;,&quot;;[.M202];&quot;);&quot;)" office:value-type="string" office:string-value="INSERT INTO RESOURCE(id_resource, resource, url, description, comments, id_level, active,has_script,has_grammar,has_quiz,has_vocabulary, id_source) VALUES(202,'1364 New York Sports.','https://elllo.org/english/1351/T1364-Warren-Sports.htm','Tourist tips for New York.',NULL,6,true,true,false,true,true,1);" calcext:value-type="string">
            <text:p>INSERT INTO RESOURCE(id_resource, resource, url, description, comments, id_level, active,has_script,has_grammar,has_quiz,has_vocabulary, id_source) VALUES(202,'1364 New York Sports.','https://elllo.org/english/1351/T1364-Warren-Sports.htm','Tourist tips for New York.',NULL,6,true,true,false,true,true,1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363 New York Tips.</text:p>
          </table:table-cell>
          <table:table-cell office:value-type="string" calcext:value-type="string">
            <text:p>https://elllo.org/english/1351/T1363-Warren-NewYork.htm</text:p>
          </table:table-cell>
          <table:table-cell office:value-type="string" calcext:value-type="string">
            <text:p>Tips for visiting New York.</text:p>
          </table:table-cell>
          <table:table-cell/>
          <table:table-cell table:formula="of:=IF([.E203]=&quot;&quot;;&quot;NULL&quot;;CONCATENATE(&quot;'&quot;;[.E20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3];&quot;,'&quot;;SUBSTITUTE([.B203];&quot;'&quot;;&quot;''&quot;);&quot;','&quot;;SUBSTITUTE([.C203];&quot;'&quot;;&quot;''&quot;);&quot;','&quot;;SUBSTITUTE([.D203];&quot;'&quot;;&quot;''&quot;);&quot;',&quot;;SUBSTITUTE([.F203];&quot;'&quot;;&quot;''&quot;);&quot;,&quot;;[.G203];&quot;,&quot;;[.H203];&quot;,&quot;;[.I203];&quot;,&quot;;[.J203];&quot;,&quot;;[.K203];&quot;,&quot;;[.L203];&quot;,&quot;;[.M203];&quot;);&quot;)" office:value-type="string" office:string-value="INSERT INTO RESOURCE(id_resource, resource, url, description, comments, id_level, active,has_script,has_grammar,has_quiz,has_vocabulary, id_source) VALUES(203,'1363 New York Tips.','https://elllo.org/english/1351/T1363-Warren-NewYork.htm','Tips for visiting New York.',NULL,6,true,true,false,true,true,1);" calcext:value-type="string">
            <text:p>INSERT INTO RESOURCE(id_resource, resource, url, description, comments, id_level, active,has_script,has_grammar,has_quiz,has_vocabulary, id_source) VALUES(203,'1363 New York Tips.','https://elllo.org/english/1351/T1363-Warren-NewYork.htm','Tips for visiting New York.',NULL,6,true,true,false,true,true,1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60 His Life in Japan.</text:p>
          </table:table-cell>
          <table:table-cell office:value-type="string" calcext:value-type="string">
            <text:p>https://elllo.org/english/1351/T1360-Warren-Choices.htm</text:p>
          </table:table-cell>
          <table:table-cell office:value-type="string" calcext:value-type="string">
            <text:p>Warren talks habits he started in Japan.</text:p>
          </table:table-cell>
          <table:table-cell/>
          <table:table-cell table:formula="of:=IF([.E204]=&quot;&quot;;&quot;NULL&quot;;CONCATENATE(&quot;'&quot;;[.E20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4];&quot;,'&quot;;SUBSTITUTE([.B204];&quot;'&quot;;&quot;''&quot;);&quot;','&quot;;SUBSTITUTE([.C204];&quot;'&quot;;&quot;''&quot;);&quot;','&quot;;SUBSTITUTE([.D204];&quot;'&quot;;&quot;''&quot;);&quot;',&quot;;SUBSTITUTE([.F204];&quot;'&quot;;&quot;''&quot;);&quot;,&quot;;[.G204];&quot;,&quot;;[.H204];&quot;,&quot;;[.I204];&quot;,&quot;;[.J204];&quot;,&quot;;[.K204];&quot;,&quot;;[.L204];&quot;,&quot;;[.M204];&quot;);&quot;)" office:value-type="string" office:string-value="INSERT INTO RESOURCE(id_resource, resource, url, description, comments, id_level, active,has_script,has_grammar,has_quiz,has_vocabulary, id_source) VALUES(204,'1360 His Life in Japan.','https://elllo.org/english/1351/T1360-Warren-Choices.htm','Warren talks habits he started in Japan.',NULL,6,true,true,false,true,true,1);" calcext:value-type="string">
            <text:p>INSERT INTO RESOURCE(id_resource, resource, url, description, comments, id_level, active,has_script,has_grammar,has_quiz,has_vocabulary, id_source) VALUES(204,'1360 His Life in Japan.','https://elllo.org/english/1351/T1360-Warren-Choices.htm','Warren talks habits he started in Japan.',NULL,6,true,true,false,true,true,1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359 Her Life in Japan.</text:p>
          </table:table-cell>
          <table:table-cell office:value-type="string" calcext:value-type="string">
            <text:p>https://elllo.org/english/1351/T1359-Antoinette-Japan.htm</text:p>
          </table:table-cell>
          <table:table-cell office:value-type="string" calcext:value-type="string">
            <text:p>Antoinette talks about habits in Japan.</text:p>
          </table:table-cell>
          <table:table-cell/>
          <table:table-cell table:formula="of:=IF([.E205]=&quot;&quot;;&quot;NULL&quot;;CONCATENATE(&quot;'&quot;;[.E20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5];&quot;,'&quot;;SUBSTITUTE([.B205];&quot;'&quot;;&quot;''&quot;);&quot;','&quot;;SUBSTITUTE([.C205];&quot;'&quot;;&quot;''&quot;);&quot;','&quot;;SUBSTITUTE([.D205];&quot;'&quot;;&quot;''&quot;);&quot;',&quot;;SUBSTITUTE([.F205];&quot;'&quot;;&quot;''&quot;);&quot;,&quot;;[.G205];&quot;,&quot;;[.H205];&quot;,&quot;;[.I205];&quot;,&quot;;[.J205];&quot;,&quot;;[.K205];&quot;,&quot;;[.L205];&quot;,&quot;;[.M205];&quot;);&quot;)" office:value-type="string" office:string-value="INSERT INTO RESOURCE(id_resource, resource, url, description, comments, id_level, active,has_script,has_grammar,has_quiz,has_vocabulary, id_source) VALUES(205,'1359 Her Life in Japan.','https://elllo.org/english/1351/T1359-Antoinette-Japan.htm','Antoinette talks about habits in Japan.',NULL,6,true,true,false,true,true,1);" calcext:value-type="string">
            <text:p>INSERT INTO RESOURCE(id_resource, resource, url, description, comments, id_level, active,has_script,has_grammar,has_quiz,has_vocabulary, id_source) VALUES(205,'1359 Her Life in Japan.','https://elllo.org/english/1351/T1359-Antoinette-Japan.htm','Antoinette talks about habits in Japan.',NULL,6,true,true,false,true,true,1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356 Baby on Board.</text:p>
          </table:table-cell>
          <table:table-cell office:value-type="string" calcext:value-type="string">
            <text:p>https://elllo.org/english/1351/T1356-JA-BabyOnBoard.htm</text:p>
          </table:table-cell>
          <table:table-cell office:value-type="string" calcext:value-type="string">
            <text:p>Jeremy talks about handing a baby while flying.</text:p>
          </table:table-cell>
          <table:table-cell/>
          <table:table-cell table:formula="of:=IF([.E206]=&quot;&quot;;&quot;NULL&quot;;CONCATENATE(&quot;'&quot;;[.E20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6];&quot;,'&quot;;SUBSTITUTE([.B206];&quot;'&quot;;&quot;''&quot;);&quot;','&quot;;SUBSTITUTE([.C206];&quot;'&quot;;&quot;''&quot;);&quot;','&quot;;SUBSTITUTE([.D206];&quot;'&quot;;&quot;''&quot;);&quot;',&quot;;SUBSTITUTE([.F206];&quot;'&quot;;&quot;''&quot;);&quot;,&quot;;[.G206];&quot;,&quot;;[.H206];&quot;,&quot;;[.I206];&quot;,&quot;;[.J206];&quot;,&quot;;[.K206];&quot;,&quot;;[.L206];&quot;,&quot;;[.M206];&quot;);&quot;)" office:value-type="string" office:string-value="INSERT INTO RESOURCE(id_resource, resource, url, description, comments, id_level, active,has_script,has_grammar,has_quiz,has_vocabulary, id_source) VALUES(206,'1356 Baby on Board.','https://elllo.org/english/1351/T1356-JA-BabyOnBoard.htm','Jeremy talks about handing a baby while flying.',NULL,6,true,true,false,true,true,1);" calcext:value-type="string">
            <text:p>INSERT INTO RESOURCE(id_resource, resource, url, description, comments, id_level, active,has_script,has_grammar,has_quiz,has_vocabulary, id_source) VALUES(206,'1356 Baby on Board.','https://elllo.org/english/1351/T1356-JA-BabyOnBoard.htm','Jeremy talks about handing a baby while flying.',NULL,6,true,true,false,true,true,1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355 Proud Papa.</text:p>
          </table:table-cell>
          <table:table-cell office:value-type="string" calcext:value-type="string">
            <text:p>https://elllo.org/english/1351/T1355-JA-NewBorn.htm</text:p>
          </table:table-cell>
          <table:table-cell office:value-type="string" calcext:value-type="string">
            <text:p>Jeremy talks about being a dad for the first time.</text:p>
          </table:table-cell>
          <table:table-cell/>
          <table:table-cell table:formula="of:=IF([.E207]=&quot;&quot;;&quot;NULL&quot;;CONCATENATE(&quot;'&quot;;[.E20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7];&quot;,'&quot;;SUBSTITUTE([.B207];&quot;'&quot;;&quot;''&quot;);&quot;','&quot;;SUBSTITUTE([.C207];&quot;'&quot;;&quot;''&quot;);&quot;','&quot;;SUBSTITUTE([.D207];&quot;'&quot;;&quot;''&quot;);&quot;',&quot;;SUBSTITUTE([.F207];&quot;'&quot;;&quot;''&quot;);&quot;,&quot;;[.G207];&quot;,&quot;;[.H207];&quot;,&quot;;[.I207];&quot;,&quot;;[.J207];&quot;,&quot;;[.K207];&quot;,&quot;;[.L207];&quot;,&quot;;[.M207];&quot;);&quot;)" office:value-type="string" office:string-value="INSERT INTO RESOURCE(id_resource, resource, url, description, comments, id_level, active,has_script,has_grammar,has_quiz,has_vocabulary, id_source) VALUES(207,'1355 Proud Papa.','https://elllo.org/english/1351/T1355-JA-NewBorn.htm','Jeremy talks about being a dad for the first time.',NULL,6,true,true,false,true,true,1);" calcext:value-type="string">
            <text:p>INSERT INTO RESOURCE(id_resource, resource, url, description, comments, id_level, active,has_script,has_grammar,has_quiz,has_vocabulary, id_source) VALUES(207,'1355 Proud Papa.','https://elllo.org/english/1351/T1355-JA-NewBorn.htm','Jeremy talks about being a dad for the first time.',NULL,6,true,true,false,true,true,1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350 In the Club.</text:p>
          </table:table-cell>
          <table:table-cell office:value-type="string" calcext:value-type="string">
            <text:p>https://elllo.org/english/1301/T1350-amy-money-floor.htm</text:p>
          </table:table-cell>
          <table:table-cell office:value-type="string" calcext:value-type="string">
            <text:p>Aimee talks about working part-time.</text:p>
          </table:table-cell>
          <table:table-cell/>
          <table:table-cell table:formula="of:=IF([.E208]=&quot;&quot;;&quot;NULL&quot;;CONCATENATE(&quot;'&quot;;[.E20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8];&quot;,'&quot;;SUBSTITUTE([.B208];&quot;'&quot;;&quot;''&quot;);&quot;','&quot;;SUBSTITUTE([.C208];&quot;'&quot;;&quot;''&quot;);&quot;','&quot;;SUBSTITUTE([.D208];&quot;'&quot;;&quot;''&quot;);&quot;',&quot;;SUBSTITUTE([.F208];&quot;'&quot;;&quot;''&quot;);&quot;,&quot;;[.G208];&quot;,&quot;;[.H208];&quot;,&quot;;[.I208];&quot;,&quot;;[.J208];&quot;,&quot;;[.K208];&quot;,&quot;;[.L208];&quot;,&quot;;[.M208];&quot;);&quot;)" office:value-type="string" office:string-value="INSERT INTO RESOURCE(id_resource, resource, url, description, comments, id_level, active,has_script,has_grammar,has_quiz,has_vocabulary, id_source) VALUES(208,'1350 In the Club.','https://elllo.org/english/1301/T1350-amy-money-floor.htm','Aimee talks about working part-time.',NULL,6,true,true,false,true,true,1);" calcext:value-type="string">
            <text:p>INSERT INTO RESOURCE(id_resource, resource, url, description, comments, id_level, active,has_script,has_grammar,has_quiz,has_vocabulary, id_source) VALUES(208,'1350 In the Club.','https://elllo.org/english/1301/T1350-amy-money-floor.htm','Aimee talks about working part-time.',NULL,6,true,true,false,true,true,1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349 In the Tropics.</text:p>
          </table:table-cell>
          <table:table-cell office:value-type="string" calcext:value-type="string">
            <text:p>https://elllo.org/english/1301/T1349-paul-tropics.htm</text:p>
          </table:table-cell>
          <table:table-cell office:value-type="string" calcext:value-type="string">
            <text:p>Paul talks about a job in the rainforest.</text:p>
          </table:table-cell>
          <table:table-cell/>
          <table:table-cell table:formula="of:=IF([.E209]=&quot;&quot;;&quot;NULL&quot;;CONCATENATE(&quot;'&quot;;[.E20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09];&quot;,'&quot;;SUBSTITUTE([.B209];&quot;'&quot;;&quot;''&quot;);&quot;','&quot;;SUBSTITUTE([.C209];&quot;'&quot;;&quot;''&quot;);&quot;','&quot;;SUBSTITUTE([.D209];&quot;'&quot;;&quot;''&quot;);&quot;',&quot;;SUBSTITUTE([.F209];&quot;'&quot;;&quot;''&quot;);&quot;,&quot;;[.G209];&quot;,&quot;;[.H209];&quot;,&quot;;[.I209];&quot;,&quot;;[.J209];&quot;,&quot;;[.K209];&quot;,&quot;;[.L209];&quot;,&quot;;[.M209];&quot;);&quot;)" office:value-type="string" office:string-value="INSERT INTO RESOURCE(id_resource, resource, url, description, comments, id_level, active,has_script,has_grammar,has_quiz,has_vocabulary, id_source) VALUES(209,'1349 In the Tropics.','https://elllo.org/english/1301/T1349-paul-tropics.htm','Paul talks about a job in the rainforest.',NULL,6,true,true,false,true,true,1);" calcext:value-type="string">
            <text:p>INSERT INTO RESOURCE(id_resource, resource, url, description, comments, id_level, active,has_script,has_grammar,has_quiz,has_vocabulary, id_source) VALUES(209,'1349 In the Tropics.','https://elllo.org/english/1301/T1349-paul-tropics.htm','Paul talks about a job in the rainforest.',NULL,6,true,true,false,true,true,1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347 Commercial Xmas.</text:p>
          </table:table-cell>
          <table:table-cell office:value-type="string" calcext:value-type="string">
            <text:p>https://elllo.org/english/1301/T1347-Rory-Commercial.htm</text:p>
          </table:table-cell>
          <table:table-cell office:value-type="string" calcext:value-type="string">
            <text:p>Are holidays too commercial?</text:p>
          </table:table-cell>
          <table:table-cell/>
          <table:table-cell table:formula="of:=IF([.E210]=&quot;&quot;;&quot;NULL&quot;;CONCATENATE(&quot;'&quot;;[.E21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0];&quot;,'&quot;;SUBSTITUTE([.B210];&quot;'&quot;;&quot;''&quot;);&quot;','&quot;;SUBSTITUTE([.C210];&quot;'&quot;;&quot;''&quot;);&quot;','&quot;;SUBSTITUTE([.D210];&quot;'&quot;;&quot;''&quot;);&quot;',&quot;;SUBSTITUTE([.F210];&quot;'&quot;;&quot;''&quot;);&quot;,&quot;;[.G210];&quot;,&quot;;[.H210];&quot;,&quot;;[.I210];&quot;,&quot;;[.J210];&quot;,&quot;;[.K210];&quot;,&quot;;[.L210];&quot;,&quot;;[.M210];&quot;);&quot;)" office:value-type="string" office:string-value="INSERT INTO RESOURCE(id_resource, resource, url, description, comments, id_level, active,has_script,has_grammar,has_quiz,has_vocabulary, id_source) VALUES(210,'1347 Commercial Xmas.','https://elllo.org/english/1301/T1347-Rory-Commercial.htm','Are holidays too commercial?',NULL,6,true,true,false,true,true,1);" calcext:value-type="string">
            <text:p>INSERT INTO RESOURCE(id_resource, resource, url, description, comments, id_level, active,has_script,has_grammar,has_quiz,has_vocabulary, id_source) VALUES(210,'1347 Commercial Xmas.','https://elllo.org/english/1301/T1347-Rory-Commercial.htm','Are holidays too commercial?',NULL,6,true,true,false,true,true,1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310 Homegrown Foreigner.</text:p>
          </table:table-cell>
          <table:table-cell office:value-type="string" calcext:value-type="string">
            <text:p>https://elllo.org/english/1301/T1310-Jeremy-GoingHome.htm</text:p>
          </table:table-cell>
          <table:table-cell office:value-type="string" calcext:value-type="string">
            <text:p>Feeling strange at home.</text:p>
          </table:table-cell>
          <table:table-cell/>
          <table:table-cell table:formula="of:=IF([.E211]=&quot;&quot;;&quot;NULL&quot;;CONCATENATE(&quot;'&quot;;[.E21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1];&quot;,'&quot;;SUBSTITUTE([.B211];&quot;'&quot;;&quot;''&quot;);&quot;','&quot;;SUBSTITUTE([.C211];&quot;'&quot;;&quot;''&quot;);&quot;','&quot;;SUBSTITUTE([.D211];&quot;'&quot;;&quot;''&quot;);&quot;',&quot;;SUBSTITUTE([.F211];&quot;'&quot;;&quot;''&quot;);&quot;,&quot;;[.G211];&quot;,&quot;;[.H211];&quot;,&quot;;[.I211];&quot;,&quot;;[.J211];&quot;,&quot;;[.K211];&quot;,&quot;;[.L211];&quot;,&quot;;[.M211];&quot;);&quot;)" office:value-type="string" office:string-value="INSERT INTO RESOURCE(id_resource, resource, url, description, comments, id_level, active,has_script,has_grammar,has_quiz,has_vocabulary, id_source) VALUES(211,'1310 Homegrown Foreigner.','https://elllo.org/english/1301/T1310-Jeremy-GoingHome.htm','Feeling strange at home.',NULL,6,true,true,false,true,true,1);" calcext:value-type="string">
            <text:p>INSERT INTO RESOURCE(id_resource, resource, url, description, comments, id_level, active,has_script,has_grammar,has_quiz,has_vocabulary, id_source) VALUES(211,'1310 Homegrown Foreigner.','https://elllo.org/english/1301/T1310-Jeremy-GoingHome.htm','Feeling strange at home.',NULL,6,true,true,false,true,true,1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511 Bustling Bangkok</text:p>
          </table:table-cell>
          <table:table-cell office:value-type="string" calcext:value-type="string">
            <text:p>https://elllo.org/english/1501/1511-Natalie-Bangkok.htm</text:p>
          </table:table-cell>
          <table:table-cell office:value-type="string" calcext:value-type="string">
            <text:p>Natalie talks about a great Asian city.</text:p>
          </table:table-cell>
          <table:table-cell/>
          <table:table-cell table:formula="of:=IF([.E212]=&quot;&quot;;&quot;NULL&quot;;CONCATENATE(&quot;'&quot;;[.E21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2];&quot;,'&quot;;SUBSTITUTE([.B212];&quot;'&quot;;&quot;''&quot;);&quot;','&quot;;SUBSTITUTE([.C212];&quot;'&quot;;&quot;''&quot;);&quot;','&quot;;SUBSTITUTE([.D212];&quot;'&quot;;&quot;''&quot;);&quot;',&quot;;SUBSTITUTE([.F212];&quot;'&quot;;&quot;''&quot;);&quot;,&quot;;[.G212];&quot;,&quot;;[.H212];&quot;,&quot;;[.I212];&quot;,&quot;;[.J212];&quot;,&quot;;[.K212];&quot;,&quot;;[.L212];&quot;,&quot;;[.M212];&quot;);&quot;)" office:value-type="string" office:string-value="INSERT INTO RESOURCE(id_resource, resource, url, description, comments, id_level, active,has_script,has_grammar,has_quiz,has_vocabulary, id_source) VALUES(212,'1511 Bustling Bangkok','https://elllo.org/english/1501/1511-Natalie-Bangkok.htm','Natalie talks about a great Asian city.',NULL,6,true,true,false,true,true,1);" calcext:value-type="string">
            <text:p>INSERT INTO RESOURCE(id_resource, resource, url, description, comments, id_level, active,has_script,has_grammar,has_quiz,has_vocabulary, id_source) VALUES(212,'1511 Bustling Bangkok','https://elllo.org/english/1501/1511-Natalie-Bangkok.htm','Natalie talks about a great Asian city.',NULL,6,true,true,false,true,true,1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370 The Medic.</text:p>
          </table:table-cell>
          <table:table-cell office:value-type="string" calcext:value-type="string">
            <text:p>https://elllo.org/english/1351/T1370-Meg-02-Medic.htm</text:p>
          </table:table-cell>
          <table:table-cell office:value-type="string" calcext:value-type="string">
            <text:p>Being a medic in the military.</text:p>
          </table:table-cell>
          <table:table-cell/>
          <table:table-cell table:formula="of:=IF([.E213]=&quot;&quot;;&quot;NULL&quot;;CONCATENATE(&quot;'&quot;;[.E21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3];&quot;,'&quot;;SUBSTITUTE([.B213];&quot;'&quot;;&quot;''&quot;);&quot;','&quot;;SUBSTITUTE([.C213];&quot;'&quot;;&quot;''&quot;);&quot;','&quot;;SUBSTITUTE([.D213];&quot;'&quot;;&quot;''&quot;);&quot;',&quot;;SUBSTITUTE([.F213];&quot;'&quot;;&quot;''&quot;);&quot;,&quot;;[.G213];&quot;,&quot;;[.H213];&quot;,&quot;;[.I213];&quot;,&quot;;[.J213];&quot;,&quot;;[.K213];&quot;,&quot;;[.L213];&quot;,&quot;;[.M213];&quot;);&quot;)" office:value-type="string" office:string-value="INSERT INTO RESOURCE(id_resource, resource, url, description, comments, id_level, active,has_script,has_grammar,has_quiz,has_vocabulary, id_source) VALUES(213,'1370 The Medic.','https://elllo.org/english/1351/T1370-Meg-02-Medic.htm','Being a medic in the military.',NULL,6,true,true,false,true,true,1);" calcext:value-type="string">
            <text:p>INSERT INTO RESOURCE(id_resource, resource, url, description, comments, id_level, active,has_script,has_grammar,has_quiz,has_vocabulary, id_source) VALUES(213,'1370 The Medic.','https://elllo.org/english/1351/T1370-Meg-02-Medic.htm','Being a medic in the military.',NULL,6,true,true,false,true,true,1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369 Women in Uniform.</text:p>
          </table:table-cell>
          <table:table-cell office:value-type="string" calcext:value-type="string">
            <text:p>https://elllo.org/english/1351/T1369-Meg-01-Military.htm</text:p>
          </table:table-cell>
          <table:table-cell office:value-type="string" calcext:value-type="string">
            <text:p>Being a woman in the military.</text:p>
          </table:table-cell>
          <table:table-cell/>
          <table:table-cell table:formula="of:=IF([.E214]=&quot;&quot;;&quot;NULL&quot;;CONCATENATE(&quot;'&quot;;[.E21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4];&quot;,'&quot;;SUBSTITUTE([.B214];&quot;'&quot;;&quot;''&quot;);&quot;','&quot;;SUBSTITUTE([.C214];&quot;'&quot;;&quot;''&quot;);&quot;','&quot;;SUBSTITUTE([.D214];&quot;'&quot;;&quot;''&quot;);&quot;',&quot;;SUBSTITUTE([.F214];&quot;'&quot;;&quot;''&quot;);&quot;,&quot;;[.G214];&quot;,&quot;;[.H214];&quot;,&quot;;[.I214];&quot;,&quot;;[.J214];&quot;,&quot;;[.K214];&quot;,&quot;;[.L214];&quot;,&quot;;[.M214];&quot;);&quot;)" office:value-type="string" office:string-value="INSERT INTO RESOURCE(id_resource, resource, url, description, comments, id_level, active,has_script,has_grammar,has_quiz,has_vocabulary, id_source) VALUES(214,'1369 Women in Uniform.','https://elllo.org/english/1351/T1369-Meg-01-Military.htm','Being a woman in the military.',NULL,6,true,true,false,true,true,1);" calcext:value-type="string">
            <text:p>INSERT INTO RESOURCE(id_resource, resource, url, description, comments, id_level, active,has_script,has_grammar,has_quiz,has_vocabulary, id_source) VALUES(214,'1369 Women in Uniform.','https://elllo.org/english/1351/T1369-Meg-01-Military.htm','Being a woman in the military.',NULL,6,true,true,false,true,true,1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348 Single's Day.</text:p>
          </table:table-cell>
          <table:table-cell office:value-type="string" calcext:value-type="string">
            <text:p>https://elllo.org/english/1301/T1348-Rory-Holidays.htm</text:p>
          </table:table-cell>
          <table:table-cell office:value-type="string" calcext:value-type="string">
            <text:p>Why we celebrate some holidays?</text:p>
          </table:table-cell>
          <table:table-cell/>
          <table:table-cell table:formula="of:=IF([.E215]=&quot;&quot;;&quot;NULL&quot;;CONCATENATE(&quot;'&quot;;[.E21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5];&quot;,'&quot;;SUBSTITUTE([.B215];&quot;'&quot;;&quot;''&quot;);&quot;','&quot;;SUBSTITUTE([.C215];&quot;'&quot;;&quot;''&quot;);&quot;','&quot;;SUBSTITUTE([.D215];&quot;'&quot;;&quot;''&quot;);&quot;',&quot;;SUBSTITUTE([.F215];&quot;'&quot;;&quot;''&quot;);&quot;,&quot;;[.G215];&quot;,&quot;;[.H215];&quot;,&quot;;[.I215];&quot;,&quot;;[.J215];&quot;,&quot;;[.K215];&quot;,&quot;;[.L215];&quot;,&quot;;[.M215];&quot;);&quot;)" office:value-type="string" office:string-value="INSERT INTO RESOURCE(id_resource, resource, url, description, comments, id_level, active,has_script,has_grammar,has_quiz,has_vocabulary, id_source) VALUES(215,'1348 Single''s Day.','https://elllo.org/english/1301/T1348-Rory-Holidays.htm','Why we celebrate some holidays?',NULL,6,true,true,false,true,true,1);" calcext:value-type="string">
            <text:p>INSERT INTO RESOURCE(id_resource, resource, url, description, comments, id_level, active,has_script,has_grammar,has_quiz,has_vocabulary, id_source) VALUES(215,'1348 Single''s Day.','https://elllo.org/english/1301/T1348-Rory-Holidays.htm','Why we celebrate some holidays?',NULL,6,true,true,false,true,true,1);</text:p>
          </table:table-cell>
        </table:table-row>
        <table:table-row table:style-name="ro2">
          <table:table-cell office:value-type="string" calcext:value-type="string">
            <text:p>﻿216</text:p>
          </table:table-cell>
          <table:table-cell office:value-type="string" calcext:value-type="string">
            <text:p>1342 Dialed In vs Unplugged.</text:p>
          </table:table-cell>
          <table:table-cell office:value-type="string" calcext:value-type="string">
            <text:p>https://elllo.org/english/1301/T1342-paul-unplugged.htm</text:p>
          </table:table-cell>
          <table:table-cell office:value-type="string" calcext:value-type="string">
            <text:p>Aimee talks about digital habits.</text:p>
          </table:table-cell>
          <table:table-cell/>
          <table:table-cell table:formula="of:=IF([.E216]=&quot;&quot;;&quot;NULL&quot;;CONCATENATE(&quot;'&quot;;[.E21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6];&quot;,'&quot;;SUBSTITUTE([.B216];&quot;'&quot;;&quot;''&quot;);&quot;','&quot;;SUBSTITUTE([.C216];&quot;'&quot;;&quot;''&quot;);&quot;','&quot;;SUBSTITUTE([.D216];&quot;'&quot;;&quot;''&quot;);&quot;',&quot;;SUBSTITUTE([.F216];&quot;'&quot;;&quot;''&quot;);&quot;,&quot;;[.G216];&quot;,&quot;;[.H216];&quot;,&quot;;[.I216];&quot;,&quot;;[.J216];&quot;,&quot;;[.K216];&quot;,&quot;;[.L216];&quot;,&quot;;[.M216];&quot;);&quot;)" office:value-type="string" office:string-value="INSERT INTO RESOURCE(id_resource, resource, url, description, comments, id_level, active,has_script,has_grammar,has_quiz,has_vocabulary, id_source) VALUES(﻿216,'1342 Dialed In vs Unplugged.','https://elllo.org/english/1301/T1342-paul-unplugged.htm','Aimee talks about digital habits.',NULL,6,true,true,false,true,true,1);" calcext:value-type="string">
            <text:p>INSERT INTO RESOURCE(id_resource, resource, url, description, comments, id_level, active,has_script,has_grammar,has_quiz,has_vocabulary, id_source) VALUES(﻿216,'1342 Dialed In vs Unplugged.','https://elllo.org/english/1301/T1342-paul-unplugged.htm','Aimee talks about digital habits.',NULL,6,true,true,false,true,true,1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341 E-Mail Overload.</text:p>
          </table:table-cell>
          <table:table-cell office:value-type="string" calcext:value-type="string">
            <text:p>https://elllo.org/english/1301/T1341-amy-email-habits.htm</text:p>
          </table:table-cell>
          <table:table-cell office:value-type="string" calcext:value-type="string">
            <text:p>Paul talks about keeping up with e-mail.</text:p>
          </table:table-cell>
          <table:table-cell/>
          <table:table-cell table:formula="of:=IF([.E217]=&quot;&quot;;&quot;NULL&quot;;CONCATENATE(&quot;'&quot;;[.E21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7];&quot;,'&quot;;SUBSTITUTE([.B217];&quot;'&quot;;&quot;''&quot;);&quot;','&quot;;SUBSTITUTE([.C217];&quot;'&quot;;&quot;''&quot;);&quot;','&quot;;SUBSTITUTE([.D217];&quot;'&quot;;&quot;''&quot;);&quot;',&quot;;SUBSTITUTE([.F217];&quot;'&quot;;&quot;''&quot;);&quot;,&quot;;[.G217];&quot;,&quot;;[.H217];&quot;,&quot;;[.I217];&quot;,&quot;;[.J217];&quot;,&quot;;[.K217];&quot;,&quot;;[.L217];&quot;,&quot;;[.M217];&quot;);&quot;)" office:value-type="string" office:string-value="INSERT INTO RESOURCE(id_resource, resource, url, description, comments, id_level, active,has_script,has_grammar,has_quiz,has_vocabulary, id_source) VALUES(217,'1341 E-Mail Overload.','https://elllo.org/english/1301/T1341-amy-email-habits.htm','Paul talks about keeping up with e-mail.',NULL,6,true,true,false,true,true,1);" calcext:value-type="string">
            <text:p>INSERT INTO RESOURCE(id_resource, resource, url, description, comments, id_level, active,has_script,has_grammar,has_quiz,has_vocabulary, id_source) VALUES(217,'1341 E-Mail Overload.','https://elllo.org/english/1301/T1341-amy-email-habits.htm','Paul talks about keeping up with e-mail.',NULL,6,true,true,false,true,true,1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340 Life Without Cars.</text:p>
          </table:table-cell>
          <table:table-cell office:value-type="string" calcext:value-type="string">
            <text:p>https://elllo.org/english/1301/T1340-Jeremy-Car.htm</text:p>
          </table:table-cell>
          <table:table-cell office:value-type="string" calcext:value-type="string">
            <text:p>Jeremy compares life without cars.</text:p>
          </table:table-cell>
          <table:table-cell/>
          <table:table-cell table:formula="of:=IF([.E218]=&quot;&quot;;&quot;NULL&quot;;CONCATENATE(&quot;'&quot;;[.E21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8];&quot;,'&quot;;SUBSTITUTE([.B218];&quot;'&quot;;&quot;''&quot;);&quot;','&quot;;SUBSTITUTE([.C218];&quot;'&quot;;&quot;''&quot;);&quot;','&quot;;SUBSTITUTE([.D218];&quot;'&quot;;&quot;''&quot;);&quot;',&quot;;SUBSTITUTE([.F218];&quot;'&quot;;&quot;''&quot;);&quot;,&quot;;[.G218];&quot;,&quot;;[.H218];&quot;,&quot;;[.I218];&quot;,&quot;;[.J218];&quot;,&quot;;[.K218];&quot;,&quot;;[.L218];&quot;,&quot;;[.M218];&quot;);&quot;)" office:value-type="string" office:string-value="INSERT INTO RESOURCE(id_resource, resource, url, description, comments, id_level, active,has_script,has_grammar,has_quiz,has_vocabulary, id_source) VALUES(218,'1340 Life Without Cars.','https://elllo.org/english/1301/T1340-Jeremy-Car.htm','Jeremy compares life without cars.',NULL,6,true,true,false,true,true,1);" calcext:value-type="string">
            <text:p>INSERT INTO RESOURCE(id_resource, resource, url, description, comments, id_level, active,has_script,has_grammar,has_quiz,has_vocabulary, id_source) VALUES(218,'1340 Life Without Cars.','https://elllo.org/english/1301/T1340-Jeremy-Car.htm','Jeremy compares life without cars.',NULL,6,true,true,false,true,true,1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322 The Recovery.</text:p>
          </table:table-cell>
          <table:table-cell office:value-type="string" calcext:value-type="string">
            <text:p>https://elllo.org/english/1301/T1322-paul-accident.htm</text:p>
          </table:table-cell>
          <table:table-cell office:value-type="string" calcext:value-type="string">
            <text:p>An accident that ruined a special day.</text:p>
          </table:table-cell>
          <table:table-cell/>
          <table:table-cell table:formula="of:=IF([.E219]=&quot;&quot;;&quot;NULL&quot;;CONCATENATE(&quot;'&quot;;[.E21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19];&quot;,'&quot;;SUBSTITUTE([.B219];&quot;'&quot;;&quot;''&quot;);&quot;','&quot;;SUBSTITUTE([.C219];&quot;'&quot;;&quot;''&quot;);&quot;','&quot;;SUBSTITUTE([.D219];&quot;'&quot;;&quot;''&quot;);&quot;',&quot;;SUBSTITUTE([.F219];&quot;'&quot;;&quot;''&quot;);&quot;,&quot;;[.G219];&quot;,&quot;;[.H219];&quot;,&quot;;[.I219];&quot;,&quot;;[.J219];&quot;,&quot;;[.K219];&quot;,&quot;;[.L219];&quot;,&quot;;[.M219];&quot;);&quot;)" office:value-type="string" office:string-value="INSERT INTO RESOURCE(id_resource, resource, url, description, comments, id_level, active,has_script,has_grammar,has_quiz,has_vocabulary, id_source) VALUES(219,'1322 The Recovery.','https://elllo.org/english/1301/T1322-paul-accident.htm','An accident that ruined a special day.',NULL,6,true,true,false,true,true,1);" calcext:value-type="string">
            <text:p>INSERT INTO RESOURCE(id_resource, resource, url, description, comments, id_level, active,has_script,has_grammar,has_quiz,has_vocabulary, id_source) VALUES(219,'1322 The Recovery.','https://elllo.org/english/1301/T1322-paul-accident.htm','An accident that ruined a special day.',NULL,6,true,true,false,true,true,1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321 Car Smash Ups.</text:p>
          </table:table-cell>
          <table:table-cell office:value-type="string" calcext:value-type="string">
            <text:p>https://elllo.org/english/1301/T1321-amy-accident.htm</text:p>
          </table:table-cell>
          <table:table-cell office:value-type="string" calcext:value-type="string">
            <text:p>Traffic accidents.</text:p>
          </table:table-cell>
          <table:table-cell/>
          <table:table-cell table:formula="of:=IF([.E220]=&quot;&quot;;&quot;NULL&quot;;CONCATENATE(&quot;'&quot;;[.E22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0];&quot;,'&quot;;SUBSTITUTE([.B220];&quot;'&quot;;&quot;''&quot;);&quot;','&quot;;SUBSTITUTE([.C220];&quot;'&quot;;&quot;''&quot;);&quot;','&quot;;SUBSTITUTE([.D220];&quot;'&quot;;&quot;''&quot;);&quot;',&quot;;SUBSTITUTE([.F220];&quot;'&quot;;&quot;''&quot;);&quot;,&quot;;[.G220];&quot;,&quot;;[.H220];&quot;,&quot;;[.I220];&quot;,&quot;;[.J220];&quot;,&quot;;[.K220];&quot;,&quot;;[.L220];&quot;,&quot;;[.M220];&quot;);&quot;)" office:value-type="string" office:string-value="INSERT INTO RESOURCE(id_resource, resource, url, description, comments, id_level, active,has_script,has_grammar,has_quiz,has_vocabulary, id_source) VALUES(220,'1321 Car Smash Ups.','https://elllo.org/english/1301/T1321-amy-accident.htm','Traffic accidents.',NULL,6,true,true,false,true,true,1);" calcext:value-type="string">
            <text:p>INSERT INTO RESOURCE(id_resource, resource, url, description, comments, id_level, active,has_script,has_grammar,has_quiz,has_vocabulary, id_source) VALUES(220,'1321 Car Smash Ups.','https://elllo.org/english/1301/T1321-amy-accident.htm','Traffic accidents.',NULL,6,true,true,false,true,true,1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320 Being Different.</text:p>
          </table:table-cell>
          <table:table-cell office:value-type="string" calcext:value-type="string">
            <text:p>https://elllo.org/english/1301/T1320-Abidemi-Differences.htm</text:p>
          </table:table-cell>
          <table:table-cell office:value-type="string" calcext:value-type="string">
            <text:p>Thinking differently from others.</text:p>
          </table:table-cell>
          <table:table-cell/>
          <table:table-cell table:formula="of:=IF([.E221]=&quot;&quot;;&quot;NULL&quot;;CONCATENATE(&quot;'&quot;;[.E22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1];&quot;,'&quot;;SUBSTITUTE([.B221];&quot;'&quot;;&quot;''&quot;);&quot;','&quot;;SUBSTITUTE([.C221];&quot;'&quot;;&quot;''&quot;);&quot;','&quot;;SUBSTITUTE([.D221];&quot;'&quot;;&quot;''&quot;);&quot;',&quot;;SUBSTITUTE([.F221];&quot;'&quot;;&quot;''&quot;);&quot;,&quot;;[.G221];&quot;,&quot;;[.H221];&quot;,&quot;;[.I221];&quot;,&quot;;[.J221];&quot;,&quot;;[.K221];&quot;,&quot;;[.L221];&quot;,&quot;;[.M221];&quot;);&quot;)" office:value-type="string" office:string-value="INSERT INTO RESOURCE(id_resource, resource, url, description, comments, id_level, active,has_script,has_grammar,has_quiz,has_vocabulary, id_source) VALUES(221,'1320 Being Different.','https://elllo.org/english/1301/T1320-Abidemi-Differences.htm','Thinking differently from others.',NULL,6,true,true,false,true,true,1);" calcext:value-type="string">
            <text:p>INSERT INTO RESOURCE(id_resource, resource, url, description, comments, id_level, active,has_script,has_grammar,has_quiz,has_vocabulary, id_source) VALUES(221,'1320 Being Different.','https://elllo.org/english/1301/T1320-Abidemi-Differences.htm','Thinking differently from others.',NULL,6,true,true,false,true,true,1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319 Memories of Canada.</text:p>
          </table:table-cell>
          <table:table-cell office:value-type="string" calcext:value-type="string">
            <text:p>https://elllo.org/english/1301/T1319-Abidemi-Canada.htm</text:p>
          </table:table-cell>
          <table:table-cell office:value-type="string" calcext:value-type="string">
            <text:p>First memories of Canada.</text:p>
          </table:table-cell>
          <table:table-cell/>
          <table:table-cell table:formula="of:=IF([.E222]=&quot;&quot;;&quot;NULL&quot;;CONCATENATE(&quot;'&quot;;[.E22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2];&quot;,'&quot;;SUBSTITUTE([.B222];&quot;'&quot;;&quot;''&quot;);&quot;','&quot;;SUBSTITUTE([.C222];&quot;'&quot;;&quot;''&quot;);&quot;','&quot;;SUBSTITUTE([.D222];&quot;'&quot;;&quot;''&quot;);&quot;',&quot;;SUBSTITUTE([.F222];&quot;'&quot;;&quot;''&quot;);&quot;,&quot;;[.G222];&quot;,&quot;;[.H222];&quot;,&quot;;[.I222];&quot;,&quot;;[.J222];&quot;,&quot;;[.K222];&quot;,&quot;;[.L222];&quot;,&quot;;[.M222];&quot;);&quot;)" office:value-type="string" office:string-value="INSERT INTO RESOURCE(id_resource, resource, url, description, comments, id_level, active,has_script,has_grammar,has_quiz,has_vocabulary, id_source) VALUES(222,'1319 Memories of Canada.','https://elllo.org/english/1301/T1319-Abidemi-Canada.htm','First memories of Canada.',NULL,6,true,true,false,true,true,1);" calcext:value-type="string">
            <text:p>INSERT INTO RESOURCE(id_resource, resource, url, description, comments, id_level, active,has_script,has_grammar,has_quiz,has_vocabulary, id_source) VALUES(222,'1319 Memories of Canada.','https://elllo.org/english/1301/T1319-Abidemi-Canada.htm','First memories of Canada.',NULL,6,true,true,false,true,true,1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522 Bitcoin Part 2</text:p>
          </table:table-cell>
          <table:table-cell office:value-type="string" calcext:value-type="string">
            <text:p>https://elllo.org/english/1501/1522-Anthony-Bitcoin2.htm</text:p>
          </table:table-cell>
          <table:table-cell office:value-type="string" calcext:value-type="string">
            <text:p>Anthony talks about bitcoin and crypto.</text:p>
          </table:table-cell>
          <table:table-cell/>
          <table:table-cell table:formula="of:=IF([.E223]=&quot;&quot;;&quot;NULL&quot;;CONCATENATE(&quot;'&quot;;[.E22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3];&quot;,'&quot;;SUBSTITUTE([.B223];&quot;'&quot;;&quot;''&quot;);&quot;','&quot;;SUBSTITUTE([.C223];&quot;'&quot;;&quot;''&quot;);&quot;','&quot;;SUBSTITUTE([.D223];&quot;'&quot;;&quot;''&quot;);&quot;',&quot;;SUBSTITUTE([.F223];&quot;'&quot;;&quot;''&quot;);&quot;,&quot;;[.G223];&quot;,&quot;;[.H223];&quot;,&quot;;[.I223];&quot;,&quot;;[.J223];&quot;,&quot;;[.K223];&quot;,&quot;;[.L223];&quot;,&quot;;[.M223];&quot;);&quot;)" office:value-type="string" office:string-value="INSERT INTO RESOURCE(id_resource, resource, url, description, comments, id_level, active,has_script,has_grammar,has_quiz,has_vocabulary, id_source) VALUES(223,'1522 Bitcoin Part 2','https://elllo.org/english/1501/1522-Anthony-Bitcoin2.htm','Anthony talks about bitcoin and crypto.',NULL,7,true,true,false,true,true,1);" calcext:value-type="string">
            <text:p>INSERT INTO RESOURCE(id_resource, resource, url, description, comments, id_level, active,has_script,has_grammar,has_quiz,has_vocabulary, id_source) VALUES(223,'1522 Bitcoin Part 2','https://elllo.org/english/1501/1522-Anthony-Bitcoin2.htm','Anthony talks about bitcoin and crypto.',NULL,7,true,true,false,true,true,1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521 Bitcoin Part 1</text:p>
          </table:table-cell>
          <table:table-cell office:value-type="string" calcext:value-type="string">
            <text:p>https://elllo.org/english/1501/1521-Anthony-Bitcoin.htm</text:p>
          </table:table-cell>
          <table:table-cell office:value-type="string" calcext:value-type="string">
            <text:p>Anthony talks about bitcoin and its history.</text:p>
          </table:table-cell>
          <table:table-cell/>
          <table:table-cell table:formula="of:=IF([.E224]=&quot;&quot;;&quot;NULL&quot;;CONCATENATE(&quot;'&quot;;[.E22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4];&quot;,'&quot;;SUBSTITUTE([.B224];&quot;'&quot;;&quot;''&quot;);&quot;','&quot;;SUBSTITUTE([.C224];&quot;'&quot;;&quot;''&quot;);&quot;','&quot;;SUBSTITUTE([.D224];&quot;'&quot;;&quot;''&quot;);&quot;',&quot;;SUBSTITUTE([.F224];&quot;'&quot;;&quot;''&quot;);&quot;,&quot;;[.G224];&quot;,&quot;;[.H224];&quot;,&quot;;[.I224];&quot;,&quot;;[.J224];&quot;,&quot;;[.K224];&quot;,&quot;;[.L224];&quot;,&quot;;[.M224];&quot;);&quot;)" office:value-type="string" office:string-value="INSERT INTO RESOURCE(id_resource, resource, url, description, comments, id_level, active,has_script,has_grammar,has_quiz,has_vocabulary, id_source) VALUES(224,'1521 Bitcoin Part 1','https://elllo.org/english/1501/1521-Anthony-Bitcoin.htm','Anthony talks about bitcoin and its history.',NULL,7,true,true,false,true,true,1);" calcext:value-type="string">
            <text:p>INSERT INTO RESOURCE(id_resource, resource, url, description, comments, id_level, active,has_script,has_grammar,has_quiz,has_vocabulary, id_source) VALUES(224,'1521 Bitcoin Part 1','https://elllo.org/english/1501/1521-Anthony-Bitcoin.htm','Anthony talks about bitcoin and its history.',NULL,7,true,true,false,true,true,1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98 Breaking Bad Habits!</text:p>
          </table:table-cell>
          <table:table-cell office:value-type="string" calcext:value-type="string">
            <text:p>https://elllo.org/english/1451/1498-Olga-Health-4Habits.htm</text:p>
          </table:table-cell>
          <table:table-cell office:value-type="string" calcext:value-type="string">
            <text:p>How to change one's life.</text:p>
          </table:table-cell>
          <table:table-cell/>
          <table:table-cell table:formula="of:=IF([.E225]=&quot;&quot;;&quot;NULL&quot;;CONCATENATE(&quot;'&quot;;[.E22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5];&quot;,'&quot;;SUBSTITUTE([.B225];&quot;'&quot;;&quot;''&quot;);&quot;','&quot;;SUBSTITUTE([.C225];&quot;'&quot;;&quot;''&quot;);&quot;','&quot;;SUBSTITUTE([.D225];&quot;'&quot;;&quot;''&quot;);&quot;',&quot;;SUBSTITUTE([.F225];&quot;'&quot;;&quot;''&quot;);&quot;,&quot;;[.G225];&quot;,&quot;;[.H225];&quot;,&quot;;[.I225];&quot;,&quot;;[.J225];&quot;,&quot;;[.K225];&quot;,&quot;;[.L225];&quot;,&quot;;[.M225];&quot;);&quot;)" office:value-type="string" office:string-value="INSERT INTO RESOURCE(id_resource, resource, url, description, comments, id_level, active,has_script,has_grammar,has_quiz,has_vocabulary, id_source) VALUES(225,'1498 Breaking Bad Habits!','https://elllo.org/english/1451/1498-Olga-Health-4Habits.htm','How to change one''s life.',NULL,7,true,true,false,true,true,1);" calcext:value-type="string">
            <text:p>INSERT INTO RESOURCE(id_resource, resource, url, description, comments, id_level, active,has_script,has_grammar,has_quiz,has_vocabulary, id_source) VALUES(225,'1498 Breaking Bad Habits!','https://elllo.org/english/1451/1498-Olga-Health-4Habits.htm','How to change one''s life.',NULL,7,true,true,false,true,true,1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97 Health Proverbs</text:p>
          </table:table-cell>
          <table:table-cell office:value-type="string" calcext:value-type="string">
            <text:p>https://elllo.org/english/1451/1497-Olga-Health-Idioms.htm</text:p>
          </table:table-cell>
          <table:table-cell office:value-type="string" calcext:value-type="string">
            <text:p>Proverbs about how to stay healthy.</text:p>
          </table:table-cell>
          <table:table-cell/>
          <table:table-cell table:formula="of:=IF([.E226]=&quot;&quot;;&quot;NULL&quot;;CONCATENATE(&quot;'&quot;;[.E22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6];&quot;,'&quot;;SUBSTITUTE([.B226];&quot;'&quot;;&quot;''&quot;);&quot;','&quot;;SUBSTITUTE([.C226];&quot;'&quot;;&quot;''&quot;);&quot;','&quot;;SUBSTITUTE([.D226];&quot;'&quot;;&quot;''&quot;);&quot;',&quot;;SUBSTITUTE([.F226];&quot;'&quot;;&quot;''&quot;);&quot;,&quot;;[.G226];&quot;,&quot;;[.H226];&quot;,&quot;;[.I226];&quot;,&quot;;[.J226];&quot;,&quot;;[.K226];&quot;,&quot;;[.L226];&quot;,&quot;;[.M226];&quot;);&quot;)" office:value-type="string" office:string-value="INSERT INTO RESOURCE(id_resource, resource, url, description, comments, id_level, active,has_script,has_grammar,has_quiz,has_vocabulary, id_source) VALUES(226,'1497 Health Proverbs','https://elllo.org/english/1451/1497-Olga-Health-Idioms.htm','Proverbs about how to stay healthy.',NULL,7,true,true,false,true,true,1);" calcext:value-type="string">
            <text:p>INSERT INTO RESOURCE(id_resource, resource, url, description, comments, id_level, active,has_script,has_grammar,has_quiz,has_vocabulary, id_source) VALUES(226,'1497 Health Proverbs','https://elllo.org/english/1451/1497-Olga-Health-Idioms.htm','Proverbs about how to stay healthy.',NULL,7,true,true,false,true,true,1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92 Head, Heart, Hand</text:p>
          </table:table-cell>
          <table:table-cell office:value-type="string" calcext:value-type="string">
            <text:p>https://elllo.org/english/1451/1492-Olga-Health-4Habits.htm</text:p>
          </table:table-cell>
          <table:table-cell office:value-type="string" calcext:value-type="string">
            <text:p>Olga shares a fun way to learn.</text:p>
          </table:table-cell>
          <table:table-cell/>
          <table:table-cell table:formula="of:=IF([.E227]=&quot;&quot;;&quot;NULL&quot;;CONCATENATE(&quot;'&quot;;[.E22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7];&quot;,'&quot;;SUBSTITUTE([.B227];&quot;'&quot;;&quot;''&quot;);&quot;','&quot;;SUBSTITUTE([.C227];&quot;'&quot;;&quot;''&quot;);&quot;','&quot;;SUBSTITUTE([.D227];&quot;'&quot;;&quot;''&quot;);&quot;',&quot;;SUBSTITUTE([.F227];&quot;'&quot;;&quot;''&quot;);&quot;,&quot;;[.G227];&quot;,&quot;;[.H227];&quot;,&quot;;[.I227];&quot;,&quot;;[.J227];&quot;,&quot;;[.K227];&quot;,&quot;;[.L227];&quot;,&quot;;[.M227];&quot;);&quot;)" office:value-type="string" office:string-value="INSERT INTO RESOURCE(id_resource, resource, url, description, comments, id_level, active,has_script,has_grammar,has_quiz,has_vocabulary, id_source) VALUES(227,'1492 Head, Heart, Hand','https://elllo.org/english/1451/1492-Olga-Health-4Habits.htm','Olga shares a fun way to learn.',NULL,7,true,true,false,true,true,1);" calcext:value-type="string">
            <text:p>INSERT INTO RESOURCE(id_resource, resource, url, description, comments, id_level, active,has_script,has_grammar,has_quiz,has_vocabulary, id_source) VALUES(227,'1492 Head, Heart, Hand','https://elllo.org/english/1451/1492-Olga-Health-4Habits.htm','Olga shares a fun way to learn.',NULL,7,true,true,false,true,true,1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397 Introverts and Extroverts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228]=&quot;&quot;;&quot;NULL&quot;;CONCATENATE(&quot;'&quot;;[.E22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8];&quot;,'&quot;;SUBSTITUTE([.B228];&quot;'&quot;;&quot;''&quot;);&quot;','&quot;;SUBSTITUTE([.C228];&quot;'&quot;;&quot;''&quot;);&quot;','&quot;;SUBSTITUTE([.D228];&quot;'&quot;;&quot;''&quot;);&quot;',&quot;;SUBSTITUTE([.F228];&quot;'&quot;;&quot;''&quot;);&quot;,&quot;;[.G228];&quot;,&quot;;[.H228];&quot;,&quot;;[.I228];&quot;,&quot;;[.J228];&quot;,&quot;;[.K228];&quot;,&quot;;[.L228];&quot;,&quot;;[.M228];&quot;);&quot;)" office:value-type="string" office:string-value="INSERT INTO RESOURCE(id_resource, resource, url, description, comments, id_level, active,has_script,has_grammar,has_quiz,has_vocabulary, id_source) VALUES(228,'1397 Introverts and Extroverts','https://elllo.org/english/1351/T1397-AbidemiRory-01-Personality.htm','Are you outgoing?',NULL,7,true,true,false,true,true,1);" calcext:value-type="string">
            <text:p>INSERT INTO RESOURCE(id_resource, resource, url, description, comments, id_level, active,has_script,has_grammar,has_quiz,has_vocabulary, id_source) VALUES(228,'1397 Introverts and Extroverts','https://elllo.org/english/1351/T1397-AbidemiRory-01-Personality.htm','Are you outgoing?',NULL,7,true,true,false,true,true,1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372 His Dream House</text:p>
          </table:table-cell>
          <table:table-cell office:value-type="string" calcext:value-type="string">
            <text:p>https://elllo.org/english/1351/T1372-CurtisSpencer-02-HisHouse.htm</text:p>
          </table:table-cell>
          <table:table-cell office:value-type="string" calcext:value-type="string">
            <text:p>Curtis talks about his dream house.</text:p>
          </table:table-cell>
          <table:table-cell/>
          <table:table-cell table:formula="of:=IF([.E229]=&quot;&quot;;&quot;NULL&quot;;CONCATENATE(&quot;'&quot;;[.E22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29];&quot;,'&quot;;SUBSTITUTE([.B229];&quot;'&quot;;&quot;''&quot;);&quot;','&quot;;SUBSTITUTE([.C229];&quot;'&quot;;&quot;''&quot;);&quot;','&quot;;SUBSTITUTE([.D229];&quot;'&quot;;&quot;''&quot;);&quot;',&quot;;SUBSTITUTE([.F229];&quot;'&quot;;&quot;''&quot;);&quot;,&quot;;[.G229];&quot;,&quot;;[.H229];&quot;,&quot;;[.I229];&quot;,&quot;;[.J229];&quot;,&quot;;[.K229];&quot;,&quot;;[.L229];&quot;,&quot;;[.M229];&quot;);&quot;)" office:value-type="string" office:string-value="INSERT INTO RESOURCE(id_resource, resource, url, description, comments, id_level, active,has_script,has_grammar,has_quiz,has_vocabulary, id_source) VALUES(229,'1372 His Dream House','https://elllo.org/english/1351/T1372-CurtisSpencer-02-HisHouse.htm','Curtis talks about his dream house.',NULL,7,true,true,false,true,true,1);" calcext:value-type="string">
            <text:p>INSERT INTO RESOURCE(id_resource, resource, url, description, comments, id_level, active,has_script,has_grammar,has_quiz,has_vocabulary, id_source) VALUES(229,'1372 His Dream House','https://elllo.org/english/1351/T1372-CurtisSpencer-02-HisHouse.htm','Curtis talks about his dream house.',NULL,7,true,true,false,true,true,1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371 Her Dream House</text:p>
          </table:table-cell>
          <table:table-cell office:value-type="string" calcext:value-type="string">
            <text:p>https://elllo.org/english/1351/T1371-SpencerCurtis-01-HerHome.htm</text:p>
          </table:table-cell>
          <table:table-cell office:value-type="string" calcext:value-type="string">
            <text:p>Spencer talks about her dream house.</text:p>
          </table:table-cell>
          <table:table-cell/>
          <table:table-cell table:formula="of:=IF([.E230]=&quot;&quot;;&quot;NULL&quot;;CONCATENATE(&quot;'&quot;;[.E23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0];&quot;,'&quot;;SUBSTITUTE([.B230];&quot;'&quot;;&quot;''&quot;);&quot;','&quot;;SUBSTITUTE([.C230];&quot;'&quot;;&quot;''&quot;);&quot;','&quot;;SUBSTITUTE([.D230];&quot;'&quot;;&quot;''&quot;);&quot;',&quot;;SUBSTITUTE([.F230];&quot;'&quot;;&quot;''&quot;);&quot;,&quot;;[.G230];&quot;,&quot;;[.H230];&quot;,&quot;;[.I230];&quot;,&quot;;[.J230];&quot;,&quot;;[.K230];&quot;,&quot;;[.L230];&quot;,&quot;;[.M230];&quot;);&quot;)" office:value-type="string" office:string-value="INSERT INTO RESOURCE(id_resource, resource, url, description, comments, id_level, active,has_script,has_grammar,has_quiz,has_vocabulary, id_source) VALUES(230,'1371 Her Dream House','https://elllo.org/english/1351/T1371-SpencerCurtis-01-HerHome.htm','Spencer talks about her dream house.',NULL,7,true,true,false,true,true,1);" calcext:value-type="string">
            <text:p>INSERT INTO RESOURCE(id_resource, resource, url, description, comments, id_level, active,has_script,has_grammar,has_quiz,has_vocabulary, id_source) VALUES(230,'1371 Her Dream House','https://elllo.org/english/1351/T1371-SpencerCurtis-01-HerHome.htm','Spencer talks about her dream house.',NULL,7,true,true,false,true,true,1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325 Slow Travel</text:p>
          </table:table-cell>
          <table:table-cell office:value-type="string" calcext:value-type="string">
            <text:p>https://elllo.org/english/1301/T1325-Dan-Slowtravel.htm</text:p>
          </table:table-cell>
          <table:table-cell office:value-type="string" calcext:value-type="string">
            <text:p>Travelling vs staying in one place.</text:p>
          </table:table-cell>
          <table:table-cell/>
          <table:table-cell table:formula="of:=IF([.E231]=&quot;&quot;;&quot;NULL&quot;;CONCATENATE(&quot;'&quot;;[.E23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1];&quot;,'&quot;;SUBSTITUTE([.B231];&quot;'&quot;;&quot;''&quot;);&quot;','&quot;;SUBSTITUTE([.C231];&quot;'&quot;;&quot;''&quot;);&quot;','&quot;;SUBSTITUTE([.D231];&quot;'&quot;;&quot;''&quot;);&quot;',&quot;;SUBSTITUTE([.F231];&quot;'&quot;;&quot;''&quot;);&quot;,&quot;;[.G231];&quot;,&quot;;[.H231];&quot;,&quot;;[.I231];&quot;,&quot;;[.J231];&quot;,&quot;;[.K231];&quot;,&quot;;[.L231];&quot;,&quot;;[.M231];&quot;);&quot;)" office:value-type="string" office:string-value="INSERT INTO RESOURCE(id_resource, resource, url, description, comments, id_level, active,has_script,has_grammar,has_quiz,has_vocabulary, id_source) VALUES(231,'1325 Slow Travel','https://elllo.org/english/1301/T1325-Dan-Slowtravel.htm','Travelling vs staying in one place.',NULL,7,true,true,false,true,true,1);" calcext:value-type="string">
            <text:p>INSERT INTO RESOURCE(id_resource, resource, url, description, comments, id_level, active,has_script,has_grammar,has_quiz,has_vocabulary, id_source) VALUES(231,'1325 Slow Travel','https://elllo.org/english/1301/T1325-Dan-Slowtravel.htm','Travelling vs staying in one place.',NULL,7,true,true,false,true,true,1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324 Where to Work in Asia</text:p>
          </table:table-cell>
          <table:table-cell office:value-type="string" calcext:value-type="string">
            <text:p>https://elllo.org/english/1301/T1324-Dan-Location.htm</text:p>
          </table:table-cell>
          <table:table-cell office:value-type="string" calcext:value-type="string">
            <text:p>Places to work in Asia.</text:p>
          </table:table-cell>
          <table:table-cell/>
          <table:table-cell table:formula="of:=IF([.E232]=&quot;&quot;;&quot;NULL&quot;;CONCATENATE(&quot;'&quot;;[.E23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2];&quot;,'&quot;;SUBSTITUTE([.B232];&quot;'&quot;;&quot;''&quot;);&quot;','&quot;;SUBSTITUTE([.C232];&quot;'&quot;;&quot;''&quot;);&quot;','&quot;;SUBSTITUTE([.D232];&quot;'&quot;;&quot;''&quot;);&quot;',&quot;;SUBSTITUTE([.F232];&quot;'&quot;;&quot;''&quot;);&quot;,&quot;;[.G232];&quot;,&quot;;[.H232];&quot;,&quot;;[.I232];&quot;,&quot;;[.J232];&quot;,&quot;;[.K232];&quot;,&quot;;[.L232];&quot;,&quot;;[.M232];&quot;);&quot;)" office:value-type="string" office:string-value="INSERT INTO RESOURCE(id_resource, resource, url, description, comments, id_level, active,has_script,has_grammar,has_quiz,has_vocabulary, id_source) VALUES(232,'1324 Where to Work in Asia','https://elllo.org/english/1301/T1324-Dan-Location.htm','Places to work in Asia.',NULL,7,true,true,false,true,true,1);" calcext:value-type="string">
            <text:p>INSERT INTO RESOURCE(id_resource, resource, url, description, comments, id_level, active,has_script,has_grammar,has_quiz,has_vocabulary, id_source) VALUES(232,'1324 Where to Work in Asia','https://elllo.org/english/1301/T1324-Dan-Location.htm','Places to work in Asia.',NULL,7,true,true,false,true,true,1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323 Business in Bali</text:p>
          </table:table-cell>
          <table:table-cell office:value-type="string" calcext:value-type="string">
            <text:p>https://elllo.org/english/1301/T1323-Dan-SEA.htm</text:p>
          </table:table-cell>
          <table:table-cell office:value-type="string" calcext:value-type="string">
            <text:p>Doing business from Bali.</text:p>
          </table:table-cell>
          <table:table-cell/>
          <table:table-cell table:formula="of:=IF([.E233]=&quot;&quot;;&quot;NULL&quot;;CONCATENATE(&quot;'&quot;;[.E23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3];&quot;,'&quot;;SUBSTITUTE([.B233];&quot;'&quot;;&quot;''&quot;);&quot;','&quot;;SUBSTITUTE([.C233];&quot;'&quot;;&quot;''&quot;);&quot;','&quot;;SUBSTITUTE([.D233];&quot;'&quot;;&quot;''&quot;);&quot;',&quot;;SUBSTITUTE([.F233];&quot;'&quot;;&quot;''&quot;);&quot;,&quot;;[.G233];&quot;,&quot;;[.H233];&quot;,&quot;;[.I233];&quot;,&quot;;[.J233];&quot;,&quot;;[.K233];&quot;,&quot;;[.L233];&quot;,&quot;;[.M233];&quot;);&quot;)" office:value-type="string" office:string-value="INSERT INTO RESOURCE(id_resource, resource, url, description, comments, id_level, active,has_script,has_grammar,has_quiz,has_vocabulary, id_source) VALUES(233,'1323 Business in Bali','https://elllo.org/english/1301/T1323-Dan-SEA.htm','Doing business from Bali.',NULL,7,true,true,false,true,true,1);" calcext:value-type="string">
            <text:p>INSERT INTO RESOURCE(id_resource, resource, url, description, comments, id_level, active,has_script,has_grammar,has_quiz,has_vocabulary, id_source) VALUES(233,'1323 Business in Bali','https://elllo.org/english/1301/T1323-Dan-SEA.htm','Doing business from Bali.',NULL,7,true,true,false,true,true,1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311 Choosing a Climate</text:p>
          </table:table-cell>
          <table:table-cell office:value-type="string" calcext:value-type="string">
            <text:p>https://elllo.org/english/1301/T1311-amy-climate-choice.htm</text:p>
          </table:table-cell>
          <table:table-cell office:value-type="string" calcext:value-type="string">
            <text:p>Aimee and Paul discuss the best place to live.</text:p>
          </table:table-cell>
          <table:table-cell/>
          <table:table-cell table:formula="of:=IF([.E234]=&quot;&quot;;&quot;NULL&quot;;CONCATENATE(&quot;'&quot;;[.E23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4];&quot;,'&quot;;SUBSTITUTE([.B234];&quot;'&quot;;&quot;''&quot;);&quot;','&quot;;SUBSTITUTE([.C234];&quot;'&quot;;&quot;''&quot;);&quot;','&quot;;SUBSTITUTE([.D234];&quot;'&quot;;&quot;''&quot;);&quot;',&quot;;SUBSTITUTE([.F234];&quot;'&quot;;&quot;''&quot;);&quot;,&quot;;[.G234];&quot;,&quot;;[.H234];&quot;,&quot;;[.I234];&quot;,&quot;;[.J234];&quot;,&quot;;[.K234];&quot;,&quot;;[.L234];&quot;,&quot;;[.M234];&quot;);&quot;)" office:value-type="string" office:string-value="INSERT INTO RESOURCE(id_resource, resource, url, description, comments, id_level, active,has_script,has_grammar,has_quiz,has_vocabulary, id_source) VALUES(234,'1311 Choosing a Climate','https://elllo.org/english/1301/T1311-amy-climate-choice.htm','Aimee and Paul discuss the best place to live.',NULL,7,true,true,false,true,true,1);" calcext:value-type="string">
            <text:p>INSERT INTO RESOURCE(id_resource, resource, url, description, comments, id_level, active,has_script,has_grammar,has_quiz,has_vocabulary, id_source) VALUES(234,'1311 Choosing a Climate','https://elllo.org/english/1301/T1311-amy-climate-choice.htm','Aimee and Paul discuss the best place to live.',NULL,7,true,true,false,true,true,1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302 Change of Climate</text:p>
          </table:table-cell>
          <table:table-cell office:value-type="string" calcext:value-type="string">
            <text:p>https://elllo.org/english/1301/T1302-amy-change-climate.htm</text:p>
          </table:table-cell>
          <table:table-cell office:value-type="string" calcext:value-type="string">
            <text:p>The affects on the climate.</text:p>
          </table:table-cell>
          <table:table-cell/>
          <table:table-cell table:formula="of:=IF([.E235]=&quot;&quot;;&quot;NULL&quot;;CONCATENATE(&quot;'&quot;;[.E23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5];&quot;,'&quot;;SUBSTITUTE([.B235];&quot;'&quot;;&quot;''&quot;);&quot;','&quot;;SUBSTITUTE([.C235];&quot;'&quot;;&quot;''&quot;);&quot;','&quot;;SUBSTITUTE([.D235];&quot;'&quot;;&quot;''&quot;);&quot;',&quot;;SUBSTITUTE([.F235];&quot;'&quot;;&quot;''&quot;);&quot;,&quot;;[.G235];&quot;,&quot;;[.H235];&quot;,&quot;;[.I235];&quot;,&quot;;[.J235];&quot;,&quot;;[.K235];&quot;,&quot;;[.L235];&quot;,&quot;;[.M235];&quot;);&quot;)" office:value-type="string" office:string-value="INSERT INTO RESOURCE(id_resource, resource, url, description, comments, id_level, active,has_script,has_grammar,has_quiz,has_vocabulary, id_source) VALUES(235,'1302 Change of Climate','https://elllo.org/english/1301/T1302-amy-change-climate.htm','The affects on the climate.',NULL,7,true,true,false,true,true,1);" calcext:value-type="string">
            <text:p>INSERT INTO RESOURCE(id_resource, resource, url, description, comments, id_level, active,has_script,has_grammar,has_quiz,has_vocabulary, id_source) VALUES(235,'1302 Change of Climate','https://elllo.org/english/1301/T1302-amy-change-climate.htm','The affects on the climate.',NULL,7,true,true,false,true,true,1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301 Climate Change</text:p>
          </table:table-cell>
          <table:table-cell office:value-type="string" calcext:value-type="string">
            <text:p>https://elllo.org/english/1301/T1301-amy-climate-change.htm</text:p>
          </table:table-cell>
          <table:table-cell office:value-type="string" calcext:value-type="string">
            <text:p>Recents events with weather.</text:p>
          </table:table-cell>
          <table:table-cell/>
          <table:table-cell table:formula="of:=IF([.E236]=&quot;&quot;;&quot;NULL&quot;;CONCATENATE(&quot;'&quot;;[.E23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6];&quot;,'&quot;;SUBSTITUTE([.B236];&quot;'&quot;;&quot;''&quot;);&quot;','&quot;;SUBSTITUTE([.C236];&quot;'&quot;;&quot;''&quot;);&quot;','&quot;;SUBSTITUTE([.D236];&quot;'&quot;;&quot;''&quot;);&quot;',&quot;;SUBSTITUTE([.F236];&quot;'&quot;;&quot;''&quot;);&quot;,&quot;;[.G236];&quot;,&quot;;[.H236];&quot;,&quot;;[.I236];&quot;,&quot;;[.J236];&quot;,&quot;;[.K236];&quot;,&quot;;[.L236];&quot;,&quot;;[.M236];&quot;);&quot;)" office:value-type="string" office:string-value="INSERT INTO RESOURCE(id_resource, resource, url, description, comments, id_level, active,has_script,has_grammar,has_quiz,has_vocabulary, id_source) VALUES(236,'1301 Climate Change','https://elllo.org/english/1301/T1301-amy-climate-change.htm','Recents events with weather.',NULL,7,true,true,false,true,true,1);" calcext:value-type="string">
            <text:p>INSERT INTO RESOURCE(id_resource, resource, url, description, comments, id_level, active,has_script,has_grammar,has_quiz,has_vocabulary, id_source) VALUES(236,'1301 Climate Change','https://elllo.org/english/1301/T1301-amy-climate-change.htm','Recents events with weather.',NULL,7,true,true,false,true,true,1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260 Nice Cafe</text:p>
          </table:table-cell>
          <table:table-cell office:value-type="string" calcext:value-type="string">
            <text:p>https://elllo.org/english/1251/1260-Spencer-Curtis-2-GoodCafe.htm</text:p>
          </table:table-cell>
          <table:table-cell office:value-type="string" calcext:value-type="string">
            <text:p>What makes a nice cafe?</text:p>
          </table:table-cell>
          <table:table-cell/>
          <table:table-cell table:formula="of:=IF([.E237]=&quot;&quot;;&quot;NULL&quot;;CONCATENATE(&quot;'&quot;;[.E23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7];&quot;,'&quot;;SUBSTITUTE([.B237];&quot;'&quot;;&quot;''&quot;);&quot;','&quot;;SUBSTITUTE([.C237];&quot;'&quot;;&quot;''&quot;);&quot;','&quot;;SUBSTITUTE([.D237];&quot;'&quot;;&quot;''&quot;);&quot;',&quot;;SUBSTITUTE([.F237];&quot;'&quot;;&quot;''&quot;);&quot;,&quot;;[.G237];&quot;,&quot;;[.H237];&quot;,&quot;;[.I237];&quot;,&quot;;[.J237];&quot;,&quot;;[.K237];&quot;,&quot;;[.L237];&quot;,&quot;;[.M237];&quot;);&quot;)" office:value-type="string" office:string-value="INSERT INTO RESOURCE(id_resource, resource, url, description, comments, id_level, active,has_script,has_grammar,has_quiz,has_vocabulary, id_source) VALUES(237,'1260 Nice Cafe','https://elllo.org/english/1251/1260-Spencer-Curtis-2-GoodCafe.htm','What makes a nice cafe?',NULL,7,true,true,false,true,true,1);" calcext:value-type="string">
            <text:p>INSERT INTO RESOURCE(id_resource, resource, url, description, comments, id_level, active,has_script,has_grammar,has_quiz,has_vocabulary, id_source) VALUES(237,'1260 Nice Cafe','https://elllo.org/english/1251/1260-Spencer-Curtis-2-GoodCafe.htm','What makes a nice cafe?',NULL,7,true,true,false,true,true,1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259 Good Company</text:p>
          </table:table-cell>
          <table:table-cell office:value-type="string" calcext:value-type="string">
            <text:p>https://elllo.org/english/1251/1259-Spencer-Curtis-1-Company.htm</text:p>
          </table:table-cell>
          <table:table-cell office:value-type="string" calcext:value-type="string">
            <text:p>Curtis and Spencer talk about what companies.</text:p>
          </table:table-cell>
          <table:table-cell/>
          <table:table-cell table:formula="of:=IF([.E238]=&quot;&quot;;&quot;NULL&quot;;CONCATENATE(&quot;'&quot;;[.E23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8];&quot;,'&quot;;SUBSTITUTE([.B238];&quot;'&quot;;&quot;''&quot;);&quot;','&quot;;SUBSTITUTE([.C238];&quot;'&quot;;&quot;''&quot;);&quot;','&quot;;SUBSTITUTE([.D238];&quot;'&quot;;&quot;''&quot;);&quot;',&quot;;SUBSTITUTE([.F238];&quot;'&quot;;&quot;''&quot;);&quot;,&quot;;[.G238];&quot;,&quot;;[.H238];&quot;,&quot;;[.I238];&quot;,&quot;;[.J238];&quot;,&quot;;[.K238];&quot;,&quot;;[.L238];&quot;,&quot;;[.M238];&quot;);&quot;)" office:value-type="string" office:string-value="INSERT INTO RESOURCE(id_resource, resource, url, description, comments, id_level, active,has_script,has_grammar,has_quiz,has_vocabulary, id_source) VALUES(238,'1259 Good Company','https://elllo.org/english/1251/1259-Spencer-Curtis-1-Company.htm','Curtis and Spencer talk about what companies.',NULL,7,true,true,false,true,true,1);" calcext:value-type="string">
            <text:p>INSERT INTO RESOURCE(id_resource, resource, url, description, comments, id_level, active,has_script,has_grammar,has_quiz,has_vocabulary, id_source) VALUES(238,'1259 Good Company','https://elllo.org/english/1251/1259-Spencer-Curtis-1-Company.htm','Curtis and Spencer talk about what companies.',NULL,7,true,true,false,true,true,1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222 Shipwrecks</text:p>
          </table:table-cell>
          <table:table-cell office:value-type="string" calcext:value-type="string">
            <text:p>https://elllo.org/english/1201/1222-Peter-Ships.htm</text:p>
          </table:table-cell>
          <table:table-cell office:value-type="string" calcext:value-type="string">
            <text:p>Peter talks with Jana about shipwrecks.</text:p>
          </table:table-cell>
          <table:table-cell/>
          <table:table-cell table:formula="of:=IF([.E239]=&quot;&quot;;&quot;NULL&quot;;CONCATENATE(&quot;'&quot;;[.E23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39];&quot;,'&quot;;SUBSTITUTE([.B239];&quot;'&quot;;&quot;''&quot;);&quot;','&quot;;SUBSTITUTE([.C239];&quot;'&quot;;&quot;''&quot;);&quot;','&quot;;SUBSTITUTE([.D239];&quot;'&quot;;&quot;''&quot;);&quot;',&quot;;SUBSTITUTE([.F239];&quot;'&quot;;&quot;''&quot;);&quot;,&quot;;[.G239];&quot;,&quot;;[.H239];&quot;,&quot;;[.I239];&quot;,&quot;;[.J239];&quot;,&quot;;[.K239];&quot;,&quot;;[.L239];&quot;,&quot;;[.M239];&quot;);&quot;)" office:value-type="string" office:string-value="INSERT INTO RESOURCE(id_resource, resource, url, description, comments, id_level, active,has_script,has_grammar,has_quiz,has_vocabulary, id_source) VALUES(239,'1222 Shipwrecks','https://elllo.org/english/1201/1222-Peter-Ships.htm','Peter talks with Jana about shipwrecks.',NULL,7,true,true,false,true,true,1);" calcext:value-type="string">
            <text:p>INSERT INTO RESOURCE(id_resource, resource, url, description, comments, id_level, active,has_script,has_grammar,has_quiz,has_vocabulary, id_source) VALUES(239,'1222 Shipwrecks','https://elllo.org/english/1201/1222-Peter-Ships.htm','Peter talks with Jana about shipwrecks.',NULL,7,true,true,false,true,true,1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221 Treasure Hunt</text:p>
          </table:table-cell>
          <table:table-cell office:value-type="string" calcext:value-type="string">
            <text:p>https://elllo.org/english/1201/1221-Peter-Treasure.htm</text:p>
          </table:table-cell>
          <table:table-cell office:value-type="string" calcext:value-type="string">
            <text:p>Hunting for treasure in the sea.</text:p>
          </table:table-cell>
          <table:table-cell/>
          <table:table-cell table:formula="of:=IF([.E240]=&quot;&quot;;&quot;NULL&quot;;CONCATENATE(&quot;'&quot;;[.E24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0];&quot;,'&quot;;SUBSTITUTE([.B240];&quot;'&quot;;&quot;''&quot;);&quot;','&quot;;SUBSTITUTE([.C240];&quot;'&quot;;&quot;''&quot;);&quot;','&quot;;SUBSTITUTE([.D240];&quot;'&quot;;&quot;''&quot;);&quot;',&quot;;SUBSTITUTE([.F240];&quot;'&quot;;&quot;''&quot;);&quot;,&quot;;[.G240];&quot;,&quot;;[.H240];&quot;,&quot;;[.I240];&quot;,&quot;;[.J240];&quot;,&quot;;[.K240];&quot;,&quot;;[.L240];&quot;,&quot;;[.M240];&quot;);&quot;)" office:value-type="string" office:string-value="INSERT INTO RESOURCE(id_resource, resource, url, description, comments, id_level, active,has_script,has_grammar,has_quiz,has_vocabulary, id_source) VALUES(240,'1221 Treasure Hunt','https://elllo.org/english/1201/1221-Peter-Treasure.htm','Hunting for treasure in the sea.',NULL,7,true,true,false,true,true,1);" calcext:value-type="string">
            <text:p>INSERT INTO RESOURCE(id_resource, resource, url, description, comments, id_level, active,has_script,has_grammar,has_quiz,has_vocabulary, id_source) VALUES(240,'1221 Treasure Hunt','https://elllo.org/english/1201/1221-Peter-Treasure.htm','Hunting for treasure in the sea.',NULL,7,true,true,false,true,true,1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172 Road Regulations</text:p>
          </table:table-cell>
          <table:table-cell office:value-type="string" calcext:value-type="string">
            <text:p>https://elllo.org/english/1151/T1172-Nathan-Regulation.html</text:p>
          </table:table-cell>
          <table:table-cell office:value-type="string" calcext:value-type="string">
            <text:p>Nathan talks about road regulations for drivers.</text:p>
          </table:table-cell>
          <table:table-cell/>
          <table:table-cell table:formula="of:=IF([.E241]=&quot;&quot;;&quot;NULL&quot;;CONCATENATE(&quot;'&quot;;[.E24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1];&quot;,'&quot;;SUBSTITUTE([.B241];&quot;'&quot;;&quot;''&quot;);&quot;','&quot;;SUBSTITUTE([.C241];&quot;'&quot;;&quot;''&quot;);&quot;','&quot;;SUBSTITUTE([.D241];&quot;'&quot;;&quot;''&quot;);&quot;',&quot;;SUBSTITUTE([.F241];&quot;'&quot;;&quot;''&quot;);&quot;,&quot;;[.G241];&quot;,&quot;;[.H241];&quot;,&quot;;[.I241];&quot;,&quot;;[.J241];&quot;,&quot;;[.K241];&quot;,&quot;;[.L241];&quot;,&quot;;[.M241];&quot;);&quot;)" office:value-type="string" office:string-value="INSERT INTO RESOURCE(id_resource, resource, url, description, comments, id_level, active,has_script,has_grammar,has_quiz,has_vocabulary, id_source) VALUES(241,'1172 Road Regulations','https://elllo.org/english/1151/T1172-Nathan-Regulation.html','Nathan talks about road regulations for drivers.',NULL,7,true,true,false,true,true,1);" calcext:value-type="string">
            <text:p>INSERT INTO RESOURCE(id_resource, resource, url, description, comments, id_level, active,has_script,has_grammar,has_quiz,has_vocabulary, id_source) VALUES(241,'1172 Road Regulations','https://elllo.org/english/1151/T1172-Nathan-Regulation.html','Nathan talks about road regulations for drivers.',NULL,7,true,true,false,true,true,1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171 Road Rage</text:p>
          </table:table-cell>
          <table:table-cell office:value-type="string" calcext:value-type="string">
            <text:p>https://elllo.org/english/1151/T1171-Nathan-Rage.html</text:p>
          </table:table-cell>
          <table:table-cell office:value-type="string" calcext:value-type="string">
            <text:p>Nathan talks about dealing with anger on the road.</text:p>
          </table:table-cell>
          <table:table-cell/>
          <table:table-cell table:formula="of:=IF([.E242]=&quot;&quot;;&quot;NULL&quot;;CONCATENATE(&quot;'&quot;;[.E24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2];&quot;,'&quot;;SUBSTITUTE([.B242];&quot;'&quot;;&quot;''&quot;);&quot;','&quot;;SUBSTITUTE([.C242];&quot;'&quot;;&quot;''&quot;);&quot;','&quot;;SUBSTITUTE([.D242];&quot;'&quot;;&quot;''&quot;);&quot;',&quot;;SUBSTITUTE([.F242];&quot;'&quot;;&quot;''&quot;);&quot;,&quot;;[.G242];&quot;,&quot;;[.H242];&quot;,&quot;;[.I242];&quot;,&quot;;[.J242];&quot;,&quot;;[.K242];&quot;,&quot;;[.L242];&quot;,&quot;;[.M242];&quot;);&quot;)" office:value-type="string" office:string-value="INSERT INTO RESOURCE(id_resource, resource, url, description, comments, id_level, active,has_script,has_grammar,has_quiz,has_vocabulary, id_source) VALUES(242,'1171 Road Rage','https://elllo.org/english/1151/T1171-Nathan-Rage.html','Nathan talks about dealing with anger on the road.',NULL,7,true,true,false,true,true,1);" calcext:value-type="string">
            <text:p>INSERT INTO RESOURCE(id_resource, resource, url, description, comments, id_level, active,has_script,has_grammar,has_quiz,has_vocabulary, id_source) VALUES(242,'1171 Road Rage','https://elllo.org/english/1151/T1171-Nathan-Rage.html','Nathan talks about dealing with anger on the road.',NULL,7,true,true,false,true,true,1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170 Cambodia Road Trip Part 4</text:p>
          </table:table-cell>
          <table:table-cell office:value-type="string" calcext:value-type="string">
            <text:p>https://elllo.org/english/1151/T1170-Julia-Trips4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3]=&quot;&quot;;&quot;NULL&quot;;CONCATENATE(&quot;'&quot;;[.E24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3];&quot;,'&quot;;SUBSTITUTE([.B243];&quot;'&quot;;&quot;''&quot;);&quot;','&quot;;SUBSTITUTE([.C243];&quot;'&quot;;&quot;''&quot;);&quot;','&quot;;SUBSTITUTE([.D243];&quot;'&quot;;&quot;''&quot;);&quot;',&quot;;SUBSTITUTE([.F243];&quot;'&quot;;&quot;''&quot;);&quot;,&quot;;[.G243];&quot;,&quot;;[.H243];&quot;,&quot;;[.I243];&quot;,&quot;;[.J243];&quot;,&quot;;[.K243];&quot;,&quot;;[.L243];&quot;,&quot;;[.M243];&quot;);&quot;)" office:value-type="string" office:string-value="INSERT INTO RESOURCE(id_resource, resource, url, description, comments, id_level, active,has_script,has_grammar,has_quiz,has_vocabulary, id_source) VALUES(243,'1170 Cambodia Road Trip Part 4','https://elllo.org/english/1151/T1170-Julia-Trips4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3,'1170 Cambodia Road Trip Part 4','https://elllo.org/english/1151/T1170-Julia-Trips4.html','Julia talks about biking across Cambodia.',NULL,7,true,true,false,true,true,1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169 Cambodia Road Trip Part 3</text:p>
          </table:table-cell>
          <table:table-cell office:value-type="string" calcext:value-type="string">
            <text:p>https://elllo.org/english/1151/T1169-Julia-Trips3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4]=&quot;&quot;;&quot;NULL&quot;;CONCATENATE(&quot;'&quot;;[.E24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4];&quot;,'&quot;;SUBSTITUTE([.B244];&quot;'&quot;;&quot;''&quot;);&quot;','&quot;;SUBSTITUTE([.C244];&quot;'&quot;;&quot;''&quot;);&quot;','&quot;;SUBSTITUTE([.D244];&quot;'&quot;;&quot;''&quot;);&quot;',&quot;;SUBSTITUTE([.F244];&quot;'&quot;;&quot;''&quot;);&quot;,&quot;;[.G244];&quot;,&quot;;[.H244];&quot;,&quot;;[.I244];&quot;,&quot;;[.J244];&quot;,&quot;;[.K244];&quot;,&quot;;[.L244];&quot;,&quot;;[.M244];&quot;);&quot;)" office:value-type="string" office:string-value="INSERT INTO RESOURCE(id_resource, resource, url, description, comments, id_level, active,has_script,has_grammar,has_quiz,has_vocabulary, id_source) VALUES(244,'1169 Cambodia Road Trip Part 3','https://elllo.org/english/1151/T1169-Julia-Trips3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4,'1169 Cambodia Road Trip Part 3','https://elllo.org/english/1151/T1169-Julia-Trips3.html','Julia talks about biking across Cambodia.',NULL,7,true,true,false,true,true,1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168 Cambodia Road Trip Part 2</text:p>
          </table:table-cell>
          <table:table-cell office:value-type="string" calcext:value-type="string">
            <text:p>https://elllo.org/english/1151/T1168-Julia-Trips2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5]=&quot;&quot;;&quot;NULL&quot;;CONCATENATE(&quot;'&quot;;[.E24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5];&quot;,'&quot;;SUBSTITUTE([.B245];&quot;'&quot;;&quot;''&quot;);&quot;','&quot;;SUBSTITUTE([.C245];&quot;'&quot;;&quot;''&quot;);&quot;','&quot;;SUBSTITUTE([.D245];&quot;'&quot;;&quot;''&quot;);&quot;',&quot;;SUBSTITUTE([.F245];&quot;'&quot;;&quot;''&quot;);&quot;,&quot;;[.G245];&quot;,&quot;;[.H245];&quot;,&quot;;[.I245];&quot;,&quot;;[.J245];&quot;,&quot;;[.K245];&quot;,&quot;;[.L245];&quot;,&quot;;[.M245];&quot;);&quot;)" office:value-type="string" office:string-value="INSERT INTO RESOURCE(id_resource, resource, url, description, comments, id_level, active,has_script,has_grammar,has_quiz,has_vocabulary, id_source) VALUES(245,'1168 Cambodia Road Trip Part 2','https://elllo.org/english/1151/T1168-Julia-Trips2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5,'1168 Cambodia Road Trip Part 2','https://elllo.org/english/1151/T1168-Julia-Trips2.html','Julia talks about biking across Cambodia.',NULL,7,true,true,false,true,true,1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167 Cambodia Road Trip Part 1</text:p>
          </table:table-cell>
          <table:table-cell office:value-type="string" calcext:value-type="string">
            <text:p>https://elllo.org/english/1151/T1167-Julia-Trips1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6]=&quot;&quot;;&quot;NULL&quot;;CONCATENATE(&quot;'&quot;;[.E24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6];&quot;,'&quot;;SUBSTITUTE([.B246];&quot;'&quot;;&quot;''&quot;);&quot;','&quot;;SUBSTITUTE([.C246];&quot;'&quot;;&quot;''&quot;);&quot;','&quot;;SUBSTITUTE([.D246];&quot;'&quot;;&quot;''&quot;);&quot;',&quot;;SUBSTITUTE([.F246];&quot;'&quot;;&quot;''&quot;);&quot;,&quot;;[.G246];&quot;,&quot;;[.H246];&quot;,&quot;;[.I246];&quot;,&quot;;[.J246];&quot;,&quot;;[.K246];&quot;,&quot;;[.L246];&quot;,&quot;;[.M246];&quot;);&quot;)" office:value-type="string" office:string-value="INSERT INTO RESOURCE(id_resource, resource, url, description, comments, id_level, active,has_script,has_grammar,has_quiz,has_vocabulary, id_source) VALUES(246,'1167 Cambodia Road Trip Part 1','https://elllo.org/english/1151/T1167-Julia-Trips1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6,'1167 Cambodia Road Trip Part 1','https://elllo.org/english/1151/T1167-Julia-Trips1.html','Julia talks about biking across Cambodia.',NULL,7,true,true,false,true,true,1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094 Welfare</text:p>
          </table:table-cell>
          <table:table-cell office:value-type="string" calcext:value-type="string">
            <text:p>https://elllo.org/english/1051/1094-Todd-Welfare.htm</text:p>
          </table:table-cell>
          <table:table-cell office:value-type="string" calcext:value-type="string">
            <text:p>Todd talks about welfare in the U.S.</text:p>
          </table:table-cell>
          <table:table-cell/>
          <table:table-cell table:formula="of:=IF([.E247]=&quot;&quot;;&quot;NULL&quot;;CONCATENATE(&quot;'&quot;;[.E24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7];&quot;,'&quot;;SUBSTITUTE([.B247];&quot;'&quot;;&quot;''&quot;);&quot;','&quot;;SUBSTITUTE([.C247];&quot;'&quot;;&quot;''&quot;);&quot;','&quot;;SUBSTITUTE([.D247];&quot;'&quot;;&quot;''&quot;);&quot;',&quot;;SUBSTITUTE([.F247];&quot;'&quot;;&quot;''&quot;);&quot;,&quot;;[.G247];&quot;,&quot;;[.H247];&quot;,&quot;;[.I247];&quot;,&quot;;[.J247];&quot;,&quot;;[.K247];&quot;,&quot;;[.L247];&quot;,&quot;;[.M247];&quot;);&quot;)" office:value-type="string" office:string-value="INSERT INTO RESOURCE(id_resource, resource, url, description, comments, id_level, active,has_script,has_grammar,has_quiz,has_vocabulary, id_source) VALUES(247,'1094 Welfare','https://elllo.org/english/1051/1094-Todd-Welfare.htm','Todd talks about welfare in the U.S.',NULL,7,true,true,false,true,true,1);" calcext:value-type="string">
            <text:p>INSERT INTO RESOURCE(id_resource, resource, url, description, comments, id_level, active,has_script,has_grammar,has_quiz,has_vocabulary, id_source) VALUES(247,'1094 Welfare','https://elllo.org/english/1051/1094-Todd-Welfare.htm','Todd talks about welfare in the U.S.',NULL,7,true,true,false,true,true,1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93 The Dole</text:p>
          </table:table-cell>
          <table:table-cell office:value-type="string" calcext:value-type="string">
            <text:p>https://elllo.org/english/1051/1093-Rachel-TheDole.htm</text:p>
          </table:table-cell>
          <table:table-cell office:value-type="string" calcext:value-type="string">
            <text:p>Rachel talks with Todd about 'the dole' in the U.K.</text:p>
          </table:table-cell>
          <table:table-cell/>
          <table:table-cell table:formula="of:=IF([.E248]=&quot;&quot;;&quot;NULL&quot;;CONCATENATE(&quot;'&quot;;[.E24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8];&quot;,'&quot;;SUBSTITUTE([.B248];&quot;'&quot;;&quot;''&quot;);&quot;','&quot;;SUBSTITUTE([.C248];&quot;'&quot;;&quot;''&quot;);&quot;','&quot;;SUBSTITUTE([.D248];&quot;'&quot;;&quot;''&quot;);&quot;',&quot;;SUBSTITUTE([.F248];&quot;'&quot;;&quot;''&quot;);&quot;,&quot;;[.G248];&quot;,&quot;;[.H248];&quot;,&quot;;[.I248];&quot;,&quot;;[.J248];&quot;,&quot;;[.K248];&quot;,&quot;;[.L248];&quot;,&quot;;[.M248];&quot;);&quot;)" office:value-type="string" office:string-value="INSERT INTO RESOURCE(id_resource, resource, url, description, comments, id_level, active,has_script,has_grammar,has_quiz,has_vocabulary, id_source) VALUES(248,'1093 The Dole','https://elllo.org/english/1051/1093-Rachel-TheDole.htm','Rachel talks with Todd about ''the dole'' in the U.K.',NULL,7,true,true,false,true,true,1);" calcext:value-type="string">
            <text:p>INSERT INTO RESOURCE(id_resource, resource, url, description, comments, id_level, active,has_script,has_grammar,has_quiz,has_vocabulary, id_source) VALUES(248,'1093 The Dole','https://elllo.org/english/1051/1093-Rachel-TheDole.htm','Rachel talks with Todd about ''the dole'' in the U.K.',NULL,7,true,true,false,true,true,1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054 Pest Protection</text:p>
          </table:table-cell>
          <table:table-cell office:value-type="string" calcext:value-type="string">
            <text:p>https://elllo.org/english/1051/1054-Ray-CustomPest.htm</text:p>
          </table:table-cell>
          <table:table-cell office:value-type="string" calcext:value-type="string">
            <text:p>Shirley talks about being a custom official.</text:p>
          </table:table-cell>
          <table:table-cell/>
          <table:table-cell table:formula="of:=IF([.E249]=&quot;&quot;;&quot;NULL&quot;;CONCATENATE(&quot;'&quot;;[.E24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49];&quot;,'&quot;;SUBSTITUTE([.B249];&quot;'&quot;;&quot;''&quot;);&quot;','&quot;;SUBSTITUTE([.C249];&quot;'&quot;;&quot;''&quot;);&quot;','&quot;;SUBSTITUTE([.D249];&quot;'&quot;;&quot;''&quot;);&quot;',&quot;;SUBSTITUTE([.F249];&quot;'&quot;;&quot;''&quot;);&quot;,&quot;;[.G249];&quot;,&quot;;[.H249];&quot;,&quot;;[.I249];&quot;,&quot;;[.J249];&quot;,&quot;;[.K249];&quot;,&quot;;[.L249];&quot;,&quot;;[.M249];&quot;);&quot;)" office:value-type="string" office:string-value="INSERT INTO RESOURCE(id_resource, resource, url, description, comments, id_level, active,has_script,has_grammar,has_quiz,has_vocabulary, id_source) VALUES(249,'1054 Pest Protection','https://elllo.org/english/1051/1054-Ray-CustomPest.htm','Shirley talks about being a custom official.',NULL,7,true,true,false,true,true,1);" calcext:value-type="string">
            <text:p>INSERT INTO RESOURCE(id_resource, resource, url, description, comments, id_level, active,has_script,has_grammar,has_quiz,has_vocabulary, id_source) VALUES(249,'1054 Pest Protection','https://elllo.org/english/1051/1054-Ray-CustomPest.htm','Shirley talks about being a custom official.',NULL,7,true,true,false,true,true,1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53 Banned by Customs</text:p>
          </table:table-cell>
          <table:table-cell office:value-type="string" calcext:value-type="string">
            <text:p>https://elllo.org/english/1051/1053-Ray-CustomBan.htm</text:p>
          </table:table-cell>
          <table:table-cell office:value-type="string" calcext:value-type="string">
            <text:p>Shirley talks about working with Customs.</text:p>
          </table:table-cell>
          <table:table-cell/>
          <table:table-cell table:formula="of:=IF([.E250]=&quot;&quot;;&quot;NULL&quot;;CONCATENATE(&quot;'&quot;;[.E25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0];&quot;,'&quot;;SUBSTITUTE([.B250];&quot;'&quot;;&quot;''&quot;);&quot;','&quot;;SUBSTITUTE([.C250];&quot;'&quot;;&quot;''&quot;);&quot;','&quot;;SUBSTITUTE([.D250];&quot;'&quot;;&quot;''&quot;);&quot;',&quot;;SUBSTITUTE([.F250];&quot;'&quot;;&quot;''&quot;);&quot;,&quot;;[.G250];&quot;,&quot;;[.H250];&quot;,&quot;;[.I250];&quot;,&quot;;[.J250];&quot;,&quot;;[.K250];&quot;,&quot;;[.L250];&quot;,&quot;;[.M250];&quot;);&quot;)" office:value-type="string" office:string-value="INSERT INTO RESOURCE(id_resource, resource, url, description, comments, id_level, active,has_script,has_grammar,has_quiz,has_vocabulary, id_source) VALUES(250,'1053 Banned by Customs','https://elllo.org/english/1051/1053-Ray-CustomBan.htm','Shirley talks about working with Customs.',NULL,7,true,true,false,true,true,1);" calcext:value-type="string">
            <text:p>INSERT INTO RESOURCE(id_resource, resource, url, description, comments, id_level, active,has_script,has_grammar,has_quiz,has_vocabulary, id_source) VALUES(250,'1053 Banned by Customs','https://elllo.org/english/1051/1053-Ray-CustomBan.htm','Shirley talks about working with Customs.',NULL,7,true,true,false,true,true,1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491 Health Coach</text:p>
          </table:table-cell>
          <table:table-cell office:value-type="string" calcext:value-type="string">
            <text:p>https://elllo.org/english/1451/1491-Olga-Health-3-things.htm</text:p>
          </table:table-cell>
          <table:table-cell office:value-type="string" calcext:value-type="string">
            <text:p>Olga shares tips for living a good life!</text:p>
          </table:table-cell>
          <table:table-cell/>
          <table:table-cell table:formula="of:=IF([.E251]=&quot;&quot;;&quot;NULL&quot;;CONCATENATE(&quot;'&quot;;[.E25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1];&quot;,'&quot;;SUBSTITUTE([.B251];&quot;'&quot;;&quot;''&quot;);&quot;','&quot;;SUBSTITUTE([.C251];&quot;'&quot;;&quot;''&quot;);&quot;','&quot;;SUBSTITUTE([.D251];&quot;'&quot;;&quot;''&quot;);&quot;',&quot;;SUBSTITUTE([.F251];&quot;'&quot;;&quot;''&quot;);&quot;,&quot;;[.G251];&quot;,&quot;;[.H251];&quot;,&quot;;[.I251];&quot;,&quot;;[.J251];&quot;,&quot;;[.K251];&quot;,&quot;;[.L251];&quot;,&quot;;[.M251];&quot;);&quot;)" office:value-type="string" office:string-value="INSERT INTO RESOURCE(id_resource, resource, url, description, comments, id_level, active,has_script,has_grammar,has_quiz,has_vocabulary, id_source) VALUES(251,'1491 Health Coach','https://elllo.org/english/1451/1491-Olga-Health-3-things.htm','Olga shares tips for living a good life!',NULL,7,true,true,false,true,true,1);" calcext:value-type="string">
            <text:p>INSERT INTO RESOURCE(id_resource, resource, url, description, comments, id_level, active,has_script,has_grammar,has_quiz,has_vocabulary, id_source) VALUES(251,'1491 Health Coach','https://elllo.org/english/1451/1491-Olga-Health-3-things.htm','Olga shares tips for living a good life!',NULL,7,true,true,false,true,true,1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312 Skin Sea and Sun</text:p>
          </table:table-cell>
          <table:table-cell office:value-type="string" calcext:value-type="string">
            <text:p>https://elllo.org/english/1301/T1312-amy-skin-sea-sun.htm</text:p>
          </table:table-cell>
          <table:table-cell office:value-type="string" calcext:value-type="string">
            <text:p>Paul and Amy discuss sunshine and warm and cold climates.</text:p>
          </table:table-cell>
          <table:table-cell/>
          <table:table-cell table:formula="of:=IF([.E252]=&quot;&quot;;&quot;NULL&quot;;CONCATENATE(&quot;'&quot;;[.E25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2];&quot;,'&quot;;SUBSTITUTE([.B252];&quot;'&quot;;&quot;''&quot;);&quot;','&quot;;SUBSTITUTE([.C252];&quot;'&quot;;&quot;''&quot;);&quot;','&quot;;SUBSTITUTE([.D252];&quot;'&quot;;&quot;''&quot;);&quot;',&quot;;SUBSTITUTE([.F252];&quot;'&quot;;&quot;''&quot;);&quot;,&quot;;[.G252];&quot;,&quot;;[.H252];&quot;,&quot;;[.I252];&quot;,&quot;;[.J252];&quot;,&quot;;[.K252];&quot;,&quot;;[.L252];&quot;,&quot;;[.M252];&quot;);&quot;)" office:value-type="string" office:string-value="INSERT INTO RESOURCE(id_resource, resource, url, description, comments, id_level, active,has_script,has_grammar,has_quiz,has_vocabulary, id_source) VALUES(252,'1312 Skin Sea and Sun','https://elllo.org/english/1301/T1312-amy-skin-sea-sun.htm','Paul and Amy discuss sunshine and warm and cold climates.',NULL,7,true,true,false,true,true,1);" calcext:value-type="string">
            <text:p>INSERT INTO RESOURCE(id_resource, resource, url, description, comments, id_level, active,has_script,has_grammar,has_quiz,has_vocabulary, id_source) VALUES(252,'1312 Skin Sea and Sun','https://elllo.org/english/1301/T1312-amy-skin-sea-sun.htm','Paul and Amy discuss sunshine and warm and cold climates.',NULL,7,true,true,false,true,true,1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300 Shopping for Clothes</text:p>
          </table:table-cell>
          <table:table-cell office:value-type="string" calcext:value-type="string">
            <text:p>https://elllo.org/english/1251/1300-Spencer-Curtis-Clothing-Quirks.htm</text:p>
          </table:table-cell>
          <table:table-cell office:value-type="string" calcext:value-type="string">
            <text:p>Curtis and Spencer talk about the clothes.</text:p>
          </table:table-cell>
          <table:table-cell/>
          <table:table-cell table:formula="of:=IF([.E253]=&quot;&quot;;&quot;NULL&quot;;CONCATENATE(&quot;'&quot;;[.E25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3];&quot;,'&quot;;SUBSTITUTE([.B253];&quot;'&quot;;&quot;''&quot;);&quot;','&quot;;SUBSTITUTE([.C253];&quot;'&quot;;&quot;''&quot;);&quot;','&quot;;SUBSTITUTE([.D253];&quot;'&quot;;&quot;''&quot;);&quot;',&quot;;SUBSTITUTE([.F253];&quot;'&quot;;&quot;''&quot;);&quot;,&quot;;[.G253];&quot;,&quot;;[.H253];&quot;,&quot;;[.I253];&quot;,&quot;;[.J253];&quot;,&quot;;[.K253];&quot;,&quot;;[.L253];&quot;,&quot;;[.M253];&quot;);&quot;)" office:value-type="string" office:string-value="INSERT INTO RESOURCE(id_resource, resource, url, description, comments, id_level, active,has_script,has_grammar,has_quiz,has_vocabulary, id_source) VALUES(253,'1300 Shopping for Clothes','https://elllo.org/english/1251/1300-Spencer-Curtis-Clothing-Quirks.htm','Curtis and Spencer talk about the clothes.',NULL,7,true,true,false,true,true,1);" calcext:value-type="string">
            <text:p>INSERT INTO RESOURCE(id_resource, resource, url, description, comments, id_level, active,has_script,has_grammar,has_quiz,has_vocabulary, id_source) VALUES(253,'1300 Shopping for Clothes','https://elllo.org/english/1251/1300-Spencer-Curtis-Clothing-Quirks.htm','Curtis and Spencer talk about the clothes.',NULL,7,true,true,false,true,true,1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299 Fashion Sense</text:p>
          </table:table-cell>
          <table:table-cell office:value-type="string" calcext:value-type="string">
            <text:p>https://elllo.org/english/1251/1299-Spencer-Curtis-ComfortClothing.htm</text:p>
          </table:table-cell>
          <table:table-cell office:value-type="string" calcext:value-type="string">
            <text:p>Curtis talks with Spencer about her sense of style.</text:p>
          </table:table-cell>
          <table:table-cell/>
          <table:table-cell table:formula="of:=IF([.E254]=&quot;&quot;;&quot;NULL&quot;;CONCATENATE(&quot;'&quot;;[.E25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4];&quot;,'&quot;;SUBSTITUTE([.B254];&quot;'&quot;;&quot;''&quot;);&quot;','&quot;;SUBSTITUTE([.C254];&quot;'&quot;;&quot;''&quot;);&quot;','&quot;;SUBSTITUTE([.D254];&quot;'&quot;;&quot;''&quot;);&quot;',&quot;;SUBSTITUTE([.F254];&quot;'&quot;;&quot;''&quot;);&quot;,&quot;;[.G254];&quot;,&quot;;[.H254];&quot;,&quot;;[.I254];&quot;,&quot;;[.J254];&quot;,&quot;;[.K254];&quot;,&quot;;[.L254];&quot;,&quot;;[.M254];&quot;);&quot;)" office:value-type="string" office:string-value="INSERT INTO RESOURCE(id_resource, resource, url, description, comments, id_level, active,has_script,has_grammar,has_quiz,has_vocabulary, id_source) VALUES(254,'1299 Fashion Sense','https://elllo.org/english/1251/1299-Spencer-Curtis-ComfortClothing.htm','Curtis talks with Spencer about her sense of style.',NULL,7,true,true,false,true,true,1);" calcext:value-type="string">
            <text:p>INSERT INTO RESOURCE(id_resource, resource, url, description, comments, id_level, active,has_script,has_grammar,has_quiz,has_vocabulary, id_source) VALUES(254,'1299 Fashion Sense','https://elllo.org/english/1251/1299-Spencer-Curtis-ComfortClothing.htm','Curtis talks with Spencer about her sense of style.',NULL,7,true,true,false,true,true,1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986 Touchy Topics</text:p>
          </table:table-cell>
          <table:table-cell office:value-type="string" calcext:value-type="string">
            <text:p>https://elllo.org/english/0951/T986-Greg-Topics.htm</text:p>
          </table:table-cell>
          <table:table-cell office:value-type="string" calcext:value-type="string">
            <text:p>Greg asks Todd why elllo has so few controversial topics.</text:p>
          </table:table-cell>
          <table:table-cell/>
          <table:table-cell table:formula="of:=IF([.E255]=&quot;&quot;;&quot;NULL&quot;;CONCATENATE(&quot;'&quot;;[.E25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5];&quot;,'&quot;;SUBSTITUTE([.B255];&quot;'&quot;;&quot;''&quot;);&quot;','&quot;;SUBSTITUTE([.C255];&quot;'&quot;;&quot;''&quot;);&quot;','&quot;;SUBSTITUTE([.D255];&quot;'&quot;;&quot;''&quot;);&quot;',&quot;;SUBSTITUTE([.F255];&quot;'&quot;;&quot;''&quot;);&quot;,&quot;;[.G255];&quot;,&quot;;[.H255];&quot;,&quot;;[.I255];&quot;,&quot;;[.J255];&quot;,&quot;;[.K255];&quot;,&quot;;[.L255];&quot;,&quot;;[.M255];&quot;);&quot;)" office:value-type="string" office:string-value="INSERT INTO RESOURCE(id_resource, resource, url, description, comments, id_level, active,has_script,has_grammar,has_quiz,has_vocabulary, id_source) VALUES(255,'986 Touchy Topics','https://elllo.org/english/0951/T986-Greg-Topics.htm','Greg asks Todd why elllo has so few controversial topics.',NULL,7,true,true,false,true,true,1);" calcext:value-type="string">
            <text:p>INSERT INTO RESOURCE(id_resource, resource, url, description, comments, id_level, active,has_script,has_grammar,has_quiz,has_vocabulary, id_source) VALUES(255,'986 Touchy Topics','https://elllo.org/english/0951/T986-Greg-Topics.htm','Greg asks Todd why elllo has so few controversial topics.',NULL,7,true,true,false,true,true,1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85 Organ Donation</text:p>
          </table:table-cell>
          <table:table-cell office:value-type="string" calcext:value-type="string">
            <text:p>https://elllo.org/english/0951/T985-Greg-Organs.htm</text:p>
          </table:table-cell>
          <table:table-cell office:value-type="string" calcext:value-type="string">
            <text:p>Greg discuss the dilemma yet vital topic of organ donation.</text:p>
          </table:table-cell>
          <table:table-cell/>
          <table:table-cell table:formula="of:=IF([.E256]=&quot;&quot;;&quot;NULL&quot;;CONCATENATE(&quot;'&quot;;[.E25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6];&quot;,'&quot;;SUBSTITUTE([.B256];&quot;'&quot;;&quot;''&quot;);&quot;','&quot;;SUBSTITUTE([.C256];&quot;'&quot;;&quot;''&quot;);&quot;','&quot;;SUBSTITUTE([.D256];&quot;'&quot;;&quot;''&quot;);&quot;',&quot;;SUBSTITUTE([.F256];&quot;'&quot;;&quot;''&quot;);&quot;,&quot;;[.G256];&quot;,&quot;;[.H256];&quot;,&quot;;[.I256];&quot;,&quot;;[.J256];&quot;,&quot;;[.K256];&quot;,&quot;;[.L256];&quot;,&quot;;[.M256];&quot;);&quot;)" office:value-type="string" office:string-value="INSERT INTO RESOURCE(id_resource, resource, url, description, comments, id_level, active,has_script,has_grammar,has_quiz,has_vocabulary, id_source) VALUES(256,'985 Organ Donation','https://elllo.org/english/0951/T985-Greg-Organs.htm','Greg discuss the dilemma yet vital topic of organ donation.',NULL,7,true,true,false,true,true,1);" calcext:value-type="string">
            <text:p>INSERT INTO RESOURCE(id_resource, resource, url, description, comments, id_level, active,has_script,has_grammar,has_quiz,has_vocabulary, id_source) VALUES(256,'985 Organ Donation','https://elllo.org/english/0951/T985-Greg-Organs.htm','Greg discuss the dilemma yet vital topic of organ donation.',NULL,7,true,true,false,true,true,1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84 Salary Caps</text:p>
          </table:table-cell>
          <table:table-cell office:value-type="string" calcext:value-type="string">
            <text:p>https://elllo.org/english/0951/T984-Greg-Salaries.htm</text:p>
          </table:table-cell>
          <table:table-cell office:value-type="string" calcext:value-type="string">
            <text:p>Greg and Todd debate limits to salaries.</text:p>
          </table:table-cell>
          <table:table-cell/>
          <table:table-cell table:formula="of:=IF([.E257]=&quot;&quot;;&quot;NULL&quot;;CONCATENATE(&quot;'&quot;;[.E25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7];&quot;,'&quot;;SUBSTITUTE([.B257];&quot;'&quot;;&quot;''&quot;);&quot;','&quot;;SUBSTITUTE([.C257];&quot;'&quot;;&quot;''&quot;);&quot;','&quot;;SUBSTITUTE([.D257];&quot;'&quot;;&quot;''&quot;);&quot;',&quot;;SUBSTITUTE([.F257];&quot;'&quot;;&quot;''&quot;);&quot;,&quot;;[.G257];&quot;,&quot;;[.H257];&quot;,&quot;;[.I257];&quot;,&quot;;[.J257];&quot;,&quot;;[.K257];&quot;,&quot;;[.L257];&quot;,&quot;;[.M257];&quot;);&quot;)" office:value-type="string" office:string-value="INSERT INTO RESOURCE(id_resource, resource, url, description, comments, id_level, active,has_script,has_grammar,has_quiz,has_vocabulary, id_source) VALUES(257,'984 Salary Caps','https://elllo.org/english/0951/T984-Greg-Salaries.htm','Greg and Todd debate limits to salaries.',NULL,7,true,true,false,true,true,1);" calcext:value-type="string">
            <text:p>INSERT INTO RESOURCE(id_resource, resource, url, description, comments, id_level, active,has_script,has_grammar,has_quiz,has_vocabulary, id_source) VALUES(257,'984 Salary Caps','https://elllo.org/english/0951/T984-Greg-Salaries.htm','Greg and Todd debate limits to salaries.',NULL,7,true,true,false,true,true,1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983 Minimum Wage</text:p>
          </table:table-cell>
          <table:table-cell office:value-type="string" calcext:value-type="string">
            <text:p>https://elllo.org/english/0951/T983-Greg-Wages.htm</text:p>
          </table:table-cell>
          <table:table-cell office:value-type="string" calcext:value-type="string">
            <text:p>Greg and Todd debate minimum wages.</text:p>
          </table:table-cell>
          <table:table-cell/>
          <table:table-cell table:formula="of:=IF([.E258]=&quot;&quot;;&quot;NULL&quot;;CONCATENATE(&quot;'&quot;;[.E25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8];&quot;,'&quot;;SUBSTITUTE([.B258];&quot;'&quot;;&quot;''&quot;);&quot;','&quot;;SUBSTITUTE([.C258];&quot;'&quot;;&quot;''&quot;);&quot;','&quot;;SUBSTITUTE([.D258];&quot;'&quot;;&quot;''&quot;);&quot;',&quot;;SUBSTITUTE([.F258];&quot;'&quot;;&quot;''&quot;);&quot;,&quot;;[.G258];&quot;,&quot;;[.H258];&quot;,&quot;;[.I258];&quot;,&quot;;[.J258];&quot;,&quot;;[.K258];&quot;,&quot;;[.L258];&quot;,&quot;;[.M258];&quot;);&quot;)" office:value-type="string" office:string-value="INSERT INTO RESOURCE(id_resource, resource, url, description, comments, id_level, active,has_script,has_grammar,has_quiz,has_vocabulary, id_source) VALUES(258,'983 Minimum Wage','https://elllo.org/english/0951/T983-Greg-Wages.htm','Greg and Todd debate minimum wages.',NULL,7,true,true,false,true,true,1);" calcext:value-type="string">
            <text:p>INSERT INTO RESOURCE(id_resource, resource, url, description, comments, id_level, active,has_script,has_grammar,has_quiz,has_vocabulary, id_source) VALUES(258,'983 Minimum Wage','https://elllo.org/english/0951/T983-Greg-Wages.htm','Greg and Todd debate minimum wages.',NULL,7,true,true,false,true,true,1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 good night's sleep</text:p>
          </table:table-cell>
          <table:table-cell office:value-type="string" calcext:value-type="string">
            <text:p>https://learnenglishteens.britishcouncil.org/skills/listening/beginner-a1-listening/good-nights-sleep</text:p>
          </table:table-cell>
          <table:table-cell office:value-type="string" calcext:value-type="string">
            <text:p>Listen to the radio interview.</text:p>
          </table:table-cell>
          <table:table-cell/>
          <table:table-cell table:formula="of:=IF([.E259]=&quot;&quot;;&quot;NULL&quot;;CONCATENATE(&quot;'&quot;;[.E25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59];&quot;,'&quot;;SUBSTITUTE([.B259];&quot;'&quot;;&quot;''&quot;);&quot;','&quot;;SUBSTITUTE([.C259];&quot;'&quot;;&quot;''&quot;);&quot;','&quot;;SUBSTITUTE([.D259];&quot;'&quot;;&quot;''&quot;);&quot;',&quot;;SUBSTITUTE([.F259];&quot;'&quot;;&quot;''&quot;);&quot;,&quot;;[.G259];&quot;,&quot;;[.H259];&quot;,&quot;;[.I259];&quot;,&quot;;[.J259];&quot;,&quot;;[.K259];&quot;,&quot;;[.L259];&quot;,&quot;;[.M259];&quot;);&quot;)" office:value-type="string" office:string-value="INSERT INTO RESOURCE(id_resource, resource, url, description, comments, id_level, active,has_script,has_grammar,has_quiz,has_vocabulary, id_source) VALUES(259,'A good night''s sleep','https://learnenglishteens.britishcouncil.org/skills/listening/beginner-a1-listening/good-nights-sleep','Listen to the radio interview.',NULL,1,true,true,false,true,true,2);" calcext:value-type="string">
            <text:p>INSERT INTO RESOURCE(id_resource, resource, url, description, comments, id_level, active,has_script,has_grammar,has_quiz,has_vocabulary, id_source) VALUES(259,'A good night''s sleep','https://learnenglishteens.britishcouncil.org/skills/listening/beginner-a1-listening/good-nights-sleep','Listen to the radio interview.',NULL,1,true,true,false,true,true,2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t the library - giving personal information</text:p>
          </table:table-cell>
          <table:table-cell office:value-type="string" calcext:value-type="string">
            <text:p>https://learnenglishteens.britishcouncil.org/skills/listening/beginner-a1-listening/library-giving-personal-information</text:p>
          </table:table-cell>
          <table:table-cell table:number-columns-repeated="2"/>
          <table:table-cell table:formula="of:=IF([.E260]=&quot;&quot;;&quot;NULL&quot;;CONCATENATE(&quot;'&quot;;[.E26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0];&quot;,'&quot;;SUBSTITUTE([.B260];&quot;'&quot;;&quot;''&quot;);&quot;','&quot;;SUBSTITUTE([.C260];&quot;'&quot;;&quot;''&quot;);&quot;','&quot;;SUBSTITUTE([.D260];&quot;'&quot;;&quot;''&quot;);&quot;',&quot;;SUBSTITUTE([.F260];&quot;'&quot;;&quot;''&quot;);&quot;,&quot;;[.G260];&quot;,&quot;;[.H260];&quot;,&quot;;[.I260];&quot;,&quot;;[.J260];&quot;,&quot;;[.K260];&quot;,&quot;;[.L260];&quot;,&quot;;[.M260];&quot;);&quot;)" office:value-type="string" office:string-value="INSERT INTO RESOURCE(id_resource, resource, url, description, comments, id_level, active,has_script,has_grammar,has_quiz,has_vocabulary, id_source) VALUES(260,'At the library - giving personal information','https://learnenglishteens.britishcouncil.org/skills/listening/beginner-a1-listening/library-giving-personal-information','',NULL,1,true,true,false,true,true,2);" calcext:value-type="string">
            <text:p>INSERT INTO RESOURCE(id_resource, resource, url, description, comments, id_level, active,has_script,has_grammar,has_quiz,has_vocabulary, id_source) VALUES(260,'At the library - giving personal information','https://learnenglishteens.britishcouncil.org/skills/listening/beginner-a1-listening/library-giving-personal-information','',NULL,1,true,true,false,true,true,2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and auditions</text:p>
          </table:table-cell>
          <table:table-cell office:value-type="string" calcext:value-type="string">
            <text:p>https://learnenglishteens.britishcouncil.org/skills/listening/beginner-a1-listening/band-auditions</text:p>
          </table:table-cell>
          <table:table-cell table:number-columns-repeated="2"/>
          <table:table-cell table:formula="of:=IF([.E261]=&quot;&quot;;&quot;NULL&quot;;CONCATENATE(&quot;'&quot;;[.E26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1];&quot;,'&quot;;SUBSTITUTE([.B261];&quot;'&quot;;&quot;''&quot;);&quot;','&quot;;SUBSTITUTE([.C261];&quot;'&quot;;&quot;''&quot;);&quot;','&quot;;SUBSTITUTE([.D261];&quot;'&quot;;&quot;''&quot;);&quot;',&quot;;SUBSTITUTE([.F261];&quot;'&quot;;&quot;''&quot;);&quot;,&quot;;[.G261];&quot;,&quot;;[.H261];&quot;,&quot;;[.I261];&quot;,&quot;;[.J261];&quot;,&quot;;[.K261];&quot;,&quot;;[.L261];&quot;,&quot;;[.M261];&quot;);&quot;)" office:value-type="string" office:string-value="INSERT INTO RESOURCE(id_resource, resource, url, description, comments, id_level, active,has_script,has_grammar,has_quiz,has_vocabulary, id_source) VALUES(261,'Band auditions','https://learnenglishteens.britishcouncil.org/skills/listening/beginner-a1-listening/band-auditions','',NULL,1,true,true,false,true,true,2);" calcext:value-type="string">
            <text:p>INSERT INTO RESOURCE(id_resource, resource, url, description, comments, id_level, active,has_script,has_grammar,has_quiz,has_vocabulary, id_source) VALUES(261,'Band auditions','https://learnenglishteens.britishcouncil.org/skills/listening/beginner-a1-listening/band-auditions','',NULL,1,true,true,false,true,true,2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escribing people</text:p>
          </table:table-cell>
          <table:table-cell office:value-type="string" calcext:value-type="string">
            <text:p>https://learnenglishteens.britishcouncil.org/skills/listening/beginner-a1-listening/describing-people</text:p>
          </table:table-cell>
          <table:table-cell table:number-columns-repeated="2"/>
          <table:table-cell table:formula="of:=IF([.E262]=&quot;&quot;;&quot;NULL&quot;;CONCATENATE(&quot;'&quot;;[.E26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2];&quot;,'&quot;;SUBSTITUTE([.B262];&quot;'&quot;;&quot;''&quot;);&quot;','&quot;;SUBSTITUTE([.C262];&quot;'&quot;;&quot;''&quot;);&quot;','&quot;;SUBSTITUTE([.D262];&quot;'&quot;;&quot;''&quot;);&quot;',&quot;;SUBSTITUTE([.F262];&quot;'&quot;;&quot;''&quot;);&quot;,&quot;;[.G262];&quot;,&quot;;[.H262];&quot;,&quot;;[.I262];&quot;,&quot;;[.J262];&quot;,&quot;;[.K262];&quot;,&quot;;[.L262];&quot;,&quot;;[.M262];&quot;);&quot;)" office:value-type="string" office:string-value="INSERT INTO RESOURCE(id_resource, resource, url, description, comments, id_level, active,has_script,has_grammar,has_quiz,has_vocabulary, id_source) VALUES(262,'Describing people','https://learnenglishteens.britishcouncil.org/skills/listening/beginner-a1-listening/describing-people','',NULL,1,true,true,false,true,true,2);" calcext:value-type="string">
            <text:p>INSERT INTO RESOURCE(id_resource, resource, url, description, comments, id_level, active,has_script,has_grammar,has_quiz,has_vocabulary, id_source) VALUES(262,'Describing people','https://learnenglishteens.britishcouncil.org/skills/listening/beginner-a1-listening/describing-people','',NULL,1,true,true,false,true,true,2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rst day at school</text:p>
          </table:table-cell>
          <table:table-cell office:value-type="string" calcext:value-type="string">
            <text:p>https://learnenglishteens.britishcouncil.org/skills/listening/beginner-a1-listening/first-day-school</text:p>
          </table:table-cell>
          <table:table-cell table:number-columns-repeated="2"/>
          <table:table-cell table:formula="of:=IF([.E263]=&quot;&quot;;&quot;NULL&quot;;CONCATENATE(&quot;'&quot;;[.E26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3];&quot;,'&quot;;SUBSTITUTE([.B263];&quot;'&quot;;&quot;''&quot;);&quot;','&quot;;SUBSTITUTE([.C263];&quot;'&quot;;&quot;''&quot;);&quot;','&quot;;SUBSTITUTE([.D263];&quot;'&quot;;&quot;''&quot;);&quot;',&quot;;SUBSTITUTE([.F263];&quot;'&quot;;&quot;''&quot;);&quot;,&quot;;[.G263];&quot;,&quot;;[.H263];&quot;,&quot;;[.I263];&quot;,&quot;;[.J263];&quot;,&quot;;[.K263];&quot;,&quot;;[.L263];&quot;,&quot;;[.M263];&quot;);&quot;)" office:value-type="string" office:string-value="INSERT INTO RESOURCE(id_resource, resource, url, description, comments, id_level, active,has_script,has_grammar,has_quiz,has_vocabulary, id_source) VALUES(263,'First day at school','https://learnenglishteens.britishcouncil.org/skills/listening/beginner-a1-listening/first-day-school','',NULL,1,true,true,false,true,true,2);" calcext:value-type="string">
            <text:p>INSERT INTO RESOURCE(id_resource, resource, url, description, comments, id_level, active,has_script,has_grammar,has_quiz,has_vocabulary, id_source) VALUES(263,'First day at school','https://learnenglishteens.britishcouncil.org/skills/listening/beginner-a1-listening/first-day-school','',NULL,1,true,true,false,true,true,2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etting an ID card</text:p>
          </table:table-cell>
          <table:table-cell office:value-type="string" calcext:value-type="string">
            <text:p>https://learnenglishteens.britishcouncil.org/skills/listening/beginner-a1-listening/getting-id-card</text:p>
          </table:table-cell>
          <table:table-cell table:number-columns-repeated="2"/>
          <table:table-cell table:formula="of:=IF([.E264]=&quot;&quot;;&quot;NULL&quot;;CONCATENATE(&quot;'&quot;;[.E26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4];&quot;,'&quot;;SUBSTITUTE([.B264];&quot;'&quot;;&quot;''&quot;);&quot;','&quot;;SUBSTITUTE([.C264];&quot;'&quot;;&quot;''&quot;);&quot;','&quot;;SUBSTITUTE([.D264];&quot;'&quot;;&quot;''&quot;);&quot;',&quot;;SUBSTITUTE([.F264];&quot;'&quot;;&quot;''&quot;);&quot;,&quot;;[.G264];&quot;,&quot;;[.H264];&quot;,&quot;;[.I264];&quot;,&quot;;[.J264];&quot;,&quot;;[.K264];&quot;,&quot;;[.L264];&quot;,&quot;;[.M264];&quot;);&quot;)" office:value-type="string" office:string-value="INSERT INTO RESOURCE(id_resource, resource, url, description, comments, id_level, active,has_script,has_grammar,has_quiz,has_vocabulary, id_source) VALUES(264,'Getting an ID card','https://learnenglishteens.britishcouncil.org/skills/listening/beginner-a1-listening/getting-id-card','',NULL,1,true,true,false,true,true,2);" calcext:value-type="string">
            <text:p>INSERT INTO RESOURCE(id_resource, resource, url, description, comments, id_level, active,has_script,has_grammar,has_quiz,has_vocabulary, id_source) VALUES(264,'Getting an ID card','https://learnenglishteens.britishcouncil.org/skills/listening/beginner-a1-listening/getting-id-card','',NULL,1,true,true,false,true,true,2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nterview with a swimmer</text:p>
          </table:table-cell>
          <table:table-cell office:value-type="string" calcext:value-type="string">
            <text:p>https://learnenglishteens.britishcouncil.org/skills/listening/beginner-a1-listening/interview-swimmer</text:p>
          </table:table-cell>
          <table:table-cell table:number-columns-repeated="2"/>
          <table:table-cell table:formula="of:=IF([.E265]=&quot;&quot;;&quot;NULL&quot;;CONCATENATE(&quot;'&quot;;[.E26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5];&quot;,'&quot;;SUBSTITUTE([.B265];&quot;'&quot;;&quot;''&quot;);&quot;','&quot;;SUBSTITUTE([.C265];&quot;'&quot;;&quot;''&quot;);&quot;','&quot;;SUBSTITUTE([.D265];&quot;'&quot;;&quot;''&quot;);&quot;',&quot;;SUBSTITUTE([.F265];&quot;'&quot;;&quot;''&quot;);&quot;,&quot;;[.G265];&quot;,&quot;;[.H265];&quot;,&quot;;[.I265];&quot;,&quot;;[.J265];&quot;,&quot;;[.K265];&quot;,&quot;;[.L265];&quot;,&quot;;[.M265];&quot;);&quot;)" office:value-type="string" office:string-value="INSERT INTO RESOURCE(id_resource, resource, url, description, comments, id_level, active,has_script,has_grammar,has_quiz,has_vocabulary, id_source) VALUES(265,'Interview with a swimmer','https://learnenglishteens.britishcouncil.org/skills/listening/beginner-a1-listening/interview-swimmer','',NULL,1,true,true,false,true,true,2);" calcext:value-type="string">
            <text:p>INSERT INTO RESOURCE(id_resource, resource, url, description, comments, id_level, active,has_script,has_grammar,has_quiz,has_vocabulary, id_source) VALUES(265,'Interview with a swimmer','https://learnenglishteens.britishcouncil.org/skills/listening/beginner-a1-listening/interview-swimmer','',NULL,1,true,true,false,true,true,2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troducing a friend</text:p>
          </table:table-cell>
          <table:table-cell office:value-type="string" calcext:value-type="string">
            <text:p>https://learnenglishteens.britishcouncil.org/skills/listening/beginner-a1-listening/introducing-friend</text:p>
          </table:table-cell>
          <table:table-cell table:number-columns-repeated="2"/>
          <table:table-cell table:formula="of:=IF([.E266]=&quot;&quot;;&quot;NULL&quot;;CONCATENATE(&quot;'&quot;;[.E26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6];&quot;,'&quot;;SUBSTITUTE([.B266];&quot;'&quot;;&quot;''&quot;);&quot;','&quot;;SUBSTITUTE([.C266];&quot;'&quot;;&quot;''&quot;);&quot;','&quot;;SUBSTITUTE([.D266];&quot;'&quot;;&quot;''&quot;);&quot;',&quot;;SUBSTITUTE([.F266];&quot;'&quot;;&quot;''&quot;);&quot;,&quot;;[.G266];&quot;,&quot;;[.H266];&quot;,&quot;;[.I266];&quot;,&quot;;[.J266];&quot;,&quot;;[.K266];&quot;,&quot;;[.L266];&quot;,&quot;;[.M266];&quot;);&quot;)" office:value-type="string" office:string-value="INSERT INTO RESOURCE(id_resource, resource, url, description, comments, id_level, active,has_script,has_grammar,has_quiz,has_vocabulary, id_source) VALUES(266,'Introducing a friend','https://learnenglishteens.britishcouncil.org/skills/listening/beginner-a1-listening/introducing-friend','',NULL,1,true,true,false,true,true,2);" calcext:value-type="string">
            <text:p>INSERT INTO RESOURCE(id_resource, resource, url, description, comments, id_level, active,has_script,has_grammar,has_quiz,has_vocabulary, id_source) VALUES(266,'Introducing a friend','https://learnenglishteens.britishcouncil.org/skills/listening/beginner-a1-listening/introducing-friend','',NULL,1,true,true,false,true,true,2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nviting someone to the cinema</text:p>
          </table:table-cell>
          <table:table-cell office:value-type="string" calcext:value-type="string">
            <text:p>https://learnenglishteens.britishcouncil.org/skills/listening/beginner-a1-listening/inviting-someone-cinema</text:p>
          </table:table-cell>
          <table:table-cell table:number-columns-repeated="2"/>
          <table:table-cell table:formula="of:=IF([.E267]=&quot;&quot;;&quot;NULL&quot;;CONCATENATE(&quot;'&quot;;[.E26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7];&quot;,'&quot;;SUBSTITUTE([.B267];&quot;'&quot;;&quot;''&quot;);&quot;','&quot;;SUBSTITUTE([.C267];&quot;'&quot;;&quot;''&quot;);&quot;','&quot;;SUBSTITUTE([.D267];&quot;'&quot;;&quot;''&quot;);&quot;',&quot;;SUBSTITUTE([.F267];&quot;'&quot;;&quot;''&quot;);&quot;,&quot;;[.G267];&quot;,&quot;;[.H267];&quot;,&quot;;[.I267];&quot;,&quot;;[.J267];&quot;,&quot;;[.K267];&quot;,&quot;;[.L267];&quot;,&quot;;[.M267];&quot;);&quot;)" office:value-type="string" office:string-value="INSERT INTO RESOURCE(id_resource, resource, url, description, comments, id_level, active,has_script,has_grammar,has_quiz,has_vocabulary, id_source) VALUES(267,'Inviting someone to the cinema','https://learnenglishteens.britishcouncil.org/skills/listening/beginner-a1-listening/inviting-someone-cinema','',NULL,1,true,true,false,true,true,2);" calcext:value-type="string">
            <text:p>INSERT INTO RESOURCE(id_resource, resource, url, description, comments, id_level, active,has_script,has_grammar,has_quiz,has_vocabulary, id_source) VALUES(267,'Inviting someone to the cinema','https://learnenglishteens.britishcouncil.org/skills/listening/beginner-a1-listening/inviting-someone-cinema','',NULL,1,true,true,false,true,true,2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nline safety conversation</text:p>
          </table:table-cell>
          <table:table-cell office:value-type="string" calcext:value-type="string">
            <text:p>https://learnenglishteens.britishcouncil.org/skills/listening/beginner-a1-listening/online-safety-conversation</text:p>
          </table:table-cell>
          <table:table-cell table:number-columns-repeated="2"/>
          <table:table-cell table:formula="of:=IF([.E268]=&quot;&quot;;&quot;NULL&quot;;CONCATENATE(&quot;'&quot;;[.E26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8];&quot;,'&quot;;SUBSTITUTE([.B268];&quot;'&quot;;&quot;''&quot;);&quot;','&quot;;SUBSTITUTE([.C268];&quot;'&quot;;&quot;''&quot;);&quot;','&quot;;SUBSTITUTE([.D268];&quot;'&quot;;&quot;''&quot;);&quot;',&quot;;SUBSTITUTE([.F268];&quot;'&quot;;&quot;''&quot;);&quot;,&quot;;[.G268];&quot;,&quot;;[.H268];&quot;,&quot;;[.I268];&quot;,&quot;;[.J268];&quot;,&quot;;[.K268];&quot;,&quot;;[.L268];&quot;,&quot;;[.M268];&quot;);&quot;)" office:value-type="string" office:string-value="INSERT INTO RESOURCE(id_resource, resource, url, description, comments, id_level, active,has_script,has_grammar,has_quiz,has_vocabulary, id_source) VALUES(268,'Online safety conversation','https://learnenglishteens.britishcouncil.org/skills/listening/beginner-a1-listening/online-safety-conversation','',NULL,1,true,true,false,true,true,2);" calcext:value-type="string">
            <text:p>INSERT INTO RESOURCE(id_resource, resource, url, description, comments, id_level, active,has_script,has_grammar,has_quiz,has_vocabulary, id_source) VALUES(268,'Online safety conversation','https://learnenglishteens.britishcouncil.org/skills/listening/beginner-a1-listening/online-safety-conversation','',NULL,1,true,true,false,true,true,2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rdering food in a café</text:p>
          </table:table-cell>
          <table:table-cell office:value-type="string" calcext:value-type="string">
            <text:p>https://learnenglishteens.britishcouncil.org/skills/listening/beginner-a1-listening/ordering-food-cafe</text:p>
          </table:table-cell>
          <table:table-cell table:number-columns-repeated="2"/>
          <table:table-cell table:formula="of:=IF([.E269]=&quot;&quot;;&quot;NULL&quot;;CONCATENATE(&quot;'&quot;;[.E26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69];&quot;,'&quot;;SUBSTITUTE([.B269];&quot;'&quot;;&quot;''&quot;);&quot;','&quot;;SUBSTITUTE([.C269];&quot;'&quot;;&quot;''&quot;);&quot;','&quot;;SUBSTITUTE([.D269];&quot;'&quot;;&quot;''&quot;);&quot;',&quot;;SUBSTITUTE([.F269];&quot;'&quot;;&quot;''&quot;);&quot;,&quot;;[.G269];&quot;,&quot;;[.H269];&quot;,&quot;;[.I269];&quot;,&quot;;[.J269];&quot;,&quot;;[.K269];&quot;,&quot;;[.L269];&quot;,&quot;;[.M269];&quot;);&quot;)" office:value-type="string" office:string-value="INSERT INTO RESOURCE(id_resource, resource, url, description, comments, id_level, active,has_script,has_grammar,has_quiz,has_vocabulary, id_source) VALUES(269,'Ordering food in a café','https://learnenglishteens.britishcouncil.org/skills/listening/beginner-a1-listening/ordering-food-cafe','',NULL,1,true,true,false,true,true,2);" calcext:value-type="string">
            <text:p>INSERT INTO RESOURCE(id_resource, resource, url, description, comments, id_level, active,has_script,has_grammar,has_quiz,has_vocabulary, id_source) VALUES(269,'Ordering food in a café','https://learnenglishteens.britishcouncil.org/skills/listening/beginner-a1-listening/ordering-food-cafe','',NULL,1,true,true,false,true,true,2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elling colours</text:p>
          </table:table-cell>
          <table:table-cell office:value-type="string" calcext:value-type="string">
            <text:p>Listen to the spelling of the colours and do the exercises. If you don't know the colours in English, do this vocabulary exercise first.</text:p>
          </table:table-cell>
          <table:table-cell table:number-columns-repeated="2"/>
          <table:table-cell table:formula="of:=IF([.E270]=&quot;&quot;;&quot;NULL&quot;;CONCATENATE(&quot;'&quot;;[.E27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0];&quot;,'&quot;;SUBSTITUTE([.B270];&quot;'&quot;;&quot;''&quot;);&quot;','&quot;;SUBSTITUTE([.C270];&quot;'&quot;;&quot;''&quot;);&quot;','&quot;;SUBSTITUTE([.D270];&quot;'&quot;;&quot;''&quot;);&quot;',&quot;;SUBSTITUTE([.F270];&quot;'&quot;;&quot;''&quot;);&quot;,&quot;;[.G270];&quot;,&quot;;[.H270];&quot;,&quot;;[.I270];&quot;,&quot;;[.J270];&quot;,&quot;;[.K270];&quot;,&quot;;[.L270];&quot;,&quot;;[.M270];&quot;);&quot;)" office:value-type="string" office:string-value="INSERT INTO RESOURCE(id_resource, resource, url, description, comments, id_level, active,has_script,has_grammar,has_quiz,has_vocabulary, id_source) VALUES(270,'Spelling colours','Listen to the spelling of the colours and do the exercises. If you don''t know the colours in English, do this vocabulary exercise first.','',NULL,1,true,true,false,true,true,2);" calcext:value-type="string">
            <text:p>INSERT INTO RESOURCE(id_resource, resource, url, description, comments, id_level, active,has_script,has_grammar,has_quiz,has_vocabulary, id_source) VALUES(270,'Spelling colours','Listen to the spelling of the colours and do the exercises. If you don''t know the colours in English, do this vocabulary exercise first.','',NULL,1,true,true,false,true,true,2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elling names</text:p>
          </table:table-cell>
          <table:table-cell office:value-type="string" calcext:value-type="string">
            <text:p>https://learnenglishteens.britishcouncil.org/skills/listening/beginner-a1-listening/spelling-names</text:p>
          </table:table-cell>
          <table:table-cell table:number-columns-repeated="2"/>
          <table:table-cell table:formula="of:=IF([.E271]=&quot;&quot;;&quot;NULL&quot;;CONCATENATE(&quot;'&quot;;[.E27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1];&quot;,'&quot;;SUBSTITUTE([.B271];&quot;'&quot;;&quot;''&quot;);&quot;','&quot;;SUBSTITUTE([.C271];&quot;'&quot;;&quot;''&quot;);&quot;','&quot;;SUBSTITUTE([.D271];&quot;'&quot;;&quot;''&quot;);&quot;',&quot;;SUBSTITUTE([.F271];&quot;'&quot;;&quot;''&quot;);&quot;,&quot;;[.G271];&quot;,&quot;;[.H271];&quot;,&quot;;[.I271];&quot;,&quot;;[.J271];&quot;,&quot;;[.K271];&quot;,&quot;;[.L271];&quot;,&quot;;[.M271];&quot;);&quot;)" office:value-type="string" office:string-value="INSERT INTO RESOURCE(id_resource, resource, url, description, comments, id_level, active,has_script,has_grammar,has_quiz,has_vocabulary, id_source) VALUES(271,'Spelling names','https://learnenglishteens.britishcouncil.org/skills/listening/beginner-a1-listening/spelling-names','',NULL,1,true,true,false,true,true,2);" calcext:value-type="string">
            <text:p>INSERT INTO RESOURCE(id_resource, resource, url, description, comments, id_level, active,has_script,has_grammar,has_quiz,has_vocabulary, id_source) VALUES(271,'Spelling names','https://learnenglishteens.britishcouncil.org/skills/listening/beginner-a1-listening/spelling-names','',NULL,1,true,true,false,true,true,2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udy tips</text:p>
          </table:table-cell>
          <table:table-cell office:value-type="string" calcext:value-type="string">
            <text:p>https://learnenglishteens.britishcouncil.org/skills/listening/beginner-a1-listening/study-tips</text:p>
          </table:table-cell>
          <table:table-cell table:number-columns-repeated="2"/>
          <table:table-cell table:formula="of:=IF([.E272]=&quot;&quot;;&quot;NULL&quot;;CONCATENATE(&quot;'&quot;;[.E27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2];&quot;,'&quot;;SUBSTITUTE([.B272];&quot;'&quot;;&quot;''&quot;);&quot;','&quot;;SUBSTITUTE([.C272];&quot;'&quot;;&quot;''&quot;);&quot;','&quot;;SUBSTITUTE([.D272];&quot;'&quot;;&quot;''&quot;);&quot;',&quot;;SUBSTITUTE([.F272];&quot;'&quot;;&quot;''&quot;);&quot;,&quot;;[.G272];&quot;,&quot;;[.H272];&quot;,&quot;;[.I272];&quot;,&quot;;[.J272];&quot;,&quot;;[.K272];&quot;,&quot;;[.L272];&quot;,&quot;;[.M272];&quot;);&quot;)" office:value-type="string" office:string-value="INSERT INTO RESOURCE(id_resource, resource, url, description, comments, id_level, active,has_script,has_grammar,has_quiz,has_vocabulary, id_source) VALUES(272,'Study tips','https://learnenglishteens.britishcouncil.org/skills/listening/beginner-a1-listening/study-tips','',NULL,1,true,true,false,true,true,2);" calcext:value-type="string">
            <text:p>INSERT INTO RESOURCE(id_resource, resource, url, description, comments, id_level, active,has_script,has_grammar,has_quiz,has_vocabulary, id_source) VALUES(272,'Study tips','https://learnenglishteens.britishcouncil.org/skills/listening/beginner-a1-listening/study-tips','',NULL,1,true,true,false,true,true,2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Understanding numbers</text:p>
          </table:table-cell>
          <table:table-cell office:value-type="string" calcext:value-type="string">
            <text:p>https://learnenglishteens.britishcouncil.org/skills/listening/beginner-a1-listening/understanding-numbers</text:p>
          </table:table-cell>
          <table:table-cell table:number-columns-repeated="2"/>
          <table:table-cell table:formula="of:=IF([.E273]=&quot;&quot;;&quot;NULL&quot;;CONCATENATE(&quot;'&quot;;[.E27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3];&quot;,'&quot;;SUBSTITUTE([.B273];&quot;'&quot;;&quot;''&quot;);&quot;','&quot;;SUBSTITUTE([.C273];&quot;'&quot;;&quot;''&quot;);&quot;','&quot;;SUBSTITUTE([.D273];&quot;'&quot;;&quot;''&quot;);&quot;',&quot;;SUBSTITUTE([.F273];&quot;'&quot;;&quot;''&quot;);&quot;,&quot;;[.G273];&quot;,&quot;;[.H273];&quot;,&quot;;[.I273];&quot;,&quot;;[.J273];&quot;,&quot;;[.K273];&quot;,&quot;;[.L273];&quot;,&quot;;[.M273];&quot;);&quot;)" office:value-type="string" office:string-value="INSERT INTO RESOURCE(id_resource, resource, url, description, comments, id_level, active,has_script,has_grammar,has_quiz,has_vocabulary, id_source) VALUES(273,'Understanding numbers','https://learnenglishteens.britishcouncil.org/skills/listening/beginner-a1-listening/understanding-numbers','',NULL,1,true,true,false,true,true,2);" calcext:value-type="string">
            <text:p>INSERT INTO RESOURCE(id_resource, resource, url, description, comments, id_level, active,has_script,has_grammar,has_quiz,has_vocabulary, id_source) VALUES(273,'Understanding numbers','https://learnenglishteens.britishcouncil.org/skills/listening/beginner-a1-listening/understanding-numbers','',NULL,1,true,true,false,true,true,2)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ating out</text:p>
          </table:table-cell>
          <table:table-cell office:value-type="string" calcext:value-type="string">
            <text:p>https://learnenglishteens.britishcouncil.org/skills/listening/elementary-a2-listening/eating-out</text:p>
          </table:table-cell>
          <table:table-cell office:value-type="string" calcext:value-type="string">
            <text:p>Listen carefully to the conversation in a restaurant.</text:p>
          </table:table-cell>
          <table:table-cell/>
          <table:table-cell table:formula="of:=IF([.E274]=&quot;&quot;;&quot;NULL&quot;;CONCATENATE(&quot;'&quot;;[.E27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4];&quot;,'&quot;;SUBSTITUTE([.B274];&quot;'&quot;;&quot;''&quot;);&quot;','&quot;;SUBSTITUTE([.C274];&quot;'&quot;;&quot;''&quot;);&quot;','&quot;;SUBSTITUTE([.D274];&quot;'&quot;;&quot;''&quot;);&quot;',&quot;;SUBSTITUTE([.F274];&quot;'&quot;;&quot;''&quot;);&quot;,&quot;;[.G274];&quot;,&quot;;[.H274];&quot;,&quot;;[.I274];&quot;,&quot;;[.J274];&quot;,&quot;;[.K274];&quot;,&quot;;[.L274];&quot;,&quot;;[.M274];&quot;);&quot;)" office:value-type="string" office:string-value="INSERT INTO RESOURCE(id_resource, resource, url, description, comments, id_level, active,has_script,has_grammar,has_quiz,has_vocabulary, id_source) VALUES(274,'Eating out','https://learnenglishteens.britishcouncil.org/skills/listening/elementary-a2-listening/eating-out','Listen carefully to the conversation in a restaurant.',NULL,3,true,true,false,true,true,2);" calcext:value-type="string">
            <text:p>INSERT INTO RESOURCE(id_resource, resource, url, description, comments, id_level, active,has_script,has_grammar,has_quiz,has_vocabulary, id_source) VALUES(274,'Eating out','https://learnenglishteens.britishcouncil.org/skills/listening/elementary-a2-listening/eating-out','Listen carefully to the conversation in a restaurant.',NULL,3,true,true,false,true,true,2)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https://learnenglishteens.britishcouncil.org/skills/listening/elementary-a2-listening/free-time</text:p>
          </table:table-cell>
          <table:table-cell office:value-type="string" calcext:value-type="string">
            <text:p>Listen to Tyrone calling the staff at his local swimming pool.</text:p>
          </table:table-cell>
          <table:table-cell/>
          <table:table-cell table:formula="of:=IF([.E275]=&quot;&quot;;&quot;NULL&quot;;CONCATENATE(&quot;'&quot;;[.E27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5];&quot;,'&quot;;SUBSTITUTE([.B275];&quot;'&quot;;&quot;''&quot;);&quot;','&quot;;SUBSTITUTE([.C275];&quot;'&quot;;&quot;''&quot;);&quot;','&quot;;SUBSTITUTE([.D275];&quot;'&quot;;&quot;''&quot;);&quot;',&quot;;SUBSTITUTE([.F275];&quot;'&quot;;&quot;''&quot;);&quot;,&quot;;[.G275];&quot;,&quot;;[.H275];&quot;,&quot;;[.I275];&quot;,&quot;;[.J275];&quot;,&quot;;[.K275];&quot;,&quot;;[.L275];&quot;,&quot;;[.M275];&quot;);&quot;)" office:value-type="string" office:string-value="INSERT INTO RESOURCE(id_resource, resource, url, description, comments, id_level, active,has_script,has_grammar,has_quiz,has_vocabulary, id_source) VALUES(275,'Free time','https://learnenglishteens.britishcouncil.org/skills/listening/elementary-a2-listening/free-time','Listen to Tyrone calling the staff at his local swimming pool.',NULL,3,true,true,false,true,true,2);" calcext:value-type="string">
            <text:p>INSERT INTO RESOURCE(id_resource, resource, url, description, comments, id_level, active,has_script,has_grammar,has_quiz,has_vocabulary, id_source) VALUES(275,'Free time','https://learnenglishteens.britishcouncil.org/skills/listening/elementary-a2-listening/free-time','Listen to Tyrone calling the staff at his local swimming pool.',NULL,3,true,true,false,true,true,2)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iving directions</text:p>
          </table:table-cell>
          <table:table-cell office:value-type="string" calcext:value-type="string">
            <text:p>https://learnenglishteens.britishcouncil.org/skills/listening/elementary-a2-listening/giving-directions</text:p>
          </table:table-cell>
          <table:table-cell office:value-type="string" calcext:value-type="string">
            <text:p>Look at the map and listen to the directions.</text:p>
          </table:table-cell>
          <table:table-cell/>
          <table:table-cell table:formula="of:=IF([.E276]=&quot;&quot;;&quot;NULL&quot;;CONCATENATE(&quot;'&quot;;[.E27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6];&quot;,'&quot;;SUBSTITUTE([.B276];&quot;'&quot;;&quot;''&quot;);&quot;','&quot;;SUBSTITUTE([.C276];&quot;'&quot;;&quot;''&quot;);&quot;','&quot;;SUBSTITUTE([.D276];&quot;'&quot;;&quot;''&quot;);&quot;',&quot;;SUBSTITUTE([.F276];&quot;'&quot;;&quot;''&quot;);&quot;,&quot;;[.G276];&quot;,&quot;;[.H276];&quot;,&quot;;[.I276];&quot;,&quot;;[.J276];&quot;,&quot;;[.K276];&quot;,&quot;;[.L276];&quot;,&quot;;[.M276];&quot;);&quot;)" office:value-type="string" office:string-value="INSERT INTO RESOURCE(id_resource, resource, url, description, comments, id_level, active,has_script,has_grammar,has_quiz,has_vocabulary, id_source) VALUES(276,'Giving directions','https://learnenglishteens.britishcouncil.org/skills/listening/elementary-a2-listening/giving-directions','Look at the map and listen to the directions.',NULL,3,true,true,false,true,true,2);" calcext:value-type="string">
            <text:p>INSERT INTO RESOURCE(id_resource, resource, url, description, comments, id_level, active,has_script,has_grammar,has_quiz,has_vocabulary, id_source) VALUES(276,'Giving directions','https://learnenglishteens.britishcouncil.org/skills/listening/elementary-a2-listening/giving-directions','Look at the map and listen to the directions.',NULL,3,true,true,false,true,true,2)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oing to the cinema</text:p>
          </table:table-cell>
          <table:table-cell office:value-type="string" calcext:value-type="string">
            <text:p>https://learnenglishteens.britishcouncil.org/skills/listening/elementary-a2-listening/going-cinema</text:p>
          </table:table-cell>
          <table:table-cell office:value-type="string" calcext:value-type="string">
            <text:p>Listen to Mario and Tamara talking about what film they want to see.</text:p>
          </table:table-cell>
          <table:table-cell/>
          <table:table-cell table:formula="of:=IF([.E277]=&quot;&quot;;&quot;NULL&quot;;CONCATENATE(&quot;'&quot;;[.E27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7];&quot;,'&quot;;SUBSTITUTE([.B277];&quot;'&quot;;&quot;''&quot;);&quot;','&quot;;SUBSTITUTE([.C277];&quot;'&quot;;&quot;''&quot;);&quot;','&quot;;SUBSTITUTE([.D277];&quot;'&quot;;&quot;''&quot;);&quot;',&quot;;SUBSTITUTE([.F277];&quot;'&quot;;&quot;''&quot;);&quot;,&quot;;[.G277];&quot;,&quot;;[.H277];&quot;,&quot;;[.I277];&quot;,&quot;;[.J277];&quot;,&quot;;[.K277];&quot;,&quot;;[.L277];&quot;,&quot;;[.M277];&quot;);&quot;)" office:value-type="string" office:string-value="INSERT INTO RESOURCE(id_resource, resource, url, description, comments, id_level, active,has_script,has_grammar,has_quiz,has_vocabulary, id_source) VALUES(277,'Going to the cinema','https://learnenglishteens.britishcouncil.org/skills/listening/elementary-a2-listening/going-cinema','Listen to Mario and Tamara talking about what film they want to see.',NULL,3,true,true,false,true,true,2);" calcext:value-type="string">
            <text:p>INSERT INTO RESOURCE(id_resource, resource, url, description, comments, id_level, active,has_script,has_grammar,has_quiz,has_vocabulary, id_source) VALUES(277,'Going to the cinema','https://learnenglishteens.britishcouncil.org/skills/listening/elementary-a2-listening/going-cinema','Listen to Mario and Tamara talking about what film they want to see.',NULL,3,true,true,false,true,true,2)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hopping for clothes</text:p>
          </table:table-cell>
          <table:table-cell office:value-type="string" calcext:value-type="string">
            <text:p>https://learnenglishteens.britishcouncil.org/skills/listening/elementary-a2-listening/shopping-clothes</text:p>
          </table:table-cell>
          <table:table-cell office:value-type="string" calcext:value-type="string">
            <text:p>Listen to the conversation between a customer and a shop assistant.</text:p>
          </table:table-cell>
          <table:table-cell/>
          <table:table-cell table:formula="of:=IF([.E278]=&quot;&quot;;&quot;NULL&quot;;CONCATENATE(&quot;'&quot;;[.E27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8];&quot;,'&quot;;SUBSTITUTE([.B278];&quot;'&quot;;&quot;''&quot;);&quot;','&quot;;SUBSTITUTE([.C278];&quot;'&quot;;&quot;''&quot;);&quot;','&quot;;SUBSTITUTE([.D278];&quot;'&quot;;&quot;''&quot;);&quot;',&quot;;SUBSTITUTE([.F278];&quot;'&quot;;&quot;''&quot;);&quot;,&quot;;[.G278];&quot;,&quot;;[.H278];&quot;,&quot;;[.I278];&quot;,&quot;;[.J278];&quot;,&quot;;[.K278];&quot;,&quot;;[.L278];&quot;,&quot;;[.M278];&quot;);&quot;)" office:value-type="string" office:string-value="INSERT INTO RESOURCE(id_resource, resource, url, description, comments, id_level, active,has_script,has_grammar,has_quiz,has_vocabulary, id_source) VALUES(278,'Shopping for clothes','https://learnenglishteens.britishcouncil.org/skills/listening/elementary-a2-listening/shopping-clothes','Listen to the conversation between a customer and a shop assistant.',NULL,3,true,true,false,true,true,2);" calcext:value-type="string">
            <text:p>INSERT INTO RESOURCE(id_resource, resource, url, description, comments, id_level, active,has_script,has_grammar,has_quiz,has_vocabulary, id_source) VALUES(278,'Shopping for clothes','https://learnenglishteens.britishcouncil.org/skills/listening/elementary-a2-listening/shopping-clothes','Listen to the conversation between a customer and a shop assistant.',NULL,3,true,true,false,true,true,2)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op wasting time</text:p>
          </table:table-cell>
          <table:table-cell office:value-type="string" calcext:value-type="string">
            <text:p>https://learnenglishteens.britishcouncil.org/skills/listening/elementary-a2-listening/stop-wasting-time</text:p>
          </table:table-cell>
          <table:table-cell office:value-type="string" calcext:value-type="string">
            <text:p>Listen to the conversation about how to study better.</text:p>
          </table:table-cell>
          <table:table-cell/>
          <table:table-cell table:formula="of:=IF([.E279]=&quot;&quot;;&quot;NULL&quot;;CONCATENATE(&quot;'&quot;;[.E27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79];&quot;,'&quot;;SUBSTITUTE([.B279];&quot;'&quot;;&quot;''&quot;);&quot;','&quot;;SUBSTITUTE([.C279];&quot;'&quot;;&quot;''&quot;);&quot;','&quot;;SUBSTITUTE([.D279];&quot;'&quot;;&quot;''&quot;);&quot;',&quot;;SUBSTITUTE([.F279];&quot;'&quot;;&quot;''&quot;);&quot;,&quot;;[.G279];&quot;,&quot;;[.H279];&quot;,&quot;;[.I279];&quot;,&quot;;[.J279];&quot;,&quot;;[.K279];&quot;,&quot;;[.L279];&quot;,&quot;;[.M279];&quot;);&quot;)" office:value-type="string" office:string-value="INSERT INTO RESOURCE(id_resource, resource, url, description, comments, id_level, active,has_script,has_grammar,has_quiz,has_vocabulary, id_source) VALUES(279,'Stop wasting time','https://learnenglishteens.britishcouncil.org/skills/listening/elementary-a2-listening/stop-wasting-time','Listen to the conversation about how to study better.',NULL,3,true,true,false,true,true,2);" calcext:value-type="string">
            <text:p>INSERT INTO RESOURCE(id_resource, resource, url, description, comments, id_level, active,has_script,has_grammar,has_quiz,has_vocabulary, id_source) VALUES(279,'Stop wasting time','https://learnenglishteens.britishcouncil.org/skills/listening/elementary-a2-listening/stop-wasting-time','Listen to the conversation about how to study better.',NULL,3,true,true,false,true,true,2)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aking notes</text:p>
          </table:table-cell>
          <table:table-cell office:value-type="string" calcext:value-type="string">
            <text:p>https://learnenglishteens.britishcouncil.org/skills/listening/elementary-a2-listening/taking-notes</text:p>
          </table:table-cell>
          <table:table-cell office:value-type="string" calcext:value-type="string">
            <text:p>Listen to the conversation about taking notes.</text:p>
          </table:table-cell>
          <table:table-cell/>
          <table:table-cell table:formula="of:=IF([.E280]=&quot;&quot;;&quot;NULL&quot;;CONCATENATE(&quot;'&quot;;[.E28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0];&quot;,'&quot;;SUBSTITUTE([.B280];&quot;'&quot;;&quot;''&quot;);&quot;','&quot;;SUBSTITUTE([.C280];&quot;'&quot;;&quot;''&quot;);&quot;','&quot;;SUBSTITUTE([.D280];&quot;'&quot;;&quot;''&quot;);&quot;',&quot;;SUBSTITUTE([.F280];&quot;'&quot;;&quot;''&quot;);&quot;,&quot;;[.G280];&quot;,&quot;;[.H280];&quot;,&quot;;[.I280];&quot;,&quot;;[.J280];&quot;,&quot;;[.K280];&quot;,&quot;;[.L280];&quot;,&quot;;[.M280];&quot;);&quot;)" office:value-type="string" office:string-value="INSERT INTO RESOURCE(id_resource, resource, url, description, comments, id_level, active,has_script,has_grammar,has_quiz,has_vocabulary, id_source) VALUES(280,'Taking notes','https://learnenglishteens.britishcouncil.org/skills/listening/elementary-a2-listening/taking-notes','Listen to the conversation about taking notes.',NULL,3,true,true,false,true,true,2);" calcext:value-type="string">
            <text:p>INSERT INTO RESOURCE(id_resource, resource, url, description, comments, id_level, active,has_script,has_grammar,has_quiz,has_vocabulary, id_source) VALUES(280,'Taking notes','https://learnenglishteens.britishcouncil.org/skills/listening/elementary-a2-listening/taking-notes','Listen to the conversation about taking notes.',NULL,3,true,true,false,true,true,2)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our of London</text:p>
          </table:table-cell>
          <table:table-cell office:value-type="string" calcext:value-type="string">
            <text:p>https://learnenglishteens.britishcouncil.org/skills/listening/elementary-a2-listening/tour-london</text:p>
          </table:table-cell>
          <table:table-cell office:value-type="string" calcext:value-type="string">
            <text:p>Take a tour of London by listening to this tour guide.</text:p>
          </table:table-cell>
          <table:table-cell/>
          <table:table-cell table:formula="of:=IF([.E281]=&quot;&quot;;&quot;NULL&quot;;CONCATENATE(&quot;'&quot;;[.E28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1];&quot;,'&quot;;SUBSTITUTE([.B281];&quot;'&quot;;&quot;''&quot;);&quot;','&quot;;SUBSTITUTE([.C281];&quot;'&quot;;&quot;''&quot;);&quot;','&quot;;SUBSTITUTE([.D281];&quot;'&quot;;&quot;''&quot;);&quot;',&quot;;SUBSTITUTE([.F281];&quot;'&quot;;&quot;''&quot;);&quot;,&quot;;[.G281];&quot;,&quot;;[.H281];&quot;,&quot;;[.I281];&quot;,&quot;;[.J281];&quot;,&quot;;[.K281];&quot;,&quot;;[.L281];&quot;,&quot;;[.M281];&quot;);&quot;)" office:value-type="string" office:string-value="INSERT INTO RESOURCE(id_resource, resource, url, description, comments, id_level, active,has_script,has_grammar,has_quiz,has_vocabulary, id_source) VALUES(281,'Tour of London','https://learnenglishteens.britishcouncil.org/skills/listening/elementary-a2-listening/tour-london','Take a tour of London by listening to this tour guide.',NULL,3,true,true,false,true,true,2);" calcext:value-type="string">
            <text:p>INSERT INTO RESOURCE(id_resource, resource, url, description, comments, id_level, active,has_script,has_grammar,has_quiz,has_vocabulary, id_source) VALUES(281,'Tour of London','https://learnenglishteens.britishcouncil.org/skills/listening/elementary-a2-listening/tour-london','Take a tour of London by listening to this tour guide.',NULL,3,true,true,false,true,true,2)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rains and travel</text:p>
          </table:table-cell>
          <table:table-cell office:value-type="string" calcext:value-type="string">
            <text:p>https://learnenglishteens.britishcouncil.org/skills/listening/elementary-a2-listening/trains-travel</text:p>
          </table:table-cell>
          <table:table-cell office:value-type="string" calcext:value-type="string">
            <text:p>Listen to five different conversations at a train station.</text:p>
          </table:table-cell>
          <table:table-cell/>
          <table:table-cell table:formula="of:=IF([.E282]=&quot;&quot;;&quot;NULL&quot;;CONCATENATE(&quot;'&quot;;[.E28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2];&quot;,'&quot;;SUBSTITUTE([.B282];&quot;'&quot;;&quot;''&quot;);&quot;','&quot;;SUBSTITUTE([.C282];&quot;'&quot;;&quot;''&quot;);&quot;','&quot;;SUBSTITUTE([.D282];&quot;'&quot;;&quot;''&quot;);&quot;',&quot;;SUBSTITUTE([.F282];&quot;'&quot;;&quot;''&quot;);&quot;,&quot;;[.G282];&quot;,&quot;;[.H282];&quot;,&quot;;[.I282];&quot;,&quot;;[.J282];&quot;,&quot;;[.K282];&quot;,&quot;;[.L282];&quot;,&quot;;[.M282];&quot;);&quot;)" office:value-type="string" office:string-value="INSERT INTO RESOURCE(id_resource, resource, url, description, comments, id_level, active,has_script,has_grammar,has_quiz,has_vocabulary, id_source) VALUES(282,'Trains and travel','https://learnenglishteens.britishcouncil.org/skills/listening/elementary-a2-listening/trains-travel','Listen to five different conversations at a train station.',NULL,3,true,true,false,true,true,2);" calcext:value-type="string">
            <text:p>INSERT INTO RESOURCE(id_resource, resource, url, description, comments, id_level, active,has_script,has_grammar,has_quiz,has_vocabulary, id_source) VALUES(282,'Trains and travel','https://learnenglishteens.britishcouncil.org/skills/listening/elementary-a2-listening/trains-travel','Listen to five different conversations at a train station.',NULL,3,true,true,false,true,true,2)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ravelling abroad</text:p>
          </table:table-cell>
          <table:table-cell office:value-type="string" calcext:value-type="string">
            <text:p>https://learnenglishteens.britishcouncil.org/skills/listening/elementary-a2-listening/travelling-abroad</text:p>
          </table:table-cell>
          <table:table-cell office:value-type="string" calcext:value-type="string">
            <text:p>Listen to the five airport announcements.</text:p>
          </table:table-cell>
          <table:table-cell/>
          <table:table-cell table:formula="of:=IF([.E283]=&quot;&quot;;&quot;NULL&quot;;CONCATENATE(&quot;'&quot;;[.E28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3];&quot;,'&quot;;SUBSTITUTE([.B283];&quot;'&quot;;&quot;''&quot;);&quot;','&quot;;SUBSTITUTE([.C283];&quot;'&quot;;&quot;''&quot;);&quot;','&quot;;SUBSTITUTE([.D283];&quot;'&quot;;&quot;''&quot;);&quot;',&quot;;SUBSTITUTE([.F283];&quot;'&quot;;&quot;''&quot;);&quot;,&quot;;[.G283];&quot;,&quot;;[.H283];&quot;,&quot;;[.I283];&quot;,&quot;;[.J283];&quot;,&quot;;[.K283];&quot;,&quot;;[.L283];&quot;,&quot;;[.M283];&quot;);&quot;)" office:value-type="string" office:string-value="INSERT INTO RESOURCE(id_resource, resource, url, description, comments, id_level, active,has_script,has_grammar,has_quiz,has_vocabulary, id_source) VALUES(283,'Travelling abroad','https://learnenglishteens.britishcouncil.org/skills/listening/elementary-a2-listening/travelling-abroad','Listen to the five airport announcements.',NULL,3,true,true,false,true,true,2);" calcext:value-type="string">
            <text:p>INSERT INTO RESOURCE(id_resource, resource, url, description, comments, id_level, active,has_script,has_grammar,has_quiz,has_vocabulary, id_source) VALUES(283,'Travelling abroad','https://learnenglishteens.britishcouncil.org/skills/listening/elementary-a2-listening/travelling-abroad','Listen to the five airport announcements.',NULL,3,true,true,false,true,true,2)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Using colours to do homework</text:p>
          </table:table-cell>
          <table:table-cell office:value-type="string" calcext:value-type="string">
            <text:p>https://learnenglishteens.britishcouncil.org/skills/listening/elementary-a2-listening/using-colours-do-homework</text:p>
          </table:table-cell>
          <table:table-cell office:value-type="string" calcext:value-type="string">
            <text:p>Listen to the presentation about using colours to organise homework.</text:p>
          </table:table-cell>
          <table:table-cell/>
          <table:table-cell table:formula="of:=IF([.E284]=&quot;&quot;;&quot;NULL&quot;;CONCATENATE(&quot;'&quot;;[.E28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4];&quot;,'&quot;;SUBSTITUTE([.B284];&quot;'&quot;;&quot;''&quot;);&quot;','&quot;;SUBSTITUTE([.C284];&quot;'&quot;;&quot;''&quot;);&quot;','&quot;;SUBSTITUTE([.D284];&quot;'&quot;;&quot;''&quot;);&quot;',&quot;;SUBSTITUTE([.F284];&quot;'&quot;;&quot;''&quot;);&quot;,&quot;;[.G284];&quot;,&quot;;[.H284];&quot;,&quot;;[.I284];&quot;,&quot;;[.J284];&quot;,&quot;;[.K284];&quot;,&quot;;[.L284];&quot;,&quot;;[.M284];&quot;);&quot;)" office:value-type="string" office:string-value="INSERT INTO RESOURCE(id_resource, resource, url, description, comments, id_level, active,has_script,has_grammar,has_quiz,has_vocabulary, id_source) VALUES(284,'Using colours to do homework','https://learnenglishteens.britishcouncil.org/skills/listening/elementary-a2-listening/using-colours-do-homework','Listen to the presentation about using colours to organise homework.',NULL,3,true,true,false,true,true,2);" calcext:value-type="string">
            <text:p>INSERT INTO RESOURCE(id_resource, resource, url, description, comments, id_level, active,has_script,has_grammar,has_quiz,has_vocabulary, id_source) VALUES(284,'Using colours to do homework','https://learnenglishteens.britishcouncil.org/skills/listening/elementary-a2-listening/using-colours-do-homework','Listen to the presentation about using colours to organise homework.',NULL,3,true,true,false,true,true,2)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Weather forecast</text:p>
          </table:table-cell>
          <table:table-cell office:value-type="string" calcext:value-type="string">
            <text:p>https://learnenglishteens.britishcouncil.org/skills/listening/elementary-a2-listening/weather-forecast</text:p>
          </table:table-cell>
          <table:table-cell office:value-type="string" calcext:value-type="string">
            <text:p>Listen to the weather forecast.</text:p>
          </table:table-cell>
          <table:table-cell/>
          <table:table-cell table:formula="of:=IF([.E285]=&quot;&quot;;&quot;NULL&quot;;CONCATENATE(&quot;'&quot;;[.E28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5];&quot;,'&quot;;SUBSTITUTE([.B285];&quot;'&quot;;&quot;''&quot;);&quot;','&quot;;SUBSTITUTE([.C285];&quot;'&quot;;&quot;''&quot;);&quot;','&quot;;SUBSTITUTE([.D285];&quot;'&quot;;&quot;''&quot;);&quot;',&quot;;SUBSTITUTE([.F285];&quot;'&quot;;&quot;''&quot;);&quot;,&quot;;[.G285];&quot;,&quot;;[.H285];&quot;,&quot;;[.I285];&quot;,&quot;;[.J285];&quot;,&quot;;[.K285];&quot;,&quot;;[.L285];&quot;,&quot;;[.M285];&quot;);&quot;)" office:value-type="string" office:string-value="INSERT INTO RESOURCE(id_resource, resource, url, description, comments, id_level, active,has_script,has_grammar,has_quiz,has_vocabulary, id_source) VALUES(285,'Weather forecast','https://learnenglishteens.britishcouncil.org/skills/listening/elementary-a2-listening/weather-forecast','Listen to the weather forecast.',NULL,3,true,true,false,true,true,2);" calcext:value-type="string">
            <text:p>INSERT INTO RESOURCE(id_resource, resource, url, description, comments, id_level, active,has_script,has_grammar,has_quiz,has_vocabulary, id_source) VALUES(285,'Weather forecast','https://learnenglishteens.britishcouncil.org/skills/listening/elementary-a2-listening/weather-forecast','Listen to the weather forecast.',NULL,3,true,true,false,true,true,2)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https://learnenglishteens.britishcouncil.org/skills/listening/elementary-a2-listening/work</text:p>
          </table:table-cell>
          <table:table-cell office:value-type="string" calcext:value-type="string">
            <text:p>Listen to five different people talking about their jobs.</text:p>
          </table:table-cell>
          <table:table-cell/>
          <table:table-cell table:formula="of:=IF([.E286]=&quot;&quot;;&quot;NULL&quot;;CONCATENATE(&quot;'&quot;;[.E28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6];&quot;,'&quot;;SUBSTITUTE([.B286];&quot;'&quot;;&quot;''&quot;);&quot;','&quot;;SUBSTITUTE([.C286];&quot;'&quot;;&quot;''&quot;);&quot;','&quot;;SUBSTITUTE([.D286];&quot;'&quot;;&quot;''&quot;);&quot;',&quot;;SUBSTITUTE([.F286];&quot;'&quot;;&quot;''&quot;);&quot;,&quot;;[.G286];&quot;,&quot;;[.H286];&quot;,&quot;;[.I286];&quot;,&quot;;[.J286];&quot;,&quot;;[.K286];&quot;,&quot;;[.L286];&quot;,&quot;;[.M286];&quot;);&quot;)" office:value-type="string" office:string-value="INSERT INTO RESOURCE(id_resource, resource, url, description, comments, id_level, active,has_script,has_grammar,has_quiz,has_vocabulary, id_source) VALUES(286,'Work','https://learnenglishteens.britishcouncil.org/skills/listening/elementary-a2-listening/work','Listen to five different people talking about their jobs.',NULL,3,true,true,false,true,true,2);" calcext:value-type="string">
            <text:p>INSERT INTO RESOURCE(id_resource, resource, url, description, comments, id_level, active,has_script,has_grammar,has_quiz,has_vocabulary, id_source) VALUES(286,'Work','https://learnenglishteens.britishcouncil.org/skills/listening/elementary-a2-listening/work','Listen to five different people talking about their jobs.',NULL,3,true,true,false,true,true,2)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dvice for exams</text:p>
          </table:table-cell>
          <table:table-cell office:value-type="string" calcext:value-type="string">
            <text:p>https://learnenglishteens.britishcouncil.org/skills/listening/intermediate-b1-listening/advice-exams</text:p>
          </table:table-cell>
          <table:table-cell office:value-type="string" calcext:value-type="string">
            <text:p>Listen to the teacher giving students advice for exams.</text:p>
          </table:table-cell>
          <table:table-cell/>
          <table:table-cell table:formula="of:=IF([.E287]=&quot;&quot;;&quot;NULL&quot;;CONCATENATE(&quot;'&quot;;[.E28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7];&quot;,'&quot;;SUBSTITUTE([.B287];&quot;'&quot;;&quot;''&quot;);&quot;','&quot;;SUBSTITUTE([.C287];&quot;'&quot;;&quot;''&quot;);&quot;','&quot;;SUBSTITUTE([.D287];&quot;'&quot;;&quot;''&quot;);&quot;',&quot;;SUBSTITUTE([.F287];&quot;'&quot;;&quot;''&quot;);&quot;,&quot;;[.G287];&quot;,&quot;;[.H287];&quot;,&quot;;[.I287];&quot;,&quot;;[.J287];&quot;,&quot;;[.K287];&quot;,&quot;;[.L287];&quot;,&quot;;[.M287];&quot;);&quot;)" office:value-type="string" office:string-value="INSERT INTO RESOURCE(id_resource, resource, url, description, comments, id_level, active,has_script,has_grammar,has_quiz,has_vocabulary, id_source) VALUES(287,'Advice for exams','https://learnenglishteens.britishcouncil.org/skills/listening/intermediate-b1-listening/advice-exams','Listen to the teacher giving students advice for exams.',NULL,5,true,true,false,true,true,2);" calcext:value-type="string">
            <text:p>INSERT INTO RESOURCE(id_resource, resource, url, description, comments, id_level, active,has_script,has_grammar,has_quiz,has_vocabulary, id_source) VALUES(287,'Advice for exams','https://learnenglishteens.britishcouncil.org/skills/listening/intermediate-b1-listening/advice-exams','Listen to the teacher giving students advice for exams.',NULL,5,true,true,false,true,true,2)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mazing facts</text:p>
          </table:table-cell>
          <table:table-cell office:value-type="string" calcext:value-type="string">
            <text:p>https://learnenglishteens.britishcouncil.org/skills/listening/intermediate-b1-listening/amazing-facts</text:p>
          </table:table-cell>
          <table:table-cell office:value-type="string" calcext:value-type="string">
            <text:p>Listen to the conversation about the human body.</text:p>
          </table:table-cell>
          <table:table-cell/>
          <table:table-cell table:formula="of:=IF([.E288]=&quot;&quot;;&quot;NULL&quot;;CONCATENATE(&quot;'&quot;;[.E28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8];&quot;,'&quot;;SUBSTITUTE([.B288];&quot;'&quot;;&quot;''&quot;);&quot;','&quot;;SUBSTITUTE([.C288];&quot;'&quot;;&quot;''&quot;);&quot;','&quot;;SUBSTITUTE([.D288];&quot;'&quot;;&quot;''&quot;);&quot;',&quot;;SUBSTITUTE([.F288];&quot;'&quot;;&quot;''&quot;);&quot;,&quot;;[.G288];&quot;,&quot;;[.H288];&quot;,&quot;;[.I288];&quot;,&quot;;[.J288];&quot;,&quot;;[.K288];&quot;,&quot;;[.L288];&quot;,&quot;;[.M288];&quot;);&quot;)" office:value-type="string" office:string-value="INSERT INTO RESOURCE(id_resource, resource, url, description, comments, id_level, active,has_script,has_grammar,has_quiz,has_vocabulary, id_source) VALUES(288,'Amazing facts','https://learnenglishteens.britishcouncil.org/skills/listening/intermediate-b1-listening/amazing-facts','Listen to the conversation about the human body.',NULL,5,true,true,false,true,true,2);" calcext:value-type="string">
            <text:p>INSERT INTO RESOURCE(id_resource, resource, url, description, comments, id_level, active,has_script,has_grammar,has_quiz,has_vocabulary, id_source) VALUES(288,'Amazing facts','https://learnenglishteens.britishcouncil.org/skills/listening/intermediate-b1-listening/amazing-facts','Listen to the conversation about the human body.',NULL,5,true,true,false,true,true,2)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elebrations</text:p>
          </table:table-cell>
          <table:table-cell office:value-type="string" calcext:value-type="string">
            <text:p>https://learnenglishteens.britishcouncil.org/skills/listening/intermediate-b1-listening/celebrations</text:p>
          </table:table-cell>
          <table:table-cell office:value-type="string" calcext:value-type="string">
            <text:p>Listen to the speakers.</text:p>
          </table:table-cell>
          <table:table-cell/>
          <table:table-cell table:formula="of:=IF([.E289]=&quot;&quot;;&quot;NULL&quot;;CONCATENATE(&quot;'&quot;;[.E28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89];&quot;,'&quot;;SUBSTITUTE([.B289];&quot;'&quot;;&quot;''&quot;);&quot;','&quot;;SUBSTITUTE([.C289];&quot;'&quot;;&quot;''&quot;);&quot;','&quot;;SUBSTITUTE([.D289];&quot;'&quot;;&quot;''&quot;);&quot;',&quot;;SUBSTITUTE([.F289];&quot;'&quot;;&quot;''&quot;);&quot;,&quot;;[.G289];&quot;,&quot;;[.H289];&quot;,&quot;;[.I289];&quot;,&quot;;[.J289];&quot;,&quot;;[.K289];&quot;,&quot;;[.L289];&quot;,&quot;;[.M289];&quot;);&quot;)" office:value-type="string" office:string-value="INSERT INTO RESOURCE(id_resource, resource, url, description, comments, id_level, active,has_script,has_grammar,has_quiz,has_vocabulary, id_source) VALUES(289,'Celebrations','https://learnenglishteens.britishcouncil.org/skills/listening/intermediate-b1-listening/celebrations','Listen to the speakers.',NULL,5,true,true,false,true,true,2);" calcext:value-type="string">
            <text:p>INSERT INTO RESOURCE(id_resource, resource, url, description, comments, id_level, active,has_script,has_grammar,has_quiz,has_vocabulary, id_source) VALUES(289,'Celebrations','https://learnenglishteens.britishcouncil.org/skills/listening/intermediate-b1-listening/celebrations','Listen to the speakers.',NULL,5,true,true,false,true,true,2)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ifficult situations</text:p>
          </table:table-cell>
          <table:table-cell office:value-type="string" calcext:value-type="string">
            <text:p>https://learnenglishteens.britishcouncil.org/skills/listening/intermediate-b1-listening/difficult-situations</text:p>
          </table:table-cell>
          <table:table-cell office:value-type="string" calcext:value-type="string">
            <text:p>Listen to the people discussing different problems.</text:p>
          </table:table-cell>
          <table:table-cell/>
          <table:table-cell table:formula="of:=IF([.E290]=&quot;&quot;;&quot;NULL&quot;;CONCATENATE(&quot;'&quot;;[.E29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0];&quot;,'&quot;;SUBSTITUTE([.B290];&quot;'&quot;;&quot;''&quot;);&quot;','&quot;;SUBSTITUTE([.C290];&quot;'&quot;;&quot;''&quot;);&quot;','&quot;;SUBSTITUTE([.D290];&quot;'&quot;;&quot;''&quot;);&quot;',&quot;;SUBSTITUTE([.F290];&quot;'&quot;;&quot;''&quot;);&quot;,&quot;;[.G290];&quot;,&quot;;[.H290];&quot;,&quot;;[.I290];&quot;,&quot;;[.J290];&quot;,&quot;;[.K290];&quot;,&quot;;[.L290];&quot;,&quot;;[.M290];&quot;);&quot;)" office:value-type="string" office:string-value="INSERT INTO RESOURCE(id_resource, resource, url, description, comments, id_level, active,has_script,has_grammar,has_quiz,has_vocabulary, id_source) VALUES(290,'Difficult situations','https://learnenglishteens.britishcouncil.org/skills/listening/intermediate-b1-listening/difficult-situations','Listen to the people discussing different problems.',NULL,5,true,true,false,true,true,2);" calcext:value-type="string">
            <text:p>INSERT INTO RESOURCE(id_resource, resource, url, description, comments, id_level, active,has_script,has_grammar,has_quiz,has_vocabulary, id_source) VALUES(290,'Difficult situations','https://learnenglishteens.britishcouncil.org/skills/listening/intermediate-b1-listening/difficult-situations','Listen to the people discussing different problems.',NULL,5,true,true,false,true,true,2)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avourite things</text:p>
          </table:table-cell>
          <table:table-cell office:value-type="string" calcext:value-type="string">
            <text:p>https://learnenglishteens.britishcouncil.org/skills/listening/intermediate-b1-listening/favourite-things</text:p>
          </table:table-cell>
          <table:table-cell office:value-type="string" calcext:value-type="string">
            <text:p>Listen to the speakers describing their favourite things.</text:p>
          </table:table-cell>
          <table:table-cell/>
          <table:table-cell table:formula="of:=IF([.E291]=&quot;&quot;;&quot;NULL&quot;;CONCATENATE(&quot;'&quot;;[.E29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1];&quot;,'&quot;;SUBSTITUTE([.B291];&quot;'&quot;;&quot;''&quot;);&quot;','&quot;;SUBSTITUTE([.C291];&quot;'&quot;;&quot;''&quot;);&quot;','&quot;;SUBSTITUTE([.D291];&quot;'&quot;;&quot;''&quot;);&quot;',&quot;;SUBSTITUTE([.F291];&quot;'&quot;;&quot;''&quot;);&quot;,&quot;;[.G291];&quot;,&quot;;[.H291];&quot;,&quot;;[.I291];&quot;,&quot;;[.J291];&quot;,&quot;;[.K291];&quot;,&quot;;[.L291];&quot;,&quot;;[.M291];&quot;);&quot;)" office:value-type="string" office:string-value="INSERT INTO RESOURCE(id_resource, resource, url, description, comments, id_level, active,has_script,has_grammar,has_quiz,has_vocabulary, id_source) VALUES(291,'Favourite things','https://learnenglishteens.britishcouncil.org/skills/listening/intermediate-b1-listening/favourite-things','Listen to the speakers describing their favourite things.',NULL,5,true,true,false,true,true,2);" calcext:value-type="string">
            <text:p>INSERT INTO RESOURCE(id_resource, resource, url, description, comments, id_level, active,has_script,has_grammar,has_quiz,has_vocabulary, id_source) VALUES(291,'Favourite things','https://learnenglishteens.britishcouncil.org/skills/listening/intermediate-b1-listening/favourite-things','Listen to the speakers describing their favourite things.',NULL,5,true,true,false,true,true,2)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mportant people</text:p>
          </table:table-cell>
          <table:table-cell office:value-type="string" calcext:value-type="string">
            <text:p>https://learnenglishteens.britishcouncil.org/skills/listening-skills-practice/important-people</text:p>
          </table:table-cell>
          <table:table-cell office:value-type="string" calcext:value-type="string">
            <text:p>Listen to the speakers talking about important people in their lives.</text:p>
          </table:table-cell>
          <table:table-cell/>
          <table:table-cell table:formula="of:=IF([.E292]=&quot;&quot;;&quot;NULL&quot;;CONCATENATE(&quot;'&quot;;[.E29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2];&quot;,'&quot;;SUBSTITUTE([.B292];&quot;'&quot;;&quot;''&quot;);&quot;','&quot;;SUBSTITUTE([.C292];&quot;'&quot;;&quot;''&quot;);&quot;','&quot;;SUBSTITUTE([.D292];&quot;'&quot;;&quot;''&quot;);&quot;',&quot;;SUBSTITUTE([.F292];&quot;'&quot;;&quot;''&quot;);&quot;,&quot;;[.G292];&quot;,&quot;;[.H292];&quot;,&quot;;[.I292];&quot;,&quot;;[.J292];&quot;,&quot;;[.K292];&quot;,&quot;;[.L292];&quot;,&quot;;[.M292];&quot;);&quot;)" office:value-type="string" office:string-value="INSERT INTO RESOURCE(id_resource, resource, url, description, comments, id_level, active,has_script,has_grammar,has_quiz,has_vocabulary, id_source) VALUES(292,'Important people','https://learnenglishteens.britishcouncil.org/skills/listening-skills-practice/important-people','Listen to the speakers talking about important people in their lives.',NULL,5,true,true,false,true,true,2);" calcext:value-type="string">
            <text:p>INSERT INTO RESOURCE(id_resource, resource, url, description, comments, id_level, active,has_script,has_grammar,has_quiz,has_vocabulary, id_source) VALUES(292,'Important people','https://learnenglishteens.britishcouncil.org/skills/listening-skills-practice/important-people','Listen to the speakers talking about important people in their lives.',NULL,5,true,true,false,true,true,2)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https://learnenglishteens.britishcouncil.org/skills/listening/intermediate-b1-listening/llamas</text:p>
          </table:table-cell>
          <table:table-cell office:value-type="string" calcext:value-type="string">
            <text:p>Listen to the zoo guide talking about the llamas.</text:p>
          </table:table-cell>
          <table:table-cell/>
          <table:table-cell table:formula="of:=IF([.E293]=&quot;&quot;;&quot;NULL&quot;;CONCATENATE(&quot;'&quot;;[.E29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3];&quot;,'&quot;;SUBSTITUTE([.B293];&quot;'&quot;;&quot;''&quot;);&quot;','&quot;;SUBSTITUTE([.C293];&quot;'&quot;;&quot;''&quot;);&quot;','&quot;;SUBSTITUTE([.D293];&quot;'&quot;;&quot;''&quot;);&quot;',&quot;;SUBSTITUTE([.F293];&quot;'&quot;;&quot;''&quot;);&quot;,&quot;;[.G293];&quot;,&quot;;[.H293];&quot;,&quot;;[.I293];&quot;,&quot;;[.J293];&quot;,&quot;;[.K293];&quot;,&quot;;[.L293];&quot;,&quot;;[.M293];&quot;);&quot;)" office:value-type="string" office:string-value="INSERT INTO RESOURCE(id_resource, resource, url, description, comments, id_level, active,has_script,has_grammar,has_quiz,has_vocabulary, id_source) VALUES(293,'Llamas','https://learnenglishteens.britishcouncil.org/skills/listening/intermediate-b1-listening/llamas','Listen to the zoo guide talking about the llamas.',NULL,5,true,true,false,true,true,2);" calcext:value-type="string">
            <text:p>INSERT INTO RESOURCE(id_resource, resource, url, description, comments, id_level, active,has_script,has_grammar,has_quiz,has_vocabulary, id_source) VALUES(293,'Llamas','https://learnenglishteens.britishcouncil.org/skills/listening/intermediate-b1-listening/llamas','Listen to the zoo guide talking about the llamas.',NULL,5,true,true,false,true,true,2)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y favourite film</text:p>
          </table:table-cell>
          <table:table-cell office:value-type="string" calcext:value-type="string">
            <text:p>https://learnenglishteens.britishcouncil.org/skills/listening/intermediate-b1-listening/my-favourite-film</text:p>
          </table:table-cell>
          <table:table-cell office:value-type="string" calcext:value-type="string">
            <text:p>Listen to the speakers talking about their favourite films.</text:p>
          </table:table-cell>
          <table:table-cell/>
          <table:table-cell table:formula="of:=IF([.E294]=&quot;&quot;;&quot;NULL&quot;;CONCATENATE(&quot;'&quot;;[.E29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4];&quot;,'&quot;;SUBSTITUTE([.B294];&quot;'&quot;;&quot;''&quot;);&quot;','&quot;;SUBSTITUTE([.C294];&quot;'&quot;;&quot;''&quot;);&quot;','&quot;;SUBSTITUTE([.D294];&quot;'&quot;;&quot;''&quot;);&quot;',&quot;;SUBSTITUTE([.F294];&quot;'&quot;;&quot;''&quot;);&quot;,&quot;;[.G294];&quot;,&quot;;[.H294];&quot;,&quot;;[.I294];&quot;,&quot;;[.J294];&quot;,&quot;;[.K294];&quot;,&quot;;[.L294];&quot;,&quot;;[.M294];&quot;);&quot;)" office:value-type="string" office:string-value="INSERT INTO RESOURCE(id_resource, resource, url, description, comments, id_level, active,has_script,has_grammar,has_quiz,has_vocabulary, id_source) VALUES(294,'My favourite film','https://learnenglishteens.britishcouncil.org/skills/listening/intermediate-b1-listening/my-favourite-film','Listen to the speakers talking about their favourite films.',NULL,5,true,true,false,true,true,2);" calcext:value-type="string">
            <text:p>INSERT INTO RESOURCE(id_resource, resource, url, description, comments, id_level, active,has_script,has_grammar,has_quiz,has_vocabulary, id_source) VALUES(294,'My favourite film','https://learnenglishteens.britishcouncil.org/skills/listening/intermediate-b1-listening/my-favourite-film','Listen to the speakers talking about their favourite films.',NULL,5,true,true,false,true,true,2)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rganising your time</text:p>
          </table:table-cell>
          <table:table-cell office:value-type="string" calcext:value-type="string">
            <text:p>https://learnenglishteens.britishcouncil.org/skills/listening/intermediate-b1-listening/organising-your-time</text:p>
          </table:table-cell>
          <table:table-cell office:value-type="string" calcext:value-type="string">
            <text:p>Listen to the radio interview about the Pomodoro Technique.</text:p>
          </table:table-cell>
          <table:table-cell/>
          <table:table-cell table:formula="of:=IF([.E295]=&quot;&quot;;&quot;NULL&quot;;CONCATENATE(&quot;'&quot;;[.E29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5];&quot;,'&quot;;SUBSTITUTE([.B295];&quot;'&quot;;&quot;''&quot;);&quot;','&quot;;SUBSTITUTE([.C295];&quot;'&quot;;&quot;''&quot;);&quot;','&quot;;SUBSTITUTE([.D295];&quot;'&quot;;&quot;''&quot;);&quot;',&quot;;SUBSTITUTE([.F295];&quot;'&quot;;&quot;''&quot;);&quot;,&quot;;[.G295];&quot;,&quot;;[.H295];&quot;,&quot;;[.I295];&quot;,&quot;;[.J295];&quot;,&quot;;[.K295];&quot;,&quot;;[.L295];&quot;,&quot;;[.M295];&quot;);&quot;)" office:value-type="string" office:string-value="INSERT INTO RESOURCE(id_resource, resource, url, description, comments, id_level, active,has_script,has_grammar,has_quiz,has_vocabulary, id_source) VALUES(295,'Organising your time','https://learnenglishteens.britishcouncil.org/skills/listening/intermediate-b1-listening/organising-your-time','Listen to the radio interview about the Pomodoro Technique.',NULL,5,true,true,false,true,true,2);" calcext:value-type="string">
            <text:p>INSERT INTO RESOURCE(id_resource, resource, url, description, comments, id_level, active,has_script,has_grammar,has_quiz,has_vocabulary, id_source) VALUES(295,'Organising your time','https://learnenglishteens.britishcouncil.org/skills/listening/intermediate-b1-listening/organising-your-time','Listen to the radio interview about the Pomodoro Technique.',NULL,5,true,true,false,true,true,2)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ports centres</text:p>
          </table:table-cell>
          <table:table-cell office:value-type="string" calcext:value-type="string">
            <text:p>https://learnenglishteens.britishcouncil.org/skills/listening/intermediate-b1-listening/sports-centres</text:p>
          </table:table-cell>
          <table:table-cell office:value-type="string" calcext:value-type="string">
            <text:p>Listen to the people introducing two different sports centres.</text:p>
          </table:table-cell>
          <table:table-cell/>
          <table:table-cell table:formula="of:=IF([.E296]=&quot;&quot;;&quot;NULL&quot;;CONCATENATE(&quot;'&quot;;[.E29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6];&quot;,'&quot;;SUBSTITUTE([.B296];&quot;'&quot;;&quot;''&quot;);&quot;','&quot;;SUBSTITUTE([.C296];&quot;'&quot;;&quot;''&quot;);&quot;','&quot;;SUBSTITUTE([.D296];&quot;'&quot;;&quot;''&quot;);&quot;',&quot;;SUBSTITUTE([.F296];&quot;'&quot;;&quot;''&quot;);&quot;,&quot;;[.G296];&quot;,&quot;;[.H296];&quot;,&quot;;[.I296];&quot;,&quot;;[.J296];&quot;,&quot;;[.K296];&quot;,&quot;;[.L296];&quot;,&quot;;[.M296];&quot;);&quot;)" office:value-type="string" office:string-value="INSERT INTO RESOURCE(id_resource, resource, url, description, comments, id_level, active,has_script,has_grammar,has_quiz,has_vocabulary, id_source) VALUES(296,'Sports centres','https://learnenglishteens.britishcouncil.org/skills/listening/intermediate-b1-listening/sports-centres','Listen to the people introducing two different sports centres.',NULL,5,true,true,false,true,true,2);" calcext:value-type="string">
            <text:p>INSERT INTO RESOURCE(id_resource, resource, url, description, comments, id_level, active,has_script,has_grammar,has_quiz,has_vocabulary, id_source) VALUES(296,'Sports centres','https://learnenglishteens.britishcouncil.org/skills/listening/intermediate-b1-listening/sports-centres','Listen to the people introducing two different sports centres.',NULL,5,true,true,false,true,true,2)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he weekend</text:p>
          </table:table-cell>
          <table:table-cell office:value-type="string" calcext:value-type="string">
            <text:p>https://learnenglishteens.britishcouncil.org/skills/listening/intermediate-b1-listening/weekend</text:p>
          </table:table-cell>
          <table:table-cell office:value-type="string" calcext:value-type="string">
            <text:p>Listen to the conversation about plans for the weekend.</text:p>
          </table:table-cell>
          <table:table-cell/>
          <table:table-cell table:formula="of:=IF([.E297]=&quot;&quot;;&quot;NULL&quot;;CONCATENATE(&quot;'&quot;;[.E29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7];&quot;,'&quot;;SUBSTITUTE([.B297];&quot;'&quot;;&quot;''&quot;);&quot;','&quot;;SUBSTITUTE([.C297];&quot;'&quot;;&quot;''&quot;);&quot;','&quot;;SUBSTITUTE([.D297];&quot;'&quot;;&quot;''&quot;);&quot;',&quot;;SUBSTITUTE([.F297];&quot;'&quot;;&quot;''&quot;);&quot;,&quot;;[.G297];&quot;,&quot;;[.H297];&quot;,&quot;;[.I297];&quot;,&quot;;[.J297];&quot;,&quot;;[.K297];&quot;,&quot;;[.L297];&quot;,&quot;;[.M297];&quot;);&quot;)" office:value-type="string" office:string-value="INSERT INTO RESOURCE(id_resource, resource, url, description, comments, id_level, active,has_script,has_grammar,has_quiz,has_vocabulary, id_source) VALUES(297,'The weekend','https://learnenglishteens.britishcouncil.org/skills/listening/intermediate-b1-listening/weekend','Listen to the conversation about plans for the weekend.',NULL,5,true,true,false,true,true,2);" calcext:value-type="string">
            <text:p>INSERT INTO RESOURCE(id_resource, resource, url, description, comments, id_level, active,has_script,has_grammar,has_quiz,has_vocabulary, id_source) VALUES(297,'The weekend','https://learnenglishteens.britishcouncil.org/skills/listening/intermediate-b1-listening/weekend','Listen to the conversation about plans for the weekend.',NULL,5,true,true,false,true,true,2)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heme parks</text:p>
          </table:table-cell>
          <table:table-cell office:value-type="string" calcext:value-type="string">
            <text:p>https://learnenglishteens.britishcouncil.org/skills/listening/intermediate-b1-listening/theme-parks</text:p>
          </table:table-cell>
          <table:table-cell office:value-type="string" calcext:value-type="string">
            <text:p>Listen to the radio interview about theme parks.</text:p>
          </table:table-cell>
          <table:table-cell/>
          <table:table-cell table:formula="of:=IF([.E298]=&quot;&quot;;&quot;NULL&quot;;CONCATENATE(&quot;'&quot;;[.E29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8];&quot;,'&quot;;SUBSTITUTE([.B298];&quot;'&quot;;&quot;''&quot;);&quot;','&quot;;SUBSTITUTE([.C298];&quot;'&quot;;&quot;''&quot;);&quot;','&quot;;SUBSTITUTE([.D298];&quot;'&quot;;&quot;''&quot;);&quot;',&quot;;SUBSTITUTE([.F298];&quot;'&quot;;&quot;''&quot;);&quot;,&quot;;[.G298];&quot;,&quot;;[.H298];&quot;,&quot;;[.I298];&quot;,&quot;;[.J298];&quot;,&quot;;[.K298];&quot;,&quot;;[.L298];&quot;,&quot;;[.M298];&quot;);&quot;)" office:value-type="string" office:string-value="INSERT INTO RESOURCE(id_resource, resource, url, description, comments, id_level, active,has_script,has_grammar,has_quiz,has_vocabulary, id_source) VALUES(298,'Theme parks','https://learnenglishteens.britishcouncil.org/skills/listening/intermediate-b1-listening/theme-parks','Listen to the radio interview about theme parks.',NULL,5,true,true,false,true,true,2);" calcext:value-type="string">
            <text:p>INSERT INTO RESOURCE(id_resource, resource, url, description, comments, id_level, active,has_script,has_grammar,has_quiz,has_vocabulary, id_source) VALUES(298,'Theme parks','https://learnenglishteens.britishcouncil.org/skills/listening/intermediate-b1-listening/theme-parks','Listen to the radio interview about theme parks.',NULL,5,true,true,false,true,true,2)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oy bands</text:p>
          </table:table-cell>
          <table:table-cell office:value-type="string" calcext:value-type="string">
            <text:p>https://learnenglishteens.britishcouncil.org/skills/listening/upper-intermediate-b2-listening/boy-bands</text:p>
          </table:table-cell>
          <table:table-cell office:value-type="string" calcext:value-type="string">
            <text:p>Listen to the radio interview about boy bands.</text:p>
          </table:table-cell>
          <table:table-cell/>
          <table:table-cell table:formula="of:=IF([.E299]=&quot;&quot;;&quot;NULL&quot;;CONCATENATE(&quot;'&quot;;[.E29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299];&quot;,'&quot;;SUBSTITUTE([.B299];&quot;'&quot;;&quot;''&quot;);&quot;','&quot;;SUBSTITUTE([.C299];&quot;'&quot;;&quot;''&quot;);&quot;','&quot;;SUBSTITUTE([.D299];&quot;'&quot;;&quot;''&quot;);&quot;',&quot;;SUBSTITUTE([.F299];&quot;'&quot;;&quot;''&quot;);&quot;,&quot;;[.G299];&quot;,&quot;;[.H299];&quot;,&quot;;[.I299];&quot;,&quot;;[.J299];&quot;,&quot;;[.K299];&quot;,&quot;;[.L299];&quot;,&quot;;[.M299];&quot;);&quot;)" office:value-type="string" office:string-value="INSERT INTO RESOURCE(id_resource, resource, url, description, comments, id_level, active,has_script,has_grammar,has_quiz,has_vocabulary, id_source) VALUES(299,'Boy bands','https://learnenglishteens.britishcouncil.org/skills/listening/upper-intermediate-b2-listening/boy-bands','Listen to the radio interview about boy bands.',NULL,6,true,true,false,true,true,2);" calcext:value-type="string">
            <text:p>INSERT INTO RESOURCE(id_resource, resource, url, description, comments, id_level, active,has_script,has_grammar,has_quiz,has_vocabulary, id_source) VALUES(299,'Boy bands','https://learnenglishteens.britishcouncil.org/skills/listening/upper-intermediate-b2-listening/boy-bands','Listen to the radio interview about boy bands.',NULL,6,true,true,false,true,true,2)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gh-achieving teenagers</text:p>
          </table:table-cell>
          <table:table-cell office:value-type="string" calcext:value-type="string">
            <text:p>https://learnenglishteens.britishcouncil.org/skills/listening/upper-intermediate-b2-listening/high-achieving-teenagers</text:p>
          </table:table-cell>
          <table:table-cell office:value-type="string" calcext:value-type="string">
            <text:p>Listen to the radio interview about high-achieving teenagers.</text:p>
          </table:table-cell>
          <table:table-cell/>
          <table:table-cell table:formula="of:=IF([.E300]=&quot;&quot;;&quot;NULL&quot;;CONCATENATE(&quot;'&quot;;[.E30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0];&quot;,'&quot;;SUBSTITUTE([.B300];&quot;'&quot;;&quot;''&quot;);&quot;','&quot;;SUBSTITUTE([.C300];&quot;'&quot;;&quot;''&quot;);&quot;','&quot;;SUBSTITUTE([.D300];&quot;'&quot;;&quot;''&quot;);&quot;',&quot;;SUBSTITUTE([.F300];&quot;'&quot;;&quot;''&quot;);&quot;,&quot;;[.G300];&quot;,&quot;;[.H300];&quot;,&quot;;[.I300];&quot;,&quot;;[.J300];&quot;,&quot;;[.K300];&quot;,&quot;;[.L300];&quot;,&quot;;[.M300];&quot;);&quot;)" office:value-type="string" office:string-value="INSERT INTO RESOURCE(id_resource, resource, url, description, comments, id_level, active,has_script,has_grammar,has_quiz,has_vocabulary, id_source) VALUES(300,'High-achieving teenagers','https://learnenglishteens.britishcouncil.org/skills/listening/upper-intermediate-b2-listening/high-achieving-teenagers','Listen to the radio interview about high-achieving teenagers.',NULL,6,true,true,false,true,true,2);" calcext:value-type="string">
            <text:p>INSERT INTO RESOURCE(id_resource, resource, url, description, comments, id_level, active,has_script,has_grammar,has_quiz,has_vocabulary, id_source) VALUES(300,'High-achieving teenagers','https://learnenglishteens.britishcouncil.org/skills/listening/upper-intermediate-b2-listening/high-achieving-teenagers','Listen to the radio interview about high-achieving teenagers.',NULL,6,true,true,false,true,true,2)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ow to improve your memory</text:p>
          </table:table-cell>
          <table:table-cell office:value-type="string" calcext:value-type="string">
            <text:p>https://learnenglishteens.britishcouncil.org/skills/listening/upper-intermediate-b2-listening/how-improve-your-memory</text:p>
          </table:table-cell>
          <table:table-cell office:value-type="string" calcext:value-type="string">
            <text:p>Listen to the radio interview about improving your memory.</text:p>
          </table:table-cell>
          <table:table-cell/>
          <table:table-cell table:formula="of:=IF([.E301]=&quot;&quot;;&quot;NULL&quot;;CONCATENATE(&quot;'&quot;;[.E30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1];&quot;,'&quot;;SUBSTITUTE([.B301];&quot;'&quot;;&quot;''&quot;);&quot;','&quot;;SUBSTITUTE([.C301];&quot;'&quot;;&quot;''&quot;);&quot;','&quot;;SUBSTITUTE([.D301];&quot;'&quot;;&quot;''&quot;);&quot;',&quot;;SUBSTITUTE([.F301];&quot;'&quot;;&quot;''&quot;);&quot;,&quot;;[.G301];&quot;,&quot;;[.H301];&quot;,&quot;;[.I301];&quot;,&quot;;[.J301];&quot;,&quot;;[.K301];&quot;,&quot;;[.L301];&quot;,&quot;;[.M301];&quot;);&quot;)" office:value-type="string" office:string-value="INSERT INTO RESOURCE(id_resource, resource, url, description, comments, id_level, active,has_script,has_grammar,has_quiz,has_vocabulary, id_source) VALUES(301,'How to improve your memory','https://learnenglishteens.britishcouncil.org/skills/listening/upper-intermediate-b2-listening/how-improve-your-memory','Listen to the radio interview about improving your memory.',NULL,6,true,true,false,true,true,2);" calcext:value-type="string">
            <text:p>INSERT INTO RESOURCE(id_resource, resource, url, description, comments, id_level, active,has_script,has_grammar,has_quiz,has_vocabulary, id_source) VALUES(301,'How to improve your memory','https://learnenglishteens.britishcouncil.org/skills/listening/upper-intermediate-b2-listening/how-improve-your-memory','Listen to the radio interview about improving your memory.',NULL,6,true,true,false,true,true,2)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How to study</text:p>
          </table:table-cell>
          <table:table-cell office:value-type="string" calcext:value-type="string">
            <text:p>https://learnenglishteens.britishcouncil.org/skills/listening/upper-intermediate-b2-listening/how-study</text:p>
          </table:table-cell>
          <table:table-cell office:value-type="string" calcext:value-type="string">
            <text:p>Listen to the school assembly about how to study.</text:p>
          </table:table-cell>
          <table:table-cell/>
          <table:table-cell table:formula="of:=IF([.E302]=&quot;&quot;;&quot;NULL&quot;;CONCATENATE(&quot;'&quot;;[.E30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2];&quot;,'&quot;;SUBSTITUTE([.B302];&quot;'&quot;;&quot;''&quot;);&quot;','&quot;;SUBSTITUTE([.C302];&quot;'&quot;;&quot;''&quot;);&quot;','&quot;;SUBSTITUTE([.D302];&quot;'&quot;;&quot;''&quot;);&quot;',&quot;;SUBSTITUTE([.F302];&quot;'&quot;;&quot;''&quot;);&quot;,&quot;;[.G302];&quot;,&quot;;[.H302];&quot;,&quot;;[.I302];&quot;,&quot;;[.J302];&quot;,&quot;;[.K302];&quot;,&quot;;[.L302];&quot;,&quot;;[.M302];&quot;);&quot;)" office:value-type="string" office:string-value="INSERT INTO RESOURCE(id_resource, resource, url, description, comments, id_level, active,has_script,has_grammar,has_quiz,has_vocabulary, id_source) VALUES(302,'How to study','https://learnenglishteens.britishcouncil.org/skills/listening/upper-intermediate-b2-listening/how-study','Listen to the school assembly about how to study.',NULL,6,true,true,false,true,true,2);" calcext:value-type="string">
            <text:p>INSERT INTO RESOURCE(id_resource, resource, url, description, comments, id_level, active,has_script,has_grammar,has_quiz,has_vocabulary, id_source) VALUES(302,'How to study','https://learnenglishteens.britishcouncil.org/skills/listening/upper-intermediate-b2-listening/how-study','Listen to the school assembly about how to study.',NULL,6,true,true,false,true,true,2)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https://learnenglishteens.britishcouncil.org/skills/listening/upper-intermediate-b2-listening/my-hero</text:p>
          </table:table-cell>
          <table:table-cell office:value-type="string" calcext:value-type="string">
            <text:p>Listen to the speakers talking about their heroes.</text:p>
          </table:table-cell>
          <table:table-cell/>
          <table:table-cell table:formula="of:=IF([.E303]=&quot;&quot;;&quot;NULL&quot;;CONCATENATE(&quot;'&quot;;[.E30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3];&quot;,'&quot;;SUBSTITUTE([.B303];&quot;'&quot;;&quot;''&quot;);&quot;','&quot;;SUBSTITUTE([.C303];&quot;'&quot;;&quot;''&quot;);&quot;','&quot;;SUBSTITUTE([.D303];&quot;'&quot;;&quot;''&quot;);&quot;',&quot;;SUBSTITUTE([.F303];&quot;'&quot;;&quot;''&quot;);&quot;,&quot;;[.G303];&quot;,&quot;;[.H303];&quot;,&quot;;[.I303];&quot;,&quot;;[.J303];&quot;,&quot;;[.K303];&quot;,&quot;;[.L303];&quot;,&quot;;[.M303];&quot;);&quot;)" office:value-type="string" office:string-value="INSERT INTO RESOURCE(id_resource, resource, url, description, comments, id_level, active,has_script,has_grammar,has_quiz,has_vocabulary, id_source) VALUES(303,'My hero','https://learnenglishteens.britishcouncil.org/skills/listening/upper-intermediate-b2-listening/my-hero','Listen to the speakers talking about their heroes.',NULL,6,true,true,false,true,true,2);" calcext:value-type="string">
            <text:p>INSERT INTO RESOURCE(id_resource, resource, url, description, comments, id_level, active,has_script,has_grammar,has_quiz,has_vocabulary, id_source) VALUES(303,'My hero','https://learnenglishteens.britishcouncil.org/skills/listening/upper-intermediate-b2-listening/my-hero','Listen to the speakers talking about their heroes.',NULL,6,true,true,false,true,true,2)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ew inventions</text:p>
          </table:table-cell>
          <table:table-cell office:value-type="string" calcext:value-type="string">
            <text:p>https://learnenglishteens.britishcouncil.org/new-inventions</text:p>
          </table:table-cell>
          <table:table-cell office:value-type="string" calcext:value-type="string">
            <text:p>Listen to the radio programme.</text:p>
          </table:table-cell>
          <table:table-cell/>
          <table:table-cell table:formula="of:=IF([.E304]=&quot;&quot;;&quot;NULL&quot;;CONCATENATE(&quot;'&quot;;[.E30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4];&quot;,'&quot;;SUBSTITUTE([.B304];&quot;'&quot;;&quot;''&quot;);&quot;','&quot;;SUBSTITUTE([.C304];&quot;'&quot;;&quot;''&quot;);&quot;','&quot;;SUBSTITUTE([.D304];&quot;'&quot;;&quot;''&quot;);&quot;',&quot;;SUBSTITUTE([.F304];&quot;'&quot;;&quot;''&quot;);&quot;,&quot;;[.G304];&quot;,&quot;;[.H304];&quot;,&quot;;[.I304];&quot;,&quot;;[.J304];&quot;,&quot;;[.K304];&quot;,&quot;;[.L304];&quot;,&quot;;[.M304];&quot;);&quot;)" office:value-type="string" office:string-value="INSERT INTO RESOURCE(id_resource, resource, url, description, comments, id_level, active,has_script,has_grammar,has_quiz,has_vocabulary, id_source) VALUES(304,'New inventions','https://learnenglishteens.britishcouncil.org/new-inventions','Listen to the radio programme.',NULL,6,true,true,false,true,true,2);" calcext:value-type="string">
            <text:p>INSERT INTO RESOURCE(id_resource, resource, url, description, comments, id_level, active,has_script,has_grammar,has_quiz,has_vocabulary, id_source) VALUES(304,'New inventions','https://learnenglishteens.britishcouncil.org/new-inventions','Listen to the radio programme.',NULL,6,true,true,false,true,true,2)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ports interviews</text:p>
          </table:table-cell>
          <table:table-cell office:value-type="string" calcext:value-type="string">
            <text:p>https://learnenglishteens.britishcouncil.org/skills/listening/upper-intermediate-b2-listening/sports-interviews</text:p>
          </table:table-cell>
          <table:table-cell office:value-type="string" calcext:value-type="string">
            <text:p>Listen to the radio interview.</text:p>
          </table:table-cell>
          <table:table-cell/>
          <table:table-cell table:formula="of:=IF([.E305]=&quot;&quot;;&quot;NULL&quot;;CONCATENATE(&quot;'&quot;;[.E30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5];&quot;,'&quot;;SUBSTITUTE([.B305];&quot;'&quot;;&quot;''&quot;);&quot;','&quot;;SUBSTITUTE([.C305];&quot;'&quot;;&quot;''&quot;);&quot;','&quot;;SUBSTITUTE([.D305];&quot;'&quot;;&quot;''&quot;);&quot;',&quot;;SUBSTITUTE([.F305];&quot;'&quot;;&quot;''&quot;);&quot;,&quot;;[.G305];&quot;,&quot;;[.H305];&quot;,&quot;;[.I305];&quot;,&quot;;[.J305];&quot;,&quot;;[.K305];&quot;,&quot;;[.L305];&quot;,&quot;;[.M305];&quot;);&quot;)" office:value-type="string" office:string-value="INSERT INTO RESOURCE(id_resource, resource, url, description, comments, id_level, active,has_script,has_grammar,has_quiz,has_vocabulary, id_source) VALUES(305,'Sports interviews','https://learnenglishteens.britishcouncil.org/skills/listening/upper-intermediate-b2-listening/sports-interviews','Listen to the radio interview.',NULL,6,true,true,false,true,true,2);" calcext:value-type="string">
            <text:p>INSERT INTO RESOURCE(id_resource, resource, url, description, comments, id_level, active,has_script,has_grammar,has_quiz,has_vocabulary, id_source) VALUES(305,'Sports interviews','https://learnenglishteens.britishcouncil.org/skills/listening/upper-intermediate-b2-listening/sports-interviews','Listen to the radio interview.',NULL,6,true,true,false,true,true,2)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 best job in the world</text:p>
          </table:table-cell>
          <table:table-cell office:value-type="string" calcext:value-type="string">
            <text:p>https://learnenglishteens.britishcouncil.org/skills/listening/upper-intermediate-b2-listening/best-job-world</text:p>
          </table:table-cell>
          <table:table-cell office:value-type="string" calcext:value-type="string">
            <text:p>Listen to the information about the 'best job in the world' competition.</text:p>
          </table:table-cell>
          <table:table-cell/>
          <table:table-cell table:formula="of:=IF([.E306]=&quot;&quot;;&quot;NULL&quot;;CONCATENATE(&quot;'&quot;;[.E30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6];&quot;,'&quot;;SUBSTITUTE([.B306];&quot;'&quot;;&quot;''&quot;);&quot;','&quot;;SUBSTITUTE([.C306];&quot;'&quot;;&quot;''&quot;);&quot;','&quot;;SUBSTITUTE([.D306];&quot;'&quot;;&quot;''&quot;);&quot;',&quot;;SUBSTITUTE([.F306];&quot;'&quot;;&quot;''&quot;);&quot;,&quot;;[.G306];&quot;,&quot;;[.H306];&quot;,&quot;;[.I306];&quot;,&quot;;[.J306];&quot;,&quot;;[.K306];&quot;,&quot;;[.L306];&quot;,&quot;;[.M306];&quot;);&quot;)" office:value-type="string" office:string-value="INSERT INTO RESOURCE(id_resource, resource, url, description, comments, id_level, active,has_script,has_grammar,has_quiz,has_vocabulary, id_source) VALUES(306,'The best job in the world','https://learnenglishteens.britishcouncil.org/skills/listening/upper-intermediate-b2-listening/best-job-world','Listen to the information about the ''best job in the world'' competition.',NULL,6,true,true,false,true,true,2);" calcext:value-type="string">
            <text:p>INSERT INTO RESOURCE(id_resource, resource, url, description, comments, id_level, active,has_script,has_grammar,has_quiz,has_vocabulary, id_source) VALUES(306,'The best job in the world','https://learnenglishteens.britishcouncil.org/skills/listening/upper-intermediate-b2-listening/best-job-world','Listen to the information about the ''best job in the world'' competition.',NULL,6,true,true,false,true,true,2)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he Filter Bubble - part one</text:p>
          </table:table-cell>
          <table:table-cell office:value-type="string" calcext:value-type="string">
            <text:p>https://learnenglishteens.britishcouncil.org/skills/listening/upper-intermediate-b2-listening/filter-bubble-part-one</text:p>
          </table:table-cell>
          <table:table-cell office:value-type="string" calcext:value-type="string">
            <text:p>Listen to the speaker talking about a book called The Filter Bubble.</text:p>
          </table:table-cell>
          <table:table-cell/>
          <table:table-cell table:formula="of:=IF([.E307]=&quot;&quot;;&quot;NULL&quot;;CONCATENATE(&quot;'&quot;;[.E30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7];&quot;,'&quot;;SUBSTITUTE([.B307];&quot;'&quot;;&quot;''&quot;);&quot;','&quot;;SUBSTITUTE([.C307];&quot;'&quot;;&quot;''&quot;);&quot;','&quot;;SUBSTITUTE([.D307];&quot;'&quot;;&quot;''&quot;);&quot;',&quot;;SUBSTITUTE([.F307];&quot;'&quot;;&quot;''&quot;);&quot;,&quot;;[.G307];&quot;,&quot;;[.H307];&quot;,&quot;;[.I307];&quot;,&quot;;[.J307];&quot;,&quot;;[.K307];&quot;,&quot;;[.L307];&quot;,&quot;;[.M307];&quot;);&quot;)" office:value-type="string" office:string-value="INSERT INTO RESOURCE(id_resource, resource, url, description, comments, id_level, active,has_script,has_grammar,has_quiz,has_vocabulary, id_source) VALUES(307,'The Filter Bubble - part one','https://learnenglishteens.britishcouncil.org/skills/listening/upper-intermediate-b2-listening/filter-bubble-part-one','Listen to the speaker talking about a book called The Filter Bubble.',NULL,6,true,true,false,true,true,2);" calcext:value-type="string">
            <text:p>INSERT INTO RESOURCE(id_resource, resource, url, description, comments, id_level, active,has_script,has_grammar,has_quiz,has_vocabulary, id_source) VALUES(307,'The Filter Bubble - part one','https://learnenglishteens.britishcouncil.org/skills/listening/upper-intermediate-b2-listening/filter-bubble-part-one','Listen to the speaker talking about a book called The Filter Bubble.',NULL,6,true,true,false,true,true,2)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he Filter Bubble - part two</text:p>
          </table:table-cell>
          <table:table-cell office:value-type="string" calcext:value-type="string">
            <text:p>https://learnenglishteens.britishcouncil.org/skills/listening/upper-intermediate-b2-listening/filter-bubble-part-two</text:p>
          </table:table-cell>
          <table:table-cell office:value-type="string" calcext:value-type="string">
            <text:p>Listen to the speaker continue talking about a book called The Filter Bubble.</text:p>
          </table:table-cell>
          <table:table-cell/>
          <table:table-cell table:formula="of:=IF([.E308]=&quot;&quot;;&quot;NULL&quot;;CONCATENATE(&quot;'&quot;;[.E30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8];&quot;,'&quot;;SUBSTITUTE([.B308];&quot;'&quot;;&quot;''&quot;);&quot;','&quot;;SUBSTITUTE([.C308];&quot;'&quot;;&quot;''&quot;);&quot;','&quot;;SUBSTITUTE([.D308];&quot;'&quot;;&quot;''&quot;);&quot;',&quot;;SUBSTITUTE([.F308];&quot;'&quot;;&quot;''&quot;);&quot;,&quot;;[.G308];&quot;,&quot;;[.H308];&quot;,&quot;;[.I308];&quot;,&quot;;[.J308];&quot;,&quot;;[.K308];&quot;,&quot;;[.L308];&quot;,&quot;;[.M308];&quot;);&quot;)" office:value-type="string" office:string-value="INSERT INTO RESOURCE(id_resource, resource, url, description, comments, id_level, active,has_script,has_grammar,has_quiz,has_vocabulary, id_source) VALUES(308,'The Filter Bubble - part two','https://learnenglishteens.britishcouncil.org/skills/listening/upper-intermediate-b2-listening/filter-bubble-part-two','Listen to the speaker continue talking about a book called The Filter Bubble.',NULL,6,true,true,false,true,true,2);" calcext:value-type="string">
            <text:p>INSERT INTO RESOURCE(id_resource, resource, url, description, comments, id_level, active,has_script,has_grammar,has_quiz,has_vocabulary, id_source) VALUES(308,'The Filter Bubble - part two','https://learnenglishteens.britishcouncil.org/skills/listening/upper-intermediate-b2-listening/filter-bubble-part-two','Listen to the speaker continue talking about a book called The Filter Bubble.',NULL,6,true,true,false,true,true,2)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he Maasai and the lions</text:p>
          </table:table-cell>
          <table:table-cell office:value-type="string" calcext:value-type="string">
            <text:p>https://learnenglishteens.britishcouncil.org/skills/listening/upper-intermediate-b2-listening/maasai-lions</text:p>
          </table:table-cell>
          <table:table-cell office:value-type="string" calcext:value-type="string">
            <text:p>Listen to the speaker talking about the Maasai and the lions.</text:p>
          </table:table-cell>
          <table:table-cell/>
          <table:table-cell table:formula="of:=IF([.E309]=&quot;&quot;;&quot;NULL&quot;;CONCATENATE(&quot;'&quot;;[.E30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09];&quot;,'&quot;;SUBSTITUTE([.B309];&quot;'&quot;;&quot;''&quot;);&quot;','&quot;;SUBSTITUTE([.C309];&quot;'&quot;;&quot;''&quot;);&quot;','&quot;;SUBSTITUTE([.D309];&quot;'&quot;;&quot;''&quot;);&quot;',&quot;;SUBSTITUTE([.F309];&quot;'&quot;;&quot;''&quot;);&quot;,&quot;;[.G309];&quot;,&quot;;[.H309];&quot;,&quot;;[.I309];&quot;,&quot;;[.J309];&quot;,&quot;;[.K309];&quot;,&quot;;[.L309];&quot;,&quot;;[.M309];&quot;);&quot;)" office:value-type="string" office:string-value="INSERT INTO RESOURCE(id_resource, resource, url, description, comments, id_level, active,has_script,has_grammar,has_quiz,has_vocabulary, id_source) VALUES(309,'The Maasai and the lions','https://learnenglishteens.britishcouncil.org/skills/listening/upper-intermediate-b2-listening/maasai-lions','Listen to the speaker talking about the Maasai and the lions.',NULL,6,true,true,false,true,true,2);" calcext:value-type="string">
            <text:p>INSERT INTO RESOURCE(id_resource, resource, url, description, comments, id_level, active,has_script,has_grammar,has_quiz,has_vocabulary, id_source) VALUES(309,'The Maasai and the lions','https://learnenglishteens.britishcouncil.org/skills/listening/upper-intermediate-b2-listening/maasai-lions','Listen to the speaker talking about the Maasai and the lions.',NULL,6,true,true,false,true,true,2)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Unusual British festivals</text:p>
          </table:table-cell>
          <table:table-cell office:value-type="string" calcext:value-type="string">
            <text:p>https://learnenglishteens.britishcouncil.org/skills/listening/upper-intermediate-b2-listening/unusual-british-festivals</text:p>
          </table:table-cell>
          <table:table-cell office:value-type="string" calcext:value-type="string">
            <text:p>Listen to the presentation about unusual British festivals.</text:p>
          </table:table-cell>
          <table:table-cell/>
          <table:table-cell table:formula="of:=IF([.E310]=&quot;&quot;;&quot;NULL&quot;;CONCATENATE(&quot;'&quot;;[.E31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0];&quot;,'&quot;;SUBSTITUTE([.B310];&quot;'&quot;;&quot;''&quot;);&quot;','&quot;;SUBSTITUTE([.C310];&quot;'&quot;;&quot;''&quot;);&quot;','&quot;;SUBSTITUTE([.D310];&quot;'&quot;;&quot;''&quot;);&quot;',&quot;;SUBSTITUTE([.F310];&quot;'&quot;;&quot;''&quot;);&quot;,&quot;;[.G310];&quot;,&quot;;[.H310];&quot;,&quot;;[.I310];&quot;,&quot;;[.J310];&quot;,&quot;;[.K310];&quot;,&quot;;[.L310];&quot;,&quot;;[.M310];&quot;);&quot;)" office:value-type="string" office:string-value="INSERT INTO RESOURCE(id_resource, resource, url, description, comments, id_level, active,has_script,has_grammar,has_quiz,has_vocabulary, id_source) VALUES(310,'Unusual British festivals','https://learnenglishteens.britishcouncil.org/skills/listening/upper-intermediate-b2-listening/unusual-british-festivals','Listen to the presentation about unusual British festivals.',NULL,6,true,true,false,true,true,2);" calcext:value-type="string">
            <text:p>INSERT INTO RESOURCE(id_resource, resource, url, description, comments, id_level, active,has_script,has_grammar,has_quiz,has_vocabulary, id_source) VALUES(310,'Unusual British festivals','https://learnenglishteens.britishcouncil.org/skills/listening/upper-intermediate-b2-listening/unusual-british-festivals','Listen to the presentation about unusual British festivals.',NULL,6,true,true,false,true,true,2)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hat kind of student are you?</text:p>
          </table:table-cell>
          <table:table-cell office:value-type="string" calcext:value-type="string">
            <text:p>https://learnenglishteens.britishcouncil.org/skills/listening/upper-intermediate-b2-listening/what-kind-student-are-you</text:p>
          </table:table-cell>
          <table:table-cell office:value-type="string" calcext:value-type="string">
            <text:p>Listen to the teacher giving students a quiz about their study skills.</text:p>
          </table:table-cell>
          <table:table-cell/>
          <table:table-cell table:formula="of:=IF([.E311]=&quot;&quot;;&quot;NULL&quot;;CONCATENATE(&quot;'&quot;;[.E31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1];&quot;,'&quot;;SUBSTITUTE([.B311];&quot;'&quot;;&quot;''&quot;);&quot;','&quot;;SUBSTITUTE([.C311];&quot;'&quot;;&quot;''&quot;);&quot;','&quot;;SUBSTITUTE([.D311];&quot;'&quot;;&quot;''&quot;);&quot;',&quot;;SUBSTITUTE([.F311];&quot;'&quot;;&quot;''&quot;);&quot;,&quot;;[.G311];&quot;,&quot;;[.H311];&quot;,&quot;;[.I311];&quot;,&quot;;[.J311];&quot;,&quot;;[.K311];&quot;,&quot;;[.L311];&quot;,&quot;;[.M311];&quot;);&quot;)" office:value-type="string" office:string-value="INSERT INTO RESOURCE(id_resource, resource, url, description, comments, id_level, active,has_script,has_grammar,has_quiz,has_vocabulary, id_source) VALUES(311,'What kind of student are you?','https://learnenglishteens.britishcouncil.org/skills/listening/upper-intermediate-b2-listening/what-kind-student-are-you','Listen to the teacher giving students a quiz about their study skills.',NULL,6,true,true,false,true,true,2);" calcext:value-type="string">
            <text:p>INSERT INTO RESOURCE(id_resource, resource, url, description, comments, id_level, active,has_script,has_grammar,has_quiz,has_vocabulary, id_source) VALUES(311,'What kind of student are you?','https://learnenglishteens.britishcouncil.org/skills/listening/upper-intermediate-b2-listening/what-kind-student-are-you','Listen to the teacher giving students a quiz about their study skills.',NULL,6,true,true,false,true,true,2)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hat's in a name?</text:p>
          </table:table-cell>
          <table:table-cell office:value-type="string" calcext:value-type="string">
            <text:p>https://learnenglishteens.britishcouncil.org/skills/listening/upper-intermediate-b2-listening/whats-name</text:p>
          </table:table-cell>
          <table:table-cell office:value-type="string" calcext:value-type="string">
            <text:p>Listen to the extract from a radio programme about names.</text:p>
          </table:table-cell>
          <table:table-cell/>
          <table:table-cell table:formula="of:=IF([.E312]=&quot;&quot;;&quot;NULL&quot;;CONCATENATE(&quot;'&quot;;[.E31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2];&quot;,'&quot;;SUBSTITUTE([.B312];&quot;'&quot;;&quot;''&quot;);&quot;','&quot;;SUBSTITUTE([.C312];&quot;'&quot;;&quot;''&quot;);&quot;','&quot;;SUBSTITUTE([.D312];&quot;'&quot;;&quot;''&quot;);&quot;',&quot;;SUBSTITUTE([.F312];&quot;'&quot;;&quot;''&quot;);&quot;,&quot;;[.G312];&quot;,&quot;;[.H312];&quot;,&quot;;[.I312];&quot;,&quot;;[.J312];&quot;,&quot;;[.K312];&quot;,&quot;;[.L312];&quot;,&quot;;[.M312];&quot;);&quot;)" office:value-type="string" office:string-value="INSERT INTO RESOURCE(id_resource, resource, url, description, comments, id_level, active,has_script,has_grammar,has_quiz,has_vocabulary, id_source) VALUES(312,'What''s in a name?','https://learnenglishteens.britishcouncil.org/skills/listening/upper-intermediate-b2-listening/whats-name','Listen to the extract from a radio programme about names.',NULL,6,true,true,false,true,true,2);" calcext:value-type="string">
            <text:p>INSERT INTO RESOURCE(id_resource, resource, url, description, comments, id_level, active,has_script,has_grammar,has_quiz,has_vocabulary, id_source) VALUES(312,'What''s in a name?','https://learnenglishteens.britishcouncil.org/skills/listening/upper-intermediate-b2-listening/whats-name','Listen to the extract from a radio programme about names.',NULL,6,true,true,false,true,true,2)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elp others, help yourself</text:p>
          </table:table-cell>
          <table:table-cell office:value-type="string" calcext:value-type="string">
            <text:p>https://learnenglishteens.britishcouncil.org/skills/listening/advanced-c1-listening/help-others-help-yourself</text:p>
          </table:table-cell>
          <table:table-cell office:value-type="string" calcext:value-type="string">
            <text:p>Listen to the radio interview with two young volunteers.</text:p>
          </table:table-cell>
          <table:table-cell/>
          <table:table-cell table:formula="of:=IF([.E313]=&quot;&quot;;&quot;NULL&quot;;CONCATENATE(&quot;'&quot;;[.E31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3];&quot;,'&quot;;SUBSTITUTE([.B313];&quot;'&quot;;&quot;''&quot;);&quot;','&quot;;SUBSTITUTE([.C313];&quot;'&quot;;&quot;''&quot;);&quot;','&quot;;SUBSTITUTE([.D313];&quot;'&quot;;&quot;''&quot;);&quot;',&quot;;SUBSTITUTE([.F313];&quot;'&quot;;&quot;''&quot;);&quot;,&quot;;[.G313];&quot;,&quot;;[.H313];&quot;,&quot;;[.I313];&quot;,&quot;;[.J313];&quot;,&quot;;[.K313];&quot;,&quot;;[.L313];&quot;,&quot;;[.M313];&quot;);&quot;)" office:value-type="string" office:string-value="INSERT INTO RESOURCE(id_resource, resource, url, description, comments, id_level, active,has_script,has_grammar,has_quiz,has_vocabulary, id_source) VALUES(313,'Help others, help yourself','https://learnenglishteens.britishcouncil.org/skills/listening/advanced-c1-listening/help-others-help-yourself','Listen to the radio interview with two young volunteers.',NULL,7,true,true,false,true,true,2);" calcext:value-type="string">
            <text:p>INSERT INTO RESOURCE(id_resource, resource, url, description, comments, id_level, active,has_script,has_grammar,has_quiz,has_vocabulary, id_source) VALUES(313,'Help others, help yourself','https://learnenglishteens.britishcouncil.org/skills/listening/advanced-c1-listening/help-others-help-yourself','Listen to the radio interview with two young volunteers.',NULL,7,true,true,false,true,true,2)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ow false information spreads</text:p>
          </table:table-cell>
          <table:table-cell office:value-type="string" calcext:value-type="string">
            <text:p>https://learnenglishteens.britishcouncil.org/skills/listening/advanced-c1-listening/how-false-information-spreads</text:p>
          </table:table-cell>
          <table:table-cell office:value-type="string" calcext:value-type="string">
            <text:p>Listen to the radio interview about how false information spreads.</text:p>
          </table:table-cell>
          <table:table-cell/>
          <table:table-cell table:formula="of:=IF([.E314]=&quot;&quot;;&quot;NULL&quot;;CONCATENATE(&quot;'&quot;;[.E31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4];&quot;,'&quot;;SUBSTITUTE([.B314];&quot;'&quot;;&quot;''&quot;);&quot;','&quot;;SUBSTITUTE([.C314];&quot;'&quot;;&quot;''&quot;);&quot;','&quot;;SUBSTITUTE([.D314];&quot;'&quot;;&quot;''&quot;);&quot;',&quot;;SUBSTITUTE([.F314];&quot;'&quot;;&quot;''&quot;);&quot;,&quot;;[.G314];&quot;,&quot;;[.H314];&quot;,&quot;;[.I314];&quot;,&quot;;[.J314];&quot;,&quot;;[.K314];&quot;,&quot;;[.L314];&quot;,&quot;;[.M314];&quot;);&quot;)" office:value-type="string" office:string-value="INSERT INTO RESOURCE(id_resource, resource, url, description, comments, id_level, active,has_script,has_grammar,has_quiz,has_vocabulary, id_source) VALUES(314,'How false information spreads','https://learnenglishteens.britishcouncil.org/skills/listening/advanced-c1-listening/how-false-information-spreads','Listen to the radio interview about how false information spreads.',NULL,7,true,true,false,true,true,2);" calcext:value-type="string">
            <text:p>INSERT INTO RESOURCE(id_resource, resource, url, description, comments, id_level, active,has_script,has_grammar,has_quiz,has_vocabulary, id_source) VALUES(314,'How false information spreads','https://learnenglishteens.britishcouncil.org/skills/listening/advanced-c1-listening/how-false-information-spreads','Listen to the radio interview about how false information spreads.',NULL,7,true,true,false,true,true,2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ow to break into the music industry</text:p>
          </table:table-cell>
          <table:table-cell office:value-type="string" calcext:value-type="string">
            <text:p>https://learnenglishteens.britishcouncil.org/skills/listening/advanced-c1-listening/how-break-music-industry</text:p>
          </table:table-cell>
          <table:table-cell office:value-type="string" calcext:value-type="string">
            <text:p>Listen to a talk about how to get a job in the music industry.</text:p>
          </table:table-cell>
          <table:table-cell/>
          <table:table-cell table:formula="of:=IF([.E315]=&quot;&quot;;&quot;NULL&quot;;CONCATENATE(&quot;'&quot;;[.E31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5];&quot;,'&quot;;SUBSTITUTE([.B315];&quot;'&quot;;&quot;''&quot;);&quot;','&quot;;SUBSTITUTE([.C315];&quot;'&quot;;&quot;''&quot;);&quot;','&quot;;SUBSTITUTE([.D315];&quot;'&quot;;&quot;''&quot;);&quot;',&quot;;SUBSTITUTE([.F315];&quot;'&quot;;&quot;''&quot;);&quot;,&quot;;[.G315];&quot;,&quot;;[.H315];&quot;,&quot;;[.I315];&quot;,&quot;;[.J315];&quot;,&quot;;[.K315];&quot;,&quot;;[.L315];&quot;,&quot;;[.M315];&quot;);&quot;)" office:value-type="string" office:string-value="INSERT INTO RESOURCE(id_resource, resource, url, description, comments, id_level, active,has_script,has_grammar,has_quiz,has_vocabulary, id_source) VALUES(315,'How to break into the music industry','https://learnenglishteens.britishcouncil.org/skills/listening/advanced-c1-listening/how-break-music-industry','Listen to a talk about how to get a job in the music industry.',NULL,7,true,true,false,true,true,2);" calcext:value-type="string">
            <text:p>INSERT INTO RESOURCE(id_resource, resource, url, description, comments, id_level, active,has_script,has_grammar,has_quiz,has_vocabulary, id_source) VALUES(315,'How to break into the music industry','https://learnenglishteens.britishcouncil.org/skills/listening/advanced-c1-listening/how-break-music-industry','Listen to a talk about how to get a job in the music industry.',NULL,7,true,true,false,true,true,2)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iving online</text:p>
          </table:table-cell>
          <table:table-cell office:value-type="string" calcext:value-type="string">
            <text:p>https://learnenglishteens.britishcouncil.org/skills/listening/advanced-c1-listening/living-online</text:p>
          </table:table-cell>
          <table:table-cell office:value-type="string" calcext:value-type="string">
            <text:p>Listen to five different people talking about communication in the digital world.</text:p>
          </table:table-cell>
          <table:table-cell/>
          <table:table-cell table:formula="of:=IF([.E316]=&quot;&quot;;&quot;NULL&quot;;CONCATENATE(&quot;'&quot;;[.E31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6];&quot;,'&quot;;SUBSTITUTE([.B316];&quot;'&quot;;&quot;''&quot;);&quot;','&quot;;SUBSTITUTE([.C316];&quot;'&quot;;&quot;''&quot;);&quot;','&quot;;SUBSTITUTE([.D316];&quot;'&quot;;&quot;''&quot;);&quot;',&quot;;SUBSTITUTE([.F316];&quot;'&quot;;&quot;''&quot;);&quot;,&quot;;[.G316];&quot;,&quot;;[.H316];&quot;,&quot;;[.I316];&quot;,&quot;;[.J316];&quot;,&quot;;[.K316];&quot;,&quot;;[.L316];&quot;,&quot;;[.M316];&quot;);&quot;)" office:value-type="string" office:string-value="INSERT INTO RESOURCE(id_resource, resource, url, description, comments, id_level, active,has_script,has_grammar,has_quiz,has_vocabulary, id_source) VALUES(316,'Living online','https://learnenglishteens.britishcouncil.org/skills/listening/advanced-c1-listening/living-online','Listen to five different people talking about communication in the digital world.',NULL,7,true,true,false,true,true,2);" calcext:value-type="string">
            <text:p>INSERT INTO RESOURCE(id_resource, resource, url, description, comments, id_level, active,has_script,has_grammar,has_quiz,has_vocabulary, id_source) VALUES(316,'Living online','https://learnenglishteens.britishcouncil.org/skills/listening/advanced-c1-listening/living-online','Listen to five different people talking about communication in the digital world.',NULL,7,true,true,false,true,true,2)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an or beast?</text:p>
          </table:table-cell>
          <table:table-cell office:value-type="string" calcext:value-type="string">
            <text:p>https://learnenglishteens.britishcouncil.org/skills/listening/advanced-c1-listening/man-or-beast</text:p>
          </table:table-cell>
          <table:table-cell office:value-type="string" calcext:value-type="string">
            <text:p>Listen to the radio programme about Being a Beast by Charles Foster.</text:p>
          </table:table-cell>
          <table:table-cell/>
          <table:table-cell table:formula="of:=IF([.E317]=&quot;&quot;;&quot;NULL&quot;;CONCATENATE(&quot;'&quot;;[.E31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7];&quot;,'&quot;;SUBSTITUTE([.B317];&quot;'&quot;;&quot;''&quot;);&quot;','&quot;;SUBSTITUTE([.C317];&quot;'&quot;;&quot;''&quot;);&quot;','&quot;;SUBSTITUTE([.D317];&quot;'&quot;;&quot;''&quot;);&quot;',&quot;;SUBSTITUTE([.F317];&quot;'&quot;;&quot;''&quot;);&quot;,&quot;;[.G317];&quot;,&quot;;[.H317];&quot;,&quot;;[.I317];&quot;,&quot;;[.J317];&quot;,&quot;;[.K317];&quot;,&quot;;[.L317];&quot;,&quot;;[.M317];&quot;);&quot;)" office:value-type="string" office:string-value="INSERT INTO RESOURCE(id_resource, resource, url, description, comments, id_level, active,has_script,has_grammar,has_quiz,has_vocabulary, id_source) VALUES(317,'Man or beast?','https://learnenglishteens.britishcouncil.org/skills/listening/advanced-c1-listening/man-or-beast','Listen to the radio programme about Being a Beast by Charles Foster.',NULL,7,true,true,false,true,true,2);" calcext:value-type="string">
            <text:p>INSERT INTO RESOURCE(id_resource, resource, url, description, comments, id_level, active,has_script,has_grammar,has_quiz,has_vocabulary, id_source) VALUES(317,'Man or beast?','https://learnenglishteens.britishcouncil.org/skills/listening/advanced-c1-listening/man-or-beast','Listen to the radio programme about Being a Beast by Charles Foster.',NULL,7,true,true,false,true,true,2)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leeping for exam success</text:p>
          </table:table-cell>
          <table:table-cell office:value-type="string" calcext:value-type="string">
            <text:p>https://learnenglishteens.britishcouncil.org/skills/listening/advanced-c1-listening/sleeping-exam-success</text:p>
          </table:table-cell>
          <table:table-cell office:value-type="string" calcext:value-type="string">
            <text:p>Listen to the talk about how getting more sleep can help you achieve better exam results.</text:p>
          </table:table-cell>
          <table:table-cell/>
          <table:table-cell table:formula="of:=IF([.E318]=&quot;&quot;;&quot;NULL&quot;;CONCATENATE(&quot;'&quot;;[.E31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8];&quot;,'&quot;;SUBSTITUTE([.B318];&quot;'&quot;;&quot;''&quot;);&quot;','&quot;;SUBSTITUTE([.C318];&quot;'&quot;;&quot;''&quot;);&quot;','&quot;;SUBSTITUTE([.D318];&quot;'&quot;;&quot;''&quot;);&quot;',&quot;;SUBSTITUTE([.F318];&quot;'&quot;;&quot;''&quot;);&quot;,&quot;;[.G318];&quot;,&quot;;[.H318];&quot;,&quot;;[.I318];&quot;,&quot;;[.J318];&quot;,&quot;;[.K318];&quot;,&quot;;[.L318];&quot;,&quot;;[.M318];&quot;);&quot;)" office:value-type="string" office:string-value="INSERT INTO RESOURCE(id_resource, resource, url, description, comments, id_level, active,has_script,has_grammar,has_quiz,has_vocabulary, id_source) VALUES(318,'Sleeping for exam success','https://learnenglishteens.britishcouncil.org/skills/listening/advanced-c1-listening/sleeping-exam-success','Listen to the talk about how getting more sleep can help you achieve better exam results.',NULL,7,true,true,false,true,true,2);" calcext:value-type="string">
            <text:p>INSERT INTO RESOURCE(id_resource, resource, url, description, comments, id_level, active,has_script,has_grammar,has_quiz,has_vocabulary, id_source) VALUES(318,'Sleeping for exam success','https://learnenglishteens.britishcouncil.org/skills/listening/advanced-c1-listening/sleeping-exam-success','Listen to the talk about how getting more sleep can help you achieve better exam results.',NULL,7,true,true,false,true,true,2)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eens going veggie</text:p>
          </table:table-cell>
          <table:table-cell office:value-type="string" calcext:value-type="string">
            <text:p>https://learnenglishteens.britishcouncil.org/skills/listening/advanced-c1-listening/teens-going-veggie</text:p>
          </table:table-cell>
          <table:table-cell office:value-type="string" calcext:value-type="string">
            <text:p>Listen to five teenagers talking about becoming vegetarian or vegan.</text:p>
          </table:table-cell>
          <table:table-cell/>
          <table:table-cell table:formula="of:=IF([.E319]=&quot;&quot;;&quot;NULL&quot;;CONCATENATE(&quot;'&quot;;[.E31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19];&quot;,'&quot;;SUBSTITUTE([.B319];&quot;'&quot;;&quot;''&quot;);&quot;','&quot;;SUBSTITUTE([.C319];&quot;'&quot;;&quot;''&quot;);&quot;','&quot;;SUBSTITUTE([.D319];&quot;'&quot;;&quot;''&quot;);&quot;',&quot;;SUBSTITUTE([.F319];&quot;'&quot;;&quot;''&quot;);&quot;,&quot;;[.G319];&quot;,&quot;;[.H319];&quot;,&quot;;[.I319];&quot;,&quot;;[.J319];&quot;,&quot;;[.K319];&quot;,&quot;;[.L319];&quot;,&quot;;[.M319];&quot;);&quot;)" office:value-type="string" office:string-value="INSERT INTO RESOURCE(id_resource, resource, url, description, comments, id_level, active,has_script,has_grammar,has_quiz,has_vocabulary, id_source) VALUES(319,'Teens going veggie','https://learnenglishteens.britishcouncil.org/skills/listening/advanced-c1-listening/teens-going-veggie','Listen to five teenagers talking about becoming vegetarian or vegan.',NULL,7,true,true,false,true,true,2);" calcext:value-type="string">
            <text:p>INSERT INTO RESOURCE(id_resource, resource, url, description, comments, id_level, active,has_script,has_grammar,has_quiz,has_vocabulary, id_source) VALUES(319,'Teens going veggie','https://learnenglishteens.britishcouncil.org/skills/listening/advanced-c1-listening/teens-going-veggie','Listen to five teenagers talking about becoming vegetarian or vegan.',NULL,7,true,true,false,true,true,2)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 benefits of sport</text:p>
          </table:table-cell>
          <table:table-cell office:value-type="string" calcext:value-type="string">
            <text:p>https://learnenglishteens.britishcouncil.org/skills/listening/advanced-c1-listening/benefits-sport</text:p>
          </table:table-cell>
          <table:table-cell office:value-type="string" calcext:value-type="string">
            <text:p>Listen to the classroom conversation about the benefits of sport.</text:p>
          </table:table-cell>
          <table:table-cell/>
          <table:table-cell table:formula="of:=IF([.E320]=&quot;&quot;;&quot;NULL&quot;;CONCATENATE(&quot;'&quot;;[.E32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20];&quot;,'&quot;;SUBSTITUTE([.B320];&quot;'&quot;;&quot;''&quot;);&quot;','&quot;;SUBSTITUTE([.C320];&quot;'&quot;;&quot;''&quot;);&quot;','&quot;;SUBSTITUTE([.D320];&quot;'&quot;;&quot;''&quot;);&quot;',&quot;;SUBSTITUTE([.F320];&quot;'&quot;;&quot;''&quot;);&quot;,&quot;;[.G320];&quot;,&quot;;[.H320];&quot;,&quot;;[.I320];&quot;,&quot;;[.J320];&quot;,&quot;;[.K320];&quot;,&quot;;[.L320];&quot;,&quot;;[.M320];&quot;);&quot;)" office:value-type="string" office:string-value="INSERT INTO RESOURCE(id_resource, resource, url, description, comments, id_level, active,has_script,has_grammar,has_quiz,has_vocabulary, id_source) VALUES(320,'The benefits of sport','https://learnenglishteens.britishcouncil.org/skills/listening/advanced-c1-listening/benefits-sport','Listen to the classroom conversation about the benefits of sport.',NULL,7,true,true,false,true,true,2);" calcext:value-type="string">
            <text:p>INSERT INTO RESOURCE(id_resource, resource, url, description, comments, id_level, active,has_script,has_grammar,has_quiz,has_vocabulary, id_source) VALUES(320,'The benefits of sport','https://learnenglishteens.britishcouncil.org/skills/listening/advanced-c1-listening/benefits-sport','Listen to the classroom conversation about the benefits of sport.',NULL,7,true,true,false,true,true,2)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he fear factor</text:p>
          </table:table-cell>
          <table:table-cell office:value-type="string" calcext:value-type="string">
            <text:p>https://learnenglishteens.britishcouncil.org/skills/listening/advanced-c1-listening/fear-factor</text:p>
          </table:table-cell>
          <table:table-cell office:value-type="string" calcext:value-type="string">
            <text:p>Listen to the extracts from different radio programmes talking about fear and phobias.</text:p>
          </table:table-cell>
          <table:table-cell/>
          <table:table-cell table:formula="of:=IF([.E321]=&quot;&quot;;&quot;NULL&quot;;CONCATENATE(&quot;'&quot;;[.E32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21];&quot;,'&quot;;SUBSTITUTE([.B321];&quot;'&quot;;&quot;''&quot;);&quot;','&quot;;SUBSTITUTE([.C321];&quot;'&quot;;&quot;''&quot;);&quot;','&quot;;SUBSTITUTE([.D321];&quot;'&quot;;&quot;''&quot;);&quot;',&quot;;SUBSTITUTE([.F321];&quot;'&quot;;&quot;''&quot;);&quot;,&quot;;[.G321];&quot;,&quot;;[.H321];&quot;,&quot;;[.I321];&quot;,&quot;;[.J321];&quot;,&quot;;[.K321];&quot;,&quot;;[.L321];&quot;,&quot;;[.M321];&quot;);&quot;)" office:value-type="string" office:string-value="INSERT INTO RESOURCE(id_resource, resource, url, description, comments, id_level, active,has_script,has_grammar,has_quiz,has_vocabulary, id_source) VALUES(321,'The fear factor','https://learnenglishteens.britishcouncil.org/skills/listening/advanced-c1-listening/fear-factor','Listen to the extracts from different radio programmes talking about fear and phobias.',NULL,7,true,true,false,true,true,2);" calcext:value-type="string">
            <text:p>INSERT INTO RESOURCE(id_resource, resource, url, description, comments, id_level, active,has_script,has_grammar,has_quiz,has_vocabulary, id_source) VALUES(321,'The fear factor','https://learnenglishteens.britishcouncil.org/skills/listening/advanced-c1-listening/fear-factor','Listen to the extracts from different radio programmes talking about fear and phobias.',NULL,7,true,true,false,true,true,2)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War's silver lining</text:p>
          </table:table-cell>
          <table:table-cell office:value-type="string" calcext:value-type="string">
            <text:p>https://learnenglishteens.britishcouncil.org/skills/listening/advanced-c1-listening/wars-silver-lining</text:p>
          </table:table-cell>
          <table:table-cell office:value-type="string" calcext:value-type="string">
            <text:p>Listen to the talk about medical advances in World War I.</text:p>
          </table:table-cell>
          <table:table-cell/>
          <table:table-cell table:formula="of:=IF([.E322]=&quot;&quot;;&quot;NULL&quot;;CONCATENATE(&quot;'&quot;;[.E32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6" table:formula="of:=CONCATENATE(&quot;INSERT INTO RESOURCE(id_resource, resource, url, description, comments, id_level, active,has_script,has_grammar,has_quiz,has_vocabulary, id_source) VALUES(&quot;;[.A322];&quot;,'&quot;;SUBSTITUTE([.B322];&quot;'&quot;;&quot;''&quot;);&quot;','&quot;;SUBSTITUTE([.C322];&quot;'&quot;;&quot;''&quot;);&quot;','&quot;;SUBSTITUTE([.D322];&quot;'&quot;;&quot;''&quot;);&quot;',&quot;;SUBSTITUTE([.F322];&quot;'&quot;;&quot;''&quot;);&quot;,&quot;;[.G322];&quot;,&quot;;[.H322];&quot;,&quot;;[.I322];&quot;,&quot;;[.J322];&quot;,&quot;;[.K322];&quot;,&quot;;[.L322];&quot;,&quot;;[.M322];&quot;);&quot;)" office:value-type="string" office:string-value="INSERT INTO RESOURCE(id_resource, resource, url, description, comments, id_level, active,has_script,has_grammar,has_quiz,has_vocabulary, id_source) VALUES(322,'War''s silver lining','https://learnenglishteens.britishcouncil.org/skills/listening/advanced-c1-listening/wars-silver-lining','Listen to the talk about medical advances in World War I.',NULL,7,true,true,false,true,true,2);" calcext:value-type="string">
            <text:p>INSERT INTO RESOURCE(id_resource, resource, url, description, comments, id_level, active,has_script,has_grammar,has_quiz,has_vocabulary, id_source) VALUES(322,'War''s silver lining','https://learnenglishteens.britishcouncil.org/skills/listening/advanced-c1-listening/wars-silver-lining','Listen to the talk about medical advances in World War I.',NULL,7,true,true,false,true,true,2);</text:p>
          </table:table-cell>
        </table:table-row>
        <table:table-row table:style-name="ro1" table:number-rows-repeated="10482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IDEO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INSERT INTO VIDEO VALUES(&quot;;[.A1];&quot;,&quot;;[.B1];&quot;);&quot;)" office:value-type="string" office:string-value="INSERT INTO VIDEO VALUES(1,1);" calcext:value-type="string">
            <text:p>INSERT INTO VIDEO VALUES(1,1);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INSERT INTO VIDEO VALUES(&quot;;[.A2];&quot;,&quot;;[.B2];&quot;);&quot;)" office:value-type="string" office:string-value="INSERT INTO VIDEO VALUES(2,2);" calcext:value-type="string">
            <text:p>INSERT INTO VIDEO VALUES(2,2);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INSERT INTO VIDEO VALUES(&quot;;[.A3];&quot;,&quot;;[.B3];&quot;);&quot;)" office:value-type="string" office:string-value="INSERT INTO VIDEO VALUES(3,3);" calcext:value-type="string">
            <text:p>INSERT INTO VIDEO VALUES(3,3);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INSERT INTO VIDEO VALUES(&quot;;[.A4];&quot;,&quot;;[.B4];&quot;);&quot;)" office:value-type="string" office:string-value="INSERT INTO VIDEO VALUES(4,4);" calcext:value-type="string">
            <text:p>INSERT INTO VIDEO VALUES(4,4);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&quot;INSERT INTO VIDEO VALUES(&quot;;[.A5];&quot;,&quot;;[.B5];&quot;);&quot;)" office:value-type="string" office:string-value="INSERT INTO VIDEO VALUES(5,5);" calcext:value-type="string">
            <text:p>INSERT INTO VIDEO VALUES(5,5);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&quot;INSERT INTO VIDEO VALUES(&quot;;[.A6];&quot;,&quot;;[.B6];&quot;);&quot;)" office:value-type="string" office:string-value="INSERT INTO VIDEO VALUES(6,6);" calcext:value-type="string">
            <text:p>INSERT INTO VIDEO VALUES(6,6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CONCATENATE(&quot;INSERT INTO VIDEO VALUES(&quot;;[.A7];&quot;,&quot;;[.B7];&quot;);&quot;)" office:value-type="string" office:string-value="INSERT INTO VIDEO VALUES(7,11);" calcext:value-type="string">
            <text:p>INSERT INTO VIDEO VALUES(7,1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CONCATENATE(&quot;INSERT INTO VIDEO VALUES(&quot;;[.A8];&quot;,&quot;;[.B8];&quot;);&quot;)" office:value-type="string" office:string-value="INSERT INTO VIDEO VALUES(8,12);" calcext:value-type="string">
            <text:p>INSERT INTO VIDEO VALUES(8,12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ONCATENATE(&quot;INSERT INTO VIDEO VALUES(&quot;;[.A9];&quot;,&quot;;[.B9];&quot;);&quot;)" office:value-type="string" office:string-value="INSERT INTO VIDEO VALUES(9,13);" calcext:value-type="string">
            <text:p>INSERT INTO VIDEO VALUES(9,13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NCATENATE(&quot;INSERT INTO VIDEO VALUES(&quot;;[.A10];&quot;,&quot;;[.B10];&quot;);&quot;)" office:value-type="string" office:string-value="INSERT INTO VIDEO VALUES(10,14);" calcext:value-type="string">
            <text:p>INSERT INTO VIDEO VALUES(10,14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ONCATENATE(&quot;INSERT INTO VIDEO VALUES(&quot;;[.A11];&quot;,&quot;;[.B11];&quot;);&quot;)" office:value-type="string" office:string-value="INSERT INTO VIDEO VALUES(11,15);" calcext:value-type="string">
            <text:p>INSERT INTO VIDEO VALUES(11,15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CONCATENATE(&quot;INSERT INTO VIDEO VALUES(&quot;;[.A12];&quot;,&quot;;[.B12];&quot;);&quot;)" office:value-type="string" office:string-value="INSERT INTO VIDEO VALUES(12,29);" calcext:value-type="string">
            <text:p>INSERT INTO VIDEO VALUES(12,29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CONCATENATE(&quot;INSERT INTO VIDEO VALUES(&quot;;[.A13];&quot;,&quot;;[.B13];&quot;);&quot;)" office:value-type="string" office:string-value="INSERT INTO VIDEO VALUES(13,30);" calcext:value-type="string">
            <text:p>INSERT INTO VIDEO VALUES(13,30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NCATENATE(&quot;INSERT INTO VIDEO VALUES(&quot;;[.A14];&quot;,&quot;;[.B14];&quot;);&quot;)" office:value-type="string" office:string-value="INSERT INTO VIDEO VALUES(14,36);" calcext:value-type="string">
            <text:p>INSERT INTO VIDEO VALUES(14,36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NCATENATE(&quot;INSERT INTO VIDEO VALUES(&quot;;[.A15];&quot;,&quot;;[.B15];&quot;);&quot;)" office:value-type="string" office:string-value="INSERT INTO VIDEO VALUES(15,45);" calcext:value-type="string">
            <text:p>INSERT INTO VIDEO VALUES(15,4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CONCATENATE(&quot;INSERT INTO VIDEO VALUES(&quot;;[.A16];&quot;,&quot;;[.B16];&quot;);&quot;)" office:value-type="string" office:string-value="INSERT INTO VIDEO VALUES(16,49);" calcext:value-type="string">
            <text:p>INSERT INTO VIDEO VALUES(16,49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CONCATENATE(&quot;INSERT INTO VIDEO VALUES(&quot;;[.A17];&quot;,&quot;;[.B17];&quot;);&quot;)" office:value-type="string" office:string-value="INSERT INTO VIDEO VALUES(17,50);" calcext:value-type="string">
            <text:p>INSERT INTO VIDEO VALUES(17,50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formula="of:=CONCATENATE(&quot;INSERT INTO VIDEO VALUES(&quot;;[.A18];&quot;,&quot;;[.B18];&quot;);&quot;)" office:value-type="string" office:string-value="INSERT INTO VIDEO VALUES(18,51);" calcext:value-type="string">
            <text:p>INSERT INTO VIDEO VALUES(18,5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CONCATENATE(&quot;INSERT INTO VIDEO VALUES(&quot;;[.A19];&quot;,&quot;;[.B19];&quot;);&quot;)" office:value-type="string" office:string-value="INSERT INTO VIDEO VALUES(19,52);" calcext:value-type="string">
            <text:p>INSERT INTO VIDEO VALUES(19,5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CONCATENATE(&quot;INSERT INTO VIDEO VALUES(&quot;;[.A20];&quot;,&quot;;[.B20];&quot;);&quot;)" office:value-type="string" office:string-value="INSERT INTO VIDEO VALUES(20,53);" calcext:value-type="string">
            <text:p>INSERT INTO VIDEO VALUES(20,5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CONCATENATE(&quot;INSERT INTO VIDEO VALUES(&quot;;[.A21];&quot;,&quot;;[.B21];&quot;);&quot;)" office:value-type="string" office:string-value="INSERT INTO VIDEO VALUES(21,54);" calcext:value-type="string">
            <text:p>INSERT INTO VIDEO VALUES(21,54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CONCATENATE(&quot;INSERT INTO VIDEO VALUES(&quot;;[.A22];&quot;,&quot;;[.B22];&quot;);&quot;)" office:value-type="string" office:string-value="INSERT INTO VIDEO VALUES(22,55);" calcext:value-type="string">
            <text:p>INSERT INTO VIDEO VALUES(22,5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CONCATENATE(&quot;INSERT INTO VIDEO VALUES(&quot;;[.A23];&quot;,&quot;;[.B23];&quot;);&quot;)" office:value-type="string" office:string-value="INSERT INTO VIDEO VALUES(23,56);" calcext:value-type="string">
            <text:p>INSERT INTO VIDEO VALUES(23,56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CONCATENATE(&quot;INSERT INTO VIDEO VALUES(&quot;;[.A24];&quot;,&quot;;[.B24];&quot;);&quot;)" office:value-type="string" office:string-value="INSERT INTO VIDEO VALUES(24,57);" calcext:value-type="string">
            <text:p>INSERT INTO VIDEO VALUES(24,57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CONCATENATE(&quot;INSERT INTO VIDEO VALUES(&quot;;[.A25];&quot;,&quot;;[.B25];&quot;);&quot;)" office:value-type="string" office:string-value="INSERT INTO VIDEO VALUES(25,58);" calcext:value-type="string">
            <text:p>INSERT INTO VIDEO VALUES(25,58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CONCATENATE(&quot;INSERT INTO VIDEO VALUES(&quot;;[.A26];&quot;,&quot;;[.B26];&quot;);&quot;)" office:value-type="string" office:string-value="INSERT INTO VIDEO VALUES(26,59);" calcext:value-type="string">
            <text:p>INSERT INTO VIDEO VALUES(26,59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formula="of:=CONCATENATE(&quot;INSERT INTO VIDEO VALUES(&quot;;[.A27];&quot;,&quot;;[.B27];&quot;);&quot;)" office:value-type="string" office:string-value="INSERT INTO VIDEO VALUES(27,60);" calcext:value-type="string">
            <text:p>INSERT INTO VIDEO VALUES(27,60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formula="of:=CONCATENATE(&quot;INSERT INTO VIDEO VALUES(&quot;;[.A28];&quot;,&quot;;[.B28];&quot;);&quot;)" office:value-type="string" office:string-value="INSERT INTO VIDEO VALUES(28,61);" calcext:value-type="string">
            <text:p>INSERT INTO VIDEO VALUES(28,61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CONCATENATE(&quot;INSERT INTO VIDEO VALUES(&quot;;[.A29];&quot;,&quot;;[.B29];&quot;);&quot;)" office:value-type="string" office:string-value="INSERT INTO VIDEO VALUES(29,62);" calcext:value-type="string">
            <text:p>INSERT INTO VIDEO VALUES(29,62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CONCATENATE(&quot;INSERT INTO VIDEO VALUES(&quot;;[.A30];&quot;,&quot;;[.B30];&quot;);&quot;)" office:value-type="string" office:string-value="INSERT INTO VIDEO VALUES(30,63);" calcext:value-type="string">
            <text:p>INSERT INTO VIDEO VALUES(30,63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CONCATENATE(&quot;INSERT INTO VIDEO VALUES(&quot;;[.A31];&quot;,&quot;;[.B31];&quot;);&quot;)" office:value-type="string" office:string-value="INSERT INTO VIDEO VALUES(31,64);" calcext:value-type="string">
            <text:p>INSERT INTO VIDEO VALUES(31,64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CONCATENATE(&quot;INSERT INTO VIDEO VALUES(&quot;;[.A32];&quot;,&quot;;[.B32];&quot;);&quot;)" office:value-type="string" office:string-value="INSERT INTO VIDEO VALUES(32,65);" calcext:value-type="string">
            <text:p>INSERT INTO VIDEO VALUES(32,65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CONCATENATE(&quot;INSERT INTO VIDEO VALUES(&quot;;[.A33];&quot;,&quot;;[.B33];&quot;);&quot;)" office:value-type="string" office:string-value="INSERT INTO VIDEO VALUES(33,66);" calcext:value-type="string">
            <text:p>INSERT INTO VIDEO VALUES(33,66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CONCATENATE(&quot;INSERT INTO VIDEO VALUES(&quot;;[.A34];&quot;,&quot;;[.B34];&quot;);&quot;)" office:value-type="string" office:string-value="INSERT INTO VIDEO VALUES(34,67);" calcext:value-type="string">
            <text:p>INSERT INTO VIDEO VALUES(34,67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formula="of:=CONCATENATE(&quot;INSERT INTO VIDEO VALUES(&quot;;[.A35];&quot;,&quot;;[.B35];&quot;);&quot;)" office:value-type="string" office:string-value="INSERT INTO VIDEO VALUES(35,68);" calcext:value-type="string">
            <text:p>INSERT INTO VIDEO VALUES(35,68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formula="of:=CONCATENATE(&quot;INSERT INTO VIDEO VALUES(&quot;;[.A36];&quot;,&quot;;[.B36];&quot;);&quot;)" office:value-type="string" office:string-value="INSERT INTO VIDEO VALUES(36,69);" calcext:value-type="string">
            <text:p>INSERT INTO VIDEO VALUES(36,69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formula="of:=CONCATENATE(&quot;INSERT INTO VIDEO VALUES(&quot;;[.A37];&quot;,&quot;;[.B37];&quot;);&quot;)" office:value-type="string" office:string-value="INSERT INTO VIDEO VALUES(37,70);" calcext:value-type="string">
            <text:p>INSERT INTO VIDEO VALUES(37,70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formula="of:=CONCATENATE(&quot;INSERT INTO VIDEO VALUES(&quot;;[.A38];&quot;,&quot;;[.B38];&quot;);&quot;)" office:value-type="string" office:string-value="INSERT INTO VIDEO VALUES(38,71);" calcext:value-type="string">
            <text:p>INSERT INTO VIDEO VALUES(38,71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formula="of:=CONCATENATE(&quot;INSERT INTO VIDEO VALUES(&quot;;[.A39];&quot;,&quot;;[.B39];&quot;);&quot;)" office:value-type="string" office:string-value="INSERT INTO VIDEO VALUES(39,72);" calcext:value-type="string">
            <text:p>INSERT INTO VIDEO VALUES(39,72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formula="of:=CONCATENATE(&quot;INSERT INTO VIDEO VALUES(&quot;;[.A40];&quot;,&quot;;[.B40];&quot;);&quot;)" office:value-type="string" office:string-value="INSERT INTO VIDEO VALUES(40,73);" calcext:value-type="string">
            <text:p>INSERT INTO VIDEO VALUES(40,73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CONCATENATE(&quot;INSERT INTO VIDEO VALUES(&quot;;[.A41];&quot;,&quot;;[.B41];&quot;);&quot;)" office:value-type="string" office:string-value="INSERT INTO VIDEO VALUES(41,74);" calcext:value-type="string">
            <text:p>INSERT INTO VIDEO VALUES(41,74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formula="of:=CONCATENATE(&quot;INSERT INTO VIDEO VALUES(&quot;;[.A42];&quot;,&quot;;[.B42];&quot;);&quot;)" office:value-type="string" office:string-value="INSERT INTO VIDEO VALUES(42,75);" calcext:value-type="string">
            <text:p>INSERT INTO VIDEO VALUES(42,75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formula="of:=CONCATENATE(&quot;INSERT INTO VIDEO VALUES(&quot;;[.A43];&quot;,&quot;;[.B43];&quot;);&quot;)" office:value-type="string" office:string-value="INSERT INTO VIDEO VALUES(43,76);" calcext:value-type="string">
            <text:p>INSERT INTO VIDEO VALUES(43,76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formula="of:=CONCATENATE(&quot;INSERT INTO VIDEO VALUES(&quot;;[.A44];&quot;,&quot;;[.B44];&quot;);&quot;)" office:value-type="string" office:string-value="INSERT INTO VIDEO VALUES(44,77);" calcext:value-type="string">
            <text:p>INSERT INTO VIDEO VALUES(44,77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formula="of:=CONCATENATE(&quot;INSERT INTO VIDEO VALUES(&quot;;[.A45];&quot;,&quot;;[.B45];&quot;);&quot;)" office:value-type="string" office:string-value="INSERT INTO VIDEO VALUES(45,78);" calcext:value-type="string">
            <text:p>INSERT INTO VIDEO VALUES(45,78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table:formula="of:=CONCATENATE(&quot;INSERT INTO VIDEO VALUES(&quot;;[.A46];&quot;,&quot;;[.B46];&quot;);&quot;)" office:value-type="string" office:string-value="INSERT INTO VIDEO VALUES(46,79);" calcext:value-type="string">
            <text:p>INSERT INTO VIDEO VALUES(46,79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formula="of:=CONCATENATE(&quot;INSERT INTO VIDEO VALUES(&quot;;[.A47];&quot;,&quot;;[.B47];&quot;);&quot;)" office:value-type="string" office:string-value="INSERT INTO VIDEO VALUES(47,80);" calcext:value-type="string">
            <text:p>INSERT INTO VIDEO VALUES(47,80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formula="of:=CONCATENATE(&quot;INSERT INTO VIDEO VALUES(&quot;;[.A48];&quot;,&quot;;[.B48];&quot;);&quot;)" office:value-type="string" office:string-value="INSERT INTO VIDEO VALUES(48,81);" calcext:value-type="string">
            <text:p>INSERT INTO VIDEO VALUES(48,8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formula="of:=CONCATENATE(&quot;INSERT INTO VIDEO VALUES(&quot;;[.A49];&quot;,&quot;;[.B49];&quot;);&quot;)" office:value-type="string" office:string-value="INSERT INTO VIDEO VALUES(49,92);" calcext:value-type="string">
            <text:p>INSERT INTO VIDEO VALUES(49,92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formula="of:=CONCATENATE(&quot;INSERT INTO VIDEO VALUES(&quot;;[.A50];&quot;,&quot;;[.B50];&quot;);&quot;)" office:value-type="string" office:string-value="INSERT INTO VIDEO VALUES(50,93);" calcext:value-type="string">
            <text:p>INSERT INTO VIDEO VALUES(50,93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formula="of:=CONCATENATE(&quot;INSERT INTO VIDEO VALUES(&quot;;[.A51];&quot;,&quot;;[.B51];&quot;);&quot;)" office:value-type="string" office:string-value="INSERT INTO VIDEO VALUES(51,94);" calcext:value-type="string">
            <text:p>INSERT INTO VIDEO VALUES(51,94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formula="of:=CONCATENATE(&quot;INSERT INTO VIDEO VALUES(&quot;;[.A52];&quot;,&quot;;[.B52];&quot;);&quot;)" office:value-type="string" office:string-value="INSERT INTO VIDEO VALUES(52,95);" calcext:value-type="string">
            <text:p>INSERT INTO VIDEO VALUES(52,95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formula="of:=CONCATENATE(&quot;INSERT INTO VIDEO VALUES(&quot;;[.A53];&quot;,&quot;;[.B53];&quot;);&quot;)" office:value-type="string" office:string-value="INSERT INTO VIDEO VALUES(53,96);" calcext:value-type="string">
            <text:p>INSERT INTO VIDEO VALUES(53,96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formula="of:=CONCATENATE(&quot;INSERT INTO VIDEO VALUES(&quot;;[.A54];&quot;,&quot;;[.B54];&quot;);&quot;)" office:value-type="string" office:string-value="INSERT INTO VIDEO VALUES(54,97);" calcext:value-type="string">
            <text:p>INSERT INTO VIDEO VALUES(54,97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table:formula="of:=CONCATENATE(&quot;INSERT INTO VIDEO VALUES(&quot;;[.A55];&quot;,&quot;;[.B55];&quot;);&quot;)" office:value-type="string" office:string-value="INSERT INTO VIDEO VALUES(55,98);" calcext:value-type="string">
            <text:p>INSERT INTO VIDEO VALUES(55,98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formula="of:=CONCATENATE(&quot;INSERT INTO VIDEO VALUES(&quot;;[.A56];&quot;,&quot;;[.B56];&quot;);&quot;)" office:value-type="string" office:string-value="INSERT INTO VIDEO VALUES(56,99);" calcext:value-type="string">
            <text:p>INSERT INTO VIDEO VALUES(56,99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CONCATENATE(&quot;INSERT INTO VIDEO VALUES(&quot;;[.A57];&quot;,&quot;;[.B57];&quot;);&quot;)" office:value-type="string" office:string-value="INSERT INTO VIDEO VALUES(57,100);" calcext:value-type="string">
            <text:p>INSERT INTO VIDEO VALUES(57,100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table:formula="of:=CONCATENATE(&quot;INSERT INTO VIDEO VALUES(&quot;;[.A58];&quot;,&quot;;[.B58];&quot;);&quot;)" office:value-type="string" office:string-value="INSERT INTO VIDEO VALUES(58,101);" calcext:value-type="string">
            <text:p>INSERT INTO VIDEO VALUES(58,101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table:formula="of:=CONCATENATE(&quot;INSERT INTO VIDEO VALUES(&quot;;[.A59];&quot;,&quot;;[.B59];&quot;);&quot;)" office:value-type="string" office:string-value="INSERT INTO VIDEO VALUES(59,102);" calcext:value-type="string">
            <text:p>INSERT INTO VIDEO VALUES(59,102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table:formula="of:=CONCATENATE(&quot;INSERT INTO VIDEO VALUES(&quot;;[.A60];&quot;,&quot;;[.B60];&quot;);&quot;)" office:value-type="string" office:string-value="INSERT INTO VIDEO VALUES(60,103);" calcext:value-type="string">
            <text:p>INSERT INTO VIDEO VALUES(60,103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formula="of:=CONCATENATE(&quot;INSERT INTO VIDEO VALUES(&quot;;[.A61];&quot;,&quot;;[.B61];&quot;);&quot;)" office:value-type="string" office:string-value="INSERT INTO VIDEO VALUES(61,104);" calcext:value-type="string">
            <text:p>INSERT INTO VIDEO VALUES(61,104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CONCATENATE(&quot;INSERT INTO VIDEO VALUES(&quot;;[.A62];&quot;,&quot;;[.B62];&quot;);&quot;)" office:value-type="string" office:string-value="INSERT INTO VIDEO VALUES(62,105);" calcext:value-type="string">
            <text:p>INSERT INTO VIDEO VALUES(62,105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formula="of:=CONCATENATE(&quot;INSERT INTO VIDEO VALUES(&quot;;[.A63];&quot;,&quot;;[.B63];&quot;);&quot;)" office:value-type="string" office:string-value="INSERT INTO VIDEO VALUES(63,106);" calcext:value-type="string">
            <text:p>INSERT INTO VIDEO VALUES(63,106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formula="of:=CONCATENATE(&quot;INSERT INTO VIDEO VALUES(&quot;;[.A64];&quot;,&quot;;[.B64];&quot;);&quot;)" office:value-type="string" office:string-value="INSERT INTO VIDEO VALUES(64,107);" calcext:value-type="string">
            <text:p>INSERT INTO VIDEO VALUES(64,107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table:formula="of:=CONCATENATE(&quot;INSERT INTO VIDEO VALUES(&quot;;[.A65];&quot;,&quot;;[.B65];&quot;);&quot;)" office:value-type="string" office:string-value="INSERT INTO VIDEO VALUES(65,108);" calcext:value-type="string">
            <text:p>INSERT INTO VIDEO VALUES(65,108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formula="of:=CONCATENATE(&quot;INSERT INTO VIDEO VALUES(&quot;;[.A66];&quot;,&quot;;[.B66];&quot;);&quot;)" office:value-type="string" office:string-value="INSERT INTO VIDEO VALUES(66,109);" calcext:value-type="string">
            <text:p>INSERT INTO VIDEO VALUES(66,109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formula="of:=CONCATENATE(&quot;INSERT INTO VIDEO VALUES(&quot;;[.A67];&quot;,&quot;;[.B67];&quot;);&quot;)" office:value-type="string" office:string-value="INSERT INTO VIDEO VALUES(67,110);" calcext:value-type="string">
            <text:p>INSERT INTO VIDEO VALUES(67,110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table:formula="of:=CONCATENATE(&quot;INSERT INTO VIDEO VALUES(&quot;;[.A68];&quot;,&quot;;[.B68];&quot;);&quot;)" office:value-type="string" office:string-value="INSERT INTO VIDEO VALUES(68,111);" calcext:value-type="string">
            <text:p>INSERT INTO VIDEO VALUES(68,11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table:formula="of:=CONCATENATE(&quot;INSERT INTO VIDEO VALUES(&quot;;[.A69];&quot;,&quot;;[.B69];&quot;);&quot;)" office:value-type="string" office:string-value="INSERT INTO VIDEO VALUES(69,112);" calcext:value-type="string">
            <text:p>INSERT INTO VIDEO VALUES(69,112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table:formula="of:=CONCATENATE(&quot;INSERT INTO VIDEO VALUES(&quot;;[.A70];&quot;,&quot;;[.B70];&quot;);&quot;)" office:value-type="string" office:string-value="INSERT INTO VIDEO VALUES(70,113);" calcext:value-type="string">
            <text:p>INSERT INTO VIDEO VALUES(70,113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table:formula="of:=CONCATENATE(&quot;INSERT INTO VIDEO VALUES(&quot;;[.A71];&quot;,&quot;;[.B71];&quot;);&quot;)" office:value-type="string" office:string-value="INSERT INTO VIDEO VALUES(71,114);" calcext:value-type="string">
            <text:p>INSERT INTO VIDEO VALUES(71,114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CONCATENATE(&quot;INSERT INTO VIDEO VALUES(&quot;;[.A72];&quot;,&quot;;[.B72];&quot;);&quot;)" office:value-type="string" office:string-value="INSERT INTO VIDEO VALUES(72,115);" calcext:value-type="string">
            <text:p>INSERT INTO VIDEO VALUES(72,115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table:formula="of:=CONCATENATE(&quot;INSERT INTO VIDEO VALUES(&quot;;[.A73];&quot;,&quot;;[.B73];&quot;);&quot;)" office:value-type="string" office:string-value="INSERT INTO VIDEO VALUES(73,116);" calcext:value-type="string">
            <text:p>INSERT INTO VIDEO VALUES(73,116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table:formula="of:=CONCATENATE(&quot;INSERT INTO VIDEO VALUES(&quot;;[.A74];&quot;,&quot;;[.B74];&quot;);&quot;)" office:value-type="string" office:string-value="INSERT INTO VIDEO VALUES(74,117);" calcext:value-type="string">
            <text:p>INSERT INTO VIDEO VALUES(74,117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table:formula="of:=CONCATENATE(&quot;INSERT INTO VIDEO VALUES(&quot;;[.A75];&quot;,&quot;;[.B75];&quot;);&quot;)" office:value-type="string" office:string-value="INSERT INTO VIDEO VALUES(75,118);" calcext:value-type="string">
            <text:p>INSERT INTO VIDEO VALUES(75,118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table:formula="of:=CONCATENATE(&quot;INSERT INTO VIDEO VALUES(&quot;;[.A76];&quot;,&quot;;[.B76];&quot;);&quot;)" office:value-type="string" office:string-value="INSERT INTO VIDEO VALUES(76,119);" calcext:value-type="string">
            <text:p>INSERT INTO VIDEO VALUES(76,119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table:formula="of:=CONCATENATE(&quot;INSERT INTO VIDEO VALUES(&quot;;[.A77];&quot;,&quot;;[.B77];&quot;);&quot;)" office:value-type="string" office:string-value="INSERT INTO VIDEO VALUES(77,120);" calcext:value-type="string">
            <text:p>INSERT INTO VIDEO VALUES(77,120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table:formula="of:=CONCATENATE(&quot;INSERT INTO VIDEO VALUES(&quot;;[.A78];&quot;,&quot;;[.B78];&quot;);&quot;)" office:value-type="string" office:string-value="INSERT INTO VIDEO VALUES(78,131);" calcext:value-type="string">
            <text:p>INSERT INTO VIDEO VALUES(78,13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table:formula="of:=CONCATENATE(&quot;INSERT INTO VIDEO VALUES(&quot;;[.A79];&quot;,&quot;;[.B79];&quot;);&quot;)" office:value-type="string" office:string-value="INSERT INTO VIDEO VALUES(79,132);" calcext:value-type="string">
            <text:p>INSERT INTO VIDEO VALUES(79,132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formula="of:=CONCATENATE(&quot;INSERT INTO VIDEO VALUES(&quot;;[.A80];&quot;,&quot;;[.B80];&quot;);&quot;)" office:value-type="string" office:string-value="INSERT INTO VIDEO VALUES(80,133);" calcext:value-type="string">
            <text:p>INSERT INTO VIDEO VALUES(80,133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table:formula="of:=CONCATENATE(&quot;INSERT INTO VIDEO VALUES(&quot;;[.A81];&quot;,&quot;;[.B81];&quot;);&quot;)" office:value-type="string" office:string-value="INSERT INTO VIDEO VALUES(81,134);" calcext:value-type="string">
            <text:p>INSERT INTO VIDEO VALUES(81,134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table:formula="of:=CONCATENATE(&quot;INSERT INTO VIDEO VALUES(&quot;;[.A82];&quot;,&quot;;[.B82];&quot;);&quot;)" office:value-type="string" office:string-value="INSERT INTO VIDEO VALUES(82,135);" calcext:value-type="string">
            <text:p>INSERT INTO VIDEO VALUES(82,135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formula="of:=CONCATENATE(&quot;INSERT INTO VIDEO VALUES(&quot;;[.A83];&quot;,&quot;;[.B83];&quot;);&quot;)" office:value-type="string" office:string-value="INSERT INTO VIDEO VALUES(83,136);" calcext:value-type="string">
            <text:p>INSERT INTO VIDEO VALUES(83,136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table:formula="of:=CONCATENATE(&quot;INSERT INTO VIDEO VALUES(&quot;;[.A84];&quot;,&quot;;[.B84];&quot;);&quot;)" office:value-type="string" office:string-value="INSERT INTO VIDEO VALUES(84,137);" calcext:value-type="string">
            <text:p>INSERT INTO VIDEO VALUES(84,137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table:formula="of:=CONCATENATE(&quot;INSERT INTO VIDEO VALUES(&quot;;[.A85];&quot;,&quot;;[.B85];&quot;);&quot;)" office:value-type="string" office:string-value="INSERT INTO VIDEO VALUES(85,138);" calcext:value-type="string">
            <text:p>INSERT INTO VIDEO VALUES(85,138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table:formula="of:=CONCATENATE(&quot;INSERT INTO VIDEO VALUES(&quot;;[.A86];&quot;,&quot;;[.B86];&quot;);&quot;)" office:value-type="string" office:string-value="INSERT INTO VIDEO VALUES(86,139);" calcext:value-type="string">
            <text:p>INSERT INTO VIDEO VALUES(86,139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table:formula="of:=CONCATENATE(&quot;INSERT INTO VIDEO VALUES(&quot;;[.A87];&quot;,&quot;;[.B87];&quot;);&quot;)" office:value-type="string" office:string-value="INSERT INTO VIDEO VALUES(87,140);" calcext:value-type="string">
            <text:p>INSERT INTO VIDEO VALUES(87,140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table:formula="of:=CONCATENATE(&quot;INSERT INTO VIDEO VALUES(&quot;;[.A88];&quot;,&quot;;[.B88];&quot;);&quot;)" office:value-type="string" office:string-value="INSERT INTO VIDEO VALUES(88,141);" calcext:value-type="string">
            <text:p>INSERT INTO VIDEO VALUES(88,14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table:formula="of:=CONCATENATE(&quot;INSERT INTO VIDEO VALUES(&quot;;[.A89];&quot;,&quot;;[.B89];&quot;);&quot;)" office:value-type="string" office:string-value="INSERT INTO VIDEO VALUES(89,142);" calcext:value-type="string">
            <text:p>INSERT INTO VIDEO VALUES(89,142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table:formula="of:=CONCATENATE(&quot;INSERT INTO VIDEO VALUES(&quot;;[.A90];&quot;,&quot;;[.B90];&quot;);&quot;)" office:value-type="string" office:string-value="INSERT INTO VIDEO VALUES(90,143);" calcext:value-type="string">
            <text:p>INSERT INTO VIDEO VALUES(90,143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table:formula="of:=CONCATENATE(&quot;INSERT INTO VIDEO VALUES(&quot;;[.A91];&quot;,&quot;;[.B91];&quot;);&quot;)" office:value-type="string" office:string-value="INSERT INTO VIDEO VALUES(91,144);" calcext:value-type="string">
            <text:p>INSERT INTO VIDEO VALUES(91,144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formula="of:=CONCATENATE(&quot;INSERT INTO VIDEO VALUES(&quot;;[.A92];&quot;,&quot;;[.B92];&quot;);&quot;)" office:value-type="string" office:string-value="INSERT INTO VIDEO VALUES(92,145);" calcext:value-type="string">
            <text:p>INSERT INTO VIDEO VALUES(92,145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table:formula="of:=CONCATENATE(&quot;INSERT INTO VIDEO VALUES(&quot;;[.A93];&quot;,&quot;;[.B93];&quot;);&quot;)" office:value-type="string" office:string-value="INSERT INTO VIDEO VALUES(93,146);" calcext:value-type="string">
            <text:p>INSERT INTO VIDEO VALUES(93,146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table:formula="of:=CONCATENATE(&quot;INSERT INTO VIDEO VALUES(&quot;;[.A94];&quot;,&quot;;[.B94];&quot;);&quot;)" office:value-type="string" office:string-value="INSERT INTO VIDEO VALUES(94,147);" calcext:value-type="string">
            <text:p>INSERT INTO VIDEO VALUES(94,147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table:formula="of:=CONCATENATE(&quot;INSERT INTO VIDEO VALUES(&quot;;[.A95];&quot;,&quot;;[.B95];&quot;);&quot;)" office:value-type="string" office:string-value="INSERT INTO VIDEO VALUES(95,148);" calcext:value-type="string">
            <text:p>INSERT INTO VIDEO VALUES(95,148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table:formula="of:=CONCATENATE(&quot;INSERT INTO VIDEO VALUES(&quot;;[.A96];&quot;,&quot;;[.B96];&quot;);&quot;)" office:value-type="string" office:string-value="INSERT INTO VIDEO VALUES(96,149);" calcext:value-type="string">
            <text:p>INSERT INTO VIDEO VALUES(96,149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formula="of:=CONCATENATE(&quot;INSERT INTO VIDEO VALUES(&quot;;[.A97];&quot;,&quot;;[.B97];&quot;);&quot;)" office:value-type="string" office:string-value="INSERT INTO VIDEO VALUES(97,150);" calcext:value-type="string">
            <text:p>INSERT INTO VIDEO VALUES(97,150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table:formula="of:=CONCATENATE(&quot;INSERT INTO VIDEO VALUES(&quot;;[.A98];&quot;,&quot;;[.B98];&quot;);&quot;)" office:value-type="string" office:string-value="INSERT INTO VIDEO VALUES(98,151);" calcext:value-type="string">
            <text:p>INSERT INTO VIDEO VALUES(98,15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table:formula="of:=CONCATENATE(&quot;INSERT INTO VIDEO VALUES(&quot;;[.A99];&quot;,&quot;;[.B99];&quot;);&quot;)" office:value-type="string" office:string-value="INSERT INTO VIDEO VALUES(99,152);" calcext:value-type="string">
            <text:p>INSERT INTO VIDEO VALUES(99,152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table:formula="of:=CONCATENATE(&quot;INSERT INTO VIDEO VALUES(&quot;;[.A100];&quot;,&quot;;[.B100];&quot;);&quot;)" office:value-type="string" office:string-value="INSERT INTO VIDEO VALUES(100,153);" calcext:value-type="string">
            <text:p>INSERT INTO VIDEO VALUES(100,153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4" calcext:value-type="float">
            <text:p>154</text:p>
          </table:table-cell>
          <table:table-cell table:formula="of:=CONCATENATE(&quot;INSERT INTO VIDEO VALUES(&quot;;[.A101];&quot;,&quot;;[.B101];&quot;);&quot;)" office:value-type="string" office:string-value="INSERT INTO VIDEO VALUES(101,154);" calcext:value-type="string">
            <text:p>INSERT INTO VIDEO VALUES(101,154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table:formula="of:=CONCATENATE(&quot;INSERT INTO VIDEO VALUES(&quot;;[.A102];&quot;,&quot;;[.B102];&quot;);&quot;)" office:value-type="string" office:string-value="INSERT INTO VIDEO VALUES(102,155);" calcext:value-type="string">
            <text:p>INSERT INTO VIDEO VALUES(102,155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table:formula="of:=CONCATENATE(&quot;INSERT INTO VIDEO VALUES(&quot;;[.A103];&quot;,&quot;;[.B103];&quot;);&quot;)" office:value-type="string" office:string-value="INSERT INTO VIDEO VALUES(103,156);" calcext:value-type="string">
            <text:p>INSERT INTO VIDEO VALUES(103,156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table:formula="of:=CONCATENATE(&quot;INSERT INTO VIDEO VALUES(&quot;;[.A104];&quot;,&quot;;[.B104];&quot;);&quot;)" office:value-type="string" office:string-value="INSERT INTO VIDEO VALUES(104,157);" calcext:value-type="string">
            <text:p>INSERT INTO VIDEO VALUES(104,157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table:formula="of:=CONCATENATE(&quot;INSERT INTO VIDEO VALUES(&quot;;[.A105];&quot;,&quot;;[.B105];&quot;);&quot;)" office:value-type="string" office:string-value="INSERT INTO VIDEO VALUES(105,158);" calcext:value-type="string">
            <text:p>INSERT INTO VIDEO VALUES(105,158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table:formula="of:=CONCATENATE(&quot;INSERT INTO VIDEO VALUES(&quot;;[.A106];&quot;,&quot;;[.B106];&quot;);&quot;)" office:value-type="string" office:string-value="INSERT INTO VIDEO VALUES(106,159);" calcext:value-type="string">
            <text:p>INSERT INTO VIDEO VALUES(106,159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table:formula="of:=CONCATENATE(&quot;INSERT INTO VIDEO VALUES(&quot;;[.A107];&quot;,&quot;;[.B107];&quot;);&quot;)" office:value-type="string" office:string-value="INSERT INTO VIDEO VALUES(107,160);" calcext:value-type="string">
            <text:p>INSERT INTO VIDEO VALUES(107,160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table:formula="of:=CONCATENATE(&quot;INSERT INTO VIDEO VALUES(&quot;;[.A108];&quot;,&quot;;[.B108];&quot;);&quot;)" office:value-type="string" office:string-value="INSERT INTO VIDEO VALUES(108,161);" calcext:value-type="string">
            <text:p>INSERT INTO VIDEO VALUES(108,16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table:formula="of:=CONCATENATE(&quot;INSERT INTO VIDEO VALUES(&quot;;[.A109];&quot;,&quot;;[.B109];&quot;);&quot;)" office:value-type="string" office:string-value="INSERT INTO VIDEO VALUES(109,162);" calcext:value-type="string">
            <text:p>INSERT INTO VIDEO VALUES(109,162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table:formula="of:=CONCATENATE(&quot;INSERT INTO VIDEO VALUES(&quot;;[.A110];&quot;,&quot;;[.B110];&quot;);&quot;)" office:value-type="string" office:string-value="INSERT INTO VIDEO VALUES(110,163);" calcext:value-type="string">
            <text:p>INSERT INTO VIDEO VALUES(110,163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table:formula="of:=CONCATENATE(&quot;INSERT INTO VIDEO VALUES(&quot;;[.A111];&quot;,&quot;;[.B111];&quot;);&quot;)" office:value-type="string" office:string-value="INSERT INTO VIDEO VALUES(111,164);" calcext:value-type="string">
            <text:p>INSERT INTO VIDEO VALUES(111,164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table:formula="of:=CONCATENATE(&quot;INSERT INTO VIDEO VALUES(&quot;;[.A112];&quot;,&quot;;[.B112];&quot;);&quot;)" office:value-type="string" office:string-value="INSERT INTO VIDEO VALUES(112,165);" calcext:value-type="string">
            <text:p>INSERT INTO VIDEO VALUES(112,165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table:formula="of:=CONCATENATE(&quot;INSERT INTO VIDEO VALUES(&quot;;[.A113];&quot;,&quot;;[.B113];&quot;);&quot;)" office:value-type="string" office:string-value="INSERT INTO VIDEO VALUES(113,166);" calcext:value-type="string">
            <text:p>INSERT INTO VIDEO VALUES(113,166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table:formula="of:=CONCATENATE(&quot;INSERT INTO VIDEO VALUES(&quot;;[.A114];&quot;,&quot;;[.B114];&quot;);&quot;)" office:value-type="string" office:string-value="INSERT INTO VIDEO VALUES(114,167);" calcext:value-type="string">
            <text:p>INSERT INTO VIDEO VALUES(114,167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table:formula="of:=CONCATENATE(&quot;INSERT INTO VIDEO VALUES(&quot;;[.A115];&quot;,&quot;;[.B115];&quot;);&quot;)" office:value-type="string" office:string-value="INSERT INTO VIDEO VALUES(115,168);" calcext:value-type="string">
            <text:p>INSERT INTO VIDEO VALUES(115,168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table:formula="of:=CONCATENATE(&quot;INSERT INTO VIDEO VALUES(&quot;;[.A116];&quot;,&quot;;[.B116];&quot;);&quot;)" office:value-type="string" office:string-value="INSERT INTO VIDEO VALUES(116,169);" calcext:value-type="string">
            <text:p>INSERT INTO VIDEO VALUES(116,169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table:formula="of:=CONCATENATE(&quot;INSERT INTO VIDEO VALUES(&quot;;[.A117];&quot;,&quot;;[.B117];&quot;);&quot;)" office:value-type="string" office:string-value="INSERT INTO VIDEO VALUES(117,170);" calcext:value-type="string">
            <text:p>INSERT INTO VIDEO VALUES(117,170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table:formula="of:=CONCATENATE(&quot;INSERT INTO VIDEO VALUES(&quot;;[.A118];&quot;,&quot;;[.B118];&quot;);&quot;)" office:value-type="string" office:string-value="INSERT INTO VIDEO VALUES(118,181);" calcext:value-type="string">
            <text:p>INSERT INTO VIDEO VALUES(118,181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table:formula="of:=CONCATENATE(&quot;INSERT INTO VIDEO VALUES(&quot;;[.A119];&quot;,&quot;;[.B119];&quot;);&quot;)" office:value-type="string" office:string-value="INSERT INTO VIDEO VALUES(119,182);" calcext:value-type="string">
            <text:p>INSERT INTO VIDEO VALUES(119,182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table:formula="of:=CONCATENATE(&quot;INSERT INTO VIDEO VALUES(&quot;;[.A120];&quot;,&quot;;[.B120];&quot;);&quot;)" office:value-type="string" office:string-value="INSERT INTO VIDEO VALUES(120,183);" calcext:value-type="string">
            <text:p>INSERT INTO VIDEO VALUES(120,183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table:formula="of:=CONCATENATE(&quot;INSERT INTO VIDEO VALUES(&quot;;[.A121];&quot;,&quot;;[.B121];&quot;);&quot;)" office:value-type="string" office:string-value="INSERT INTO VIDEO VALUES(121,184);" calcext:value-type="string">
            <text:p>INSERT INTO VIDEO VALUES(121,184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table:formula="of:=CONCATENATE(&quot;INSERT INTO VIDEO VALUES(&quot;;[.A122];&quot;,&quot;;[.B122];&quot;);&quot;)" office:value-type="string" office:string-value="INSERT INTO VIDEO VALUES(122,185);" calcext:value-type="string">
            <text:p>INSERT INTO VIDEO VALUES(122,185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table:formula="of:=CONCATENATE(&quot;INSERT INTO VIDEO VALUES(&quot;;[.A123];&quot;,&quot;;[.B123];&quot;);&quot;)" office:value-type="string" office:string-value="INSERT INTO VIDEO VALUES(123,186);" calcext:value-type="string">
            <text:p>INSERT INTO VIDEO VALUES(123,186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  <table:table-cell table:formula="of:=CONCATENATE(&quot;INSERT INTO VIDEO VALUES(&quot;;[.A124];&quot;,&quot;;[.B124];&quot;);&quot;)" office:value-type="string" office:string-value="INSERT INTO VIDEO VALUES(124,187);" calcext:value-type="string">
            <text:p>INSERT INTO VIDEO VALUES(124,187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formula="of:=CONCATENATE(&quot;INSERT INTO VIDEO VALUES(&quot;;[.A125];&quot;,&quot;;[.B125];&quot;);&quot;)" office:value-type="string" office:string-value="INSERT INTO VIDEO VALUES(125,188);" calcext:value-type="string">
            <text:p>INSERT INTO VIDEO VALUES(125,188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table:formula="of:=CONCATENATE(&quot;INSERT INTO VIDEO VALUES(&quot;;[.A126];&quot;,&quot;;[.B126];&quot;);&quot;)" office:value-type="string" office:string-value="INSERT INTO VIDEO VALUES(126,189);" calcext:value-type="string">
            <text:p>INSERT INTO VIDEO VALUES(126,189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table:formula="of:=CONCATENATE(&quot;INSERT INTO VIDEO VALUES(&quot;;[.A127];&quot;,&quot;;[.B127];&quot;);&quot;)" office:value-type="string" office:string-value="INSERT INTO VIDEO VALUES(127,190);" calcext:value-type="string">
            <text:p>INSERT INTO VIDEO VALUES(127,190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table:formula="of:=CONCATENATE(&quot;INSERT INTO VIDEO VALUES(&quot;;[.A128];&quot;,&quot;;[.B128];&quot;);&quot;)" office:value-type="string" office:string-value="INSERT INTO VIDEO VALUES(128,191);" calcext:value-type="string">
            <text:p>INSERT INTO VIDEO VALUES(128,19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table:formula="of:=CONCATENATE(&quot;INSERT INTO VIDEO VALUES(&quot;;[.A129];&quot;,&quot;;[.B129];&quot;);&quot;)" office:value-type="string" office:string-value="INSERT INTO VIDEO VALUES(129,192);" calcext:value-type="string">
            <text:p>INSERT INTO VIDEO VALUES(129,192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 table:formula="of:=CONCATENATE(&quot;INSERT INTO VIDEO VALUES(&quot;;[.A130];&quot;,&quot;;[.B130];&quot;);&quot;)" office:value-type="string" office:string-value="INSERT INTO VIDEO VALUES(130,193);" calcext:value-type="string">
            <text:p>INSERT INTO VIDEO VALUES(130,193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4" calcext:value-type="float">
            <text:p>194</text:p>
          </table:table-cell>
          <table:table-cell table:formula="of:=CONCATENATE(&quot;INSERT INTO VIDEO VALUES(&quot;;[.A131];&quot;,&quot;;[.B131];&quot;);&quot;)" office:value-type="string" office:string-value="INSERT INTO VIDEO VALUES(131,194);" calcext:value-type="string">
            <text:p>INSERT INTO VIDEO VALUES(131,194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table:formula="of:=CONCATENATE(&quot;INSERT INTO VIDEO VALUES(&quot;;[.A132];&quot;,&quot;;[.B132];&quot;);&quot;)" office:value-type="string" office:string-value="INSERT INTO VIDEO VALUES(132,195);" calcext:value-type="string">
            <text:p>INSERT INTO VIDEO VALUES(132,195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6" calcext:value-type="float">
            <text:p>196</text:p>
          </table:table-cell>
          <table:table-cell table:formula="of:=CONCATENATE(&quot;INSERT INTO VIDEO VALUES(&quot;;[.A133];&quot;,&quot;;[.B133];&quot;);&quot;)" office:value-type="string" office:string-value="INSERT INTO VIDEO VALUES(133,196);" calcext:value-type="string">
            <text:p>INSERT INTO VIDEO VALUES(133,196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  <table:table-cell table:formula="of:=CONCATENATE(&quot;INSERT INTO VIDEO VALUES(&quot;;[.A134];&quot;,&quot;;[.B134];&quot;);&quot;)" office:value-type="string" office:string-value="INSERT INTO VIDEO VALUES(134,197);" calcext:value-type="string">
            <text:p>INSERT INTO VIDEO VALUES(134,197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8" calcext:value-type="float">
            <text:p>198</text:p>
          </table:table-cell>
          <table:table-cell table:formula="of:=CONCATENATE(&quot;INSERT INTO VIDEO VALUES(&quot;;[.A135];&quot;,&quot;;[.B135];&quot;);&quot;)" office:value-type="string" office:string-value="INSERT INTO VIDEO VALUES(135,198);" calcext:value-type="string">
            <text:p>INSERT INTO VIDEO VALUES(135,198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9" calcext:value-type="float">
            <text:p>199</text:p>
          </table:table-cell>
          <table:table-cell table:formula="of:=CONCATENATE(&quot;INSERT INTO VIDEO VALUES(&quot;;[.A136];&quot;,&quot;;[.B136];&quot;);&quot;)" office:value-type="string" office:string-value="INSERT INTO VIDEO VALUES(136,199);" calcext:value-type="string">
            <text:p>INSERT INTO VIDEO VALUES(136,199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table:formula="of:=CONCATENATE(&quot;INSERT INTO VIDEO VALUES(&quot;;[.A137];&quot;,&quot;;[.B137];&quot;);&quot;)" office:value-type="string" office:string-value="INSERT INTO VIDEO VALUES(137,200);" calcext:value-type="string">
            <text:p>INSERT INTO VIDEO VALUES(137,200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table:formula="of:=CONCATENATE(&quot;INSERT INTO VIDEO VALUES(&quot;;[.A138];&quot;,&quot;;[.B138];&quot;);&quot;)" office:value-type="string" office:string-value="INSERT INTO VIDEO VALUES(138,201);" calcext:value-type="string">
            <text:p>INSERT INTO VIDEO VALUES(138,20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table:formula="of:=CONCATENATE(&quot;INSERT INTO VIDEO VALUES(&quot;;[.A139];&quot;,&quot;;[.B139];&quot;);&quot;)" office:value-type="string" office:string-value="INSERT INTO VIDEO VALUES(139,202);" calcext:value-type="string">
            <text:p>INSERT INTO VIDEO VALUES(139,202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table:formula="of:=CONCATENATE(&quot;INSERT INTO VIDEO VALUES(&quot;;[.A140];&quot;,&quot;;[.B140];&quot;);&quot;)" office:value-type="string" office:string-value="INSERT INTO VIDEO VALUES(140,203);" calcext:value-type="string">
            <text:p>INSERT INTO VIDEO VALUES(140,203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table:formula="of:=CONCATENATE(&quot;INSERT INTO VIDEO VALUES(&quot;;[.A141];&quot;,&quot;;[.B141];&quot;);&quot;)" office:value-type="string" office:string-value="INSERT INTO VIDEO VALUES(141,204);" calcext:value-type="string">
            <text:p>INSERT INTO VIDEO VALUES(141,204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5" calcext:value-type="float">
            <text:p>205</text:p>
          </table:table-cell>
          <table:table-cell table:formula="of:=CONCATENATE(&quot;INSERT INTO VIDEO VALUES(&quot;;[.A142];&quot;,&quot;;[.B142];&quot;);&quot;)" office:value-type="string" office:string-value="INSERT INTO VIDEO VALUES(142,205);" calcext:value-type="string">
            <text:p>INSERT INTO VIDEO VALUES(142,205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table:formula="of:=CONCATENATE(&quot;INSERT INTO VIDEO VALUES(&quot;;[.A143];&quot;,&quot;;[.B143];&quot;);&quot;)" office:value-type="string" office:string-value="INSERT INTO VIDEO VALUES(143,206);" calcext:value-type="string">
            <text:p>INSERT INTO VIDEO VALUES(143,206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  <table:table-cell table:formula="of:=CONCATENATE(&quot;INSERT INTO VIDEO VALUES(&quot;;[.A144];&quot;,&quot;;[.B144];&quot;);&quot;)" office:value-type="string" office:string-value="INSERT INTO VIDEO VALUES(144,207);" calcext:value-type="string">
            <text:p>INSERT INTO VIDEO VALUES(144,207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table:formula="of:=CONCATENATE(&quot;INSERT INTO VIDEO VALUES(&quot;;[.A145];&quot;,&quot;;[.B145];&quot;);&quot;)" office:value-type="string" office:string-value="INSERT INTO VIDEO VALUES(145,208);" calcext:value-type="string">
            <text:p>INSERT INTO VIDEO VALUES(145,208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table:formula="of:=CONCATENATE(&quot;INSERT INTO VIDEO VALUES(&quot;;[.A146];&quot;,&quot;;[.B146];&quot;);&quot;)" office:value-type="string" office:string-value="INSERT INTO VIDEO VALUES(146,209);" calcext:value-type="string">
            <text:p>INSERT INTO VIDEO VALUES(146,209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table:formula="of:=CONCATENATE(&quot;INSERT INTO VIDEO VALUES(&quot;;[.A147];&quot;,&quot;;[.B147];&quot;);&quot;)" office:value-type="string" office:string-value="INSERT INTO VIDEO VALUES(147,210);" calcext:value-type="string">
            <text:p>INSERT INTO VIDEO VALUES(147,210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1" calcext:value-type="float">
            <text:p>211</text:p>
          </table:table-cell>
          <table:table-cell table:formula="of:=CONCATENATE(&quot;INSERT INTO VIDEO VALUES(&quot;;[.A148];&quot;,&quot;;[.B148];&quot;);&quot;)" office:value-type="string" office:string-value="INSERT INTO VIDEO VALUES(148,211);" calcext:value-type="string">
            <text:p>INSERT INTO VIDEO VALUES(148,21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3" calcext:value-type="float">
            <text:p>223</text:p>
          </table:table-cell>
          <table:table-cell table:formula="of:=CONCATENATE(&quot;INSERT INTO VIDEO VALUES(&quot;;[.A149];&quot;,&quot;;[.B149];&quot;);&quot;)" office:value-type="string" office:string-value="INSERT INTO VIDEO VALUES(149,223);" calcext:value-type="string">
            <text:p>INSERT INTO VIDEO VALUES(149,223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table:formula="of:=CONCATENATE(&quot;INSERT INTO VIDEO VALUES(&quot;;[.A150];&quot;,&quot;;[.B150];&quot;);&quot;)" office:value-type="string" office:string-value="INSERT INTO VIDEO VALUES(150,224);" calcext:value-type="string">
            <text:p>INSERT INTO VIDEO VALUES(150,224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table:formula="of:=CONCATENATE(&quot;INSERT INTO VIDEO VALUES(&quot;;[.A151];&quot;,&quot;;[.B151];&quot;);&quot;)" office:value-type="string" office:string-value="INSERT INTO VIDEO VALUES(151,225);" calcext:value-type="string">
            <text:p>INSERT INTO VIDEO VALUES(151,225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  <table:table-cell table:formula="of:=CONCATENATE(&quot;INSERT INTO VIDEO VALUES(&quot;;[.A152];&quot;,&quot;;[.B152];&quot;);&quot;)" office:value-type="string" office:string-value="INSERT INTO VIDEO VALUES(152,226);" calcext:value-type="string">
            <text:p>INSERT INTO VIDEO VALUES(152,226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  <table:table-cell table:formula="of:=CONCATENATE(&quot;INSERT INTO VIDEO VALUES(&quot;;[.A153];&quot;,&quot;;[.B153];&quot;);&quot;)" office:value-type="string" office:string-value="INSERT INTO VIDEO VALUES(153,227);" calcext:value-type="string">
            <text:p>INSERT INTO VIDEO VALUES(153,227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table:formula="of:=CONCATENATE(&quot;INSERT INTO VIDEO VALUES(&quot;;[.A154];&quot;,&quot;;[.B154];&quot;);&quot;)" office:value-type="string" office:string-value="INSERT INTO VIDEO VALUES(154,228);" calcext:value-type="string">
            <text:p>INSERT INTO VIDEO VALUES(154,228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table:formula="of:=CONCATENATE(&quot;INSERT INTO VIDEO VALUES(&quot;;[.A155];&quot;,&quot;;[.B155];&quot;);&quot;)" office:value-type="string" office:string-value="INSERT INTO VIDEO VALUES(155,229);" calcext:value-type="string">
            <text:p>INSERT INTO VIDEO VALUES(155,229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0" calcext:value-type="float">
            <text:p>230</text:p>
          </table:table-cell>
          <table:table-cell table:formula="of:=CONCATENATE(&quot;INSERT INTO VIDEO VALUES(&quot;;[.A156];&quot;,&quot;;[.B156];&quot;);&quot;)" office:value-type="string" office:string-value="INSERT INTO VIDEO VALUES(156,230);" calcext:value-type="string">
            <text:p>INSERT INTO VIDEO VALUES(156,230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1" calcext:value-type="float">
            <text:p>231</text:p>
          </table:table-cell>
          <table:table-cell table:formula="of:=CONCATENATE(&quot;INSERT INTO VIDEO VALUES(&quot;;[.A157];&quot;,&quot;;[.B157];&quot;);&quot;)" office:value-type="string" office:string-value="INSERT INTO VIDEO VALUES(157,231);" calcext:value-type="string">
            <text:p>INSERT INTO VIDEO VALUES(157,231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2" calcext:value-type="float">
            <text:p>232</text:p>
          </table:table-cell>
          <table:table-cell table:formula="of:=CONCATENATE(&quot;INSERT INTO VIDEO VALUES(&quot;;[.A158];&quot;,&quot;;[.B158];&quot;);&quot;)" office:value-type="string" office:string-value="INSERT INTO VIDEO VALUES(158,232);" calcext:value-type="string">
            <text:p>INSERT INTO VIDEO VALUES(158,232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table:formula="of:=CONCATENATE(&quot;INSERT INTO VIDEO VALUES(&quot;;[.A159];&quot;,&quot;;[.B159];&quot;);&quot;)" office:value-type="string" office:string-value="INSERT INTO VIDEO VALUES(159,233);" calcext:value-type="string">
            <text:p>INSERT INTO VIDEO VALUES(159,233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formula="of:=CONCATENATE(&quot;INSERT INTO VIDEO VALUES(&quot;;[.A160];&quot;,&quot;;[.B160];&quot;);&quot;)" office:value-type="string" office:string-value="INSERT INTO VIDEO VALUES(160,234);" calcext:value-type="string">
            <text:p>INSERT INTO VIDEO VALUES(160,234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5" calcext:value-type="float">
            <text:p>235</text:p>
          </table:table-cell>
          <table:table-cell table:formula="of:=CONCATENATE(&quot;INSERT INTO VIDEO VALUES(&quot;;[.A161];&quot;,&quot;;[.B161];&quot;);&quot;)" office:value-type="string" office:string-value="INSERT INTO VIDEO VALUES(161,235);" calcext:value-type="string">
            <text:p>INSERT INTO VIDEO VALUES(161,235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table:formula="of:=CONCATENATE(&quot;INSERT INTO VIDEO VALUES(&quot;;[.A162];&quot;,&quot;;[.B162];&quot;);&quot;)" office:value-type="string" office:string-value="INSERT INTO VIDEO VALUES(162,236);" calcext:value-type="string">
            <text:p>INSERT INTO VIDEO VALUES(162,236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7" calcext:value-type="float">
            <text:p>237</text:p>
          </table:table-cell>
          <table:table-cell table:formula="of:=CONCATENATE(&quot;INSERT INTO VIDEO VALUES(&quot;;[.A163];&quot;,&quot;;[.B163];&quot;);&quot;)" office:value-type="string" office:string-value="INSERT INTO VIDEO VALUES(163,237);" calcext:value-type="string">
            <text:p>INSERT INTO VIDEO VALUES(163,237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8" calcext:value-type="float">
            <text:p>238</text:p>
          </table:table-cell>
          <table:table-cell table:formula="of:=CONCATENATE(&quot;INSERT INTO VIDEO VALUES(&quot;;[.A164];&quot;,&quot;;[.B164];&quot;);&quot;)" office:value-type="string" office:string-value="INSERT INTO VIDEO VALUES(164,238);" calcext:value-type="string">
            <text:p>INSERT INTO VIDEO VALUES(164,238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9" calcext:value-type="float">
            <text:p>239</text:p>
          </table:table-cell>
          <table:table-cell table:formula="of:=CONCATENATE(&quot;INSERT INTO VIDEO VALUES(&quot;;[.A165];&quot;,&quot;;[.B165];&quot;);&quot;)" office:value-type="string" office:string-value="INSERT INTO VIDEO VALUES(165,239);" calcext:value-type="string">
            <text:p>INSERT INTO VIDEO VALUES(165,239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table:formula="of:=CONCATENATE(&quot;INSERT INTO VIDEO VALUES(&quot;;[.A166];&quot;,&quot;;[.B166];&quot;);&quot;)" office:value-type="string" office:string-value="INSERT INTO VIDEO VALUES(166,240);" calcext:value-type="string">
            <text:p>INSERT INTO VIDEO VALUES(166,240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table:formula="of:=CONCATENATE(&quot;INSERT INTO VIDEO VALUES(&quot;;[.A167];&quot;,&quot;;[.B167];&quot;);&quot;)" office:value-type="string" office:string-value="INSERT INTO VIDEO VALUES(167,241);" calcext:value-type="string">
            <text:p>INSERT INTO VIDEO VALUES(167,24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table:formula="of:=CONCATENATE(&quot;INSERT INTO VIDEO VALUES(&quot;;[.A168];&quot;,&quot;;[.B168];&quot;);&quot;)" office:value-type="string" office:string-value="INSERT INTO VIDEO VALUES(168,242);" calcext:value-type="string">
            <text:p>INSERT INTO VIDEO VALUES(168,242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table:formula="of:=CONCATENATE(&quot;INSERT INTO VIDEO VALUES(&quot;;[.A169];&quot;,&quot;;[.B169];&quot;);&quot;)" office:value-type="string" office:string-value="INSERT INTO VIDEO VALUES(169,243);" calcext:value-type="string">
            <text:p>INSERT INTO VIDEO VALUES(169,243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4" calcext:value-type="float">
            <text:p>244</text:p>
          </table:table-cell>
          <table:table-cell table:formula="of:=CONCATENATE(&quot;INSERT INTO VIDEO VALUES(&quot;;[.A170];&quot;,&quot;;[.B170];&quot;);&quot;)" office:value-type="string" office:string-value="INSERT INTO VIDEO VALUES(170,244);" calcext:value-type="string">
            <text:p>INSERT INTO VIDEO VALUES(170,244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5" calcext:value-type="float">
            <text:p>245</text:p>
          </table:table-cell>
          <table:table-cell table:formula="of:=CONCATENATE(&quot;INSERT INTO VIDEO VALUES(&quot;;[.A171];&quot;,&quot;;[.B171];&quot;);&quot;)" office:value-type="string" office:string-value="INSERT INTO VIDEO VALUES(171,245);" calcext:value-type="string">
            <text:p>INSERT INTO VIDEO VALUES(171,245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6" calcext:value-type="float">
            <text:p>246</text:p>
          </table:table-cell>
          <table:table-cell table:formula="of:=CONCATENATE(&quot;INSERT INTO VIDEO VALUES(&quot;;[.A172];&quot;,&quot;;[.B172];&quot;);&quot;)" office:value-type="string" office:string-value="INSERT INTO VIDEO VALUES(172,246);" calcext:value-type="string">
            <text:p>INSERT INTO VIDEO VALUES(172,246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table:formula="of:=CONCATENATE(&quot;INSERT INTO VIDEO VALUES(&quot;;[.A173];&quot;,&quot;;[.B173];&quot;);&quot;)" office:value-type="string" office:string-value="INSERT INTO VIDEO VALUES(173,247);" calcext:value-type="string">
            <text:p>INSERT INTO VIDEO VALUES(173,247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 table:formula="of:=CONCATENATE(&quot;INSERT INTO VIDEO VALUES(&quot;;[.A174];&quot;,&quot;;[.B174];&quot;);&quot;)" office:value-type="string" office:string-value="INSERT INTO VIDEO VALUES(174,248);" calcext:value-type="string">
            <text:p>INSERT INTO VIDEO VALUES(174,248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9" calcext:value-type="float">
            <text:p>249</text:p>
          </table:table-cell>
          <table:table-cell table:formula="of:=CONCATENATE(&quot;INSERT INTO VIDEO VALUES(&quot;;[.A175];&quot;,&quot;;[.B175];&quot;);&quot;)" office:value-type="string" office:string-value="INSERT INTO VIDEO VALUES(175,249);" calcext:value-type="string">
            <text:p>INSERT INTO VIDEO VALUES(175,249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table:formula="of:=CONCATENATE(&quot;INSERT INTO VIDEO VALUES(&quot;;[.A176];&quot;,&quot;;[.B176];&quot;);&quot;)" office:value-type="string" office:string-value="INSERT INTO VIDEO VALUES(176,250);" calcext:value-type="string">
            <text:p>INSERT INTO VIDEO VALUES(176,250);</text:p>
          </table:table-cell>
        </table:table-row>
      </table:table>
      <table:table table:name="LISTENNING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&quot;INSERT INTO LISTENNING VALUES(&quot;;[.A1];&quot;,&quot;;[.B1];&quot;);&quot;)" office:value-type="string" office:string-value="INSERT INTO LISTENNING VALUES(1,7);" calcext:value-type="string">
            <text:p>INSERT INTO LISTENNING VALUES(1,7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&quot;INSERT INTO LISTENNING VALUES(&quot;;[.A2];&quot;,&quot;;[.B2];&quot;);&quot;)" office:value-type="string" office:string-value="INSERT INTO LISTENNING VALUES(2,8);" calcext:value-type="string">
            <text:p>INSERT INTO LISTENNING VALUES(2,8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INSERT INTO LISTENNING VALUES(&quot;;[.A3];&quot;,&quot;;[.B3];&quot;);&quot;)" office:value-type="string" office:string-value="INSERT INTO LISTENNING VALUES(3,9);" calcext:value-type="string">
            <text:p>INSERT INTO LISTENNING VALUES(3,9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&quot;INSERT INTO LISTENNING VALUES(&quot;;[.A4];&quot;,&quot;;[.B4];&quot;);&quot;)" office:value-type="string" office:string-value="INSERT INTO LISTENNING VALUES(4,10);" calcext:value-type="string">
            <text:p>INSERT INTO LISTENNING VALUES(4,1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CONCATENATE(&quot;INSERT INTO LISTENNING VALUES(&quot;;[.A5];&quot;,&quot;;[.B5];&quot;);&quot;)" office:value-type="string" office:string-value="INSERT INTO LISTENNING VALUES(5,16);" calcext:value-type="string">
            <text:p>INSERT INTO LISTENNING VALUES(5,16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CONCATENATE(&quot;INSERT INTO LISTENNING VALUES(&quot;;[.A6];&quot;,&quot;;[.B6];&quot;);&quot;)" office:value-type="string" office:string-value="INSERT INTO LISTENNING VALUES(6,17);" calcext:value-type="string">
            <text:p>INSERT INTO LISTENNING VALUES(6,17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CONCATENATE(&quot;INSERT INTO LISTENNING VALUES(&quot;;[.A7];&quot;,&quot;;[.B7];&quot;);&quot;)" office:value-type="string" office:string-value="INSERT INTO LISTENNING VALUES(7,18);" calcext:value-type="string">
            <text:p>INSERT INTO LISTENNING VALUES(7,18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CONCATENATE(&quot;INSERT INTO LISTENNING VALUES(&quot;;[.A8];&quot;,&quot;;[.B8];&quot;);&quot;)" office:value-type="string" office:string-value="INSERT INTO LISTENNING VALUES(8,19);" calcext:value-type="string">
            <text:p>INSERT INTO LISTENNING VALUES(8,19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CONCATENATE(&quot;INSERT INTO LISTENNING VALUES(&quot;;[.A9];&quot;,&quot;;[.B9];&quot;);&quot;)" office:value-type="string" office:string-value="INSERT INTO LISTENNING VALUES(9,20);" calcext:value-type="string">
            <text:p>INSERT INTO LISTENNING VALUES(9,2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CONCATENATE(&quot;INSERT INTO LISTENNING VALUES(&quot;;[.A10];&quot;,&quot;;[.B10];&quot;);&quot;)" office:value-type="string" office:string-value="INSERT INTO LISTENNING VALUES(10,21);" calcext:value-type="string">
            <text:p>INSERT INTO LISTENNING VALUES(10,2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CONCATENATE(&quot;INSERT INTO LISTENNING VALUES(&quot;;[.A11];&quot;,&quot;;[.B11];&quot;);&quot;)" office:value-type="string" office:string-value="INSERT INTO LISTENNING VALUES(11,22);" calcext:value-type="string">
            <text:p>INSERT INTO LISTENNING VALUES(11,22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CONCATENATE(&quot;INSERT INTO LISTENNING VALUES(&quot;;[.A12];&quot;,&quot;;[.B12];&quot;);&quot;)" office:value-type="string" office:string-value="INSERT INTO LISTENNING VALUES(12,23);" calcext:value-type="string">
            <text:p>INSERT INTO LISTENNING VALUES(12,23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CONCATENATE(&quot;INSERT INTO LISTENNING VALUES(&quot;;[.A13];&quot;,&quot;;[.B13];&quot;);&quot;)" office:value-type="string" office:string-value="INSERT INTO LISTENNING VALUES(13,24);" calcext:value-type="string">
            <text:p>INSERT INTO LISTENNING VALUES(13,24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CONCATENATE(&quot;INSERT INTO LISTENNING VALUES(&quot;;[.A14];&quot;,&quot;;[.B14];&quot;);&quot;)" office:value-type="string" office:string-value="INSERT INTO LISTENNING VALUES(14,25);" calcext:value-type="string">
            <text:p>INSERT INTO LISTENNING VALUES(14,2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CONCATENATE(&quot;INSERT INTO LISTENNING VALUES(&quot;;[.A15];&quot;,&quot;;[.B15];&quot;);&quot;)" office:value-type="string" office:string-value="INSERT INTO LISTENNING VALUES(15,26);" calcext:value-type="string">
            <text:p>INSERT INTO LISTENNING VALUES(15,26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CONCATENATE(&quot;INSERT INTO LISTENNING VALUES(&quot;;[.A16];&quot;,&quot;;[.B16];&quot;);&quot;)" office:value-type="string" office:string-value="INSERT INTO LISTENNING VALUES(16,27);" calcext:value-type="string">
            <text:p>INSERT INTO LISTENNING VALUES(16,27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CONCATENATE(&quot;INSERT INTO LISTENNING VALUES(&quot;;[.A17];&quot;,&quot;;[.B17];&quot;);&quot;)" office:value-type="string" office:string-value="INSERT INTO LISTENNING VALUES(17,28);" calcext:value-type="string">
            <text:p>INSERT INTO LISTENNING VALUES(17,28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CONCATENATE(&quot;INSERT INTO LISTENNING VALUES(&quot;;[.A18];&quot;,&quot;;[.B18];&quot;);&quot;)" office:value-type="string" office:string-value="INSERT INTO LISTENNING VALUES(18,31);" calcext:value-type="string">
            <text:p>INSERT INTO LISTENNING VALUES(18,3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CONCATENATE(&quot;INSERT INTO LISTENNING VALUES(&quot;;[.A19];&quot;,&quot;;[.B19];&quot;);&quot;)" office:value-type="string" office:string-value="INSERT INTO LISTENNING VALUES(19,32);" calcext:value-type="string">
            <text:p>INSERT INTO LISTENNING VALUES(19,3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CONCATENATE(&quot;INSERT INTO LISTENNING VALUES(&quot;;[.A20];&quot;,&quot;;[.B20];&quot;);&quot;)" office:value-type="string" office:string-value="INSERT INTO LISTENNING VALUES(20,33);" calcext:value-type="string">
            <text:p>INSERT INTO LISTENNING VALUES(20,3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CONCATENATE(&quot;INSERT INTO LISTENNING VALUES(&quot;;[.A21];&quot;,&quot;;[.B21];&quot;);&quot;)" office:value-type="string" office:string-value="INSERT INTO LISTENNING VALUES(21,34);" calcext:value-type="string">
            <text:p>INSERT INTO LISTENNING VALUES(21,34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CONCATENATE(&quot;INSERT INTO LISTENNING VALUES(&quot;;[.A22];&quot;,&quot;;[.B22];&quot;);&quot;)" office:value-type="string" office:string-value="INSERT INTO LISTENNING VALUES(22,35);" calcext:value-type="string">
            <text:p>INSERT INTO LISTENNING VALUES(22,3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CONCATENATE(&quot;INSERT INTO LISTENNING VALUES(&quot;;[.A23];&quot;,&quot;;[.B23];&quot;);&quot;)" office:value-type="string" office:string-value="INSERT INTO LISTENNING VALUES(23,37);" calcext:value-type="string">
            <text:p>INSERT INTO LISTENNING VALUES(23,37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CONCATENATE(&quot;INSERT INTO LISTENNING VALUES(&quot;;[.A24];&quot;,&quot;;[.B24];&quot;);&quot;)" office:value-type="string" office:string-value="INSERT INTO LISTENNING VALUES(24,38);" calcext:value-type="string">
            <text:p>INSERT INTO LISTENNING VALUES(24,38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CONCATENATE(&quot;INSERT INTO LISTENNING VALUES(&quot;;[.A25];&quot;,&quot;;[.B25];&quot;);&quot;)" office:value-type="string" office:string-value="INSERT INTO LISTENNING VALUES(25,39);" calcext:value-type="string">
            <text:p>INSERT INTO LISTENNING VALUES(25,39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CONCATENATE(&quot;INSERT INTO LISTENNING VALUES(&quot;;[.A26];&quot;,&quot;;[.B26];&quot;);&quot;)" office:value-type="string" office:string-value="INSERT INTO LISTENNING VALUES(26,40);" calcext:value-type="string">
            <text:p>INSERT INTO LISTENNING VALUES(26,40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formula="of:=CONCATENATE(&quot;INSERT INTO LISTENNING VALUES(&quot;;[.A27];&quot;,&quot;;[.B27];&quot;);&quot;)" office:value-type="string" office:string-value="INSERT INTO LISTENNING VALUES(27,41);" calcext:value-type="string">
            <text:p>INSERT INTO LISTENNING VALUES(27,4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CONCATENATE(&quot;INSERT INTO LISTENNING VALUES(&quot;;[.A28];&quot;,&quot;;[.B28];&quot;);&quot;)" office:value-type="string" office:string-value="INSERT INTO LISTENNING VALUES(28,42);" calcext:value-type="string">
            <text:p>INSERT INTO LISTENNING VALUES(28,42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formula="of:=CONCATENATE(&quot;INSERT INTO LISTENNING VALUES(&quot;;[.A29];&quot;,&quot;;[.B29];&quot;);&quot;)" office:value-type="string" office:string-value="INSERT INTO LISTENNING VALUES(29,43);" calcext:value-type="string">
            <text:p>INSERT INTO LISTENNING VALUES(29,43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CONCATENATE(&quot;INSERT INTO LISTENNING VALUES(&quot;;[.A30];&quot;,&quot;;[.B30];&quot;);&quot;)" office:value-type="string" office:string-value="INSERT INTO LISTENNING VALUES(30,44);" calcext:value-type="string">
            <text:p>INSERT INTO LISTENNING VALUES(30,44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CONCATENATE(&quot;INSERT INTO LISTENNING VALUES(&quot;;[.A31];&quot;,&quot;;[.B31];&quot;);&quot;)" office:value-type="string" office:string-value="INSERT INTO LISTENNING VALUES(31,46);" calcext:value-type="string">
            <text:p>INSERT INTO LISTENNING VALUES(31,46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CONCATENATE(&quot;INSERT INTO LISTENNING VALUES(&quot;;[.A32];&quot;,&quot;;[.B32];&quot;);&quot;)" office:value-type="string" office:string-value="INSERT INTO LISTENNING VALUES(32,47);" calcext:value-type="string">
            <text:p>INSERT INTO LISTENNING VALUES(32,47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CONCATENATE(&quot;INSERT INTO LISTENNING VALUES(&quot;;[.A33];&quot;,&quot;;[.B33];&quot;);&quot;)" office:value-type="string" office:string-value="INSERT INTO LISTENNING VALUES(33,48);" calcext:value-type="string">
            <text:p>INSERT INTO LISTENNING VALUES(33,48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formula="of:=CONCATENATE(&quot;INSERT INTO LISTENNING VALUES(&quot;;[.A34];&quot;,&quot;;[.B34];&quot;);&quot;)" office:value-type="string" office:string-value="INSERT INTO LISTENNING VALUES(34,82);" calcext:value-type="string">
            <text:p>INSERT INTO LISTENNING VALUES(34,82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CONCATENATE(&quot;INSERT INTO LISTENNING VALUES(&quot;;[.A35];&quot;,&quot;;[.B35];&quot;);&quot;)" office:value-type="string" office:string-value="INSERT INTO LISTENNING VALUES(35,83);" calcext:value-type="string">
            <text:p>INSERT INTO LISTENNING VALUES(35,83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formula="of:=CONCATENATE(&quot;INSERT INTO LISTENNING VALUES(&quot;;[.A36];&quot;,&quot;;[.B36];&quot;);&quot;)" office:value-type="string" office:string-value="INSERT INTO LISTENNING VALUES(36,84);" calcext:value-type="string">
            <text:p>INSERT INTO LISTENNING VALUES(36,84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formula="of:=CONCATENATE(&quot;INSERT INTO LISTENNING VALUES(&quot;;[.A37];&quot;,&quot;;[.B37];&quot;);&quot;)" office:value-type="string" office:string-value="INSERT INTO LISTENNING VALUES(37,85);" calcext:value-type="string">
            <text:p>INSERT INTO LISTENNING VALUES(37,85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formula="of:=CONCATENATE(&quot;INSERT INTO LISTENNING VALUES(&quot;;[.A38];&quot;,&quot;;[.B38];&quot;);&quot;)" office:value-type="string" office:string-value="INSERT INTO LISTENNING VALUES(38,86);" calcext:value-type="string">
            <text:p>INSERT INTO LISTENNING VALUES(38,86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formula="of:=CONCATENATE(&quot;INSERT INTO LISTENNING VALUES(&quot;;[.A39];&quot;,&quot;;[.B39];&quot;);&quot;)" office:value-type="string" office:string-value="INSERT INTO LISTENNING VALUES(39,87);" calcext:value-type="string">
            <text:p>INSERT INTO LISTENNING VALUES(39,87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formula="of:=CONCATENATE(&quot;INSERT INTO LISTENNING VALUES(&quot;;[.A40];&quot;,&quot;;[.B40];&quot;);&quot;)" office:value-type="string" office:string-value="INSERT INTO LISTENNING VALUES(40,88);" calcext:value-type="string">
            <text:p>INSERT INTO LISTENNING VALUES(40,88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table:formula="of:=CONCATENATE(&quot;INSERT INTO LISTENNING VALUES(&quot;;[.A41];&quot;,&quot;;[.B41];&quot;);&quot;)" office:value-type="string" office:string-value="INSERT INTO LISTENNING VALUES(41,89);" calcext:value-type="string">
            <text:p>INSERT INTO LISTENNING VALUES(41,89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CONCATENATE(&quot;INSERT INTO LISTENNING VALUES(&quot;;[.A42];&quot;,&quot;;[.B42];&quot;);&quot;)" office:value-type="string" office:string-value="INSERT INTO LISTENNING VALUES(42,90);" calcext:value-type="string">
            <text:p>INSERT INTO LISTENNING VALUES(42,90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CONCATENATE(&quot;INSERT INTO LISTENNING VALUES(&quot;;[.A43];&quot;,&quot;;[.B43];&quot;);&quot;)" office:value-type="string" office:string-value="INSERT INTO LISTENNING VALUES(43,91);" calcext:value-type="string">
            <text:p>INSERT INTO LISTENNING VALUES(43,91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table:formula="of:=CONCATENATE(&quot;INSERT INTO LISTENNING VALUES(&quot;;[.A44];&quot;,&quot;;[.B44];&quot;);&quot;)" office:value-type="string" office:string-value="INSERT INTO LISTENNING VALUES(44,121);" calcext:value-type="string">
            <text:p>INSERT INTO LISTENNING VALUES(44,12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CONCATENATE(&quot;INSERT INTO LISTENNING VALUES(&quot;;[.A45];&quot;,&quot;;[.B45];&quot;);&quot;)" office:value-type="string" office:string-value="INSERT INTO LISTENNING VALUES(45,122);" calcext:value-type="string">
            <text:p>INSERT INTO LISTENNING VALUES(45,122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table:formula="of:=CONCATENATE(&quot;INSERT INTO LISTENNING VALUES(&quot;;[.A46];&quot;,&quot;;[.B46];&quot;);&quot;)" office:value-type="string" office:string-value="INSERT INTO LISTENNING VALUES(46,123);" calcext:value-type="string">
            <text:p>INSERT INTO LISTENNING VALUES(46,123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table:formula="of:=CONCATENATE(&quot;INSERT INTO LISTENNING VALUES(&quot;;[.A47];&quot;,&quot;;[.B47];&quot;);&quot;)" office:value-type="string" office:string-value="INSERT INTO LISTENNING VALUES(47,124);" calcext:value-type="string">
            <text:p>INSERT INTO LISTENNING VALUES(47,124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CONCATENATE(&quot;INSERT INTO LISTENNING VALUES(&quot;;[.A48];&quot;,&quot;;[.B48];&quot;);&quot;)" office:value-type="string" office:string-value="INSERT INTO LISTENNING VALUES(48,125);" calcext:value-type="string">
            <text:p>INSERT INTO LISTENNING VALUES(48,125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table:formula="of:=CONCATENATE(&quot;INSERT INTO LISTENNING VALUES(&quot;;[.A49];&quot;,&quot;;[.B49];&quot;);&quot;)" office:value-type="string" office:string-value="INSERT INTO LISTENNING VALUES(49,126);" calcext:value-type="string">
            <text:p>INSERT INTO LISTENNING VALUES(49,126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CONCATENATE(&quot;INSERT INTO LISTENNING VALUES(&quot;;[.A50];&quot;,&quot;;[.B50];&quot;);&quot;)" office:value-type="string" office:string-value="INSERT INTO LISTENNING VALUES(50,127);" calcext:value-type="string">
            <text:p>INSERT INTO LISTENNING VALUES(50,127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CONCATENATE(&quot;INSERT INTO LISTENNING VALUES(&quot;;[.A51];&quot;,&quot;;[.B51];&quot;);&quot;)" office:value-type="string" office:string-value="INSERT INTO LISTENNING VALUES(51,128);" calcext:value-type="string">
            <text:p>INSERT INTO LISTENNING VALUES(51,128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CONCATENATE(&quot;INSERT INTO LISTENNING VALUES(&quot;;[.A52];&quot;,&quot;;[.B52];&quot;);&quot;)" office:value-type="string" office:string-value="INSERT INTO LISTENNING VALUES(52,129);" calcext:value-type="string">
            <text:p>INSERT INTO LISTENNING VALUES(52,129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CONCATENATE(&quot;INSERT INTO LISTENNING VALUES(&quot;;[.A53];&quot;,&quot;;[.B53];&quot;);&quot;)" office:value-type="string" office:string-value="INSERT INTO LISTENNING VALUES(53,130);" calcext:value-type="string">
            <text:p>INSERT INTO LISTENNING VALUES(53,130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table:formula="of:=CONCATENATE(&quot;INSERT INTO LISTENNING VALUES(&quot;;[.A54];&quot;,&quot;;[.B54];&quot;);&quot;)" office:value-type="string" office:string-value="INSERT INTO LISTENNING VALUES(54,171);" calcext:value-type="string">
            <text:p>INSERT INTO LISTENNING VALUES(54,171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table:formula="of:=CONCATENATE(&quot;INSERT INTO LISTENNING VALUES(&quot;;[.A55];&quot;,&quot;;[.B55];&quot;);&quot;)" office:value-type="string" office:string-value="INSERT INTO LISTENNING VALUES(55,172);" calcext:value-type="string">
            <text:p>INSERT INTO LISTENNING VALUES(55,172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table:formula="of:=CONCATENATE(&quot;INSERT INTO LISTENNING VALUES(&quot;;[.A56];&quot;,&quot;;[.B56];&quot;);&quot;)" office:value-type="string" office:string-value="INSERT INTO LISTENNING VALUES(56,173);" calcext:value-type="string">
            <text:p>INSERT INTO LISTENNING VALUES(56,173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table:formula="of:=CONCATENATE(&quot;INSERT INTO LISTENNING VALUES(&quot;;[.A57];&quot;,&quot;;[.B57];&quot;);&quot;)" office:value-type="string" office:string-value="INSERT INTO LISTENNING VALUES(57,174);" calcext:value-type="string">
            <text:p>INSERT INTO LISTENNING VALUES(57,174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table:formula="of:=CONCATENATE(&quot;INSERT INTO LISTENNING VALUES(&quot;;[.A58];&quot;,&quot;;[.B58];&quot;);&quot;)" office:value-type="string" office:string-value="INSERT INTO LISTENNING VALUES(58,175);" calcext:value-type="string">
            <text:p>INSERT INTO LISTENNING VALUES(58,175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table:formula="of:=CONCATENATE(&quot;INSERT INTO LISTENNING VALUES(&quot;;[.A59];&quot;,&quot;;[.B59];&quot;);&quot;)" office:value-type="string" office:string-value="INSERT INTO LISTENNING VALUES(59,176);" calcext:value-type="string">
            <text:p>INSERT INTO LISTENNING VALUES(59,176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table:formula="of:=CONCATENATE(&quot;INSERT INTO LISTENNING VALUES(&quot;;[.A60];&quot;,&quot;;[.B60];&quot;);&quot;)" office:value-type="string" office:string-value="INSERT INTO LISTENNING VALUES(60,177);" calcext:value-type="string">
            <text:p>INSERT INTO LISTENNING VALUES(60,177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table:formula="of:=CONCATENATE(&quot;INSERT INTO LISTENNING VALUES(&quot;;[.A61];&quot;,&quot;;[.B61];&quot;);&quot;)" office:value-type="string" office:string-value="INSERT INTO LISTENNING VALUES(61,178);" calcext:value-type="string">
            <text:p>INSERT INTO LISTENNING VALUES(61,178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table:formula="of:=CONCATENATE(&quot;INSERT INTO LISTENNING VALUES(&quot;;[.A62];&quot;,&quot;;[.B62];&quot;);&quot;)" office:value-type="string" office:string-value="INSERT INTO LISTENNING VALUES(62,179);" calcext:value-type="string">
            <text:p>INSERT INTO LISTENNING VALUES(62,179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formula="of:=CONCATENATE(&quot;INSERT INTO LISTENNING VALUES(&quot;;[.A63];&quot;,&quot;;[.B63];&quot;);&quot;)" office:value-type="string" office:string-value="INSERT INTO LISTENNING VALUES(63,180);" calcext:value-type="string">
            <text:p>INSERT INTO LISTENNING VALUES(63,180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" calcext:value-type="float">
            <text:p>212</text:p>
          </table:table-cell>
          <table:table-cell table:formula="of:=CONCATENATE(&quot;INSERT INTO LISTENNING VALUES(&quot;;[.A64];&quot;,&quot;;[.B64];&quot;);&quot;)" office:value-type="string" office:string-value="INSERT INTO LISTENNING VALUES(64,212);" calcext:value-type="string">
            <text:p>INSERT INTO LISTENNING VALUES(64,212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3" calcext:value-type="float">
            <text:p>213</text:p>
          </table:table-cell>
          <table:table-cell table:formula="of:=CONCATENATE(&quot;INSERT INTO LISTENNING VALUES(&quot;;[.A65];&quot;,&quot;;[.B65];&quot;);&quot;)" office:value-type="string" office:string-value="INSERT INTO LISTENNING VALUES(65,213);" calcext:value-type="string">
            <text:p>INSERT INTO LISTENNING VALUES(65,213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table:formula="of:=CONCATENATE(&quot;INSERT INTO LISTENNING VALUES(&quot;;[.A66];&quot;,&quot;;[.B66];&quot;);&quot;)" office:value-type="string" office:string-value="INSERT INTO LISTENNING VALUES(66,214);" calcext:value-type="string">
            <text:p>INSERT INTO LISTENNING VALUES(66,214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5" calcext:value-type="float">
            <text:p>215</text:p>
          </table:table-cell>
          <table:table-cell table:formula="of:=CONCATENATE(&quot;INSERT INTO LISTENNING VALUES(&quot;;[.A67];&quot;,&quot;;[.B67];&quot;);&quot;)" office:value-type="string" office:string-value="INSERT INTO LISTENNING VALUES(67,215);" calcext:value-type="string">
            <text:p>INSERT INTO LISTENNING VALUES(67,215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table:formula="of:=CONCATENATE(&quot;INSERT INTO LISTENNING VALUES(&quot;;[.A68];&quot;,&quot;;[.B68];&quot;);&quot;)" office:value-type="string" office:string-value="INSERT INTO LISTENNING VALUES(68,216);" calcext:value-type="string">
            <text:p>INSERT INTO LISTENNING VALUES(68,216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table:formula="of:=CONCATENATE(&quot;INSERT INTO LISTENNING VALUES(&quot;;[.A69];&quot;,&quot;;[.B69];&quot;);&quot;)" office:value-type="string" office:string-value="INSERT INTO LISTENNING VALUES(69,217);" calcext:value-type="string">
            <text:p>INSERT INTO LISTENNING VALUES(69,217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table:formula="of:=CONCATENATE(&quot;INSERT INTO LISTENNING VALUES(&quot;;[.A70];&quot;,&quot;;[.B70];&quot;);&quot;)" office:value-type="string" office:string-value="INSERT INTO LISTENNING VALUES(70,218);" calcext:value-type="string">
            <text:p>INSERT INTO LISTENNING VALUES(70,218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table:formula="of:=CONCATENATE(&quot;INSERT INTO LISTENNING VALUES(&quot;;[.A71];&quot;,&quot;;[.B71];&quot;);&quot;)" office:value-type="string" office:string-value="INSERT INTO LISTENNING VALUES(71,219);" calcext:value-type="string">
            <text:p>INSERT INTO LISTENNING VALUES(71,219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formula="of:=CONCATENATE(&quot;INSERT INTO LISTENNING VALUES(&quot;;[.A72];&quot;,&quot;;[.B72];&quot;);&quot;)" office:value-type="string" office:string-value="INSERT INTO LISTENNING VALUES(72,220);" calcext:value-type="string">
            <text:p>INSERT INTO LISTENNING VALUES(72,220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table:formula="of:=CONCATENATE(&quot;INSERT INTO LISTENNING VALUES(&quot;;[.A73];&quot;,&quot;;[.B73];&quot;);&quot;)" office:value-type="string" office:string-value="INSERT INTO LISTENNING VALUES(73,221);" calcext:value-type="string">
            <text:p>INSERT INTO LISTENNING VALUES(73,22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 table:formula="of:=CONCATENATE(&quot;INSERT INTO LISTENNING VALUES(&quot;;[.A74];&quot;,&quot;;[.B74];&quot;);&quot;)" office:value-type="string" office:string-value="INSERT INTO LISTENNING VALUES(74,222);" calcext:value-type="string">
            <text:p>INSERT INTO LISTENNING VALUES(74,222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formula="of:=CONCATENATE(&quot;INSERT INTO LISTENNING VALUES(&quot;;[.A75];&quot;,&quot;;[.B75];&quot;);&quot;)" office:value-type="string" office:string-value="INSERT INTO LISTENNING VALUES(75,251);" calcext:value-type="string">
            <text:p>INSERT INTO LISTENNING VALUES(75,25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table:formula="of:=CONCATENATE(&quot;INSERT INTO LISTENNING VALUES(&quot;;[.A76];&quot;,&quot;;[.B76];&quot;);&quot;)" office:value-type="string" office:string-value="INSERT INTO LISTENNING VALUES(76,252);" calcext:value-type="string">
            <text:p>INSERT INTO LISTENNING VALUES(76,252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table:formula="of:=CONCATENATE(&quot;INSERT INTO LISTENNING VALUES(&quot;;[.A77];&quot;,&quot;;[.B77];&quot;);&quot;)" office:value-type="string" office:string-value="INSERT INTO LISTENNING VALUES(77,253);" calcext:value-type="string">
            <text:p>INSERT INTO LISTENNING VALUES(77,253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table:formula="of:=CONCATENATE(&quot;INSERT INTO LISTENNING VALUES(&quot;;[.A78];&quot;,&quot;;[.B78];&quot;);&quot;)" office:value-type="string" office:string-value="INSERT INTO LISTENNING VALUES(78,254);" calcext:value-type="string">
            <text:p>INSERT INTO LISTENNING VALUES(78,254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table:formula="of:=CONCATENATE(&quot;INSERT INTO LISTENNING VALUES(&quot;;[.A79];&quot;,&quot;;[.B79];&quot;);&quot;)" office:value-type="string" office:string-value="INSERT INTO LISTENNING VALUES(79,255);" calcext:value-type="string">
            <text:p>INSERT INTO LISTENNING VALUES(79,255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table:formula="of:=CONCATENATE(&quot;INSERT INTO LISTENNING VALUES(&quot;;[.A80];&quot;,&quot;;[.B80];&quot;);&quot;)" office:value-type="string" office:string-value="INSERT INTO LISTENNING VALUES(80,256);" calcext:value-type="string">
            <text:p>INSERT INTO LISTENNING VALUES(80,256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7" calcext:value-type="float">
            <text:p>257</text:p>
          </table:table-cell>
          <table:table-cell table:formula="of:=CONCATENATE(&quot;INSERT INTO LISTENNING VALUES(&quot;;[.A81];&quot;,&quot;;[.B81];&quot;);&quot;)" office:value-type="string" office:string-value="INSERT INTO LISTENNING VALUES(81,257);" calcext:value-type="string">
            <text:p>INSERT INTO LISTENNING VALUES(81,257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CONCATENATE(&quot;INSERT INTO LISTENNING VALUES(&quot;;[.A82];&quot;,&quot;;[.B82];&quot;);&quot;)" office:value-type="string" office:string-value="INSERT INTO LISTENNING VALUES(82,258);" calcext:value-type="string">
            <text:p>INSERT INTO LISTENNING VALUES(82,258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table:formula="of:=CONCATENATE(&quot;INSERT INTO LISTENNING VALUES(&quot;;[.A83];&quot;,&quot;;[.B83];&quot;);&quot;)" office:value-type="string" office:string-value="INSERT INTO LISTENNING VALUES(83,259);" calcext:value-type="string">
            <text:p>INSERT INTO LISTENNING VALUES(83,259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table:formula="of:=CONCATENATE(&quot;INSERT INTO LISTENNING VALUES(&quot;;[.A84];&quot;,&quot;;[.B84];&quot;);&quot;)" office:value-type="string" office:string-value="INSERT INTO LISTENNING VALUES(84,260);" calcext:value-type="string">
            <text:p>INSERT INTO LISTENNING VALUES(84,260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1" calcext:value-type="float">
            <text:p>261</text:p>
          </table:table-cell>
          <table:table-cell table:formula="of:=CONCATENATE(&quot;INSERT INTO LISTENNING VALUES(&quot;;[.A85];&quot;,&quot;;[.B85];&quot;);&quot;)" office:value-type="string" office:string-value="INSERT INTO LISTENNING VALUES(85,261);" calcext:value-type="string">
            <text:p>INSERT INTO LISTENNING VALUES(85,26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2" calcext:value-type="float">
            <text:p>262</text:p>
          </table:table-cell>
          <table:table-cell table:formula="of:=CONCATENATE(&quot;INSERT INTO LISTENNING VALUES(&quot;;[.A86];&quot;,&quot;;[.B86];&quot;);&quot;)" office:value-type="string" office:string-value="INSERT INTO LISTENNING VALUES(86,262);" calcext:value-type="string">
            <text:p>INSERT INTO LISTENNING VALUES(86,262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3" calcext:value-type="float">
            <text:p>263</text:p>
          </table:table-cell>
          <table:table-cell table:formula="of:=CONCATENATE(&quot;INSERT INTO LISTENNING VALUES(&quot;;[.A87];&quot;,&quot;;[.B87];&quot;);&quot;)" office:value-type="string" office:string-value="INSERT INTO LISTENNING VALUES(87,263);" calcext:value-type="string">
            <text:p>INSERT INTO LISTENNING VALUES(87,263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table:formula="of:=CONCATENATE(&quot;INSERT INTO LISTENNING VALUES(&quot;;[.A88];&quot;,&quot;;[.B88];&quot;);&quot;)" office:value-type="string" office:string-value="INSERT INTO LISTENNING VALUES(88,264);" calcext:value-type="string">
            <text:p>INSERT INTO LISTENNING VALUES(88,264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5" calcext:value-type="float">
            <text:p>265</text:p>
          </table:table-cell>
          <table:table-cell table:formula="of:=CONCATENATE(&quot;INSERT INTO LISTENNING VALUES(&quot;;[.A89];&quot;,&quot;;[.B89];&quot;);&quot;)" office:value-type="string" office:string-value="INSERT INTO LISTENNING VALUES(89,265);" calcext:value-type="string">
            <text:p>INSERT INTO LISTENNING VALUES(89,265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6" calcext:value-type="float">
            <text:p>266</text:p>
          </table:table-cell>
          <table:table-cell table:formula="of:=CONCATENATE(&quot;INSERT INTO LISTENNING VALUES(&quot;;[.A90];&quot;,&quot;;[.B90];&quot;);&quot;)" office:value-type="string" office:string-value="INSERT INTO LISTENNING VALUES(90,266);" calcext:value-type="string">
            <text:p>INSERT INTO LISTENNING VALUES(90,266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7" calcext:value-type="float">
            <text:p>267</text:p>
          </table:table-cell>
          <table:table-cell table:formula="of:=CONCATENATE(&quot;INSERT INTO LISTENNING VALUES(&quot;;[.A91];&quot;,&quot;;[.B91];&quot;);&quot;)" office:value-type="string" office:string-value="INSERT INTO LISTENNING VALUES(91,267);" calcext:value-type="string">
            <text:p>INSERT INTO LISTENNING VALUES(91,267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8" calcext:value-type="float">
            <text:p>268</text:p>
          </table:table-cell>
          <table:table-cell table:formula="of:=CONCATENATE(&quot;INSERT INTO LISTENNING VALUES(&quot;;[.A92];&quot;,&quot;;[.B92];&quot;);&quot;)" office:value-type="string" office:string-value="INSERT INTO LISTENNING VALUES(92,268);" calcext:value-type="string">
            <text:p>INSERT INTO LISTENNING VALUES(92,268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9" calcext:value-type="float">
            <text:p>269</text:p>
          </table:table-cell>
          <table:table-cell table:formula="of:=CONCATENATE(&quot;INSERT INTO LISTENNING VALUES(&quot;;[.A93];&quot;,&quot;;[.B93];&quot;);&quot;)" office:value-type="string" office:string-value="INSERT INTO LISTENNING VALUES(93,269);" calcext:value-type="string">
            <text:p>INSERT INTO LISTENNING VALUES(93,269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0" calcext:value-type="float">
            <text:p>270</text:p>
          </table:table-cell>
          <table:table-cell table:formula="of:=CONCATENATE(&quot;INSERT INTO LISTENNING VALUES(&quot;;[.A94];&quot;,&quot;;[.B94];&quot;);&quot;)" office:value-type="string" office:string-value="INSERT INTO LISTENNING VALUES(94,270);" calcext:value-type="string">
            <text:p>INSERT INTO LISTENNING VALUES(94,270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1" calcext:value-type="float">
            <text:p>271</text:p>
          </table:table-cell>
          <table:table-cell table:formula="of:=CONCATENATE(&quot;INSERT INTO LISTENNING VALUES(&quot;;[.A95];&quot;,&quot;;[.B95];&quot;);&quot;)" office:value-type="string" office:string-value="INSERT INTO LISTENNING VALUES(95,271);" calcext:value-type="string">
            <text:p>INSERT INTO LISTENNING VALUES(95,27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2" calcext:value-type="float">
            <text:p>272</text:p>
          </table:table-cell>
          <table:table-cell table:formula="of:=CONCATENATE(&quot;INSERT INTO LISTENNING VALUES(&quot;;[.A96];&quot;,&quot;;[.B96];&quot;);&quot;)" office:value-type="string" office:string-value="INSERT INTO LISTENNING VALUES(96,272);" calcext:value-type="string">
            <text:p>INSERT INTO LISTENNING VALUES(96,272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3" calcext:value-type="float">
            <text:p>273</text:p>
          </table:table-cell>
          <table:table-cell table:formula="of:=CONCATENATE(&quot;INSERT INTO LISTENNING VALUES(&quot;;[.A97];&quot;,&quot;;[.B97];&quot;);&quot;)" office:value-type="string" office:string-value="INSERT INTO LISTENNING VALUES(97,273);" calcext:value-type="string">
            <text:p>INSERT INTO LISTENNING VALUES(97,273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4" calcext:value-type="float">
            <text:p>274</text:p>
          </table:table-cell>
          <table:table-cell table:formula="of:=CONCATENATE(&quot;INSERT INTO LISTENNING VALUES(&quot;;[.A98];&quot;,&quot;;[.B98];&quot;);&quot;)" office:value-type="string" office:string-value="INSERT INTO LISTENNING VALUES(98,274);" calcext:value-type="string">
            <text:p>INSERT INTO LISTENNING VALUES(98,274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5" calcext:value-type="float">
            <text:p>275</text:p>
          </table:table-cell>
          <table:table-cell table:formula="of:=CONCATENATE(&quot;INSERT INTO LISTENNING VALUES(&quot;;[.A99];&quot;,&quot;;[.B99];&quot;);&quot;)" office:value-type="string" office:string-value="INSERT INTO LISTENNING VALUES(99,275);" calcext:value-type="string">
            <text:p>INSERT INTO LISTENNING VALUES(99,275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table:formula="of:=CONCATENATE(&quot;INSERT INTO LISTENNING VALUES(&quot;;[.A100];&quot;,&quot;;[.B100];&quot;);&quot;)" office:value-type="string" office:string-value="INSERT INTO LISTENNING VALUES(100,276);" calcext:value-type="string">
            <text:p>INSERT INTO LISTENNING VALUES(100,276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7" calcext:value-type="float">
            <text:p>277</text:p>
          </table:table-cell>
          <table:table-cell table:formula="of:=CONCATENATE(&quot;INSERT INTO LISTENNING VALUES(&quot;;[.A101];&quot;,&quot;;[.B101];&quot;);&quot;)" office:value-type="string" office:string-value="INSERT INTO LISTENNING VALUES(101,277);" calcext:value-type="string">
            <text:p>INSERT INTO LISTENNING VALUES(101,277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8" calcext:value-type="float">
            <text:p>278</text:p>
          </table:table-cell>
          <table:table-cell table:formula="of:=CONCATENATE(&quot;INSERT INTO LISTENNING VALUES(&quot;;[.A102];&quot;,&quot;;[.B102];&quot;);&quot;)" office:value-type="string" office:string-value="INSERT INTO LISTENNING VALUES(102,278);" calcext:value-type="string">
            <text:p>INSERT INTO LISTENNING VALUES(102,278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9" calcext:value-type="float">
            <text:p>279</text:p>
          </table:table-cell>
          <table:table-cell table:formula="of:=CONCATENATE(&quot;INSERT INTO LISTENNING VALUES(&quot;;[.A103];&quot;,&quot;;[.B103];&quot;);&quot;)" office:value-type="string" office:string-value="INSERT INTO LISTENNING VALUES(103,279);" calcext:value-type="string">
            <text:p>INSERT INTO LISTENNING VALUES(103,279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0" calcext:value-type="float">
            <text:p>280</text:p>
          </table:table-cell>
          <table:table-cell table:formula="of:=CONCATENATE(&quot;INSERT INTO LISTENNING VALUES(&quot;;[.A104];&quot;,&quot;;[.B104];&quot;);&quot;)" office:value-type="string" office:string-value="INSERT INTO LISTENNING VALUES(104,280);" calcext:value-type="string">
            <text:p>INSERT INTO LISTENNING VALUES(104,280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1" calcext:value-type="float">
            <text:p>281</text:p>
          </table:table-cell>
          <table:table-cell table:formula="of:=CONCATENATE(&quot;INSERT INTO LISTENNING VALUES(&quot;;[.A105];&quot;,&quot;;[.B105];&quot;);&quot;)" office:value-type="string" office:string-value="INSERT INTO LISTENNING VALUES(105,281);" calcext:value-type="string">
            <text:p>INSERT INTO LISTENNING VALUES(105,281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2" calcext:value-type="float">
            <text:p>282</text:p>
          </table:table-cell>
          <table:table-cell table:formula="of:=CONCATENATE(&quot;INSERT INTO LISTENNING VALUES(&quot;;[.A106];&quot;,&quot;;[.B106];&quot;);&quot;)" office:value-type="string" office:string-value="INSERT INTO LISTENNING VALUES(106,282);" calcext:value-type="string">
            <text:p>INSERT INTO LISTENNING VALUES(106,282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3" calcext:value-type="float">
            <text:p>283</text:p>
          </table:table-cell>
          <table:table-cell table:formula="of:=CONCATENATE(&quot;INSERT INTO LISTENNING VALUES(&quot;;[.A107];&quot;,&quot;;[.B107];&quot;);&quot;)" office:value-type="string" office:string-value="INSERT INTO LISTENNING VALUES(107,283);" calcext:value-type="string">
            <text:p>INSERT INTO LISTENNING VALUES(107,283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4" calcext:value-type="float">
            <text:p>284</text:p>
          </table:table-cell>
          <table:table-cell table:formula="of:=CONCATENATE(&quot;INSERT INTO LISTENNING VALUES(&quot;;[.A108];&quot;,&quot;;[.B108];&quot;);&quot;)" office:value-type="string" office:string-value="INSERT INTO LISTENNING VALUES(108,284);" calcext:value-type="string">
            <text:p>INSERT INTO LISTENNING VALUES(108,284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5" calcext:value-type="float">
            <text:p>285</text:p>
          </table:table-cell>
          <table:table-cell table:formula="of:=CONCATENATE(&quot;INSERT INTO LISTENNING VALUES(&quot;;[.A109];&quot;,&quot;;[.B109];&quot;);&quot;)" office:value-type="string" office:string-value="INSERT INTO LISTENNING VALUES(109,285);" calcext:value-type="string">
            <text:p>INSERT INTO LISTENNING VALUES(109,285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6" calcext:value-type="float">
            <text:p>286</text:p>
          </table:table-cell>
          <table:table-cell table:formula="of:=CONCATENATE(&quot;INSERT INTO LISTENNING VALUES(&quot;;[.A110];&quot;,&quot;;[.B110];&quot;);&quot;)" office:value-type="string" office:string-value="INSERT INTO LISTENNING VALUES(110,286);" calcext:value-type="string">
            <text:p>INSERT INTO LISTENNING VALUES(110,286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7" calcext:value-type="float">
            <text:p>287</text:p>
          </table:table-cell>
          <table:table-cell table:formula="of:=CONCATENATE(&quot;INSERT INTO LISTENNING VALUES(&quot;;[.A111];&quot;,&quot;;[.B111];&quot;);&quot;)" office:value-type="string" office:string-value="INSERT INTO LISTENNING VALUES(111,287);" calcext:value-type="string">
            <text:p>INSERT INTO LISTENNING VALUES(111,287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8" calcext:value-type="float">
            <text:p>288</text:p>
          </table:table-cell>
          <table:table-cell table:formula="of:=CONCATENATE(&quot;INSERT INTO LISTENNING VALUES(&quot;;[.A112];&quot;,&quot;;[.B112];&quot;);&quot;)" office:value-type="string" office:string-value="INSERT INTO LISTENNING VALUES(112,288);" calcext:value-type="string">
            <text:p>INSERT INTO LISTENNING VALUES(112,288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9" calcext:value-type="float">
            <text:p>289</text:p>
          </table:table-cell>
          <table:table-cell table:formula="of:=CONCATENATE(&quot;INSERT INTO LISTENNING VALUES(&quot;;[.A113];&quot;,&quot;;[.B113];&quot;);&quot;)" office:value-type="string" office:string-value="INSERT INTO LISTENNING VALUES(113,289);" calcext:value-type="string">
            <text:p>INSERT INTO LISTENNING VALUES(113,289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90" calcext:value-type="float">
            <text:p>290</text:p>
          </table:table-cell>
          <table:table-cell table:formula="of:=CONCATENATE(&quot;INSERT INTO LISTENNING VALUES(&quot;;[.A114];&quot;,&quot;;[.B114];&quot;);&quot;)" office:value-type="string" office:string-value="INSERT INTO LISTENNING VALUES(114,290);" calcext:value-type="string">
            <text:p>INSERT INTO LISTENNING VALUES(114,290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1" calcext:value-type="float">
            <text:p>291</text:p>
          </table:table-cell>
          <table:table-cell table:formula="of:=CONCATENATE(&quot;INSERT INTO LISTENNING VALUES(&quot;;[.A115];&quot;,&quot;;[.B115];&quot;);&quot;)" office:value-type="string" office:string-value="INSERT INTO LISTENNING VALUES(115,291);" calcext:value-type="string">
            <text:p>INSERT INTO LISTENNING VALUES(115,291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2" calcext:value-type="float">
            <text:p>292</text:p>
          </table:table-cell>
          <table:table-cell table:formula="of:=CONCATENATE(&quot;INSERT INTO LISTENNING VALUES(&quot;;[.A116];&quot;,&quot;;[.B116];&quot;);&quot;)" office:value-type="string" office:string-value="INSERT INTO LISTENNING VALUES(116,292);" calcext:value-type="string">
            <text:p>INSERT INTO LISTENNING VALUES(116,292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3" calcext:value-type="float">
            <text:p>293</text:p>
          </table:table-cell>
          <table:table-cell table:formula="of:=CONCATENATE(&quot;INSERT INTO LISTENNING VALUES(&quot;;[.A117];&quot;,&quot;;[.B117];&quot;);&quot;)" office:value-type="string" office:string-value="INSERT INTO LISTENNING VALUES(117,293);" calcext:value-type="string">
            <text:p>INSERT INTO LISTENNING VALUES(117,293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4" calcext:value-type="float">
            <text:p>294</text:p>
          </table:table-cell>
          <table:table-cell table:formula="of:=CONCATENATE(&quot;INSERT INTO LISTENNING VALUES(&quot;;[.A118];&quot;,&quot;;[.B118];&quot;);&quot;)" office:value-type="string" office:string-value="INSERT INTO LISTENNING VALUES(118,294);" calcext:value-type="string">
            <text:p>INSERT INTO LISTENNING VALUES(118,294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5" calcext:value-type="float">
            <text:p>295</text:p>
          </table:table-cell>
          <table:table-cell table:formula="of:=CONCATENATE(&quot;INSERT INTO LISTENNING VALUES(&quot;;[.A119];&quot;,&quot;;[.B119];&quot;);&quot;)" office:value-type="string" office:string-value="INSERT INTO LISTENNING VALUES(119,295);" calcext:value-type="string">
            <text:p>INSERT INTO LISTENNING VALUES(119,295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6" calcext:value-type="float">
            <text:p>296</text:p>
          </table:table-cell>
          <table:table-cell table:formula="of:=CONCATENATE(&quot;INSERT INTO LISTENNING VALUES(&quot;;[.A120];&quot;,&quot;;[.B120];&quot;);&quot;)" office:value-type="string" office:string-value="INSERT INTO LISTENNING VALUES(120,296);" calcext:value-type="string">
            <text:p>INSERT INTO LISTENNING VALUES(120,296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7" calcext:value-type="float">
            <text:p>297</text:p>
          </table:table-cell>
          <table:table-cell table:formula="of:=CONCATENATE(&quot;INSERT INTO LISTENNING VALUES(&quot;;[.A121];&quot;,&quot;;[.B121];&quot;);&quot;)" office:value-type="string" office:string-value="INSERT INTO LISTENNING VALUES(121,297);" calcext:value-type="string">
            <text:p>INSERT INTO LISTENNING VALUES(121,297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8" calcext:value-type="float">
            <text:p>298</text:p>
          </table:table-cell>
          <table:table-cell table:formula="of:=CONCATENATE(&quot;INSERT INTO LISTENNING VALUES(&quot;;[.A122];&quot;,&quot;;[.B122];&quot;);&quot;)" office:value-type="string" office:string-value="INSERT INTO LISTENNING VALUES(122,298);" calcext:value-type="string">
            <text:p>INSERT INTO LISTENNING VALUES(122,298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9" calcext:value-type="float">
            <text:p>299</text:p>
          </table:table-cell>
          <table:table-cell table:formula="of:=CONCATENATE(&quot;INSERT INTO LISTENNING VALUES(&quot;;[.A123];&quot;,&quot;;[.B123];&quot;);&quot;)" office:value-type="string" office:string-value="INSERT INTO LISTENNING VALUES(123,299);" calcext:value-type="string">
            <text:p>INSERT INTO LISTENNING VALUES(123,299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0" calcext:value-type="float">
            <text:p>300</text:p>
          </table:table-cell>
          <table:table-cell table:formula="of:=CONCATENATE(&quot;INSERT INTO LISTENNING VALUES(&quot;;[.A124];&quot;,&quot;;[.B124];&quot;);&quot;)" office:value-type="string" office:string-value="INSERT INTO LISTENNING VALUES(124,300);" calcext:value-type="string">
            <text:p>INSERT INTO LISTENNING VALUES(124,300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1" calcext:value-type="float">
            <text:p>301</text:p>
          </table:table-cell>
          <table:table-cell table:formula="of:=CONCATENATE(&quot;INSERT INTO LISTENNING VALUES(&quot;;[.A125];&quot;,&quot;;[.B125];&quot;);&quot;)" office:value-type="string" office:string-value="INSERT INTO LISTENNING VALUES(125,301);" calcext:value-type="string">
            <text:p>INSERT INTO LISTENNING VALUES(125,301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2" calcext:value-type="float">
            <text:p>302</text:p>
          </table:table-cell>
          <table:table-cell table:formula="of:=CONCATENATE(&quot;INSERT INTO LISTENNING VALUES(&quot;;[.A126];&quot;,&quot;;[.B126];&quot;);&quot;)" office:value-type="string" office:string-value="INSERT INTO LISTENNING VALUES(126,302);" calcext:value-type="string">
            <text:p>INSERT INTO LISTENNING VALUES(126,302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3" calcext:value-type="float">
            <text:p>303</text:p>
          </table:table-cell>
          <table:table-cell table:formula="of:=CONCATENATE(&quot;INSERT INTO LISTENNING VALUES(&quot;;[.A127];&quot;,&quot;;[.B127];&quot;);&quot;)" office:value-type="string" office:string-value="INSERT INTO LISTENNING VALUES(127,303);" calcext:value-type="string">
            <text:p>INSERT INTO LISTENNING VALUES(127,303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4" calcext:value-type="float">
            <text:p>304</text:p>
          </table:table-cell>
          <table:table-cell table:formula="of:=CONCATENATE(&quot;INSERT INTO LISTENNING VALUES(&quot;;[.A128];&quot;,&quot;;[.B128];&quot;);&quot;)" office:value-type="string" office:string-value="INSERT INTO LISTENNING VALUES(128,304);" calcext:value-type="string">
            <text:p>INSERT INTO LISTENNING VALUES(128,304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5" calcext:value-type="float">
            <text:p>305</text:p>
          </table:table-cell>
          <table:table-cell table:formula="of:=CONCATENATE(&quot;INSERT INTO LISTENNING VALUES(&quot;;[.A129];&quot;,&quot;;[.B129];&quot;);&quot;)" office:value-type="string" office:string-value="INSERT INTO LISTENNING VALUES(129,305);" calcext:value-type="string">
            <text:p>INSERT INTO LISTENNING VALUES(129,305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table:formula="of:=CONCATENATE(&quot;INSERT INTO LISTENNING VALUES(&quot;;[.A130];&quot;,&quot;;[.B130];&quot;);&quot;)" office:value-type="string" office:string-value="INSERT INTO LISTENNING VALUES(130,306);" calcext:value-type="string">
            <text:p>INSERT INTO LISTENNING VALUES(130,306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7" calcext:value-type="float">
            <text:p>307</text:p>
          </table:table-cell>
          <table:table-cell table:formula="of:=CONCATENATE(&quot;INSERT INTO LISTENNING VALUES(&quot;;[.A131];&quot;,&quot;;[.B131];&quot;);&quot;)" office:value-type="string" office:string-value="INSERT INTO LISTENNING VALUES(131,307);" calcext:value-type="string">
            <text:p>INSERT INTO LISTENNING VALUES(131,307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8" calcext:value-type="float">
            <text:p>308</text:p>
          </table:table-cell>
          <table:table-cell table:formula="of:=CONCATENATE(&quot;INSERT INTO LISTENNING VALUES(&quot;;[.A132];&quot;,&quot;;[.B132];&quot;);&quot;)" office:value-type="string" office:string-value="INSERT INTO LISTENNING VALUES(132,308);" calcext:value-type="string">
            <text:p>INSERT INTO LISTENNING VALUES(132,308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9" calcext:value-type="float">
            <text:p>309</text:p>
          </table:table-cell>
          <table:table-cell table:formula="of:=CONCATENATE(&quot;INSERT INTO LISTENNING VALUES(&quot;;[.A133];&quot;,&quot;;[.B133];&quot;);&quot;)" office:value-type="string" office:string-value="INSERT INTO LISTENNING VALUES(133,309);" calcext:value-type="string">
            <text:p>INSERT INTO LISTENNING VALUES(133,309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0" calcext:value-type="float">
            <text:p>310</text:p>
          </table:table-cell>
          <table:table-cell table:formula="of:=CONCATENATE(&quot;INSERT INTO LISTENNING VALUES(&quot;;[.A134];&quot;,&quot;;[.B134];&quot;);&quot;)" office:value-type="string" office:string-value="INSERT INTO LISTENNING VALUES(134,310);" calcext:value-type="string">
            <text:p>INSERT INTO LISTENNING VALUES(134,310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11" calcext:value-type="float">
            <text:p>311</text:p>
          </table:table-cell>
          <table:table-cell table:formula="of:=CONCATENATE(&quot;INSERT INTO LISTENNING VALUES(&quot;;[.A135];&quot;,&quot;;[.B135];&quot;);&quot;)" office:value-type="string" office:string-value="INSERT INTO LISTENNING VALUES(135,311);" calcext:value-type="string">
            <text:p>INSERT INTO LISTENNING VALUES(135,311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2" calcext:value-type="float">
            <text:p>312</text:p>
          </table:table-cell>
          <table:table-cell table:formula="of:=CONCATENATE(&quot;INSERT INTO LISTENNING VALUES(&quot;;[.A136];&quot;,&quot;;[.B136];&quot;);&quot;)" office:value-type="string" office:string-value="INSERT INTO LISTENNING VALUES(136,312);" calcext:value-type="string">
            <text:p>INSERT INTO LISTENNING VALUES(136,312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13" calcext:value-type="float">
            <text:p>313</text:p>
          </table:table-cell>
          <table:table-cell table:formula="of:=CONCATENATE(&quot;INSERT INTO LISTENNING VALUES(&quot;;[.A137];&quot;,&quot;;[.B137];&quot;);&quot;)" office:value-type="string" office:string-value="INSERT INTO LISTENNING VALUES(137,313);" calcext:value-type="string">
            <text:p>INSERT INTO LISTENNING VALUES(137,313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14" calcext:value-type="float">
            <text:p>314</text:p>
          </table:table-cell>
          <table:table-cell table:formula="of:=CONCATENATE(&quot;INSERT INTO LISTENNING VALUES(&quot;;[.A138];&quot;,&quot;;[.B138];&quot;);&quot;)" office:value-type="string" office:string-value="INSERT INTO LISTENNING VALUES(138,314);" calcext:value-type="string">
            <text:p>INSERT INTO LISTENNING VALUES(138,314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5" calcext:value-type="float">
            <text:p>315</text:p>
          </table:table-cell>
          <table:table-cell table:formula="of:=CONCATENATE(&quot;INSERT INTO LISTENNING VALUES(&quot;;[.A139];&quot;,&quot;;[.B139];&quot;);&quot;)" office:value-type="string" office:string-value="INSERT INTO LISTENNING VALUES(139,315);" calcext:value-type="string">
            <text:p>INSERT INTO LISTENNING VALUES(139,315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6" calcext:value-type="float">
            <text:p>316</text:p>
          </table:table-cell>
          <table:table-cell table:formula="of:=CONCATENATE(&quot;INSERT INTO LISTENNING VALUES(&quot;;[.A140];&quot;,&quot;;[.B140];&quot;);&quot;)" office:value-type="string" office:string-value="INSERT INTO LISTENNING VALUES(140,316);" calcext:value-type="string">
            <text:p>INSERT INTO LISTENNING VALUES(140,316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7" calcext:value-type="float">
            <text:p>317</text:p>
          </table:table-cell>
          <table:table-cell table:formula="of:=CONCATENATE(&quot;INSERT INTO LISTENNING VALUES(&quot;;[.A141];&quot;,&quot;;[.B141];&quot;);&quot;)" office:value-type="string" office:string-value="INSERT INTO LISTENNING VALUES(141,317);" calcext:value-type="string">
            <text:p>INSERT INTO LISTENNING VALUES(141,317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8" calcext:value-type="float">
            <text:p>318</text:p>
          </table:table-cell>
          <table:table-cell table:formula="of:=CONCATENATE(&quot;INSERT INTO LISTENNING VALUES(&quot;;[.A142];&quot;,&quot;;[.B142];&quot;);&quot;)" office:value-type="string" office:string-value="INSERT INTO LISTENNING VALUES(142,318);" calcext:value-type="string">
            <text:p>INSERT INTO LISTENNING VALUES(142,318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9" calcext:value-type="float">
            <text:p>319</text:p>
          </table:table-cell>
          <table:table-cell table:formula="of:=CONCATENATE(&quot;INSERT INTO LISTENNING VALUES(&quot;;[.A143];&quot;,&quot;;[.B143];&quot;);&quot;)" office:value-type="string" office:string-value="INSERT INTO LISTENNING VALUES(143,319);" calcext:value-type="string">
            <text:p>INSERT INTO LISTENNING VALUES(143,319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0" calcext:value-type="float">
            <text:p>320</text:p>
          </table:table-cell>
          <table:table-cell table:formula="of:=CONCATENATE(&quot;INSERT INTO LISTENNING VALUES(&quot;;[.A144];&quot;,&quot;;[.B144];&quot;);&quot;)" office:value-type="string" office:string-value="INSERT INTO LISTENNING VALUES(144,320);" calcext:value-type="string">
            <text:p>INSERT INTO LISTENNING VALUES(144,320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1" calcext:value-type="float">
            <text:p>321</text:p>
          </table:table-cell>
          <table:table-cell table:formula="of:=CONCATENATE(&quot;INSERT INTO LISTENNING VALUES(&quot;;[.A145];&quot;,&quot;;[.B145];&quot;);&quot;)" office:value-type="string" office:string-value="INSERT INTO LISTENNING VALUES(145,321);" calcext:value-type="string">
            <text:p>INSERT INTO LISTENNING VALUES(145,321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2" calcext:value-type="float">
            <text:p>322</text:p>
          </table:table-cell>
          <table:table-cell table:formula="of:=CONCATENATE(&quot;INSERT INTO LISTENNING VALUES(&quot;;[.A146];&quot;,&quot;;[.B146];&quot;);&quot;)" office:value-type="string" office:string-value="INSERT INTO LISTENNING VALUES(146,322);" calcext:value-type="string">
            <text:p>INSERT INTO LISTENNING VALUES(146,322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01:39:12.72382983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2:07:11.619109938</meta:creation-date>
    <meta:generator>LibreOffice/6.4.7.2$Linux_X86_64 LibreOffice_project/40$Build-2</meta:generator>
    <dc:date>2021-09-02T02:01:38.703112599</dc:date>
    <meta:editing-duration>PT9H16M53S</meta:editing-duration>
    <meta:editing-cycles>24</meta:editing-cycles>
    <meta:document-statistic meta:table-count="3" meta:cell-count="5138" meta:object-count="0"/>
  </office:meta>
</office:document-meta>
</file>